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8.3854in" svg:height="7.1909in" svg:x="0.174in" svg:y="0.6252in">
            <draw:object draw:notify-on-update-of-ranges="Sheet1.A3:Sheet1.A485 Sheet1.B3:Sheet1.B48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8862in" svg:height="7.0972in" svg:x="9.2713in" svg:y="0.6669in">
            <draw:object draw:notify-on-update-of-ranges="Sheet1.K2:Sheet1.K409 Sheet1.L2:Sheet1.L40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2492in" svg:height="7.2748in" svg:x="16.7366in" svg:y="0.2067in">
            <draw:object draw:notify-on-update-of-ranges="Sheet1.T2:Sheet1.T396 Sheet1.U2:Sheet1.U39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10"/>
          <table:table-cell office:value-type="string">
            <text:p>33 deg handle</text:p>
          </table:table-cell>
          <table:table-cell table:number-columns-repeated="8"/>
          <table:table-cell office:value-type="string">
            <text:p>60 deg handle</text:p>
          </table:table-cell>
          <table:table-cell/>
        </table:table-row>
        <table:table-row table:style-name="ro1">
          <table:table-cell office:value-type="string">
            <text:p>45 deg handle</text:p>
          </table:table-cell>
          <table:table-cell table:number-columns-repeated="9"/>
          <table:table-cell office:value-type="float" office:value="-8.046">
            <text:p>-8.05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0.449">
            <text:p>-10.45</text:p>
          </table:table-cell>
          <table:table-cell office:value-type="float" office:value="57.289">
            <text:p>57.29</text:p>
          </table:table-cell>
        </table:table-row>
        <table:table-row table:style-name="ro1">
          <table:table-cell office:value-type="float" office:value="-14.699">
            <text:p>-14.7</text:p>
          </table:table-cell>
          <table:table-cell office:value-type="float" office:value="42.972">
            <text:p>42.97</text:p>
          </table:table-cell>
          <table:table-cell table:number-columns-repeated="8"/>
          <table:table-cell office:value-type="float" office:value="-8.074">
            <text:p>-8.07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0.199">
            <text:p>-10.2</text:p>
          </table:table-cell>
          <table:table-cell office:value-type="float" office:value="57.289">
            <text:p>57.29</text:p>
          </table:table-cell>
        </table:table-row>
        <table:table-row table:style-name="ro1">
          <table:table-cell office:value-type="float" office:value="-14.75">
            <text:p>-14.75</text:p>
          </table:table-cell>
          <table:table-cell office:value-type="float" office:value="42.82">
            <text:p>42.82</text:p>
          </table:table-cell>
          <table:table-cell table:number-columns-repeated="8"/>
          <table:table-cell office:value-type="float" office:value="-8.074">
            <text:p>-8.07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4.273">
            <text:p>-14.27</text:p>
          </table:table-cell>
          <table:table-cell office:value-type="float" office:value="57.312">
            <text:p>57.31</text:p>
          </table:table-cell>
        </table:table-row>
        <table:table-row table:style-name="ro1">
          <table:table-cell office:value-type="float" office:value="-14.824">
            <text:p>-14.82</text:p>
          </table:table-cell>
          <table:table-cell office:value-type="float" office:value="42.625">
            <text:p>42.63</text:p>
          </table:table-cell>
          <table:table-cell table:number-columns-repeated="8"/>
          <table:table-cell office:value-type="float" office:value="-8.046">
            <text:p>-8.05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2.25">
            <text:p>-12.25</text:p>
          </table:table-cell>
          <table:table-cell office:value-type="float" office:value="57.289">
            <text:p>57.29</text:p>
          </table:table-cell>
        </table:table-row>
        <table:table-row table:style-name="ro1">
          <table:table-cell office:value-type="float" office:value="-14.875">
            <text:p>-14.88</text:p>
          </table:table-cell>
          <table:table-cell office:value-type="float" office:value="42.429">
            <text:p>42.43</text:p>
          </table:table-cell>
          <table:table-cell table:number-columns-repeated="8"/>
          <table:table-cell office:value-type="float" office:value="-8.074">
            <text:p>-8.07</text:p>
          </table:table-cell>
          <table:table-cell office:value-type="float" office:value="32.707">
            <text:p>32.71</text:p>
          </table:table-cell>
          <table:table-cell table:number-columns-repeated="7"/>
          <table:table-cell office:value-type="float" office:value="-11">
            <text:p>-11</text:p>
          </table:table-cell>
          <table:table-cell office:value-type="float" office:value="57.312">
            <text:p>57.31</text:p>
          </table:table-cell>
        </table:table-row>
        <table:table-row table:style-name="ro1">
          <table:table-cell office:value-type="float" office:value="-14.921">
            <text:p>-14.92</text:p>
          </table:table-cell>
          <table:table-cell office:value-type="float" office:value="42.3">
            <text:p>42.3</text:p>
          </table:table-cell>
          <table:table-cell table:number-columns-repeated="8"/>
          <table:table-cell office:value-type="float" office:value="-8.023">
            <text:p>-8.02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0.472">
            <text:p>-10.47</text:p>
          </table:table-cell>
          <table:table-cell office:value-type="float" office:value="57.312">
            <text:p>57.31</text:p>
          </table:table-cell>
        </table:table-row>
        <table:table-row table:style-name="ro1">
          <table:table-cell office:value-type="float" office:value="-15.023">
            <text:p>-15.02</text:p>
          </table:table-cell>
          <table:table-cell office:value-type="float" office:value="42.128">
            <text:p>42.13</text:p>
          </table:table-cell>
          <table:table-cell table:number-columns-repeated="8"/>
          <table:table-cell office:value-type="float" office:value="-7.972">
            <text:p>-7.97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0.148">
            <text:p>-10.15</text:p>
          </table:table-cell>
          <table:table-cell office:value-type="float" office:value="57.312">
            <text:p>57.31</text:p>
          </table:table-cell>
        </table:table-row>
        <table:table-row table:style-name="ro1">
          <table:table-cell office:value-type="float" office:value="-15.074">
            <text:p>-15.07</text:p>
          </table:table-cell>
          <table:table-cell office:value-type="float" office:value="42.019">
            <text:p>42.02</text:p>
          </table:table-cell>
          <table:table-cell table:number-columns-repeated="8"/>
          <table:table-cell office:value-type="float" office:value="-7.949">
            <text:p>-7.95</text:p>
          </table:table-cell>
          <table:table-cell office:value-type="float" office:value="32.707">
            <text:p>32.71</text:p>
          </table:table-cell>
          <table:table-cell table:number-columns-repeated="7"/>
          <table:table-cell office:value-type="float" office:value="-14.546">
            <text:p>-14.55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148">
            <text:p>-15.15</text:p>
          </table:table-cell>
          <table:table-cell office:value-type="float" office:value="41.91">
            <text:p>41.91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726">
            <text:p>32.73</text:p>
          </table:table-cell>
          <table:table-cell table:number-columns-repeated="7"/>
          <table:table-cell office:value-type="float" office:value="-12.796">
            <text:p>-12.8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222">
            <text:p>-15.22</text:p>
          </table:table-cell>
          <table:table-cell office:value-type="float" office:value="41.781">
            <text:p>41.78</text:p>
          </table:table-cell>
          <table:table-cell table:number-columns-repeated="8"/>
          <table:table-cell office:value-type="float" office:value="-7.449">
            <text:p>-7.45</text:p>
          </table:table-cell>
          <table:table-cell office:value-type="float" office:value="32.726">
            <text:p>32.73</text:p>
          </table:table-cell>
          <table:table-cell table:number-columns-repeated="7"/>
          <table:table-cell office:value-type="float" office:value="-11.125">
            <text:p>-11.13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25">
            <text:p>-15.25</text:p>
          </table:table-cell>
          <table:table-cell office:value-type="float" office:value="41.652">
            <text:p>41.65</text:p>
          </table:table-cell>
          <table:table-cell table:number-columns-repeated="8"/>
          <table:table-cell office:value-type="float" office:value="-7.023">
            <text:p>-7.02</text:p>
          </table:table-cell>
          <table:table-cell office:value-type="float" office:value="32.726">
            <text:p>32.73</text:p>
          </table:table-cell>
          <table:table-cell table:number-columns-repeated="7"/>
          <table:table-cell office:value-type="float" office:value="-10.546">
            <text:p>-10.55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273">
            <text:p>-15.27</text:p>
          </table:table-cell>
          <table:table-cell office:value-type="float" office:value="41.542">
            <text:p>41.54</text:p>
          </table:table-cell>
          <table:table-cell table:number-columns-repeated="8"/>
          <table:table-cell office:value-type="float" office:value="-6.449">
            <text:p>-6.45</text:p>
          </table:table-cell>
          <table:table-cell office:value-type="float" office:value="32.707">
            <text:p>32.71</text:p>
          </table:table-cell>
          <table:table-cell table:number-columns-repeated="7"/>
          <table:table-cell office:value-type="float" office:value="-10.148">
            <text:p>-10.15</text:p>
          </table:table-cell>
          <table:table-cell office:value-type="float" office:value="57.355">
            <text:p>57.36</text:p>
          </table:table-cell>
        </table:table-row>
        <table:table-row table:style-name="ro1">
          <table:table-cell office:value-type="float" office:value="-15.347">
            <text:p>-15.35</text:p>
          </table:table-cell>
          <table:table-cell office:value-type="float" office:value="41.457">
            <text:p>41.46</text:p>
          </table:table-cell>
          <table:table-cell table:number-columns-repeated="8"/>
          <table:table-cell office:value-type="float" office:value="-5.898">
            <text:p>-5.9</text:p>
          </table:table-cell>
          <table:table-cell office:value-type="float" office:value="32.707">
            <text:p>32.71</text:p>
          </table:table-cell>
          <table:table-cell table:number-columns-repeated="7"/>
          <table:table-cell office:value-type="float" office:value="-9.898">
            <text:p>-9.9</text:p>
          </table:table-cell>
          <table:table-cell office:value-type="float" office:value="57.355">
            <text:p>57.36</text:p>
          </table:table-cell>
        </table:table-row>
        <table:table-row table:style-name="ro1">
          <table:table-cell office:value-type="float" office:value="-15.398">
            <text:p>-15.4</text:p>
          </table:table-cell>
          <table:table-cell office:value-type="float" office:value="41.371">
            <text:p>41.37</text:p>
          </table:table-cell>
          <table:table-cell table:number-columns-repeated="8"/>
          <table:table-cell office:value-type="float" office:value="-5.273">
            <text:p>-5.27</text:p>
          </table:table-cell>
          <table:table-cell office:value-type="float" office:value="32.683">
            <text:p>32.68</text:p>
          </table:table-cell>
          <table:table-cell table:number-columns-repeated="7"/>
          <table:table-cell office:value-type="float" office:value="-14.125">
            <text:p>-14.13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449">
            <text:p>-15.45</text:p>
          </table:table-cell>
          <table:table-cell office:value-type="float" office:value="41.261">
            <text:p>41.26</text:p>
          </table:table-cell>
          <table:table-cell table:number-columns-repeated="8"/>
          <table:table-cell office:value-type="float" office:value="-4.597">
            <text:p>-4.6</text:p>
          </table:table-cell>
          <table:table-cell office:value-type="float" office:value="32.64">
            <text:p>32.64</text:p>
          </table:table-cell>
          <table:table-cell table:number-columns-repeated="7"/>
          <table:table-cell office:value-type="float" office:value="-11.773">
            <text:p>-11.77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-15.5">
            <text:p>-15.5</text:p>
          </table:table-cell>
          <table:table-cell office:value-type="float" office:value="41.195">
            <text:p>41.2</text:p>
          </table:table-cell>
          <table:table-cell table:number-columns-repeated="8"/>
          <table:table-cell office:value-type="float" office:value="-3.949">
            <text:p>-3.95</text:p>
          </table:table-cell>
          <table:table-cell office:value-type="float" office:value="32.64">
            <text:p>32.64</text:p>
          </table:table-cell>
          <table:table-cell table:number-columns-repeated="7"/>
          <table:table-cell office:value-type="float" office:value="-10.847">
            <text:p>-10.85</text:p>
          </table:table-cell>
          <table:table-cell office:value-type="float" office:value="57.355">
            <text:p>57.36</text:p>
          </table:table-cell>
        </table:table-row>
        <table:table-row table:style-name="ro1">
          <table:table-cell office:value-type="float" office:value="-15.5">
            <text:p>-15.5</text:p>
          </table:table-cell>
          <table:table-cell office:value-type="float" office:value="41.109">
            <text:p>41.11</text:p>
          </table:table-cell>
          <table:table-cell table:number-columns-repeated="8"/>
          <table:table-cell office:value-type="float" office:value="-3.324">
            <text:p>-3.32</text:p>
          </table:table-cell>
          <table:table-cell office:value-type="float" office:value="32.574">
            <text:p>32.57</text:p>
          </table:table-cell>
          <table:table-cell table:number-columns-repeated="7"/>
          <table:table-cell office:value-type="float" office:value="-10.273">
            <text:p>-10.27</text:p>
          </table:table-cell>
          <table:table-cell office:value-type="float" office:value="57.355">
            <text:p>57.36</text:p>
          </table:table-cell>
        </table:table-row>
        <table:table-row table:style-name="ro1">
          <table:table-cell office:value-type="float" office:value="-15.546">
            <text:p>-15.55</text:p>
          </table:table-cell>
          <table:table-cell office:value-type="float" office:value="41.046">
            <text:p>41.05</text:p>
          </table:table-cell>
          <table:table-cell table:number-columns-repeated="8"/>
          <table:table-cell office:value-type="float" office:value="-2.648">
            <text:p>-2.65</text:p>
          </table:table-cell>
          <table:table-cell office:value-type="float" office:value="32.554">
            <text:p>32.55</text:p>
          </table:table-cell>
          <table:table-cell table:number-columns-repeated="7"/>
          <table:table-cell office:value-type="float" office:value="-9.875">
            <text:p>-9.88</text:p>
          </table:table-cell>
          <table:table-cell office:value-type="float" office:value="57.355">
            <text:p>57.36</text:p>
          </table:table-cell>
        </table:table-row>
        <table:table-row table:style-name="ro1">
          <table:table-cell office:value-type="float" office:value="-15.523">
            <text:p>-15.52</text:p>
          </table:table-cell>
          <table:table-cell office:value-type="float" office:value="41">
            <text:p>41</text:p>
          </table:table-cell>
          <table:table-cell table:number-columns-repeated="8"/>
          <table:table-cell office:value-type="float" office:value="-1.875">
            <text:p>-1.88</text:p>
          </table:table-cell>
          <table:table-cell office:value-type="float" office:value="32.488">
            <text:p>32.49</text:p>
          </table:table-cell>
          <table:table-cell table:number-columns-repeated="7"/>
          <table:table-cell office:value-type="float" office:value="-9.625">
            <text:p>-9.63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574">
            <text:p>-15.57</text:p>
          </table:table-cell>
          <table:table-cell office:value-type="float" office:value="40.914">
            <text:p>40.91</text:p>
          </table:table-cell>
          <table:table-cell table:number-columns-repeated="8"/>
          <table:table-cell office:value-type="float" office:value="-1.148">
            <text:p>-1.15</text:p>
          </table:table-cell>
          <table:table-cell office:value-type="float" office:value="32.425">
            <text:p>32.43</text:p>
          </table:table-cell>
          <table:table-cell table:number-columns-repeated="7"/>
          <table:table-cell office:value-type="float" office:value="-13.648">
            <text:p>-13.6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851">
            <text:p>40.85</text:p>
          </table:table-cell>
          <table:table-cell table:number-columns-repeated="8"/>
          <table:table-cell office:value-type="float" office:value="-0.523">
            <text:p>-0.52</text:p>
          </table:table-cell>
          <table:table-cell office:value-type="float" office:value="32.335">
            <text:p>32.34</text:p>
          </table:table-cell>
          <table:table-cell table:number-columns-repeated="7"/>
          <table:table-cell office:value-type="float" office:value="-11.449">
            <text:p>-11.45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808">
            <text:p>40.81</text:p>
          </table:table-cell>
          <table:table-cell table:number-columns-repeated="8"/>
          <table:table-cell office:value-type="float" office:value="0.125">
            <text:p>0.13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10.625">
            <text:p>-10.63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718">
            <text:p>40.72</text:p>
          </table:table-cell>
          <table:table-cell table:number-columns-repeated="8"/>
          <table:table-cell office:value-type="float" office:value="0.773">
            <text:p>0.77</text:p>
          </table:table-cell>
          <table:table-cell office:value-type="float" office:value="32.121">
            <text:p>32.12</text:p>
          </table:table-cell>
          <table:table-cell table:number-columns-repeated="7"/>
          <table:table-cell office:value-type="float" office:value="-10.046">
            <text:p>-10.0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675">
            <text:p>40.68</text:p>
          </table:table-cell>
          <table:table-cell table:number-columns-repeated="8"/>
          <table:table-cell office:value-type="float" office:value="1.398">
            <text:p>1.4</text:p>
          </table:table-cell>
          <table:table-cell office:value-type="float" office:value="32.011">
            <text:p>32.01</text:p>
          </table:table-cell>
          <table:table-cell table:number-columns-repeated="7"/>
          <table:table-cell office:value-type="float" office:value="-9.699">
            <text:p>-9.7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632">
            <text:p>40.63</text:p>
          </table:table-cell>
          <table:table-cell table:number-columns-repeated="8"/>
          <table:table-cell office:value-type="float" office:value="2.023">
            <text:p>2.02</text:p>
          </table:table-cell>
          <table:table-cell office:value-type="float" office:value="31.882">
            <text:p>31.88</text:p>
          </table:table-cell>
          <table:table-cell table:number-columns-repeated="7"/>
          <table:table-cell office:value-type="float" office:value="-9.546">
            <text:p>-9.5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613">
            <text:p>40.61</text:p>
          </table:table-cell>
          <table:table-cell table:number-columns-repeated="8"/>
          <table:table-cell office:value-type="float" office:value="2.722">
            <text:p>2.72</text:p>
          </table:table-cell>
          <table:table-cell office:value-type="float" office:value="31.753">
            <text:p>31.75</text:p>
          </table:table-cell>
          <table:table-cell table:number-columns-repeated="7"/>
          <table:table-cell office:value-type="float" office:value="-13.421">
            <text:p>-13.42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57">
            <text:p>40.57</text:p>
          </table:table-cell>
          <table:table-cell table:number-columns-repeated="8"/>
          <table:table-cell office:value-type="float" office:value="3.347">
            <text:p>3.35</text:p>
          </table:table-cell>
          <table:table-cell office:value-type="float" office:value="31.601">
            <text:p>31.6</text:p>
          </table:table-cell>
          <table:table-cell table:number-columns-repeated="7"/>
          <table:table-cell office:value-type="float" office:value="-11.296">
            <text:p>-11.3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546">
            <text:p>40.55</text:p>
          </table:table-cell>
          <table:table-cell table:number-columns-repeated="8"/>
          <table:table-cell office:value-type="float" office:value="3.972">
            <text:p>3.97</text:p>
          </table:table-cell>
          <table:table-cell office:value-type="float" office:value="31.472">
            <text:p>31.47</text:p>
          </table:table-cell>
          <table:table-cell table:number-columns-repeated="7"/>
          <table:table-cell office:value-type="float" office:value="-10.472">
            <text:p>-10.47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523">
            <text:p>40.52</text:p>
          </table:table-cell>
          <table:table-cell table:number-columns-repeated="8"/>
          <table:table-cell office:value-type="float" office:value="4.648">
            <text:p>4.65</text:p>
          </table:table-cell>
          <table:table-cell office:value-type="float" office:value="31.296">
            <text:p>31.3</text:p>
          </table:table-cell>
          <table:table-cell table:number-columns-repeated="7"/>
          <table:table-cell office:value-type="float" office:value="-9.898">
            <text:p>-9.9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48">
            <text:p>40.48</text:p>
          </table:table-cell>
          <table:table-cell table:number-columns-repeated="8"/>
          <table:table-cell office:value-type="float" office:value="5.273">
            <text:p>5.27</text:p>
          </table:table-cell>
          <table:table-cell office:value-type="float" office:value="31.125">
            <text:p>31.13</text:p>
          </table:table-cell>
          <table:table-cell table:number-columns-repeated="7"/>
          <table:table-cell office:value-type="float" office:value="-9.574">
            <text:p>-9.5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46">
            <text:p>40.46</text:p>
          </table:table-cell>
          <table:table-cell table:number-columns-repeated="8"/>
          <table:table-cell office:value-type="float" office:value="5.921">
            <text:p>5.92</text:p>
          </table:table-cell>
          <table:table-cell office:value-type="float" office:value="30.929">
            <text:p>30.93</text:p>
          </table:table-cell>
          <table:table-cell table:number-columns-repeated="7"/>
          <table:table-cell office:value-type="float" office:value="-9.375">
            <text:p>-9.38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46">
            <text:p>40.46</text:p>
          </table:table-cell>
          <table:table-cell table:number-columns-repeated="8"/>
          <table:table-cell office:value-type="float" office:value="6.523">
            <text:p>6.52</text:p>
          </table:table-cell>
          <table:table-cell office:value-type="float" office:value="30.757">
            <text:p>30.76</text:p>
          </table:table-cell>
          <table:table-cell table:number-columns-repeated="7"/>
          <table:table-cell office:value-type="float" office:value="-13.296">
            <text:p>-13.3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417">
            <text:p>40.42</text:p>
          </table:table-cell>
          <table:table-cell table:number-columns-repeated="8"/>
          <table:table-cell office:value-type="float" office:value="7.171">
            <text:p>7.17</text:p>
          </table:table-cell>
          <table:table-cell office:value-type="float" office:value="30.539">
            <text:p>30.54</text:p>
          </table:table-cell>
          <table:table-cell table:number-columns-repeated="7"/>
          <table:table-cell office:value-type="float" office:value="-11.199">
            <text:p>-11.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394">
            <text:p>40.39</text:p>
          </table:table-cell>
          <table:table-cell table:number-columns-repeated="8"/>
          <table:table-cell office:value-type="float" office:value="7.796">
            <text:p>7.8</text:p>
          </table:table-cell>
          <table:table-cell office:value-type="float" office:value="30.343">
            <text:p>30.34</text:p>
          </table:table-cell>
          <table:table-cell table:number-columns-repeated="7"/>
          <table:table-cell office:value-type="float" office:value="-10.324">
            <text:p>-10.3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375">
            <text:p>40.38</text:p>
          </table:table-cell>
          <table:table-cell table:number-columns-repeated="8"/>
          <table:table-cell office:value-type="float" office:value="8.449">
            <text:p>8.45</text:p>
          </table:table-cell>
          <table:table-cell office:value-type="float" office:value="30.128">
            <text:p>30.13</text:p>
          </table:table-cell>
          <table:table-cell table:number-columns-repeated="7"/>
          <table:table-cell office:value-type="float" office:value="-9.75">
            <text:p>-9.7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71">
            <text:p>-15.67</text:p>
          </table:table-cell>
          <table:table-cell office:value-type="float" office:value="40.351">
            <text:p>40.35</text:p>
          </table:table-cell>
          <table:table-cell table:number-columns-repeated="8"/>
          <table:table-cell office:value-type="float" office:value="9.074">
            <text:p>9.07</text:p>
          </table:table-cell>
          <table:table-cell office:value-type="float" office:value="29.91">
            <text:p>29.91</text:p>
          </table:table-cell>
          <table:table-cell table:number-columns-repeated="7"/>
          <table:table-cell office:value-type="float" office:value="-12.125">
            <text:p>-12.13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71">
            <text:p>-15.67</text:p>
          </table:table-cell>
          <table:table-cell office:value-type="float" office:value="40.351">
            <text:p>40.35</text:p>
          </table:table-cell>
          <table:table-cell table:number-columns-repeated="8"/>
          <table:table-cell office:value-type="float" office:value="9.625">
            <text:p>9.63</text:p>
          </table:table-cell>
          <table:table-cell office:value-type="float" office:value="29.671">
            <text:p>29.67</text:p>
          </table:table-cell>
          <table:table-cell table:number-columns-repeated="7"/>
          <table:table-cell office:value-type="float" office:value="-12.546">
            <text:p>-12.55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671">
            <text:p>-15.67</text:p>
          </table:table-cell>
          <table:table-cell office:value-type="float" office:value="40.308">
            <text:p>40.31</text:p>
          </table:table-cell>
          <table:table-cell table:number-columns-repeated="8"/>
          <table:table-cell office:value-type="float" office:value="10.125">
            <text:p>10.13</text:p>
          </table:table-cell>
          <table:table-cell office:value-type="float" office:value="29.414">
            <text:p>29.41</text:p>
          </table:table-cell>
          <table:table-cell table:number-columns-repeated="7"/>
          <table:table-cell office:value-type="float" office:value="-11.074">
            <text:p>-11.0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99">
            <text:p>-15.7</text:p>
          </table:table-cell>
          <table:table-cell office:value-type="float" office:value="40.265">
            <text:p>40.27</text:p>
          </table:table-cell>
          <table:table-cell table:number-columns-repeated="8"/>
          <table:table-cell office:value-type="float" office:value="10.722">
            <text:p>10.72</text:p>
          </table:table-cell>
          <table:table-cell office:value-type="float" office:value="29.152">
            <text:p>29.15</text:p>
          </table:table-cell>
          <table:table-cell table:number-columns-repeated="7"/>
          <table:table-cell office:value-type="float" office:value="-10.324">
            <text:p>-10.3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242">
            <text:p>40.24</text:p>
          </table:table-cell>
          <table:table-cell table:number-columns-repeated="8"/>
          <table:table-cell office:value-type="float" office:value="11.273">
            <text:p>11.27</text:p>
          </table:table-cell>
          <table:table-cell office:value-type="float" office:value="28.871">
            <text:p>28.87</text:p>
          </table:table-cell>
          <table:table-cell table:number-columns-repeated="7"/>
          <table:table-cell office:value-type="float" office:value="-9.824">
            <text:p>-9.82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671">
            <text:p>-15.67</text:p>
          </table:table-cell>
          <table:table-cell office:value-type="float" office:value="40.222">
            <text:p>40.22</text:p>
          </table:table-cell>
          <table:table-cell table:number-columns-repeated="8"/>
          <table:table-cell office:value-type="float" office:value="11.824">
            <text:p>11.82</text:p>
          </table:table-cell>
          <table:table-cell office:value-type="float" office:value="28.613">
            <text:p>28.61</text:p>
          </table:table-cell>
          <table:table-cell table:number-columns-repeated="7"/>
          <table:table-cell office:value-type="float" office:value="-9.574">
            <text:p>-9.5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671">
            <text:p>-15.67</text:p>
          </table:table-cell>
          <table:table-cell office:value-type="float" office:value="40.242">
            <text:p>40.24</text:p>
          </table:table-cell>
          <table:table-cell table:number-columns-repeated="8"/>
          <table:table-cell office:value-type="float" office:value="12.375">
            <text:p>12.38</text:p>
          </table:table-cell>
          <table:table-cell office:value-type="float" office:value="28.308">
            <text:p>28.31</text:p>
          </table:table-cell>
          <table:table-cell table:number-columns-repeated="7"/>
          <table:table-cell office:value-type="float" office:value="-13.449">
            <text:p>-13.4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12.949">
            <text:p>12.95</text:p>
          </table:table-cell>
          <table:table-cell office:value-type="float" office:value="28.027">
            <text:p>28.03</text:p>
          </table:table-cell>
          <table:table-cell table:number-columns-repeated="7"/>
          <table:table-cell office:value-type="float" office:value="-11.25">
            <text:p>-11.2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13.449">
            <text:p>13.45</text:p>
          </table:table-cell>
          <table:table-cell office:value-type="float" office:value="27.746">
            <text:p>27.75</text:p>
          </table:table-cell>
          <table:table-cell table:number-columns-repeated="7"/>
          <table:table-cell office:value-type="float" office:value="-10.347">
            <text:p>-10.3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48">
            <text:p>-15.65</text:p>
          </table:table-cell>
          <table:table-cell office:value-type="float" office:value="40.156">
            <text:p>40.16</text:p>
          </table:table-cell>
          <table:table-cell table:number-columns-repeated="8"/>
          <table:table-cell office:value-type="float" office:value="14.023">
            <text:p>14.02</text:p>
          </table:table-cell>
          <table:table-cell office:value-type="float" office:value="27.441">
            <text:p>27.44</text:p>
          </table:table-cell>
          <table:table-cell table:number-columns-repeated="7"/>
          <table:table-cell office:value-type="float" office:value="-9.773">
            <text:p>-9.7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156">
            <text:p>40.16</text:p>
          </table:table-cell>
          <table:table-cell table:number-columns-repeated="8"/>
          <table:table-cell office:value-type="float" office:value="14.546">
            <text:p>14.55</text:p>
          </table:table-cell>
          <table:table-cell office:value-type="float" office:value="27.117">
            <text:p>27.12</text:p>
          </table:table-cell>
          <table:table-cell table:number-columns-repeated="7"/>
          <table:table-cell office:value-type="float" office:value="-9.421">
            <text:p>-9.4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113">
            <text:p>40.11</text:p>
          </table:table-cell>
          <table:table-cell table:number-columns-repeated="8"/>
          <table:table-cell office:value-type="float" office:value="15.097">
            <text:p>15.1</text:p>
          </table:table-cell>
          <table:table-cell office:value-type="float" office:value="26.75">
            <text:p>26.75</text:p>
          </table:table-cell>
          <table:table-cell table:number-columns-repeated="7"/>
          <table:table-cell office:value-type="float" office:value="-11.097">
            <text:p>-11.1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093">
            <text:p>40.09</text:p>
          </table:table-cell>
          <table:table-cell table:number-columns-repeated="8"/>
          <table:table-cell office:value-type="float" office:value="15.625">
            <text:p>15.63</text:p>
          </table:table-cell>
          <table:table-cell office:value-type="float" office:value="26.425">
            <text:p>26.43</text:p>
          </table:table-cell>
          <table:table-cell table:number-columns-repeated="7"/>
          <table:table-cell office:value-type="float" office:value="-12.449">
            <text:p>-12.4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07">
            <text:p>40.07</text:p>
          </table:table-cell>
          <table:table-cell table:number-columns-repeated="8"/>
          <table:table-cell office:value-type="float" office:value="16.125">
            <text:p>16.13</text:p>
          </table:table-cell>
          <table:table-cell office:value-type="float" office:value="26.078">
            <text:p>26.08</text:p>
          </table:table-cell>
          <table:table-cell table:number-columns-repeated="7"/>
          <table:table-cell office:value-type="float" office:value="-11.023">
            <text:p>-11.0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7">
            <text:p>40.07</text:p>
          </table:table-cell>
          <table:table-cell table:number-columns-repeated="8"/>
          <table:table-cell office:value-type="float" office:value="16.648">
            <text:p>16.65</text:p>
          </table:table-cell>
          <table:table-cell office:value-type="float" office:value="25.71">
            <text:p>25.71</text:p>
          </table:table-cell>
          <table:table-cell table:number-columns-repeated="7"/>
          <table:table-cell office:value-type="float" office:value="-10.273">
            <text:p>-10.2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17.125">
            <text:p>17.13</text:p>
          </table:table-cell>
          <table:table-cell office:value-type="float" office:value="25.363">
            <text:p>25.36</text:p>
          </table:table-cell>
          <table:table-cell table:number-columns-repeated="7"/>
          <table:table-cell office:value-type="float" office:value="-9.773">
            <text:p>-9.7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17.625">
            <text:p>17.63</text:p>
          </table:table-cell>
          <table:table-cell office:value-type="float" office:value="24.996">
            <text:p>25</text:p>
          </table:table-cell>
          <table:table-cell table:number-columns-repeated="7"/>
          <table:table-cell office:value-type="float" office:value="-11.125">
            <text:p>-11.13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18.199">
            <text:p>18.2</text:p>
          </table:table-cell>
          <table:table-cell office:value-type="float" office:value="24.605">
            <text:p>24.61</text:p>
          </table:table-cell>
          <table:table-cell table:number-columns-repeated="7"/>
          <table:table-cell office:value-type="float" office:value="-12.472">
            <text:p>-12.47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15.574">
            <text:p>-15.57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18.699">
            <text:p>18.7</text:p>
          </table:table-cell>
          <table:table-cell office:value-type="float" office:value="24.214">
            <text:p>24.21</text:p>
          </table:table-cell>
          <table:table-cell table:number-columns-repeated="7"/>
          <table:table-cell office:value-type="float" office:value="-11.097">
            <text:p>-11.1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46">
            <text:p>-15.55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19.148">
            <text:p>19.15</text:p>
          </table:table-cell>
          <table:table-cell office:value-type="float" office:value="23.781">
            <text:p>23.78</text:p>
          </table:table-cell>
          <table:table-cell table:number-columns-repeated="7"/>
          <table:table-cell office:value-type="float" office:value="-10.347">
            <text:p>-10.3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74">
            <text:p>-15.57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19.597">
            <text:p>19.6</text:p>
          </table:table-cell>
          <table:table-cell office:value-type="float" office:value="23.39">
            <text:p>23.39</text:p>
          </table:table-cell>
          <table:table-cell table:number-columns-repeated="7"/>
          <table:table-cell office:value-type="float" office:value="-9.875">
            <text:p>-9.88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74">
            <text:p>-15.57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20.046">
            <text:p>20.05</text:p>
          </table:table-cell>
          <table:table-cell office:value-type="float" office:value="22.957">
            <text:p>22.96</text:p>
          </table:table-cell>
          <table:table-cell table:number-columns-repeated="7"/>
          <table:table-cell office:value-type="float" office:value="-13.273">
            <text:p>-13.2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20.449">
            <text:p>20.45</text:p>
          </table:table-cell>
          <table:table-cell office:value-type="float" office:value="22.523">
            <text:p>22.52</text:p>
          </table:table-cell>
          <table:table-cell table:number-columns-repeated="7"/>
          <table:table-cell office:value-type="float" office:value="-12.074">
            <text:p>-12.0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20.847">
            <text:p>20.85</text:p>
          </table:table-cell>
          <table:table-cell office:value-type="float" office:value="22.046">
            <text:p>22.05</text:p>
          </table:table-cell>
          <table:table-cell table:number-columns-repeated="7"/>
          <table:table-cell office:value-type="float" office:value="-10.972">
            <text:p>-10.9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21.222">
            <text:p>21.22</text:p>
          </table:table-cell>
          <table:table-cell office:value-type="float" office:value="21.617">
            <text:p>21.62</text:p>
          </table:table-cell>
          <table:table-cell table:number-columns-repeated="7"/>
          <table:table-cell office:value-type="float" office:value="-10.296">
            <text:p>-10.3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625">
            <text:p>-15.63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21.648">
            <text:p>21.65</text:p>
          </table:table-cell>
          <table:table-cell office:value-type="float" office:value="21.14">
            <text:p>21.14</text:p>
          </table:table-cell>
          <table:table-cell table:number-columns-repeated="7"/>
          <table:table-cell office:value-type="float" office:value="-9.875">
            <text:p>-9.88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597">
            <text:p>-15.6</text:p>
          </table:table-cell>
          <table:table-cell office:value-type="float" office:value="40.003">
            <text:p>40</text:p>
          </table:table-cell>
          <table:table-cell table:number-columns-repeated="8"/>
          <table:table-cell office:value-type="float" office:value="22">
            <text:p>22</text:p>
          </table:table-cell>
          <table:table-cell office:value-type="float" office:value="20.683">
            <text:p>20.68</text:p>
          </table:table-cell>
          <table:table-cell table:number-columns-repeated="7"/>
          <table:table-cell office:value-type="float" office:value="-9.625">
            <text:p>-9.63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5.523">
            <text:p>-15.52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22.375">
            <text:p>22.38</text:p>
          </table:table-cell>
          <table:table-cell office:value-type="float" office:value="20.207">
            <text:p>20.21</text:p>
          </table:table-cell>
          <table:table-cell table:number-columns-repeated="7"/>
          <table:table-cell office:value-type="float" office:value="-9.699">
            <text:p>-9.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472">
            <text:p>-15.47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22.773">
            <text:p>22.77</text:p>
          </table:table-cell>
          <table:table-cell office:value-type="float" office:value="19.687">
            <text:p>19.69</text:p>
          </table:table-cell>
          <table:table-cell table:number-columns-repeated="7"/>
          <table:table-cell office:value-type="float" office:value="-12.699">
            <text:p>-12.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5.398">
            <text:p>-15.4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23.097">
            <text:p>23.1</text:p>
          </table:table-cell>
          <table:table-cell office:value-type="float" office:value="19.167">
            <text:p>19.17</text:p>
          </table:table-cell>
          <table:table-cell table:number-columns-repeated="7"/>
          <table:table-cell office:value-type="float" office:value="-11.046">
            <text:p>-11.0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4.875">
            <text:p>-14.88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23.472">
            <text:p>23.47</text:p>
          </table:table-cell>
          <table:table-cell office:value-type="float" office:value="18.648">
            <text:p>18.65</text:p>
          </table:table-cell>
          <table:table-cell table:number-columns-repeated="7"/>
          <table:table-cell office:value-type="float" office:value="-10.324">
            <text:p>-10.32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4.347">
            <text:p>-14.35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23.796">
            <text:p>23.8</text:p>
          </table:table-cell>
          <table:table-cell office:value-type="float" office:value="18.148">
            <text:p>18.15</text:p>
          </table:table-cell>
          <table:table-cell table:number-columns-repeated="7"/>
          <table:table-cell office:value-type="float" office:value="-9.847">
            <text:p>-9.85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3.875">
            <text:p>-13.88</text:p>
          </table:table-cell>
          <table:table-cell office:value-type="float" office:value="40.113">
            <text:p>40.11</text:p>
          </table:table-cell>
          <table:table-cell table:number-columns-repeated="8"/>
          <table:table-cell office:value-type="float" office:value="24.097">
            <text:p>24.1</text:p>
          </table:table-cell>
          <table:table-cell office:value-type="float" office:value="17.714">
            <text:p>17.71</text:p>
          </table:table-cell>
          <table:table-cell table:number-columns-repeated="7"/>
          <table:table-cell office:value-type="float" office:value="-10.625">
            <text:p>-10.63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3.199">
            <text:p>-13.2</text:p>
          </table:table-cell>
          <table:table-cell office:value-type="float" office:value="40.156">
            <text:p>40.16</text:p>
          </table:table-cell>
          <table:table-cell table:number-columns-repeated="8"/>
          <table:table-cell office:value-type="float" office:value="24.449">
            <text:p>24.45</text:p>
          </table:table-cell>
          <table:table-cell office:value-type="float" office:value="17.175">
            <text:p>17.18</text:p>
          </table:table-cell>
          <table:table-cell table:number-columns-repeated="7"/>
          <table:table-cell office:value-type="float" office:value="-12.375">
            <text:p>-12.38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2.347">
            <text:p>-12.35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24.796">
            <text:p>24.8</text:p>
          </table:table-cell>
          <table:table-cell office:value-type="float" office:value="16.613">
            <text:p>16.61</text:p>
          </table:table-cell>
          <table:table-cell table:number-columns-repeated="7"/>
          <table:table-cell office:value-type="float" office:value="-11.023">
            <text:p>-11.02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1.648">
            <text:p>-11.65</text:p>
          </table:table-cell>
          <table:table-cell office:value-type="float" office:value="40.242">
            <text:p>40.24</text:p>
          </table:table-cell>
          <table:table-cell table:number-columns-repeated="8"/>
          <table:table-cell office:value-type="float" office:value="25.148">
            <text:p>25.15</text:p>
          </table:table-cell>
          <table:table-cell office:value-type="float" office:value="16.046">
            <text:p>16.05</text:p>
          </table:table-cell>
          <table:table-cell table:number-columns-repeated="7"/>
          <table:table-cell office:value-type="float" office:value="-10.324">
            <text:p>-10.32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0.875">
            <text:p>-10.88</text:p>
          </table:table-cell>
          <table:table-cell office:value-type="float" office:value="40.308">
            <text:p>40.31</text:p>
          </table:table-cell>
          <table:table-cell table:number-columns-repeated="8"/>
          <table:table-cell office:value-type="float" office:value="25.421">
            <text:p>25.42</text:p>
          </table:table-cell>
          <table:table-cell office:value-type="float" office:value="15.507">
            <text:p>15.51</text:p>
          </table:table-cell>
          <table:table-cell table:number-columns-repeated="7"/>
          <table:table-cell office:value-type="float" office:value="-9.898">
            <text:p>-9.9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10.148">
            <text:p>-10.15</text:p>
          </table:table-cell>
          <table:table-cell office:value-type="float" office:value="40.332">
            <text:p>40.33</text:p>
          </table:table-cell>
          <table:table-cell table:number-columns-repeated="8"/>
          <table:table-cell office:value-type="float" office:value="25.722">
            <text:p>25.72</text:p>
          </table:table-cell>
          <table:table-cell office:value-type="float" office:value="14.945">
            <text:p>14.95</text:p>
          </table:table-cell>
          <table:table-cell table:number-columns-repeated="7"/>
          <table:table-cell office:value-type="float" office:value="-9.625">
            <text:p>-9.63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9.296">
            <text:p>-9.3</text:p>
          </table:table-cell>
          <table:table-cell office:value-type="float" office:value="40.351">
            <text:p>40.35</text:p>
          </table:table-cell>
          <table:table-cell table:number-columns-repeated="8"/>
          <table:table-cell office:value-type="float" office:value="25.972">
            <text:p>25.97</text:p>
          </table:table-cell>
          <table:table-cell office:value-type="float" office:value="14.402">
            <text:p>14.4</text:p>
          </table:table-cell>
          <table:table-cell table:number-columns-repeated="7"/>
          <table:table-cell office:value-type="float" office:value="-12.421">
            <text:p>-12.42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8.472">
            <text:p>-8.47</text:p>
          </table:table-cell>
          <table:table-cell office:value-type="float" office:value="40.375">
            <text:p>40.38</text:p>
          </table:table-cell>
          <table:table-cell table:number-columns-repeated="8"/>
          <table:table-cell office:value-type="float" office:value="26.273">
            <text:p>26.27</text:p>
          </table:table-cell>
          <table:table-cell office:value-type="float" office:value="13.859">
            <text:p>13.86</text:p>
          </table:table-cell>
          <table:table-cell table:number-columns-repeated="7"/>
          <table:table-cell office:value-type="float" office:value="-12.472">
            <text:p>-12.4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7.574">
            <text:p>-7.57</text:p>
          </table:table-cell>
          <table:table-cell office:value-type="float" office:value="40.375">
            <text:p>40.38</text:p>
          </table:table-cell>
          <table:table-cell table:number-columns-repeated="8"/>
          <table:table-cell office:value-type="float" office:value="26.546">
            <text:p>26.55</text:p>
          </table:table-cell>
          <table:table-cell office:value-type="float" office:value="13.296">
            <text:p>13.3</text:p>
          </table:table-cell>
          <table:table-cell table:number-columns-repeated="7"/>
          <table:table-cell office:value-type="float" office:value="-11.171">
            <text:p>-11.1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6.722">
            <text:p>-6.72</text:p>
          </table:table-cell>
          <table:table-cell office:value-type="float" office:value="40.375">
            <text:p>40.38</text:p>
          </table:table-cell>
          <table:table-cell table:number-columns-repeated="8"/>
          <table:table-cell office:value-type="float" office:value="26.773">
            <text:p>26.77</text:p>
          </table:table-cell>
          <table:table-cell office:value-type="float" office:value="12.71">
            <text:p>12.71</text:p>
          </table:table-cell>
          <table:table-cell table:number-columns-repeated="7"/>
          <table:table-cell office:value-type="float" office:value="-10.472">
            <text:p>-10.4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5.847">
            <text:p>-5.85</text:p>
          </table:table-cell>
          <table:table-cell office:value-type="float" office:value="40.351">
            <text:p>40.35</text:p>
          </table:table-cell>
          <table:table-cell table:number-columns-repeated="8"/>
          <table:table-cell office:value-type="float" office:value="27.023">
            <text:p>27.02</text:p>
          </table:table-cell>
          <table:table-cell office:value-type="float" office:value="12.085">
            <text:p>12.09</text:p>
          </table:table-cell>
          <table:table-cell table:number-columns-repeated="7"/>
          <table:table-cell office:value-type="float" office:value="-10">
            <text:p>-10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-5.023">
            <text:p>-5.02</text:p>
          </table:table-cell>
          <table:table-cell office:value-type="float" office:value="40.332">
            <text:p>40.33</text:p>
          </table:table-cell>
          <table:table-cell table:number-columns-repeated="8"/>
          <table:table-cell office:value-type="float" office:value="27.222">
            <text:p>27.22</text:p>
          </table:table-cell>
          <table:table-cell office:value-type="float" office:value="11.433">
            <text:p>11.43</text:p>
          </table:table-cell>
          <table:table-cell table:number-columns-repeated="7"/>
          <table:table-cell office:value-type="float" office:value="-10.671">
            <text:p>-10.6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4.171">
            <text:p>-4.17</text:p>
          </table:table-cell>
          <table:table-cell office:value-type="float" office:value="40.265">
            <text:p>40.27</text:p>
          </table:table-cell>
          <table:table-cell table:number-columns-repeated="8"/>
          <table:table-cell office:value-type="float" office:value="27.421">
            <text:p>27.42</text:p>
          </table:table-cell>
          <table:table-cell office:value-type="float" office:value="10.785">
            <text:p>10.79</text:p>
          </table:table-cell>
          <table:table-cell table:number-columns-repeated="7"/>
          <table:table-cell office:value-type="float" office:value="-12.773">
            <text:p>-12.7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3.347">
            <text:p>-3.35</text:p>
          </table:table-cell>
          <table:table-cell office:value-type="float" office:value="40.242">
            <text:p>40.24</text:p>
          </table:table-cell>
          <table:table-cell table:number-columns-repeated="8"/>
          <table:table-cell office:value-type="float" office:value="27.648">
            <text:p>27.65</text:p>
          </table:table-cell>
          <table:table-cell office:value-type="float" office:value="10.156">
            <text:p>10.16</text:p>
          </table:table-cell>
          <table:table-cell table:number-columns-repeated="7"/>
          <table:table-cell office:value-type="float" office:value="-11.273">
            <text:p>-11.27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2.625">
            <text:p>-2.63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27.847">
            <text:p>27.85</text:p>
          </table:table-cell>
          <table:table-cell office:value-type="float" office:value="9.484">
            <text:p>9.48</text:p>
          </table:table-cell>
          <table:table-cell table:number-columns-repeated="7"/>
          <table:table-cell office:value-type="float" office:value="-10.574">
            <text:p>-10.5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.75">
            <text:p>-1.75</text:p>
          </table:table-cell>
          <table:table-cell office:value-type="float" office:value="40.136">
            <text:p>40.14</text:p>
          </table:table-cell>
          <table:table-cell table:number-columns-repeated="8"/>
          <table:table-cell office:value-type="float" office:value="28">
            <text:p>28</text:p>
          </table:table-cell>
          <table:table-cell office:value-type="float" office:value="8.878">
            <text:p>8.88</text:p>
          </table:table-cell>
          <table:table-cell table:number-columns-repeated="7"/>
          <table:table-cell office:value-type="float" office:value="-10.097">
            <text:p>-10.1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28.125">
            <text:p>28.13</text:p>
          </table:table-cell>
          <table:table-cell office:value-type="float" office:value="8.25">
            <text:p>8.25</text:p>
          </table:table-cell>
          <table:table-cell table:number-columns-repeated="7"/>
          <table:table-cell office:value-type="float" office:value="-9.921">
            <text:p>-9.92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-0.398">
            <text:p>-0.4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28.296">
            <text:p>28.3</text:p>
          </table:table-cell>
          <table:table-cell office:value-type="float" office:value="7.644">
            <text:p>7.64</text:p>
          </table:table-cell>
          <table:table-cell table:number-columns-repeated="7"/>
          <table:table-cell office:value-type="float" office:value="-13.796">
            <text:p>-13.8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0.449">
            <text:p>0.45</text:p>
          </table:table-cell>
          <table:table-cell office:value-type="float" office:value="39.917">
            <text:p>39.92</text:p>
          </table:table-cell>
          <table:table-cell table:number-columns-repeated="8"/>
          <table:table-cell office:value-type="float" office:value="28.421">
            <text:p>28.42</text:p>
          </table:table-cell>
          <table:table-cell office:value-type="float" office:value="7.015">
            <text:p>7.02</text:p>
          </table:table-cell>
          <table:table-cell table:number-columns-repeated="7"/>
          <table:table-cell office:value-type="float" office:value="-11.648">
            <text:p>-11.6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.296">
            <text:p>1.3</text:p>
          </table:table-cell>
          <table:table-cell office:value-type="float" office:value="39.789">
            <text:p>39.79</text:p>
          </table:table-cell>
          <table:table-cell table:number-columns-repeated="8"/>
          <table:table-cell office:value-type="float" office:value="28.523">
            <text:p>28.52</text:p>
          </table:table-cell>
          <table:table-cell office:value-type="float" office:value="6.429">
            <text:p>6.43</text:p>
          </table:table-cell>
          <table:table-cell table:number-columns-repeated="7"/>
          <table:table-cell office:value-type="float" office:value="-10.773">
            <text:p>-10.7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2.097">
            <text:p>2.1</text:p>
          </table:table-cell>
          <table:table-cell office:value-type="float" office:value="39.679">
            <text:p>39.68</text:p>
          </table:table-cell>
          <table:table-cell table:number-columns-repeated="8"/>
          <table:table-cell office:value-type="float" office:value="28.597">
            <text:p>28.6</text:p>
          </table:table-cell>
          <table:table-cell office:value-type="float" office:value="5.824">
            <text:p>5.82</text:p>
          </table:table-cell>
          <table:table-cell table:number-columns-repeated="7"/>
          <table:table-cell office:value-type="float" office:value="-10.199">
            <text:p>-10.2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2.824">
            <text:p>2.82</text:p>
          </table:table-cell>
          <table:table-cell office:value-type="float" office:value="39.57">
            <text:p>39.57</text:p>
          </table:table-cell>
          <table:table-cell table:number-columns-repeated="8"/>
          <table:table-cell office:value-type="float" office:value="28.648">
            <text:p>28.65</text:p>
          </table:table-cell>
          <table:table-cell office:value-type="float" office:value="5.328">
            <text:p>5.33</text:p>
          </table:table-cell>
          <table:table-cell table:number-columns-repeated="7"/>
          <table:table-cell office:value-type="float" office:value="-9.847">
            <text:p>-9.8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3.648">
            <text:p>3.65</text:p>
          </table:table-cell>
          <table:table-cell office:value-type="float" office:value="39.421">
            <text:p>39.42</text:p>
          </table:table-cell>
          <table:table-cell table:number-columns-repeated="8"/>
          <table:table-cell office:value-type="float" office:value="28.699">
            <text:p>28.7</text:p>
          </table:table-cell>
          <table:table-cell office:value-type="float" office:value="4.675">
            <text:p>4.68</text:p>
          </table:table-cell>
          <table:table-cell table:number-columns-repeated="7"/>
          <table:table-cell office:value-type="float" office:value="-9.699">
            <text:p>-9.7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9.269">
            <text:p>39.27</text:p>
          </table:table-cell>
          <table:table-cell table:number-columns-repeated="8"/>
          <table:table-cell office:value-type="float" office:value="28.75">
            <text:p>28.75</text:p>
          </table:table-cell>
          <table:table-cell office:value-type="float" office:value="4.093">
            <text:p>4.09</text:p>
          </table:table-cell>
          <table:table-cell table:number-columns-repeated="7"/>
          <table:table-cell office:value-type="float" office:value="-13.421">
            <text:p>-13.4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5.347">
            <text:p>5.35</text:p>
          </table:table-cell>
          <table:table-cell office:value-type="float" office:value="39.093">
            <text:p>39.09</text:p>
          </table:table-cell>
          <table:table-cell table:number-columns-repeated="8"/>
          <table:table-cell office:value-type="float" office:value="28.796">
            <text:p>28.8</text:p>
          </table:table-cell>
          <table:table-cell office:value-type="float" office:value="3.441">
            <text:p>3.44</text:p>
          </table:table-cell>
          <table:table-cell table:number-columns-repeated="7"/>
          <table:table-cell office:value-type="float" office:value="-11.449">
            <text:p>-11.4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6.125">
            <text:p>6.13</text:p>
          </table:table-cell>
          <table:table-cell office:value-type="float" office:value="38.921">
            <text:p>38.92</text:p>
          </table:table-cell>
          <table:table-cell table:number-columns-repeated="8"/>
          <table:table-cell office:value-type="float" office:value="28.796">
            <text:p>28.8</text:p>
          </table:table-cell>
          <table:table-cell office:value-type="float" office:value="2.812">
            <text:p>2.81</text:p>
          </table:table-cell>
          <table:table-cell table:number-columns-repeated="7"/>
          <table:table-cell office:value-type="float" office:value="-10.574">
            <text:p>-10.5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6.949">
            <text:p>6.95</text:p>
          </table:table-cell>
          <table:table-cell office:value-type="float" office:value="38.769">
            <text:p>38.77</text:p>
          </table:table-cell>
          <table:table-cell table:number-columns-repeated="8"/>
          <table:table-cell office:value-type="float" office:value="28.796">
            <text:p>28.8</text:p>
          </table:table-cell>
          <table:table-cell office:value-type="float" office:value="2.187">
            <text:p>2.19</text:p>
          </table:table-cell>
          <table:table-cell table:number-columns-repeated="7"/>
          <table:table-cell office:value-type="float" office:value="-10.097">
            <text:p>-10.1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7.722">
            <text:p>7.72</text:p>
          </table:table-cell>
          <table:table-cell office:value-type="float" office:value="38.597">
            <text:p>38.6</text:p>
          </table:table-cell>
          <table:table-cell table:number-columns-repeated="8"/>
          <table:table-cell office:value-type="float" office:value="28.773">
            <text:p>28.77</text:p>
          </table:table-cell>
          <table:table-cell office:value-type="float" office:value="1.535">
            <text:p>1.54</text:p>
          </table:table-cell>
          <table:table-cell table:number-columns-repeated="7"/>
          <table:table-cell office:value-type="float" office:value="-13.972">
            <text:p>-13.9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8.546">
            <text:p>8.55</text:p>
          </table:table-cell>
          <table:table-cell office:value-type="float" office:value="38.402">
            <text:p>38.4</text:p>
          </table:table-cell>
          <table:table-cell table:number-columns-repeated="8"/>
          <table:table-cell office:value-type="float" office:value="28.722">
            <text:p>28.72</text:p>
          </table:table-cell>
          <table:table-cell office:value-type="float" office:value="0.886">
            <text:p>0.89</text:p>
          </table:table-cell>
          <table:table-cell table:number-columns-repeated="7"/>
          <table:table-cell office:value-type="float" office:value="-11.625">
            <text:p>-11.63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9.398">
            <text:p>9.4</text:p>
          </table:table-cell>
          <table:table-cell office:value-type="float" office:value="38.207">
            <text:p>38.21</text:p>
          </table:table-cell>
          <table:table-cell table:number-columns-repeated="8"/>
          <table:table-cell office:value-type="float" office:value="28.699">
            <text:p>28.7</text:p>
          </table:table-cell>
          <table:table-cell office:value-type="float" office:value="0.41">
            <text:p>0.41</text:p>
          </table:table-cell>
          <table:table-cell table:number-columns-repeated="7"/>
          <table:table-cell office:value-type="float" office:value="-10.671">
            <text:p>-10.67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10.148">
            <text:p>10.15</text:p>
          </table:table-cell>
          <table:table-cell office:value-type="float" office:value="37.992">
            <text:p>37.99</text:p>
          </table:table-cell>
          <table:table-cell table:number-columns-repeated="8"/>
          <table:table-cell office:value-type="float" office:value="28.625">
            <text:p>28.63</text:p>
          </table:table-cell>
          <table:table-cell office:value-type="float" office:value="0.062">
            <text:p>0.06</text:p>
          </table:table-cell>
          <table:table-cell table:number-columns-repeated="7"/>
          <table:table-cell office:value-type="float" office:value="-10.046">
            <text:p>-10.05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10.824">
            <text:p>10.82</text:p>
          </table:table-cell>
          <table:table-cell office:value-type="float" office:value="37.753">
            <text:p>37.75</text:p>
          </table:table-cell>
          <table:table-cell table:number-columns-repeated="8"/>
          <table:table-cell office:value-type="float" office:value="28.546">
            <text:p>28.5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9.648">
            <text:p>-9.6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1.574">
            <text:p>11.57</text:p>
          </table:table-cell>
          <table:table-cell office:value-type="float" office:value="37.558">
            <text:p>37.56</text:p>
          </table:table-cell>
          <table:table-cell table:number-columns-repeated="8"/>
          <table:table-cell office:value-type="float" office:value="28.5">
            <text:p>28.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9.375">
            <text:p>-9.38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2.273">
            <text:p>12.27</text:p>
          </table:table-cell>
          <table:table-cell office:value-type="float" office:value="37.277">
            <text:p>37.28</text:p>
          </table:table-cell>
          <table:table-cell table:number-columns-repeated="8"/>
          <table:table-cell office:value-type="float" office:value="28.449">
            <text:p>28.4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2.546">
            <text:p>-12.5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.039">
            <text:p>37.04</text:p>
          </table:table-cell>
          <table:table-cell table:number-columns-repeated="8"/>
          <table:table-cell office:value-type="float" office:value="28.421">
            <text:p>28.4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1.847">
            <text:p>-11.85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3.671">
            <text:p>13.67</text:p>
          </table:table-cell>
          <table:table-cell office:value-type="float" office:value="36.8">
            <text:p>36.8</text:p>
          </table:table-cell>
          <table:table-cell table:number-columns-repeated="8"/>
          <table:table-cell office:value-type="float" office:value="28.375">
            <text:p>28.3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0.773">
            <text:p>-10.7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4.375">
            <text:p>14.38</text:p>
          </table:table-cell>
          <table:table-cell office:value-type="float" office:value="36.519">
            <text:p>36.52</text:p>
          </table:table-cell>
          <table:table-cell table:number-columns-repeated="8"/>
          <table:table-cell office:value-type="float" office:value="28.296">
            <text:p>28.3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0.023">
            <text:p>-10.0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4.847">
            <text:p>14.85</text:p>
          </table:table-cell>
          <table:table-cell office:value-type="float" office:value="36.281">
            <text:p>36.28</text:p>
          </table:table-cell>
          <table:table-cell table:number-columns-repeated="8"/>
          <table:table-cell office:value-type="float" office:value="28.273">
            <text:p>28.2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9.625">
            <text:p>-9.63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5.472">
            <text:p>15.47</text:p>
          </table:table-cell>
          <table:table-cell office:value-type="float" office:value="36.019">
            <text:p>36.02</text:p>
          </table:table-cell>
          <table:table-cell table:number-columns-repeated="8"/>
          <table:table-cell office:value-type="float" office:value="28.222">
            <text:p>28.2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2.972">
            <text:p>-12.97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6.125">
            <text:p>16.13</text:p>
          </table:table-cell>
          <table:table-cell office:value-type="float" office:value="35.714">
            <text:p>35.71</text:p>
          </table:table-cell>
          <table:table-cell table:number-columns-repeated="8"/>
          <table:table-cell office:value-type="float" office:value="28.199">
            <text:p>28.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10.273">
            <text:p>-10.2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6.824">
            <text:p>16.82</text:p>
          </table:table-cell>
          <table:table-cell office:value-type="float" office:value="35.39">
            <text:p>35.39</text:p>
          </table:table-cell>
          <table:table-cell table:number-columns-repeated="8"/>
          <table:table-cell office:value-type="float" office:value="28.148">
            <text:p>28.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8.625">
            <text:p>-8.63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7.546">
            <text:p>17.55</text:p>
          </table:table-cell>
          <table:table-cell office:value-type="float" office:value="35.089">
            <text:p>35.09</text:p>
          </table:table-cell>
          <table:table-cell table:number-columns-repeated="8"/>
          <table:table-cell office:value-type="float" office:value="28.097">
            <text:p>28.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7.199">
            <text:p>-7.2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8.324">
            <text:p>18.32</text:p>
          </table:table-cell>
          <table:table-cell office:value-type="float" office:value="34.742">
            <text:p>34.74</text:p>
          </table:table-cell>
          <table:table-cell table:number-columns-repeated="8"/>
          <table:table-cell office:value-type="float" office:value="28.074">
            <text:p>28.0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5.898">
            <text:p>-5.9</text:p>
          </table:table-cell>
          <table:table-cell office:value-type="float" office:value="57.421">
            <text:p>57.42</text:p>
          </table:table-cell>
        </table:table-row>
        <table:table-row table:style-name="ro1">
          <table:table-cell office:value-type="float" office:value="18.824">
            <text:p>18.82</text:p>
          </table:table-cell>
          <table:table-cell office:value-type="float" office:value="34.46">
            <text:p>34.46</text:p>
          </table:table-cell>
          <table:table-cell table:number-columns-repeated="8"/>
          <table:table-cell office:value-type="float" office:value="28.046">
            <text:p>28.0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4.625">
            <text:p>-4.63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9.523">
            <text:p>19.52</text:p>
          </table:table-cell>
          <table:table-cell office:value-type="float" office:value="34.093">
            <text:p>34.09</text:p>
          </table:table-cell>
          <table:table-cell table:number-columns-repeated="8"/>
          <table:table-cell office:value-type="float" office:value="27.972">
            <text:p>27.97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3.421">
            <text:p>-3.42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.746">
            <text:p>33.75</text:p>
          </table:table-cell>
          <table:table-cell table:number-columns-repeated="8"/>
          <table:table-cell office:value-type="float" office:value="27.949">
            <text:p>27.9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2.25">
            <text:p>-2.2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20.722">
            <text:p>20.72</text:p>
          </table:table-cell>
          <table:table-cell office:value-type="float" office:value="33.312">
            <text:p>33.31</text:p>
          </table:table-cell>
          <table:table-cell table:number-columns-repeated="8"/>
          <table:table-cell office:value-type="float" office:value="27.921">
            <text:p>27.92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-0.574">
            <text:p>-0.57</text:p>
          </table:table-cell>
          <table:table-cell office:value-type="float" office:value="57.312">
            <text:p>57.31</text:p>
          </table:table-cell>
        </table:table-row>
        <table:table-row table:style-name="ro1">
          <table:table-cell office:value-type="float" office:value="21.222">
            <text:p>21.22</text:p>
          </table:table-cell>
          <table:table-cell office:value-type="float" office:value="32.945">
            <text:p>32.95</text:p>
          </table:table-cell>
          <table:table-cell table:number-columns-repeated="8"/>
          <table:table-cell office:value-type="float" office:value="27.875">
            <text:p>27.88</text:p>
          </table:table-cell>
          <table:table-cell office:value-type="float" office:value="0.085">
            <text:p>0.09</text:p>
          </table:table-cell>
          <table:table-cell table:number-columns-repeated="7"/>
          <table:table-cell office:value-type="float" office:value="0.324">
            <text:p>0.32</text:p>
          </table:table-cell>
          <table:table-cell office:value-type="float" office:value="57.269">
            <text:p>57.27</text:p>
          </table:table-cell>
        </table:table-row>
        <table:table-row table:style-name="ro1">
          <table:table-cell office:value-type="float" office:value="21.921">
            <text:p>21.92</text:p>
          </table:table-cell>
          <table:table-cell office:value-type="float" office:value="32.488">
            <text:p>32.49</text:p>
          </table:table-cell>
          <table:table-cell table:number-columns-repeated="8"/>
          <table:table-cell office:value-type="float" office:value="27.847">
            <text:p>27.85</text:p>
          </table:table-cell>
          <table:table-cell office:value-type="float" office:value="0.519">
            <text:p>0.52</text:p>
          </table:table-cell>
          <table:table-cell table:number-columns-repeated="7"/>
          <table:table-cell office:value-type="float" office:value="1.273">
            <text:p>1.27</text:p>
          </table:table-cell>
          <table:table-cell office:value-type="float" office:value="57.203">
            <text:p>57.2</text:p>
          </table:table-cell>
        </table:table-row>
        <table:table-row table:style-name="ro1">
          <table:table-cell office:value-type="float" office:value="22.449">
            <text:p>22.45</text:p>
          </table:table-cell>
          <table:table-cell office:value-type="float" office:value="32.078">
            <text:p>32.08</text:p>
          </table:table-cell>
          <table:table-cell table:number-columns-repeated="8"/>
          <table:table-cell office:value-type="float" office:value="27.796">
            <text:p>27.8</text:p>
          </table:table-cell>
          <table:table-cell office:value-type="float" office:value="1.039">
            <text:p>1.04</text:p>
          </table:table-cell>
          <table:table-cell table:number-columns-repeated="7"/>
          <table:table-cell office:value-type="float" office:value="2.273">
            <text:p>2.27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23.199">
            <text:p>23.2</text:p>
          </table:table-cell>
          <table:table-cell office:value-type="float" office:value="31.621">
            <text:p>31.62</text:p>
          </table:table-cell>
          <table:table-cell table:number-columns-repeated="8"/>
          <table:table-cell office:value-type="float" office:value="27.722">
            <text:p>27.72</text:p>
          </table:table-cell>
          <table:table-cell office:value-type="float" office:value="1.601">
            <text:p>1.6</text:p>
          </table:table-cell>
          <table:table-cell table:number-columns-repeated="7"/>
          <table:table-cell office:value-type="float" office:value="3.296">
            <text:p>3.3</text:p>
          </table:table-cell>
          <table:table-cell office:value-type="float" office:value="57.031">
            <text:p>57.03</text:p>
          </table:table-cell>
        </table:table-row>
        <table:table-row table:style-name="ro1">
          <table:table-cell office:value-type="float" office:value="23.773">
            <text:p>23.77</text:p>
          </table:table-cell>
          <table:table-cell office:value-type="float" office:value="31.167">
            <text:p>31.17</text:p>
          </table:table-cell>
          <table:table-cell table:number-columns-repeated="8"/>
          <table:table-cell office:value-type="float" office:value="27.648">
            <text:p>27.65</text:p>
          </table:table-cell>
          <table:table-cell office:value-type="float" office:value="2.121">
            <text:p>2.12</text:p>
          </table:table-cell>
          <table:table-cell table:number-columns-repeated="7"/>
          <table:table-cell office:value-type="float" office:value="4.222">
            <text:p>4.22</text:p>
          </table:table-cell>
          <table:table-cell office:value-type="float" office:value="56.964">
            <text:p>56.96</text:p>
          </table:table-cell>
        </table:table-row>
        <table:table-row table:style-name="ro1">
          <table:table-cell office:value-type="float" office:value="24.421">
            <text:p>24.42</text:p>
          </table:table-cell>
          <table:table-cell office:value-type="float" office:value="30.667">
            <text:p>30.67</text:p>
          </table:table-cell>
          <table:table-cell table:number-columns-repeated="8"/>
          <table:table-cell office:value-type="float" office:value="27.574">
            <text:p>27.57</text:p>
          </table:table-cell>
          <table:table-cell office:value-type="float" office:value="2.64">
            <text:p>2.64</text:p>
          </table:table-cell>
          <table:table-cell table:number-columns-repeated="7"/>
          <table:table-cell office:value-type="float" office:value="5.273">
            <text:p>5.27</text:p>
          </table:table-cell>
          <table:table-cell office:value-type="float" office:value="56.855">
            <text:p>56.86</text:p>
          </table:table-cell>
        </table:table-row>
        <table:table-row table:style-name="ro1">
          <table:table-cell office:value-type="float" office:value="24.921">
            <text:p>24.92</text:p>
          </table:table-cell>
          <table:table-cell office:value-type="float" office:value="30.191">
            <text:p>30.19</text:p>
          </table:table-cell>
          <table:table-cell table:number-columns-repeated="8"/>
          <table:table-cell office:value-type="float" office:value="27.472">
            <text:p>27.47</text:p>
          </table:table-cell>
          <table:table-cell office:value-type="float" office:value="3.246">
            <text:p>3.25</text:p>
          </table:table-cell>
          <table:table-cell table:number-columns-repeated="7"/>
          <table:table-cell office:value-type="float" office:value="6.375">
            <text:p>6.38</text:p>
          </table:table-cell>
          <table:table-cell office:value-type="float" office:value="56.75">
            <text:p>56.75</text:p>
          </table:table-cell>
        </table:table-row>
        <table:table-row table:style-name="ro1">
          <table:table-cell office:value-type="float" office:value="25.597">
            <text:p>25.6</text:p>
          </table:table-cell>
          <table:table-cell office:value-type="float" office:value="29.738">
            <text:p>29.74</text:p>
          </table:table-cell>
          <table:table-cell table:number-columns-repeated="8"/>
          <table:table-cell office:value-type="float" office:value="27.347">
            <text:p>27.35</text:p>
          </table:table-cell>
          <table:table-cell office:value-type="float" office:value="3.808">
            <text:p>3.81</text:p>
          </table:table-cell>
          <table:table-cell table:number-columns-repeated="7"/>
          <table:table-cell office:value-type="float" office:value="7.472">
            <text:p>7.47</text:p>
          </table:table-cell>
          <table:table-cell office:value-type="float" office:value="56.664">
            <text:p>56.66</text:p>
          </table:table-cell>
        </table:table-row>
        <table:table-row table:style-name="ro1">
          <table:table-cell office:value-type="float" office:value="26.148">
            <text:p>26.15</text:p>
          </table:table-cell>
          <table:table-cell office:value-type="float" office:value="29.109">
            <text:p>29.11</text:p>
          </table:table-cell>
          <table:table-cell table:number-columns-repeated="8"/>
          <table:table-cell office:value-type="float" office:value="27.25">
            <text:p>27.25</text:p>
          </table:table-cell>
          <table:table-cell office:value-type="float" office:value="4.375">
            <text:p>4.38</text:p>
          </table:table-cell>
          <table:table-cell table:number-columns-repeated="7"/>
          <table:table-cell office:value-type="float" office:value="8.921">
            <text:p>8.92</text:p>
          </table:table-cell>
          <table:table-cell office:value-type="float" office:value="56.531">
            <text:p>56.53</text:p>
          </table:table-cell>
        </table:table-row>
        <table:table-row table:style-name="ro1">
          <table:table-cell office:value-type="float" office:value="26.824">
            <text:p>26.82</text:p>
          </table:table-cell>
          <table:table-cell office:value-type="float" office:value="28.57">
            <text:p>28.57</text:p>
          </table:table-cell>
          <table:table-cell table:number-columns-repeated="8"/>
          <table:table-cell office:value-type="float" office:value="27.125">
            <text:p>27.13</text:p>
          </table:table-cell>
          <table:table-cell office:value-type="float" office:value="4.957">
            <text:p>4.96</text:p>
          </table:table-cell>
          <table:table-cell table:number-columns-repeated="7"/>
          <table:table-cell office:value-type="float" office:value="10.074">
            <text:p>10.07</text:p>
          </table:table-cell>
          <table:table-cell office:value-type="float" office:value="56.402">
            <text:p>56.4</text:p>
          </table:table-cell>
        </table:table-row>
        <table:table-row table:style-name="ro1">
          <table:table-cell office:value-type="float" office:value="27.296">
            <text:p>27.3</text:p>
          </table:table-cell>
          <table:table-cell office:value-type="float" office:value="28.027">
            <text:p>28.03</text:p>
          </table:table-cell>
          <table:table-cell table:number-columns-repeated="8"/>
          <table:table-cell office:value-type="float" office:value="27">
            <text:p>27</text:p>
          </table:table-cell>
          <table:table-cell office:value-type="float" office:value="5.5">
            <text:p>5.5</text:p>
          </table:table-cell>
          <table:table-cell table:number-columns-repeated="7"/>
          <table:table-cell office:value-type="float" office:value="10.949">
            <text:p>10.95</text:p>
          </table:table-cell>
          <table:table-cell office:value-type="float" office:value="56.316">
            <text:p>56.32</text:p>
          </table:table-cell>
        </table:table-row>
        <table:table-row table:style-name="ro1">
          <table:table-cell office:value-type="float" office:value="27.875">
            <text:p>27.88</text:p>
          </table:table-cell>
          <table:table-cell office:value-type="float" office:value="27.484">
            <text:p>27.48</text:p>
          </table:table-cell>
          <table:table-cell table:number-columns-repeated="8"/>
          <table:table-cell office:value-type="float" office:value="26.875">
            <text:p>26.88</text:p>
          </table:table-cell>
          <table:table-cell office:value-type="float" office:value="6.085">
            <text:p>6.09</text:p>
          </table:table-cell>
          <table:table-cell table:number-columns-repeated="7"/>
          <table:table-cell office:value-type="float" office:value="11.898">
            <text:p>11.9</text:p>
          </table:table-cell>
          <table:table-cell office:value-type="float" office:value="56.164">
            <text:p>56.16</text:p>
          </table:table-cell>
        </table:table-row>
        <table:table-row table:style-name="ro1">
          <table:table-cell office:value-type="float" office:value="28.347">
            <text:p>28.35</text:p>
          </table:table-cell>
          <table:table-cell office:value-type="float" office:value="26.964">
            <text:p>26.96</text:p>
          </table:table-cell>
          <table:table-cell table:number-columns-repeated="8"/>
          <table:table-cell office:value-type="float" office:value="26.75">
            <text:p>26.75</text:p>
          </table:table-cell>
          <table:table-cell office:value-type="float" office:value="6.667">
            <text:p>6.67</text:p>
          </table:table-cell>
          <table:table-cell table:number-columns-repeated="7"/>
          <table:table-cell office:value-type="float" office:value="12.847">
            <text:p>12.85</text:p>
          </table:table-cell>
          <table:table-cell office:value-type="float" office:value="55.992">
            <text:p>55.99</text:p>
          </table:table-cell>
        </table:table-row>
        <table:table-row table:style-name="ro1">
          <table:table-cell office:value-type="float" office:value="28.898">
            <text:p>28.9</text:p>
          </table:table-cell>
          <table:table-cell office:value-type="float" office:value="26.402">
            <text:p>26.4</text:p>
          </table:table-cell>
          <table:table-cell table:number-columns-repeated="8"/>
          <table:table-cell office:value-type="float" office:value="26.597">
            <text:p>26.6</text:p>
          </table:table-cell>
          <table:table-cell office:value-type="float" office:value="7.277">
            <text:p>7.28</text:p>
          </table:table-cell>
          <table:table-cell table:number-columns-repeated="7"/>
          <table:table-cell office:value-type="float" office:value="13.824">
            <text:p>13.82</text:p>
          </table:table-cell>
          <table:table-cell office:value-type="float" office:value="55.816">
            <text:p>55.82</text:p>
          </table:table-cell>
        </table:table-row>
        <table:table-row table:style-name="ro1">
          <table:table-cell office:value-type="float" office:value="29.125">
            <text:p>29.13</text:p>
          </table:table-cell>
          <table:table-cell office:value-type="float" office:value="25.902">
            <text:p>25.9</text:p>
          </table:table-cell>
          <table:table-cell table:number-columns-repeated="8"/>
          <table:table-cell office:value-type="float" office:value="26.421">
            <text:p>26.42</text:p>
          </table:table-cell>
          <table:table-cell office:value-type="float" office:value="7.839">
            <text:p>7.84</text:p>
          </table:table-cell>
          <table:table-cell table:number-columns-repeated="7"/>
          <table:table-cell office:value-type="float" office:value="14.773">
            <text:p>14.77</text:p>
          </table:table-cell>
          <table:table-cell office:value-type="float" office:value="55.71">
            <text:p>55.71</text:p>
          </table:table-cell>
        </table:table-row>
        <table:table-row table:style-name="ro1">
          <table:table-cell office:value-type="float" office:value="29.523">
            <text:p>29.52</text:p>
          </table:table-cell>
          <table:table-cell office:value-type="float" office:value="25.382">
            <text:p>25.38</text:p>
          </table:table-cell>
          <table:table-cell table:number-columns-repeated="8"/>
          <table:table-cell office:value-type="float" office:value="26.273">
            <text:p>26.27</text:p>
          </table:table-cell>
          <table:table-cell office:value-type="float" office:value="8.378">
            <text:p>8.38</text:p>
          </table:table-cell>
          <table:table-cell table:number-columns-repeated="7"/>
          <table:table-cell office:value-type="float" office:value="15.75">
            <text:p>15.75</text:p>
          </table:table-cell>
          <table:table-cell office:value-type="float" office:value="55.558">
            <text:p>55.56</text:p>
          </table:table-cell>
        </table:table-row>
        <table:table-row table:style-name="ro1">
          <table:table-cell office:value-type="float" office:value="30.097">
            <text:p>30.1</text:p>
          </table:table-cell>
          <table:table-cell office:value-type="float" office:value="24.777">
            <text:p>24.78</text:p>
          </table:table-cell>
          <table:table-cell table:number-columns-repeated="8"/>
          <table:table-cell office:value-type="float" office:value="26.097">
            <text:p>26.1</text:p>
          </table:table-cell>
          <table:table-cell office:value-type="float" office:value="8.988">
            <text:p>8.99</text:p>
          </table:table-cell>
          <table:table-cell table:number-columns-repeated="7"/>
          <table:table-cell office:value-type="float" office:value="16.875">
            <text:p>16.88</text:p>
          </table:table-cell>
          <table:table-cell office:value-type="float" office:value="55.339">
            <text:p>55.34</text:p>
          </table:table-cell>
        </table:table-row>
        <table:table-row table:style-name="ro1">
          <table:table-cell office:value-type="float" office:value="30.546">
            <text:p>30.55</text:p>
          </table:table-cell>
          <table:table-cell office:value-type="float" office:value="24.128">
            <text:p>24.13</text:p>
          </table:table-cell>
          <table:table-cell table:number-columns-repeated="8"/>
          <table:table-cell office:value-type="float" office:value="25.898">
            <text:p>25.9</text:p>
          </table:table-cell>
          <table:table-cell office:value-type="float" office:value="9.617">
            <text:p>9.62</text:p>
          </table:table-cell>
          <table:table-cell table:number-columns-repeated="7"/>
          <table:table-cell office:value-type="float" office:value="17.949">
            <text:p>17.95</text:p>
          </table:table-cell>
          <table:table-cell office:value-type="float" office:value="55.167">
            <text:p>55.17</text:p>
          </table:table-cell>
        </table:table-row>
        <table:table-row table:style-name="ro1">
          <table:table-cell office:value-type="float" office:value="30.796">
            <text:p>30.8</text:p>
          </table:table-cell>
          <table:table-cell office:value-type="float" office:value="23.628">
            <text:p>23.63</text:p>
          </table:table-cell>
          <table:table-cell table:number-columns-repeated="8"/>
          <table:table-cell office:value-type="float" office:value="25.722">
            <text:p>25.72</text:p>
          </table:table-cell>
          <table:table-cell office:value-type="float" office:value="10.265">
            <text:p>10.27</text:p>
          </table:table-cell>
          <table:table-cell table:number-columns-repeated="7"/>
          <table:table-cell office:value-type="float" office:value="19.472">
            <text:p>19.47</text:p>
          </table:table-cell>
          <table:table-cell office:value-type="float" office:value="54.929">
            <text:p>54.93</text:p>
          </table:table-cell>
        </table:table-row>
        <table:table-row table:style-name="ro1">
          <table:table-cell office:value-type="float" office:value="31.421">
            <text:p>31.42</text:p>
          </table:table-cell>
          <table:table-cell office:value-type="float" office:value="22.914">
            <text:p>22.91</text:p>
          </table:table-cell>
          <table:table-cell table:number-columns-repeated="8"/>
          <table:table-cell office:value-type="float" office:value="25.472">
            <text:p>25.47</text:p>
          </table:table-cell>
          <table:table-cell office:value-type="float" office:value="10.871">
            <text:p>10.87</text:p>
          </table:table-cell>
          <table:table-cell table:number-columns-repeated="7"/>
          <table:table-cell office:value-type="float" office:value="20.296">
            <text:p>20.3</text:p>
          </table:table-cell>
          <table:table-cell office:value-type="float" office:value="54.734">
            <text:p>54.73</text:p>
          </table:table-cell>
        </table:table-row>
        <table:table-row table:style-name="ro1">
          <table:table-cell office:value-type="float" office:value="31.699">
            <text:p>31.7</text:p>
          </table:table-cell>
          <table:table-cell office:value-type="float" office:value="22.265">
            <text:p>22.27</text:p>
          </table:table-cell>
          <table:table-cell table:number-columns-repeated="8"/>
          <table:table-cell office:value-type="float" office:value="25.296">
            <text:p>25.3</text:p>
          </table:table-cell>
          <table:table-cell office:value-type="float" office:value="11.523">
            <text:p>11.52</text:p>
          </table:table-cell>
          <table:table-cell table:number-columns-repeated="7"/>
          <table:table-cell office:value-type="float" office:value="21.171">
            <text:p>21.17</text:p>
          </table:table-cell>
          <table:table-cell office:value-type="float" office:value="54.519">
            <text:p>54.52</text:p>
          </table:table-cell>
        </table:table-row>
        <table:table-row table:style-name="ro1">
          <table:table-cell office:value-type="float" office:value="32.097">
            <text:p>32.1</text:p>
          </table:table-cell>
          <table:table-cell office:value-type="float" office:value="21.66">
            <text:p>21.66</text:p>
          </table:table-cell>
          <table:table-cell table:number-columns-repeated="8"/>
          <table:table-cell office:value-type="float" office:value="25.074">
            <text:p>25.07</text:p>
          </table:table-cell>
          <table:table-cell office:value-type="float" office:value="12.085">
            <text:p>12.09</text:p>
          </table:table-cell>
          <table:table-cell table:number-columns-repeated="7"/>
          <table:table-cell office:value-type="float" office:value="22.074">
            <text:p>22.07</text:p>
          </table:table-cell>
          <table:table-cell office:value-type="float" office:value="54.281">
            <text:p>54.28</text:p>
          </table:table-cell>
        </table:table-row>
        <table:table-row table:style-name="ro1">
          <table:table-cell office:value-type="float" office:value="32.597">
            <text:p>32.6</text:p>
          </table:table-cell>
          <table:table-cell office:value-type="float" office:value="20.921">
            <text:p>20.92</text:p>
          </table:table-cell>
          <table:table-cell table:number-columns-repeated="8"/>
          <table:table-cell office:value-type="float" office:value="24.847">
            <text:p>24.85</text:p>
          </table:table-cell>
          <table:table-cell office:value-type="float" office:value="12.667">
            <text:p>12.6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54.042">
            <text:p>54.04</text:p>
          </table:table-cell>
        </table:table-row>
        <table:table-row table:style-name="ro1">
          <table:table-cell office:value-type="float" office:value="33.046">
            <text:p>33.05</text:p>
          </table:table-cell>
          <table:table-cell office:value-type="float" office:value="20.14">
            <text:p>20.14</text:p>
          </table:table-cell>
          <table:table-cell table:number-columns-repeated="8"/>
          <table:table-cell office:value-type="float" office:value="24.597">
            <text:p>24.6</text:p>
          </table:table-cell>
          <table:table-cell office:value-type="float" office:value="13.234">
            <text:p>13.23</text:p>
          </table:table-cell>
          <table:table-cell table:number-columns-repeated="7"/>
          <table:table-cell office:value-type="float" office:value="23.949">
            <text:p>23.95</text:p>
          </table:table-cell>
          <table:table-cell office:value-type="float" office:value="53.761">
            <text:p>53.76</text:p>
          </table:table-cell>
        </table:table-row>
        <table:table-row table:style-name="ro1">
          <table:table-cell office:value-type="float" office:value="33.273">
            <text:p>33.27</text:p>
          </table:table-cell>
          <table:table-cell office:value-type="float" office:value="19.425">
            <text:p>19.43</text:p>
          </table:table-cell>
          <table:table-cell table:number-columns-repeated="8"/>
          <table:table-cell office:value-type="float" office:value="24.347">
            <text:p>24.35</text:p>
          </table:table-cell>
          <table:table-cell office:value-type="float" office:value="13.773">
            <text:p>13.77</text:p>
          </table:table-cell>
          <table:table-cell table:number-columns-repeated="7"/>
          <table:table-cell office:value-type="float" office:value="24.921">
            <text:p>24.92</text:p>
          </table:table-cell>
          <table:table-cell office:value-type="float" office:value="53.523">
            <text:p>53.52</text:p>
          </table:table-cell>
        </table:table-row>
        <table:table-row table:style-name="ro1">
          <table:table-cell office:value-type="float" office:value="33.796">
            <text:p>33.8</text:p>
          </table:table-cell>
          <table:table-cell office:value-type="float" office:value="18.605">
            <text:p>18.61</text:p>
          </table:table-cell>
          <table:table-cell table:number-columns-repeated="8"/>
          <table:table-cell office:value-type="float" office:value="24.074">
            <text:p>24.07</text:p>
          </table:table-cell>
          <table:table-cell office:value-type="float" office:value="14.316">
            <text:p>14.32</text:p>
          </table:table-cell>
          <table:table-cell table:number-columns-repeated="7"/>
          <table:table-cell office:value-type="float" office:value="25.875">
            <text:p>25.88</text:p>
          </table:table-cell>
          <table:table-cell office:value-type="float" office:value="53.218">
            <text:p>53.22</text:p>
          </table:table-cell>
        </table:table-row>
        <table:table-row table:style-name="ro1">
          <table:table-cell office:value-type="float" office:value="34.222">
            <text:p>34.22</text:p>
          </table:table-cell>
          <table:table-cell office:value-type="float" office:value="17.847">
            <text:p>17.85</text:p>
          </table:table-cell>
          <table:table-cell table:number-columns-repeated="8"/>
          <table:table-cell office:value-type="float" office:value="23.847">
            <text:p>23.85</text:p>
          </table:table-cell>
          <table:table-cell office:value-type="float" office:value="14.835">
            <text:p>14.84</text:p>
          </table:table-cell>
          <table:table-cell table:number-columns-repeated="7"/>
          <table:table-cell office:value-type="float" office:value="26.824">
            <text:p>26.82</text:p>
          </table:table-cell>
          <table:table-cell office:value-type="float" office:value="52.937">
            <text:p>52.94</text:p>
          </table:table-cell>
        </table:table-row>
        <table:table-row table:style-name="ro1">
          <table:table-cell office:value-type="float" office:value="34.574">
            <text:p>34.57</text:p>
          </table:table-cell>
          <table:table-cell office:value-type="float" office:value="17.152">
            <text:p>17.15</text:p>
          </table:table-cell>
          <table:table-cell table:number-columns-repeated="8"/>
          <table:table-cell office:value-type="float" office:value="23.546">
            <text:p>23.55</text:p>
          </table:table-cell>
          <table:table-cell office:value-type="float" office:value="15.378">
            <text:p>15.38</text:p>
          </table:table-cell>
          <table:table-cell table:number-columns-repeated="7"/>
          <table:table-cell office:value-type="float" office:value="27.875">
            <text:p>27.88</text:p>
          </table:table-cell>
          <table:table-cell office:value-type="float" office:value="52.632">
            <text:p>52.63</text:p>
          </table:table-cell>
        </table:table-row>
        <table:table-row table:style-name="ro1">
          <table:table-cell office:value-type="float" office:value="34.773">
            <text:p>34.77</text:p>
          </table:table-cell>
          <table:table-cell office:value-type="float" office:value="16.46">
            <text:p>16.46</text:p>
          </table:table-cell>
          <table:table-cell table:number-columns-repeated="8"/>
          <table:table-cell office:value-type="float" office:value="23.199">
            <text:p>23.2</text:p>
          </table:table-cell>
          <table:table-cell office:value-type="float" office:value="15.875">
            <text:p>15.88</text:p>
          </table:table-cell>
          <table:table-cell table:number-columns-repeated="7"/>
          <table:table-cell office:value-type="float" office:value="29.171">
            <text:p>29.17</text:p>
          </table:table-cell>
          <table:table-cell office:value-type="float" office:value="52.265">
            <text:p>52.27</text:p>
          </table:table-cell>
        </table:table-row>
        <table:table-row table:style-name="ro1">
          <table:table-cell office:value-type="float" office:value="35.148">
            <text:p>35.15</text:p>
          </table:table-cell>
          <table:table-cell office:value-type="float" office:value="15.636">
            <text:p>15.64</text:p>
          </table:table-cell>
          <table:table-cell table:number-columns-repeated="8"/>
          <table:table-cell office:value-type="float" office:value="22.875">
            <text:p>22.88</text:p>
          </table:table-cell>
          <table:table-cell office:value-type="float" office:value="16.308">
            <text:p>16.31</text:p>
          </table:table-cell>
          <table:table-cell table:number-columns-repeated="7"/>
          <table:table-cell office:value-type="float" office:value="29.949">
            <text:p>29.95</text:p>
          </table:table-cell>
          <table:table-cell office:value-type="float" office:value="51.96">
            <text:p>51.96</text:p>
          </table:table-cell>
        </table:table-row>
        <table:table-row table:style-name="ro1">
          <table:table-cell office:value-type="float" office:value="35.375">
            <text:p>35.38</text:p>
          </table:table-cell>
          <table:table-cell office:value-type="float" office:value="14.878">
            <text:p>14.88</text:p>
          </table:table-cell>
          <table:table-cell table:number-columns-repeated="8"/>
          <table:table-cell office:value-type="float" office:value="22.597">
            <text:p>22.6</text:p>
          </table:table-cell>
          <table:table-cell office:value-type="float" office:value="16.808">
            <text:p>16.81</text:p>
          </table:table-cell>
          <table:table-cell table:number-columns-repeated="7"/>
          <table:table-cell office:value-type="float" office:value="30.773">
            <text:p>30.77</text:p>
          </table:table-cell>
          <table:table-cell office:value-type="float" office:value="51.617">
            <text:p>51.62</text:p>
          </table:table-cell>
        </table:table-row>
        <table:table-row table:style-name="ro1">
          <table:table-cell office:value-type="float" office:value="35.75">
            <text:p>35.75</text:p>
          </table:table-cell>
          <table:table-cell office:value-type="float" office:value="14.054">
            <text:p>14.05</text:p>
          </table:table-cell>
          <table:table-cell table:number-columns-repeated="8"/>
          <table:table-cell office:value-type="float" office:value="22.296">
            <text:p>22.3</text:p>
          </table:table-cell>
          <table:table-cell office:value-type="float" office:value="17.238">
            <text:p>17.24</text:p>
          </table:table-cell>
          <table:table-cell table:number-columns-repeated="7"/>
          <table:table-cell office:value-type="float" office:value="31.648">
            <text:p>31.65</text:p>
          </table:table-cell>
          <table:table-cell office:value-type="float" office:value="51.246">
            <text:p>51.25</text:p>
          </table:table-cell>
        </table:table-row>
        <table:table-row table:style-name="ro1">
          <table:table-cell office:value-type="float" office:value="36.046">
            <text:p>36.05</text:p>
          </table:table-cell>
          <table:table-cell office:value-type="float" office:value="13.187">
            <text:p>13.19</text:p>
          </table:table-cell>
          <table:table-cell table:number-columns-repeated="8"/>
          <table:table-cell office:value-type="float" office:value="21.949">
            <text:p>21.95</text:p>
          </table:table-cell>
          <table:table-cell office:value-type="float" office:value="17.714">
            <text:p>17.71</text:p>
          </table:table-cell>
          <table:table-cell table:number-columns-repeated="7"/>
          <table:table-cell office:value-type="float" office:value="32.523">
            <text:p>32.52</text:p>
          </table:table-cell>
          <table:table-cell office:value-type="float" office:value="50.878">
            <text:p>50.88</text:p>
          </table:table-cell>
        </table:table-row>
        <table:table-row table:style-name="ro1">
          <table:table-cell office:value-type="float" office:value="36.398">
            <text:p>36.4</text:p>
          </table:table-cell>
          <table:table-cell office:value-type="float" office:value="12.324">
            <text:p>12.32</text:p>
          </table:table-cell>
          <table:table-cell table:number-columns-repeated="8"/>
          <table:table-cell office:value-type="float" office:value="21.546">
            <text:p>21.55</text:p>
          </table:table-cell>
          <table:table-cell office:value-type="float" office:value="18.191">
            <text:p>18.19</text:p>
          </table:table-cell>
          <table:table-cell table:number-columns-repeated="7"/>
          <table:table-cell office:value-type="float" office:value="33.296">
            <text:p>33.3</text:p>
          </table:table-cell>
          <table:table-cell office:value-type="float" office:value="50.511">
            <text:p>50.51</text:p>
          </table:table-cell>
        </table:table-row>
        <table:table-row table:style-name="ro1">
          <table:table-cell office:value-type="float" office:value="36.625">
            <text:p>36.63</text:p>
          </table:table-cell>
          <table:table-cell office:value-type="float" office:value="11.433">
            <text:p>11.43</text:p>
          </table:table-cell>
          <table:table-cell table:number-columns-repeated="8"/>
          <table:table-cell office:value-type="float" office:value="21.148">
            <text:p>21.15</text:p>
          </table:table-cell>
          <table:table-cell office:value-type="float" office:value="18.691">
            <text:p>18.69</text:p>
          </table:table-cell>
          <table:table-cell table:number-columns-repeated="7"/>
          <table:table-cell office:value-type="float" office:value="34.097">
            <text:p>34.1</text:p>
          </table:table-cell>
          <table:table-cell office:value-type="float" office:value="50.121">
            <text:p>50.12</text:p>
          </table:table-cell>
        </table:table-row>
        <table:table-row table:style-name="ro1">
          <table:table-cell office:value-type="float" office:value="36.671">
            <text:p>36.67</text:p>
          </table:table-cell>
          <table:table-cell office:value-type="float" office:value="10.675">
            <text:p>10.68</text:p>
          </table:table-cell>
          <table:table-cell table:number-columns-repeated="8"/>
          <table:table-cell office:value-type="float" office:value="20.75">
            <text:p>20.75</text:p>
          </table:table-cell>
          <table:table-cell office:value-type="float" office:value="19.167">
            <text:p>19.17</text:p>
          </table:table-cell>
          <table:table-cell table:number-columns-repeated="7"/>
          <table:table-cell office:value-type="float" office:value="35.046">
            <text:p>35.05</text:p>
          </table:table-cell>
          <table:table-cell office:value-type="float" office:value="49.687">
            <text:p>49.69</text:p>
          </table:table-cell>
        </table:table-row>
        <table:table-row table:style-name="ro1">
          <table:table-cell office:value-type="float" office:value="36.773">
            <text:p>36.77</text:p>
          </table:table-cell>
          <table:table-cell office:value-type="float" office:value="9.855">
            <text:p>9.86</text:p>
          </table:table-cell>
          <table:table-cell table:number-columns-repeated="8"/>
          <table:table-cell office:value-type="float" office:value="20.375">
            <text:p>20.38</text:p>
          </table:table-cell>
          <table:table-cell office:value-type="float" office:value="19.621">
            <text:p>19.62</text:p>
          </table:table-cell>
          <table:table-cell table:number-columns-repeated="7"/>
          <table:table-cell office:value-type="float" office:value="35.972">
            <text:p>35.97</text:p>
          </table:table-cell>
          <table:table-cell office:value-type="float" office:value="49.21">
            <text:p>49.21</text:p>
          </table:table-cell>
        </table:table-row>
        <table:table-row table:style-name="ro1">
          <table:table-cell office:value-type="float" office:value="36.75">
            <text:p>36.75</text:p>
          </table:table-cell>
          <table:table-cell office:value-type="float" office:value="9.183">
            <text:p>9.18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20.078">
            <text:p>20.08</text:p>
          </table:table-cell>
          <table:table-cell table:number-columns-repeated="7"/>
          <table:table-cell office:value-type="float" office:value="36.824">
            <text:p>36.82</text:p>
          </table:table-cell>
          <table:table-cell office:value-type="float" office:value="48.757">
            <text:p>48.76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8.23">
            <text:p>8.23</text:p>
          </table:table-cell>
          <table:table-cell table:number-columns-repeated="8"/>
          <table:table-cell office:value-type="float" office:value="19.574">
            <text:p>19.57</text:p>
          </table:table-cell>
          <table:table-cell office:value-type="float" office:value="20.531">
            <text:p>20.53</text:p>
          </table:table-cell>
          <table:table-cell table:number-columns-repeated="7"/>
          <table:table-cell office:value-type="float" office:value="37.75">
            <text:p>37.75</text:p>
          </table:table-cell>
          <table:table-cell office:value-type="float" office:value="48.257">
            <text:p>48.26</text:p>
          </table:table-cell>
        </table:table-row>
        <table:table-row table:style-name="ro1">
          <table:table-cell office:value-type="float" office:value="37.222">
            <text:p>37.22</text:p>
          </table:table-cell>
          <table:table-cell office:value-type="float" office:value="7.339">
            <text:p>7.34</text:p>
          </table:table-cell>
          <table:table-cell table:number-columns-repeated="8"/>
          <table:table-cell office:value-type="float" office:value="19.148">
            <text:p>19.15</text:p>
          </table:table-cell>
          <table:table-cell office:value-type="float" office:value="21.007">
            <text:p>21.01</text:p>
          </table:table-cell>
          <table:table-cell table:number-columns-repeated="7"/>
          <table:table-cell office:value-type="float" office:value="39.125">
            <text:p>39.13</text:p>
          </table:table-cell>
          <table:table-cell office:value-type="float" office:value="47.628">
            <text:p>47.63</text:p>
          </table:table-cell>
        </table:table-row>
        <table:table-row table:style-name="ro1">
          <table:table-cell office:value-type="float" office:value="37.273">
            <text:p>37.27</text:p>
          </table:table-cell>
          <table:table-cell office:value-type="float" office:value="6.562">
            <text:p>6.56</text:p>
          </table:table-cell>
          <table:table-cell table:number-columns-repeated="8"/>
          <table:table-cell office:value-type="float" office:value="18.722">
            <text:p>18.72</text:p>
          </table:table-cell>
          <table:table-cell office:value-type="float" office:value="21.441">
            <text:p>21.44</text:p>
          </table:table-cell>
          <table:table-cell table:number-columns-repeated="7"/>
          <table:table-cell office:value-type="float" office:value="39.722">
            <text:p>39.72</text:p>
          </table:table-cell>
          <table:table-cell office:value-type="float" office:value="47.195">
            <text:p>47.2</text:p>
          </table:table-cell>
        </table:table-row>
        <table:table-row table:style-name="ro1">
          <table:table-cell office:value-type="float" office:value="37.222">
            <text:p>37.22</text:p>
          </table:table-cell>
          <table:table-cell office:value-type="float" office:value="5.867">
            <text:p>5.87</text:p>
          </table:table-cell>
          <table:table-cell table:number-columns-repeated="8"/>
          <table:table-cell office:value-type="float" office:value="18.296">
            <text:p>18.3</text:p>
          </table:table-cell>
          <table:table-cell office:value-type="float" office:value="21.855">
            <text:p>21.86</text:p>
          </table:table-cell>
          <table:table-cell table:number-columns-repeated="7"/>
          <table:table-cell office:value-type="float" office:value="40.523">
            <text:p>40.52</text:p>
          </table:table-cell>
          <table:table-cell office:value-type="float" office:value="46.632">
            <text:p>46.63</text:p>
          </table:table-cell>
        </table:table-row>
        <table:table-row table:style-name="ro1">
          <table:table-cell office:value-type="float" office:value="37.171">
            <text:p>37.17</text:p>
          </table:table-cell>
          <table:table-cell office:value-type="float" office:value="5.195">
            <text:p>5.2</text:p>
          </table:table-cell>
          <table:table-cell table:number-columns-repeated="8"/>
          <table:table-cell office:value-type="float" office:value="17.824">
            <text:p>17.82</text:p>
          </table:table-cell>
          <table:table-cell office:value-type="float" office:value="22.285">
            <text:p>22.29</text:p>
          </table:table-cell>
          <table:table-cell table:number-columns-repeated="7"/>
          <table:table-cell office:value-type="float" office:value="41.375">
            <text:p>41.38</text:p>
          </table:table-cell>
          <table:table-cell office:value-type="float" office:value="46.07">
            <text:p>46.07</text:p>
          </table:table-cell>
        </table:table-row>
        <table:table-row table:style-name="ro1">
          <table:table-cell office:value-type="float" office:value="37.25">
            <text:p>37.25</text:p>
          </table:table-cell>
          <table:table-cell office:value-type="float" office:value="4.437">
            <text:p>4.44</text:p>
          </table:table-cell>
          <table:table-cell table:number-columns-repeated="8"/>
          <table:table-cell office:value-type="float" office:value="17.347">
            <text:p>17.35</text:p>
          </table:table-cell>
          <table:table-cell office:value-type="float" office:value="22.699">
            <text:p>22.7</text:p>
          </table:table-cell>
          <table:table-cell table:number-columns-repeated="7"/>
          <table:table-cell office:value-type="float" office:value="42.222">
            <text:p>42.22</text:p>
          </table:table-cell>
          <table:table-cell office:value-type="float" office:value="45.507">
            <text:p>45.51</text:p>
          </table:table-cell>
        </table:table-row>
        <table:table-row table:style-name="ro1">
          <table:table-cell office:value-type="float" office:value="37.375">
            <text:p>37.38</text:p>
          </table:table-cell>
          <table:table-cell office:value-type="float" office:value="3.484">
            <text:p>3.48</text:p>
          </table:table-cell>
          <table:table-cell table:number-columns-repeated="8"/>
          <table:table-cell office:value-type="float" office:value="16.875">
            <text:p>16.88</text:p>
          </table:table-cell>
          <table:table-cell office:value-type="float" office:value="23">
            <text:p>23</text:p>
          </table:table-cell>
          <table:table-cell table:number-columns-repeated="7"/>
          <table:table-cell office:value-type="float" office:value="43.074">
            <text:p>43.07</text:p>
          </table:table-cell>
          <table:table-cell office:value-type="float" office:value="44.878">
            <text:p>44.88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2.554">
            <text:p>2.55</text:p>
          </table:table-cell>
          <table:table-cell table:number-columns-repeated="8"/>
          <table:table-cell office:value-type="float" office:value="16.375">
            <text:p>16.38</text:p>
          </table:table-cell>
          <table:table-cell office:value-type="float" office:value="23.457">
            <text:p>23.46</text:p>
          </table:table-cell>
          <table:table-cell table:number-columns-repeated="7"/>
          <table:table-cell office:value-type="float" office:value="43.875">
            <text:p>43.88</text:p>
          </table:table-cell>
          <table:table-cell office:value-type="float" office:value="44.292">
            <text:p>44.29</text:p>
          </table:table-cell>
        </table:table-row>
        <table:table-row table:style-name="ro1">
          <table:table-cell office:value-type="float" office:value="37.472">
            <text:p>37.47</text:p>
          </table:table-cell>
          <table:table-cell office:value-type="float" office:value="1.73">
            <text:p>1.73</text:p>
          </table:table-cell>
          <table:table-cell table:number-columns-repeated="8"/>
          <table:table-cell office:value-type="float" office:value="15.898">
            <text:p>15.9</text:p>
          </table:table-cell>
          <table:table-cell office:value-type="float" office:value="23.847">
            <text:p>23.85</text:p>
          </table:table-cell>
          <table:table-cell table:number-columns-repeated="7"/>
          <table:table-cell office:value-type="float" office:value="44.671">
            <text:p>44.67</text:p>
          </table:table-cell>
          <table:table-cell office:value-type="float" office:value="43.687">
            <text:p>43.69</text:p>
          </table:table-cell>
        </table:table-row>
        <table:table-row table:style-name="ro1">
          <table:table-cell office:value-type="float" office:value="37.25">
            <text:p>37.25</text:p>
          </table:table-cell>
          <table:table-cell office:value-type="float" office:value="0.949">
            <text:p>0.95</text:p>
          </table:table-cell>
          <table:table-cell table:number-columns-repeated="8"/>
          <table:table-cell office:value-type="float" office:value="15.449">
            <text:p>15.45</text:p>
          </table:table-cell>
          <table:table-cell office:value-type="float" office:value="24.191">
            <text:p>24.19</text:p>
          </table:table-cell>
          <table:table-cell table:number-columns-repeated="7"/>
          <table:table-cell office:value-type="float" office:value="45.449">
            <text:p>45.45</text:p>
          </table:table-cell>
          <table:table-cell office:value-type="float" office:value="43.058">
            <text:p>43.06</text:p>
          </table:table-cell>
        </table:table-row>
        <table:table-row table:style-name="ro1">
          <table:table-cell office:value-type="float" office:value="37.273">
            <text:p>37.27</text:p>
          </table:table-cell>
          <table:table-cell office:value-type="float" office:value="0.062">
            <text:p>0.06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float" office:value="24.539">
            <text:p>24.54</text:p>
          </table:table-cell>
          <table:table-cell table:number-columns-repeated="7"/>
          <table:table-cell office:value-type="float" office:value="46.199">
            <text:p>46.2</text:p>
          </table:table-cell>
          <table:table-cell office:value-type="float" office:value="42.386">
            <text:p>42.39</text:p>
          </table:table-cell>
        </table:table-row>
        <table:table-row table:style-name="ro1">
          <table:table-cell office:value-type="float" office:value="37.25">
            <text:p>37.2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4.5">
            <text:p>14.5</text:p>
          </table:table-cell>
          <table:table-cell office:value-type="float" office:value="24.886">
            <text:p>24.89</text:p>
          </table:table-cell>
          <table:table-cell table:number-columns-repeated="7"/>
          <table:table-cell office:value-type="float" office:value="47.074">
            <text:p>47.07</text:p>
          </table:table-cell>
          <table:table-cell office:value-type="float" office:value="41.652">
            <text:p>41.65</text:p>
          </table:table-cell>
        </table:table-row>
        <table:table-row table:style-name="ro1">
          <table:table-cell office:value-type="float" office:value="37.046">
            <text:p>37.0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float" office:value="25.234">
            <text:p>25.23</text:p>
          </table:table-cell>
          <table:table-cell table:number-columns-repeated="7"/>
          <table:table-cell office:value-type="float" office:value="48.148">
            <text:p>48.15</text:p>
          </table:table-cell>
          <table:table-cell office:value-type="float" office:value="40.632">
            <text:p>40.63</text:p>
          </table:table-cell>
        </table:table-row>
        <table:table-row table:style-name="ro1">
          <table:table-cell office:value-type="float" office:value="37.097">
            <text:p>37.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3.5">
            <text:p>13.5</text:p>
          </table:table-cell>
          <table:table-cell office:value-type="float" office:value="25.558">
            <text:p>25.56</text:p>
          </table:table-cell>
          <table:table-cell table:number-columns-repeated="7"/>
          <table:table-cell office:value-type="float" office:value="43.898">
            <text:p>43.9</text:p>
          </table:table-cell>
          <table:table-cell office:value-type="float" office:value="41.714">
            <text:p>41.71</text:p>
          </table:table-cell>
        </table:table-row>
        <table:table-row table:style-name="ro1">
          <table:table-cell office:value-type="float" office:value="37.097">
            <text:p>37.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2.972">
            <text:p>12.97</text:p>
          </table:table-cell>
          <table:table-cell office:value-type="float" office:value="25.859">
            <text:p>25.86</text:p>
          </table:table-cell>
          <table:table-cell table:number-columns-repeated="7"/>
          <table:table-cell office:value-type="float" office:value="45.875">
            <text:p>45.88</text:p>
          </table:table-cell>
          <table:table-cell office:value-type="float" office:value="41.109">
            <text:p>41.11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2.472">
            <text:p>12.47</text:p>
          </table:table-cell>
          <table:table-cell office:value-type="float" office:value="26.187">
            <text:p>26.19</text:p>
          </table:table-cell>
          <table:table-cell table:number-columns-repeated="7"/>
          <table:table-cell office:value-type="float" office:value="47.222">
            <text:p>47.22</text:p>
          </table:table-cell>
          <table:table-cell office:value-type="float" office:value="40.503">
            <text:p>40.5</text:p>
          </table:table-cell>
        </table:table-row>
        <table:table-row table:style-name="ro1">
          <table:table-cell office:value-type="float" office:value="37.046">
            <text:p>37.0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1.921">
            <text:p>11.92</text:p>
          </table:table-cell>
          <table:table-cell office:value-type="float" office:value="26.468">
            <text:p>26.47</text:p>
          </table:table-cell>
          <table:table-cell table:number-columns-repeated="7"/>
          <table:table-cell office:value-type="float" office:value="47.199">
            <text:p>47.2</text:p>
          </table:table-cell>
          <table:table-cell office:value-type="float" office:value="40.351">
            <text:p>40.35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1.421">
            <text:p>11.42</text:p>
          </table:table-cell>
          <table:table-cell office:value-type="float" office:value="26.769">
            <text:p>26.77</text:p>
          </table:table-cell>
          <table:table-cell table:number-columns-repeated="7"/>
          <table:table-cell office:value-type="float" office:value="45.046">
            <text:p>45.05</text:p>
          </table:table-cell>
          <table:table-cell office:value-type="float" office:value="41.109">
            <text:p>41.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0.875">
            <text:p>10.88</text:p>
          </table:table-cell>
          <table:table-cell office:value-type="float" office:value="27.05">
            <text:p>27.05</text:p>
          </table:table-cell>
          <table:table-cell table:number-columns-repeated="7"/>
          <table:table-cell office:value-type="float" office:value="46.347">
            <text:p>46.35</text:p>
          </table:table-cell>
          <table:table-cell office:value-type="float" office:value="40.871">
            <text:p>40.87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0.347">
            <text:p>10.35</text:p>
          </table:table-cell>
          <table:table-cell office:value-type="float" office:value="27.355">
            <text:p>27.36</text:p>
          </table:table-cell>
          <table:table-cell table:number-columns-repeated="7"/>
          <table:table-cell office:value-type="float" office:value="47.347">
            <text:p>47.35</text:p>
          </table:table-cell>
          <table:table-cell office:value-type="float" office:value="40.351">
            <text:p>40.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9.773">
            <text:p>9.77</text:p>
          </table:table-cell>
          <table:table-cell office:value-type="float" office:value="27.636">
            <text:p>27.64</text:p>
          </table:table-cell>
          <table:table-cell table:number-columns-repeated="7"/>
          <table:table-cell office:value-type="float" office:value="44.648">
            <text:p>44.65</text:p>
          </table:table-cell>
          <table:table-cell office:value-type="float" office:value="41.109">
            <text:p>41.11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9.199">
            <text:p>9.2</text:p>
          </table:table-cell>
          <table:table-cell office:value-type="float" office:value="27.875">
            <text:p>27.88</text:p>
          </table:table-cell>
          <table:table-cell table:number-columns-repeated="7"/>
          <table:table-cell office:value-type="float" office:value="45.898">
            <text:p>45.9</text:p>
          </table:table-cell>
          <table:table-cell office:value-type="float" office:value="40.894">
            <text:p>40.89</text:p>
          </table:table-cell>
        </table:table-row>
        <table:table-row table:style-name="ro1">
          <table:table-cell office:value-type="float" office:value="37.398">
            <text:p>37.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8.625">
            <text:p>8.63</text:p>
          </table:table-cell>
          <table:table-cell office:value-type="float" office:value="28.156">
            <text:p>28.16</text:p>
          </table:table-cell>
          <table:table-cell table:number-columns-repeated="7"/>
          <table:table-cell office:value-type="float" office:value="47.222">
            <text:p>47.22</text:p>
          </table:table-cell>
          <table:table-cell office:value-type="float" office:value="40.222">
            <text:p>40.22</text:p>
          </table:table-cell>
        </table:table-row>
        <table:table-row table:style-name="ro1">
          <table:table-cell office:value-type="float" office:value="37.546">
            <text:p>37.5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8.074">
            <text:p>8.07</text:p>
          </table:table-cell>
          <table:table-cell office:value-type="float" office:value="28.375">
            <text:p>28.38</text:p>
          </table:table-cell>
          <table:table-cell table:number-columns-repeated="7"/>
          <table:table-cell office:value-type="float" office:value="46.546">
            <text:p>46.55</text:p>
          </table:table-cell>
          <table:table-cell office:value-type="float" office:value="40.046">
            <text:p>40.05</text:p>
          </table:table-cell>
        </table:table-row>
        <table:table-row table:style-name="ro1">
          <table:table-cell office:value-type="float" office:value="37.449">
            <text:p>37.4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7.449">
            <text:p>7.45</text:p>
          </table:table-cell>
          <table:table-cell office:value-type="float" office:value="28.613">
            <text:p>28.61</text:p>
          </table:table-cell>
          <table:table-cell table:number-columns-repeated="7"/>
          <table:table-cell office:value-type="float" office:value="45.324">
            <text:p>45.32</text:p>
          </table:table-cell>
          <table:table-cell office:value-type="float" office:value="40.699">
            <text:p>40.7</text:p>
          </table:table-cell>
        </table:table-row>
        <table:table-row table:style-name="ro1">
          <table:table-cell office:value-type="float" office:value="37.324">
            <text:p>37.3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6.773">
            <text:p>6.77</text:p>
          </table:table-cell>
          <table:table-cell office:value-type="float" office:value="28.851">
            <text:p>28.85</text:p>
          </table:table-cell>
          <table:table-cell table:number-columns-repeated="7"/>
          <table:table-cell office:value-type="float" office:value="46.597">
            <text:p>46.6</text:p>
          </table:table-cell>
          <table:table-cell office:value-type="float" office:value="40.07">
            <text:p>40.07</text:p>
          </table:table-cell>
        </table:table-row>
        <table:table-row table:style-name="ro1">
          <table:table-cell office:value-type="float" office:value="37.171">
            <text:p>37.1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6.171">
            <text:p>6.17</text:p>
          </table:table-cell>
          <table:table-cell office:value-type="float" office:value="29.023">
            <text:p>29.02</text:p>
          </table:table-cell>
          <table:table-cell table:number-columns-repeated="7"/>
          <table:table-cell office:value-type="float" office:value="44.375">
            <text:p>44.38</text:p>
          </table:table-cell>
          <table:table-cell office:value-type="float" office:value="41.195">
            <text:p>41.2</text:p>
          </table:table-cell>
        </table:table-row>
        <table:table-row table:style-name="ro1">
          <table:table-cell office:value-type="float" office:value="37.097">
            <text:p>37.1</text:p>
          </table:table-cell>
          <table:table-cell office:value-type="float" office:value="0.429">
            <text:p>0.43</text:p>
          </table:table-cell>
          <table:table-cell table:number-columns-repeated="8"/>
          <table:table-cell office:value-type="float" office:value="5.625">
            <text:p>5.63</text:p>
          </table:table-cell>
          <table:table-cell office:value-type="float" office:value="29.285">
            <text:p>29.29</text:p>
          </table:table-cell>
          <table:table-cell table:number-columns-repeated="7"/>
          <table:table-cell office:value-type="float" office:value="45.398">
            <text:p>45.4</text:p>
          </table:table-cell>
          <table:table-cell office:value-type="float" office:value="40.828">
            <text:p>40.83</text:p>
          </table:table-cell>
        </table:table-row>
        <table:table-row table:style-name="ro1">
          <table:table-cell office:value-type="float" office:value="37.148">
            <text:p>37.15</text:p>
          </table:table-cell>
          <table:table-cell office:value-type="float" office:value="1.144">
            <text:p>1.14</text:p>
          </table:table-cell>
          <table:table-cell table:number-columns-repeated="8"/>
          <table:table-cell office:value-type="float" office:value="5.023">
            <text:p>5.02</text:p>
          </table:table-cell>
          <table:table-cell office:value-type="float" office:value="29.457">
            <text:p>29.46</text:p>
          </table:table-cell>
          <table:table-cell table:number-columns-repeated="7"/>
          <table:table-cell office:value-type="float" office:value="45.023">
            <text:p>45.0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7.023">
            <text:p>37.02</text:p>
          </table:table-cell>
          <table:table-cell office:value-type="float" office:value="1.902">
            <text:p>1.9</text:p>
          </table:table-cell>
          <table:table-cell table:number-columns-repeated="8"/>
          <table:table-cell office:value-type="float" office:value="4.449">
            <text:p>4.45</text:p>
          </table:table-cell>
          <table:table-cell office:value-type="float" office:value="29.671">
            <text:p>29.67</text:p>
          </table:table-cell>
          <table:table-cell table:number-columns-repeated="7"/>
          <table:table-cell office:value-type="float" office:value="42.347">
            <text:p>42.35</text:p>
          </table:table-cell>
          <table:table-cell office:value-type="float" office:value="42.148">
            <text:p>42.15</text:p>
          </table:table-cell>
        </table:table-row>
        <table:table-row table:style-name="ro1">
          <table:table-cell office:value-type="float" office:value="37.171">
            <text:p>37.17</text:p>
          </table:table-cell>
          <table:table-cell office:value-type="float" office:value="2.531">
            <text:p>2.53</text:p>
          </table:table-cell>
          <table:table-cell table:number-columns-repeated="8"/>
          <table:table-cell office:value-type="float" office:value="3.75">
            <text:p>3.75</text:p>
          </table:table-cell>
          <table:table-cell office:value-type="float" office:value="29.89">
            <text:p>29.89</text:p>
          </table:table-cell>
          <table:table-cell table:number-columns-repeated="7"/>
          <table:table-cell office:value-type="float" office:value="42.421">
            <text:p>42.42</text:p>
          </table:table-cell>
          <table:table-cell office:value-type="float" office:value="42.539">
            <text:p>42.54</text:p>
          </table:table-cell>
        </table:table-row>
        <table:table-row table:style-name="ro1">
          <table:table-cell office:value-type="float" office:value="36.972">
            <text:p>36.97</text:p>
          </table:table-cell>
          <table:table-cell office:value-type="float" office:value="3.378">
            <text:p>3.38</text:p>
          </table:table-cell>
          <table:table-cell table:number-columns-repeated="8"/>
          <table:table-cell office:value-type="float" office:value="3.25">
            <text:p>3.25</text:p>
          </table:table-cell>
          <table:table-cell office:value-type="float" office:value="30.062">
            <text:p>30.06</text:p>
          </table:table-cell>
          <table:table-cell table:number-columns-repeated="7"/>
          <table:table-cell office:value-type="float" office:value="40.375">
            <text:p>40.38</text:p>
          </table:table-cell>
          <table:table-cell office:value-type="float" office:value="43.425">
            <text:p>43.43</text:p>
          </table:table-cell>
        </table:table-row>
        <table:table-row table:style-name="ro1">
          <table:table-cell office:value-type="float" office:value="36.699">
            <text:p>36.7</text:p>
          </table:table-cell>
          <table:table-cell office:value-type="float" office:value="4.242">
            <text:p>4.24</text:p>
          </table:table-cell>
          <table:table-cell table:number-columns-repeated="8"/>
          <table:table-cell office:value-type="float" office:value="2.449">
            <text:p>2.45</text:p>
          </table:table-cell>
          <table:table-cell office:value-type="float" office:value="30.234">
            <text:p>30.23</text:p>
          </table:table-cell>
          <table:table-cell table:number-columns-repeated="7"/>
          <table:table-cell office:value-type="float" office:value="40.75">
            <text:p>40.75</text:p>
          </table:table-cell>
          <table:table-cell office:value-type="float" office:value="43.73">
            <text:p>43.73</text:p>
          </table:table-cell>
        </table:table-row>
        <table:table-row table:style-name="ro1">
          <table:table-cell office:value-type="float" office:value="36.648">
            <text:p>36.65</text:p>
          </table:table-cell>
          <table:table-cell office:value-type="float" office:value="5.046">
            <text:p>5.05</text:p>
          </table:table-cell>
          <table:table-cell table:number-columns-repeated="8"/>
          <table:table-cell office:value-type="float" office:value="2.023">
            <text:p>2.02</text:p>
          </table:table-cell>
          <table:table-cell office:value-type="float" office:value="30.429">
            <text:p>30.43</text:p>
          </table:table-cell>
          <table:table-cell table:number-columns-repeated="7"/>
          <table:table-cell office:value-type="float" office:value="40.472">
            <text:p>40.47</text:p>
          </table:table-cell>
          <table:table-cell office:value-type="float" office:value="44.292">
            <text:p>44.29</text:p>
          </table:table-cell>
        </table:table-row>
        <table:table-row table:style-name="ro1">
          <table:table-cell office:value-type="float" office:value="36.574">
            <text:p>36.57</text:p>
          </table:table-cell>
          <table:table-cell office:value-type="float" office:value="5.738">
            <text:p>5.74</text:p>
          </table:table-cell>
          <table:table-cell table:number-columns-repeated="8"/>
          <table:table-cell office:value-type="float" office:value="1.273">
            <text:p>1.27</text:p>
          </table:table-cell>
          <table:table-cell office:value-type="float" office:value="30.562">
            <text:p>30.56</text:p>
          </table:table-cell>
          <table:table-cell table:number-columns-repeated="7"/>
          <table:table-cell office:value-type="float" office:value="37.796">
            <text:p>37.8</text:p>
          </table:table-cell>
          <table:table-cell office:value-type="float" office:value="45.226">
            <text:p>45.23</text:p>
          </table:table-cell>
        </table:table-row>
        <table:table-row table:style-name="ro1">
          <table:table-cell office:value-type="float" office:value="36.324">
            <text:p>36.32</text:p>
          </table:table-cell>
          <table:table-cell office:value-type="float" office:value="6.539">
            <text:p>6.54</text:p>
          </table:table-cell>
          <table:table-cell table:number-columns-repeated="8"/>
          <table:table-cell office:value-type="float" office:value="0.699">
            <text:p>0.7</text:p>
          </table:table-cell>
          <table:table-cell office:value-type="float" office:value="30.71">
            <text:p>30.71</text:p>
          </table:table-cell>
          <table:table-cell table:number-columns-repeated="7"/>
          <table:table-cell office:value-type="float" office:value="39.347">
            <text:p>39.35</text:p>
          </table:table-cell>
          <table:table-cell office:value-type="float" office:value="45.289">
            <text:p>45.29</text:p>
          </table:table-cell>
        </table:table-row>
        <table:table-row table:style-name="ro1">
          <table:table-cell office:value-type="float" office:value="36.023">
            <text:p>36.02</text:p>
          </table:table-cell>
          <table:table-cell office:value-type="float" office:value="7.425">
            <text:p>7.43</text:p>
          </table:table-cell>
          <table:table-cell table:number-columns-repeated="8"/>
          <table:table-cell office:value-type="float" office:value="0.125">
            <text:p>0.13</text:p>
          </table:table-cell>
          <table:table-cell office:value-type="float" office:value="30.82">
            <text:p>30.82</text:p>
          </table:table-cell>
          <table:table-cell table:number-columns-repeated="7"/>
          <table:table-cell office:value-type="float" office:value="37.796">
            <text:p>37.8</text:p>
          </table:table-cell>
          <table:table-cell office:value-type="float" office:value="45.984">
            <text:p>45.98</text:p>
          </table:table-cell>
        </table:table-row>
        <table:table-row table:style-name="ro1">
          <table:table-cell office:value-type="float" office:value="35.847">
            <text:p>35.85</text:p>
          </table:table-cell>
          <table:table-cell office:value-type="float" office:value="8.316">
            <text:p>8.32</text:p>
          </table:table-cell>
          <table:table-cell table:number-columns-repeated="8"/>
          <table:table-cell office:value-type="float" office:value="-0.472">
            <text:p>-0.47</text:p>
          </table:table-cell>
          <table:table-cell office:value-type="float" office:value="30.929">
            <text:p>30.93</text:p>
          </table:table-cell>
          <table:table-cell table:number-columns-repeated="7"/>
          <table:table-cell office:value-type="float" office:value="36.949">
            <text:p>36.95</text:p>
          </table:table-cell>
          <table:table-cell office:value-type="float" office:value="46.437">
            <text:p>46.44</text:p>
          </table:table-cell>
        </table:table-row>
        <table:table-row table:style-name="ro1">
          <table:table-cell office:value-type="float" office:value="35.773">
            <text:p>35.77</text:p>
          </table:table-cell>
          <table:table-cell office:value-type="float" office:value="9.05">
            <text:p>9.05</text:p>
          </table:table-cell>
          <table:table-cell table:number-columns-repeated="8"/>
          <table:table-cell office:value-type="float" office:value="-1.125">
            <text:p>-1.13</text:p>
          </table:table-cell>
          <table:table-cell office:value-type="float" office:value="31.039">
            <text:p>31.04</text:p>
          </table:table-cell>
          <table:table-cell table:number-columns-repeated="7"/>
          <table:table-cell office:value-type="float" office:value="36.046">
            <text:p>36.05</text:p>
          </table:table-cell>
          <table:table-cell office:value-type="float" office:value="47.046">
            <text:p>47.05</text:p>
          </table:table-cell>
        </table:table-row>
        <table:table-row table:style-name="ro1">
          <table:table-cell office:value-type="float" office:value="35.597">
            <text:p>35.6</text:p>
          </table:table-cell>
          <table:table-cell office:value-type="float" office:value="9.832">
            <text:p>9.83</text:p>
          </table:table-cell>
          <table:table-cell table:number-columns-repeated="8"/>
          <table:table-cell office:value-type="float" office:value="-1.722">
            <text:p>-1.72</text:p>
          </table:table-cell>
          <table:table-cell office:value-type="float" office:value="31.101">
            <text:p>31.1</text:p>
          </table:table-cell>
          <table:table-cell table:number-columns-repeated="7"/>
          <table:table-cell office:value-type="float" office:value="32.472">
            <text:p>32.47</text:p>
          </table:table-cell>
          <table:table-cell office:value-type="float" office:value="47.953">
            <text:p>47.95</text:p>
          </table:table-cell>
        </table:table-row>
        <table:table-row table:style-name="ro1">
          <table:table-cell office:value-type="float" office:value="35.25">
            <text:p>35.25</text:p>
          </table:table-cell>
          <table:table-cell office:value-type="float" office:value="10.718">
            <text:p>10.72</text:p>
          </table:table-cell>
          <table:table-cell table:number-columns-repeated="8"/>
          <table:table-cell office:value-type="float" office:value="-2.347">
            <text:p>-2.35</text:p>
          </table:table-cell>
          <table:table-cell office:value-type="float" office:value="31.21">
            <text:p>31.21</text:p>
          </table:table-cell>
          <table:table-cell table:number-columns-repeated="7"/>
          <table:table-cell office:value-type="float" office:value="34.046">
            <text:p>34.05</text:p>
          </table:table-cell>
          <table:table-cell office:value-type="float" office:value="48.042">
            <text:p>48.04</text:p>
          </table:table-cell>
        </table:table-row>
        <table:table-row table:style-name="ro1">
          <table:table-cell office:value-type="float" office:value="34.949">
            <text:p>34.95</text:p>
          </table:table-cell>
          <table:table-cell office:value-type="float" office:value="11.652">
            <text:p>11.65</text:p>
          </table:table-cell>
          <table:table-cell table:number-columns-repeated="8"/>
          <table:table-cell office:value-type="float" office:value="-3.023">
            <text:p>-3.02</text:p>
          </table:table-cell>
          <table:table-cell office:value-type="float" office:value="31.277">
            <text:p>31.28</text:p>
          </table:table-cell>
          <table:table-cell table:number-columns-repeated="7"/>
          <table:table-cell office:value-type="float" office:value="31.824">
            <text:p>31.82</text:p>
          </table:table-cell>
          <table:table-cell office:value-type="float" office:value="48.71">
            <text:p>48.71</text:p>
          </table:table-cell>
        </table:table-row>
        <table:table-row table:style-name="ro1">
          <table:table-cell office:value-type="float" office:value="34.722">
            <text:p>34.72</text:p>
          </table:table-cell>
          <table:table-cell office:value-type="float" office:value="12.472">
            <text:p>12.47</text:p>
          </table:table-cell>
          <table:table-cell table:number-columns-repeated="8"/>
          <table:table-cell office:value-type="float" office:value="-3.699">
            <text:p>-3.7</text:p>
          </table:table-cell>
          <table:table-cell office:value-type="float" office:value="31.382">
            <text:p>31.38</text:p>
          </table:table-cell>
          <table:table-cell table:number-columns-repeated="7"/>
          <table:table-cell office:value-type="float" office:value="33.449">
            <text:p>33.45</text:p>
          </table:table-cell>
          <table:table-cell office:value-type="float" office:value="48.886">
            <text:p>48.89</text:p>
          </table:table-cell>
        </table:table-row>
        <table:table-row table:style-name="ro1">
          <table:table-cell office:value-type="float" office:value="34.347">
            <text:p>34.35</text:p>
          </table:table-cell>
          <table:table-cell office:value-type="float" office:value="13.339">
            <text:p>13.34</text:p>
          </table:table-cell>
          <table:table-cell table:number-columns-repeated="8"/>
          <table:table-cell office:value-type="float" office:value="-4.296">
            <text:p>-4.3</text:p>
          </table:table-cell>
          <table:table-cell office:value-type="float" office:value="31.449">
            <text:p>31.45</text:p>
          </table:table-cell>
          <table:table-cell table:number-columns-repeated="7"/>
          <table:table-cell office:value-type="float" office:value="31.722">
            <text:p>31.72</text:p>
          </table:table-cell>
          <table:table-cell office:value-type="float" office:value="49.492">
            <text:p>49.49</text:p>
          </table:table-cell>
        </table:table-row>
        <table:table-row table:style-name="ro1">
          <table:table-cell office:value-type="float" office:value="34.171">
            <text:p>34.17</text:p>
          </table:table-cell>
          <table:table-cell office:value-type="float" office:value="14.054">
            <text:p>14.05</text:p>
          </table:table-cell>
          <table:table-cell table:number-columns-repeated="8"/>
          <table:table-cell office:value-type="float" office:value="-4.847">
            <text:p>-4.85</text:p>
          </table:table-cell>
          <table:table-cell office:value-type="float" office:value="31.492">
            <text:p>31.49</text:p>
          </table:table-cell>
          <table:table-cell table:number-columns-repeated="7"/>
          <table:table-cell office:value-type="float" office:value="31.097">
            <text:p>31.1</text:p>
          </table:table-cell>
          <table:table-cell office:value-type="float" office:value="49.968">
            <text:p>49.97</text:p>
          </table:table-cell>
        </table:table-row>
        <table:table-row table:style-name="ro1">
          <table:table-cell office:value-type="float" office:value="33.625">
            <text:p>33.63</text:p>
          </table:table-cell>
          <table:table-cell office:value-type="float" office:value="14.902">
            <text:p>14.9</text:p>
          </table:table-cell>
          <table:table-cell table:number-columns-repeated="8"/>
          <table:table-cell office:value-type="float" office:value="-5.5">
            <text:p>-5.5</text:p>
          </table:table-cell>
          <table:table-cell office:value-type="float" office:value="31.558">
            <text:p>31.56</text:p>
          </table:table-cell>
          <table:table-cell table:number-columns-repeated="7"/>
          <table:table-cell office:value-type="float" office:value="28.824">
            <text:p>28.82</text:p>
          </table:table-cell>
          <table:table-cell office:value-type="float" office:value="50.617">
            <text:p>50.62</text:p>
          </table:table-cell>
        </table:table-row>
        <table:table-row table:style-name="ro1">
          <table:table-cell office:value-type="float" office:value="33.347">
            <text:p>33.35</text:p>
          </table:table-cell>
          <table:table-cell office:value-type="float" office:value="15.57">
            <text:p>15.57</text:p>
          </table:table-cell>
          <table:table-cell table:number-columns-repeated="8"/>
          <table:table-cell office:value-type="float" office:value="-6.171">
            <text:p>-6.17</text:p>
          </table:table-cell>
          <table:table-cell office:value-type="float" office:value="31.601">
            <text:p>31.6</text:p>
          </table:table-cell>
          <table:table-cell table:number-columns-repeated="7"/>
          <table:table-cell office:value-type="float" office:value="27.199">
            <text:p>27.2</text:p>
          </table:table-cell>
          <table:table-cell office:value-type="float" office:value="51.074">
            <text:p>51.07</text:p>
          </table:table-cell>
        </table:table-row>
        <table:table-row table:style-name="ro1">
          <table:table-cell office:value-type="float" office:value="33.046">
            <text:p>33.05</text:p>
          </table:table-cell>
          <table:table-cell office:value-type="float" office:value="16.179">
            <text:p>16.18</text:p>
          </table:table-cell>
          <table:table-cell table:number-columns-repeated="8"/>
          <table:table-cell office:value-type="float" office:value="-6.796">
            <text:p>-6.8</text:p>
          </table:table-cell>
          <table:table-cell office:value-type="float" office:value="31.601">
            <text:p>31.6</text:p>
          </table:table-cell>
          <table:table-cell table:number-columns-repeated="7"/>
          <table:table-cell office:value-type="float" office:value="27.773">
            <text:p>27.77</text:p>
          </table:table-cell>
          <table:table-cell office:value-type="float" office:value="51.355">
            <text:p>51.36</text:p>
          </table:table-cell>
        </table:table-row>
        <table:table-row table:style-name="ro1">
          <table:table-cell office:value-type="float" office:value="32.875">
            <text:p>32.88</text:p>
          </table:table-cell>
          <table:table-cell office:value-type="float" office:value="16.785">
            <text:p>16.79</text:p>
          </table:table-cell>
          <table:table-cell table:number-columns-repeated="8"/>
          <table:table-cell office:value-type="float" office:value="-7.449">
            <text:p>-7.45</text:p>
          </table:table-cell>
          <table:table-cell office:value-type="float" office:value="31.644">
            <text:p>31.64</text:p>
          </table:table-cell>
          <table:table-cell table:number-columns-repeated="7"/>
          <table:table-cell office:value-type="float" office:value="28.773">
            <text:p>28.77</text:p>
          </table:table-cell>
          <table:table-cell office:value-type="float" office:value="51.57">
            <text:p>51.57</text:p>
          </table:table-cell>
        </table:table-row>
        <table:table-row table:style-name="ro1">
          <table:table-cell office:value-type="float" office:value="32.375">
            <text:p>32.38</text:p>
          </table:table-cell>
          <table:table-cell office:value-type="float" office:value="17.476">
            <text:p>17.48</text:p>
          </table:table-cell>
          <table:table-cell table:number-columns-repeated="8"/>
          <table:table-cell office:value-type="float" office:value="-8.097">
            <text:p>-8.1</text:p>
          </table:table-cell>
          <table:table-cell office:value-type="float" office:value="31.687">
            <text:p>31.69</text:p>
          </table:table-cell>
          <table:table-cell table:number-columns-repeated="7"/>
          <table:table-cell office:value-type="float" office:value="24.449">
            <text:p>24.45</text:p>
          </table:table-cell>
          <table:table-cell office:value-type="float" office:value="52.332">
            <text:p>52.33</text:p>
          </table:table-cell>
        </table:table-row>
        <table:table-row table:style-name="ro1">
          <table:table-cell office:value-type="float" office:value="31.949">
            <text:p>31.95</text:p>
          </table:table-cell>
          <table:table-cell office:value-type="float" office:value="18.234">
            <text:p>18.23</text:p>
          </table:table-cell>
          <table:table-cell table:number-columns-repeated="8"/>
          <table:table-cell office:value-type="float" office:value="-8.773">
            <text:p>-8.77</text:p>
          </table:table-cell>
          <table:table-cell office:value-type="float" office:value="31.687">
            <text:p>31.69</text:p>
          </table:table-cell>
          <table:table-cell table:number-columns-repeated="7"/>
          <table:table-cell office:value-type="float" office:value="26.097">
            <text:p>26.1</text:p>
          </table:table-cell>
          <table:table-cell office:value-type="float" office:value="52.46">
            <text:p>52.46</text:p>
          </table:table-cell>
        </table:table-row>
        <table:table-row table:style-name="ro1">
          <table:table-cell office:value-type="float" office:value="31.722">
            <text:p>31.72</text:p>
          </table:table-cell>
          <table:table-cell office:value-type="float" office:value="18.863">
            <text:p>18.86</text:p>
          </table:table-cell>
          <table:table-cell table:number-columns-repeated="8"/>
          <table:table-cell office:value-type="float" office:value="-9.375">
            <text:p>-9.38</text:p>
          </table:table-cell>
          <table:table-cell office:value-type="float" office:value="31.687">
            <text:p>31.69</text:p>
          </table:table-cell>
          <table:table-cell table:number-columns-repeated="7"/>
          <table:table-cell office:value-type="float" office:value="24.847">
            <text:p>24.85</text:p>
          </table:table-cell>
          <table:table-cell office:value-type="float" office:value="52.851">
            <text:p>52.85</text:p>
          </table:table-cell>
        </table:table-row>
        <table:table-row table:style-name="ro1">
          <table:table-cell office:value-type="float" office:value="31.199">
            <text:p>31.2</text:p>
          </table:table-cell>
          <table:table-cell office:value-type="float" office:value="19.601">
            <text:p>19.6</text:p>
          </table:table-cell>
          <table:table-cell table:number-columns-repeated="8"/>
          <table:table-cell office:value-type="float" office:value="-10.046">
            <text:p>-10.05</text:p>
          </table:table-cell>
          <table:table-cell office:value-type="float" office:value="31.664">
            <text:p>31.66</text:p>
          </table:table-cell>
          <table:table-cell table:number-columns-repeated="7"/>
          <table:table-cell office:value-type="float" office:value="22.75">
            <text:p>22.75</text:p>
          </table:table-cell>
          <table:table-cell office:value-type="float" office:value="53.285">
            <text:p>53.2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.273">
            <text:p>20.27</text:p>
          </table:table-cell>
          <table:table-cell table:number-columns-repeated="8"/>
          <table:table-cell office:value-type="float" office:value="-10.75">
            <text:p>-10.75</text:p>
          </table:table-cell>
          <table:table-cell office:value-type="float" office:value="31.664">
            <text:p>31.66</text:p>
          </table:table-cell>
          <table:table-cell table:number-columns-repeated="7"/>
          <table:table-cell office:value-type="float" office:value="23.597">
            <text:p>23.6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30.597">
            <text:p>30.6</text:p>
          </table:table-cell>
          <table:table-cell office:value-type="float" office:value="20.945">
            <text:p>20.95</text:p>
          </table:table-cell>
          <table:table-cell table:number-columns-repeated="8"/>
          <table:table-cell office:value-type="float" office:value="-11.421">
            <text:p>-11.42</text:p>
          </table:table-cell>
          <table:table-cell office:value-type="float" office:value="31.621">
            <text:p>31.62</text:p>
          </table:table-cell>
          <table:table-cell table:number-columns-repeated="7"/>
          <table:table-cell office:value-type="float" office:value="20.648">
            <text:p>20.65</text:p>
          </table:table-cell>
          <table:table-cell office:value-type="float" office:value="53.91">
            <text:p>53.91</text:p>
          </table:table-cell>
        </table:table-row>
        <table:table-row table:style-name="ro1">
          <table:table-cell office:value-type="float" office:value="30.421">
            <text:p>30.42</text:p>
          </table:table-cell>
          <table:table-cell office:value-type="float" office:value="21.464">
            <text:p>21.46</text:p>
          </table:table-cell>
          <table:table-cell table:number-columns-repeated="8"/>
          <table:table-cell office:value-type="float" office:value="-12.023">
            <text:p>-12.02</text:p>
          </table:table-cell>
          <table:table-cell office:value-type="float" office:value="31.578">
            <text:p>31.58</text:p>
          </table:table-cell>
          <table:table-cell table:number-columns-repeated="7"/>
          <table:table-cell office:value-type="float" office:value="19.199">
            <text:p>19.2</text:p>
          </table:table-cell>
          <table:table-cell office:value-type="float" office:value="54.105">
            <text:p>54.11</text:p>
          </table:table-cell>
        </table:table-row>
        <table:table-row table:style-name="ro1">
          <table:table-cell office:value-type="float" office:value="29.722">
            <text:p>29.72</text:p>
          </table:table-cell>
          <table:table-cell office:value-type="float" office:value="22.222">
            <text:p>22.22</text:p>
          </table:table-cell>
          <table:table-cell table:number-columns-repeated="8"/>
          <table:table-cell office:value-type="float" office:value="-12.671">
            <text:p>-12.67</text:p>
          </table:table-cell>
          <table:table-cell office:value-type="float" office:value="31.535">
            <text:p>31.54</text:p>
          </table:table-cell>
          <table:table-cell table:number-columns-repeated="7"/>
          <table:table-cell office:value-type="float" office:value="19.375">
            <text:p>19.38</text:p>
          </table:table-cell>
          <table:table-cell office:value-type="float" office:value="54.386">
            <text:p>54.39</text:p>
          </table:table-cell>
        </table:table-row>
        <table:table-row table:style-name="ro1">
          <table:table-cell office:value-type="float" office:value="29.375">
            <text:p>29.38</text:p>
          </table:table-cell>
          <table:table-cell office:value-type="float" office:value="22.761">
            <text:p>22.76</text:p>
          </table:table-cell>
          <table:table-cell table:number-columns-repeated="8"/>
          <table:table-cell office:value-type="float" office:value="-13.398">
            <text:p>-13.4</text:p>
          </table:table-cell>
          <table:table-cell office:value-type="float" office:value="31.472">
            <text:p>31.47</text:p>
          </table:table-cell>
          <table:table-cell table:number-columns-repeated="7"/>
          <table:table-cell office:value-type="float" office:value="15.523">
            <text:p>15.52</text:p>
          </table:table-cell>
          <table:table-cell office:value-type="float" office:value="54.71">
            <text:p>54.71</text:p>
          </table:table-cell>
        </table:table-row>
        <table:table-row table:style-name="ro1">
          <table:table-cell office:value-type="float" office:value="28.722">
            <text:p>28.72</text:p>
          </table:table-cell>
          <table:table-cell office:value-type="float" office:value="23.457">
            <text:p>23.46</text:p>
          </table:table-cell>
          <table:table-cell table:number-columns-repeated="8"/>
          <table:table-cell office:value-type="float" office:value="-14.074">
            <text:p>-14.07</text:p>
          </table:table-cell>
          <table:table-cell office:value-type="float" office:value="31.425">
            <text:p>31.43</text:p>
          </table:table-cell>
          <table:table-cell table:number-columns-repeated="7"/>
          <table:table-cell office:value-type="float" office:value="17.574">
            <text:p>17.57</text:p>
          </table:table-cell>
          <table:table-cell office:value-type="float" office:value="54.843">
            <text:p>54.84</text:p>
          </table:table-cell>
        </table:table-row>
        <table:table-row table:style-name="ro1">
          <table:table-cell office:value-type="float" office:value="28.273">
            <text:p>28.27</text:p>
          </table:table-cell>
          <table:table-cell office:value-type="float" office:value="24.105">
            <text:p>24.11</text:p>
          </table:table-cell>
          <table:table-cell table:number-columns-repeated="8"/>
          <table:table-cell office:value-type="float" office:value="-14.699">
            <text:p>-14.7</text:p>
          </table:table-cell>
          <table:table-cell office:value-type="float" office:value="31.339">
            <text:p>31.34</text:p>
          </table:table-cell>
          <table:table-cell table:number-columns-repeated="7"/>
          <table:table-cell office:value-type="float" office:value="16.5">
            <text:p>16.5</text:p>
          </table:table-cell>
          <table:table-cell office:value-type="float" office:value="55.039">
            <text:p>55.04</text:p>
          </table:table-cell>
        </table:table-row>
        <table:table-row table:style-name="ro1">
          <table:table-cell office:value-type="float" office:value="27.898">
            <text:p>27.9</text:p>
          </table:table-cell>
          <table:table-cell office:value-type="float" office:value="24.667">
            <text:p>24.67</text:p>
          </table:table-cell>
          <table:table-cell table:number-columns-repeated="8"/>
          <table:table-cell office:value-type="float" office:value="-15.296">
            <text:p>-15.3</text:p>
          </table:table-cell>
          <table:table-cell office:value-type="float" office:value="31.253">
            <text:p>31.25</text:p>
          </table:table-cell>
          <table:table-cell table:number-columns-repeated="7"/>
          <table:table-cell office:value-type="float" office:value="14.398">
            <text:p>14.4</text:p>
          </table:table-cell>
          <table:table-cell office:value-type="float" office:value="55.296">
            <text:p>55.3</text:p>
          </table:table-cell>
        </table:table-row>
        <table:table-row table:style-name="ro1">
          <table:table-cell office:value-type="float" office:value="27.472">
            <text:p>27.47</text:p>
          </table:table-cell>
          <table:table-cell office:value-type="float" office:value="25.21">
            <text:p>25.21</text:p>
          </table:table-cell>
          <table:table-cell table:number-columns-repeated="8"/>
          <table:table-cell office:value-type="float" office:value="-15.949">
            <text:p>-15.95</text:p>
          </table:table-cell>
          <table:table-cell office:value-type="float" office:value="31.167">
            <text:p>31.17</text:p>
          </table:table-cell>
          <table:table-cell table:number-columns-repeated="7"/>
          <table:table-cell office:value-type="float" office:value="15.5">
            <text:p>15.5</text:p>
          </table:table-cell>
          <table:table-cell office:value-type="float" office:value="55.472">
            <text:p>55.47</text:p>
          </table:table-cell>
        </table:table-row>
        <table:table-row table:style-name="ro1">
          <table:table-cell office:value-type="float" office:value="27.074">
            <text:p>27.07</text:p>
          </table:table-cell>
          <table:table-cell office:value-type="float" office:value="25.773">
            <text:p>25.77</text:p>
          </table:table-cell>
          <table:table-cell table:number-columns-repeated="8"/>
          <table:table-cell office:value-type="float" office:value="-16.546">
            <text:p>-16.55</text:p>
          </table:table-cell>
          <table:table-cell office:value-type="float" office:value="31.082">
            <text:p>31.08</text:p>
          </table:table-cell>
          <table:table-cell table:number-columns-repeated="7"/>
          <table:table-cell office:value-type="float" office:value="11.523">
            <text:p>11.52</text:p>
          </table:table-cell>
          <table:table-cell office:value-type="float" office:value="55.73">
            <text:p>55.73</text:p>
          </table:table-cell>
        </table:table-row>
        <table:table-row table:style-name="ro1">
          <table:table-cell office:value-type="float" office:value="26.472">
            <text:p>26.47</text:p>
          </table:table-cell>
          <table:table-cell office:value-type="float" office:value="26.359">
            <text:p>26.36</text:p>
          </table:table-cell>
          <table:table-cell table:number-columns-repeated="8"/>
          <table:table-cell office:value-type="float" office:value="-17.171">
            <text:p>-17.17</text:p>
          </table:table-cell>
          <table:table-cell office:value-type="float" office:value="30.972">
            <text:p>30.97</text:p>
          </table:table-cell>
          <table:table-cell table:number-columns-repeated="7"/>
          <table:table-cell office:value-type="float" office:value="12.898">
            <text:p>12.9</text:p>
          </table:table-cell>
          <table:table-cell office:value-type="float" office:value="55.839">
            <text:p>55.84</text:p>
          </table:table-cell>
        </table:table-row>
        <table:table-row table:style-name="ro1">
          <table:table-cell office:value-type="float" office:value="25.847">
            <text:p>25.85</text:p>
          </table:table-cell>
          <table:table-cell office:value-type="float" office:value="26.878">
            <text:p>26.88</text:p>
          </table:table-cell>
          <table:table-cell table:number-columns-repeated="8"/>
          <table:table-cell office:value-type="float" office:value="-17.722">
            <text:p>-17.72</text:p>
          </table:table-cell>
          <table:table-cell office:value-type="float" office:value="30.886">
            <text:p>30.89</text:p>
          </table:table-cell>
          <table:table-cell table:number-columns-repeated="7"/>
          <table:table-cell office:value-type="float" office:value="11.449">
            <text:p>11.45</text:p>
          </table:table-cell>
          <table:table-cell office:value-type="float" office:value="56.035">
            <text:p>56.04</text:p>
          </table:table-cell>
        </table:table-row>
        <table:table-row table:style-name="ro1">
          <table:table-cell office:value-type="float" office:value="25.296">
            <text:p>25.3</text:p>
          </table:table-cell>
          <table:table-cell office:value-type="float" office:value="27.441">
            <text:p>27.44</text:p>
          </table:table-cell>
          <table:table-cell table:number-columns-repeated="8"/>
          <table:table-cell office:value-type="float" office:value="-18.324">
            <text:p>-18.32</text:p>
          </table:table-cell>
          <table:table-cell office:value-type="float" office:value="30.757">
            <text:p>30.76</text:p>
          </table:table-cell>
          <table:table-cell table:number-columns-repeated="7"/>
          <table:table-cell office:value-type="float" office:value="10.671">
            <text:p>10.67</text:p>
          </table:table-cell>
          <table:table-cell office:value-type="float" office:value="56.23">
            <text:p>56.23</text:p>
          </table:table-cell>
        </table:table-row>
        <table:table-row table:style-name="ro1">
          <table:table-cell office:value-type="float" office:value="24.648">
            <text:p>24.65</text:p>
          </table:table-cell>
          <table:table-cell office:value-type="float" office:value="27.984">
            <text:p>27.98</text:p>
          </table:table-cell>
          <table:table-cell table:number-columns-repeated="8"/>
          <table:table-cell office:value-type="float" office:value="-18.972">
            <text:p>-18.97</text:p>
          </table:table-cell>
          <table:table-cell office:value-type="float" office:value="30.625">
            <text:p>30.63</text:p>
          </table:table-cell>
          <table:table-cell table:number-columns-repeated="7"/>
          <table:table-cell office:value-type="float" office:value="6.949">
            <text:p>6.95</text:p>
          </table:table-cell>
          <table:table-cell office:value-type="float" office:value="56.425">
            <text:p>56.43</text:p>
          </table:table-cell>
        </table:table-row>
        <table:table-row table:style-name="ro1">
          <table:table-cell office:value-type="float" office:value="24.148">
            <text:p>24.15</text:p>
          </table:table-cell>
          <table:table-cell office:value-type="float" office:value="28.48">
            <text:p>28.48</text:p>
          </table:table-cell>
          <table:table-cell table:number-columns-repeated="8"/>
          <table:table-cell office:value-type="float" office:value="-19.574">
            <text:p>-19.57</text:p>
          </table:table-cell>
          <table:table-cell office:value-type="float" office:value="30.472">
            <text:p>30.47</text:p>
          </table:table-cell>
          <table:table-cell table:number-columns-repeated="7"/>
          <table:table-cell office:value-type="float" office:value="8.546">
            <text:p>8.55</text:p>
          </table:table-cell>
          <table:table-cell office:value-type="float" office:value="56.488">
            <text:p>56.49</text:p>
          </table:table-cell>
        </table:table-row>
        <table:table-row table:style-name="ro1">
          <table:table-cell office:value-type="float" office:value="23.523">
            <text:p>23.52</text:p>
          </table:table-cell>
          <table:table-cell office:value-type="float" office:value="29.023">
            <text:p>29.02</text:p>
          </table:table-cell>
          <table:table-cell table:number-columns-repeated="8"/>
          <table:table-cell office:value-type="float" office:value="-20.222">
            <text:p>-20.22</text:p>
          </table:table-cell>
          <table:table-cell office:value-type="float" office:value="30.343">
            <text:p>30.34</text:p>
          </table:table-cell>
          <table:table-cell table:number-columns-repeated="7"/>
          <table:table-cell office:value-type="float" office:value="4.546">
            <text:p>4.55</text:p>
          </table:table-cell>
          <table:table-cell office:value-type="float" office:value="56.664">
            <text:p>56.66</text:p>
          </table:table-cell>
        </table:table-row>
        <table:table-row table:style-name="ro1">
          <table:table-cell office:value-type="float" office:value="22.949">
            <text:p>22.95</text:p>
          </table:table-cell>
          <table:table-cell office:value-type="float" office:value="29.457">
            <text:p>29.46</text:p>
          </table:table-cell>
          <table:table-cell table:number-columns-repeated="8"/>
          <table:table-cell office:value-type="float" office:value="-20.824">
            <text:p>-20.82</text:p>
          </table:table-cell>
          <table:table-cell office:value-type="float" office:value="30.214">
            <text:p>30.21</text:p>
          </table:table-cell>
          <table:table-cell table:number-columns-repeated="7"/>
          <table:table-cell office:value-type="float" office:value="6.375">
            <text:p>6.38</text:p>
          </table:table-cell>
          <table:table-cell office:value-type="float" office:value="56.726">
            <text:p>56.73</text:p>
          </table:table-cell>
        </table:table-row>
        <table:table-row table:style-name="ro1">
          <table:table-cell office:value-type="float" office:value="22.296">
            <text:p>22.3</text:p>
          </table:table-cell>
          <table:table-cell office:value-type="float" office:value="29.953">
            <text:p>29.95</text:p>
          </table:table-cell>
          <table:table-cell table:number-columns-repeated="8"/>
          <table:table-cell office:value-type="float" office:value="-21.421">
            <text:p>-21.42</text:p>
          </table:table-cell>
          <table:table-cell office:value-type="float" office:value="30">
            <text:p>30</text:p>
          </table:table-cell>
          <table:table-cell table:number-columns-repeated="7"/>
          <table:table-cell office:value-type="float" office:value="6.625">
            <text:p>6.63</text:p>
          </table:table-cell>
          <table:table-cell office:value-type="float" office:value="56.835">
            <text:p>56.84</text:p>
          </table:table-cell>
        </table:table-row>
        <table:table-row table:style-name="ro1">
          <table:table-cell office:value-type="float" office:value="21.699">
            <text:p>21.7</text:p>
          </table:table-cell>
          <table:table-cell office:value-type="float" office:value="30.41">
            <text:p>30.41</text:p>
          </table:table-cell>
          <table:table-cell table:number-columns-repeated="8"/>
          <table:table-cell office:value-type="float" office:value="-22.023">
            <text:p>-22.02</text:p>
          </table:table-cell>
          <table:table-cell office:value-type="float" office:value="29.824">
            <text:p>29.82</text:p>
          </table:table-cell>
          <table:table-cell table:number-columns-repeated="7"/>
          <table:table-cell office:value-type="float" office:value="3.125">
            <text:p>3.13</text:p>
          </table:table-cell>
          <table:table-cell office:value-type="float" office:value="56.964">
            <text:p>56.96</text:p>
          </table:table-cell>
        </table:table-row>
        <table:table-row table:style-name="ro1">
          <table:table-cell office:value-type="float" office:value="21.199">
            <text:p>21.2</text:p>
          </table:table-cell>
          <table:table-cell office:value-type="float" office:value="30.843">
            <text:p>30.84</text:p>
          </table:table-cell>
          <table:table-cell table:number-columns-repeated="8"/>
          <table:table-cell office:value-type="float" office:value="-22.574">
            <text:p>-22.57</text:p>
          </table:table-cell>
          <table:table-cell office:value-type="float" office:value="29.695">
            <text:p>29.7</text:p>
          </table:table-cell>
          <table:table-cell table:number-columns-repeated="7"/>
          <table:table-cell office:value-type="float" office:value="4.199">
            <text:p>4.2</text:p>
          </table:table-cell>
          <table:table-cell office:value-type="float" office:value="57.05">
            <text:p>57.05</text:p>
          </table:table-cell>
        </table:table-row>
        <table:table-row table:style-name="ro1">
          <table:table-cell office:value-type="float" office:value="20.671">
            <text:p>20.67</text:p>
          </table:table-cell>
          <table:table-cell office:value-type="float" office:value="31.234">
            <text:p>31.23</text:p>
          </table:table-cell>
          <table:table-cell table:number-columns-repeated="8"/>
          <table:table-cell office:value-type="float" office:value="-23.222">
            <text:p>-23.22</text:p>
          </table:table-cell>
          <table:table-cell office:value-type="float" office:value="29.457">
            <text:p>29.46</text:p>
          </table:table-cell>
          <table:table-cell table:number-columns-repeated="7"/>
          <table:table-cell office:value-type="float" office:value="0.75">
            <text:p>0.75</text:p>
          </table:table-cell>
          <table:table-cell office:value-type="float" office:value="57.183">
            <text:p>57.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.687">
            <text:p>31.69</text:p>
          </table:table-cell>
          <table:table-cell table:number-columns-repeated="8"/>
          <table:table-cell office:value-type="float" office:value="-23.847">
            <text:p>-23.85</text:p>
          </table:table-cell>
          <table:table-cell office:value-type="float" office:value="29.218">
            <text:p>29.22</text:p>
          </table:table-cell>
          <table:table-cell table:number-columns-repeated="7"/>
          <table:table-cell office:value-type="float" office:value="-0.921">
            <text:p>-0.92</text:p>
          </table:table-cell>
          <table:table-cell office:value-type="float" office:value="57.246">
            <text:p>57.25</text:p>
          </table:table-cell>
        </table:table-row>
        <table:table-row table:style-name="ro1">
          <table:table-cell office:value-type="float" office:value="19.597">
            <text:p>19.6</text:p>
          </table:table-cell>
          <table:table-cell office:value-type="float" office:value="32.054">
            <text:p>32.05</text:p>
          </table:table-cell>
          <table:table-cell table:number-columns-repeated="8"/>
          <table:table-cell office:value-type="float" office:value="-24.421">
            <text:p>-24.42</text:p>
          </table:table-cell>
          <table:table-cell office:value-type="float" office:value="28.98">
            <text:p>28.98</text:p>
          </table:table-cell>
          <table:table-cell table:number-columns-repeated="7"/>
          <table:table-cell office:value-type="float" office:value="-0.125">
            <text:p>-0.13</text:p>
          </table:table-cell>
          <table:table-cell office:value-type="float" office:value="57.289">
            <text:p>57.29</text:p>
          </table:table-cell>
        </table:table-row>
        <table:table-row table:style-name="ro1">
          <table:table-cell office:value-type="float" office:value="18.847">
            <text:p>18.85</text:p>
          </table:table-cell>
          <table:table-cell office:value-type="float" office:value="32.445">
            <text:p>32.45</text:p>
          </table:table-cell>
          <table:table-cell table:number-columns-repeated="8"/>
          <table:table-cell office:value-type="float" office:value="-24.972">
            <text:p>-24.97</text:p>
          </table:table-cell>
          <table:table-cell office:value-type="float" office:value="28.718">
            <text:p>28.72</text:p>
          </table:table-cell>
          <table:table-cell table:number-columns-repeated="7"/>
          <table:table-cell office:value-type="float" office:value="-3.449">
            <text:p>-3.4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18.324">
            <text:p>18.32</text:p>
          </table:table-cell>
          <table:table-cell office:value-type="float" office:value="32.835">
            <text:p>32.84</text:p>
          </table:table-cell>
          <table:table-cell table:number-columns-repeated="8"/>
          <table:table-cell office:value-type="float" office:value="-25.574">
            <text:p>-25.57</text:p>
          </table:table-cell>
          <table:table-cell office:value-type="float" office:value="28.503">
            <text:p>28.5</text:p>
          </table:table-cell>
          <table:table-cell table:number-columns-repeated="7"/>
          <table:table-cell office:value-type="float" office:value="-1.449">
            <text:p>-1.45</text:p>
          </table:table-cell>
          <table:table-cell office:value-type="float" office:value="57.378">
            <text:p>57.38</text:p>
          </table:table-cell>
        </table:table-row>
        <table:table-row table:style-name="ro1">
          <table:table-cell office:value-type="float" office:value="17.648">
            <text:p>17.65</text:p>
          </table:table-cell>
          <table:table-cell office:value-type="float" office:value="33.246">
            <text:p>33.25</text:p>
          </table:table-cell>
          <table:table-cell table:number-columns-repeated="8"/>
          <table:table-cell office:value-type="float" office:value="-26.125">
            <text:p>-26.13</text:p>
          </table:table-cell>
          <table:table-cell office:value-type="float" office:value="28.265">
            <text:p>28.27</text:p>
          </table:table-cell>
          <table:table-cell table:number-columns-repeated="7"/>
          <table:table-cell office:value-type="float" office:value="-6.25">
            <text:p>-6.25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6.898">
            <text:p>16.9</text:p>
          </table:table-cell>
          <table:table-cell office:value-type="float" office:value="33.57">
            <text:p>33.57</text:p>
          </table:table-cell>
          <table:table-cell table:number-columns-repeated="8"/>
          <table:table-cell office:value-type="float" office:value="-26.648">
            <text:p>-26.65</text:p>
          </table:table-cell>
          <table:table-cell office:value-type="float" office:value="27.984">
            <text:p>27.98</text:p>
          </table:table-cell>
          <table:table-cell table:number-columns-repeated="7"/>
          <table:table-cell office:value-type="float" office:value="-4.148">
            <text:p>-4.15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6.199">
            <text:p>16.2</text:p>
          </table:table-cell>
          <table:table-cell office:value-type="float" office:value="33.898">
            <text:p>33.9</text:p>
          </table:table-cell>
          <table:table-cell table:number-columns-repeated="8"/>
          <table:table-cell office:value-type="float" office:value="-27.222">
            <text:p>-27.22</text:p>
          </table:table-cell>
          <table:table-cell office:value-type="float" office:value="27.722">
            <text:p>27.72</text:p>
          </table:table-cell>
          <table:table-cell table:number-columns-repeated="7"/>
          <table:table-cell office:value-type="float" office:value="-3.523">
            <text:p>-3.52</text:p>
          </table:table-cell>
          <table:table-cell office:value-type="float" office:value="57.464">
            <text:p>57.46</text:p>
          </table:table-cell>
        </table:table-row>
        <table:table-row table:style-name="ro1">
          <table:table-cell office:value-type="float" office:value="15.449">
            <text:p>15.45</text:p>
          </table:table-cell>
          <table:table-cell office:value-type="float" office:value="34.222">
            <text:p>34.22</text:p>
          </table:table-cell>
          <table:table-cell table:number-columns-repeated="8"/>
          <table:table-cell office:value-type="float" office:value="-27.847">
            <text:p>-27.85</text:p>
          </table:table-cell>
          <table:table-cell office:value-type="float" office:value="27.421">
            <text:p>27.42</text:p>
          </table:table-cell>
          <table:table-cell table:number-columns-repeated="7"/>
          <table:table-cell office:value-type="float" office:value="-7.671">
            <text:p>-7.67</text:p>
          </table:table-cell>
          <table:table-cell office:value-type="float" office:value="57.484">
            <text:p>57.48</text:p>
          </table:table-cell>
        </table:table-row>
        <table:table-row table:style-name="ro1">
          <table:table-cell office:value-type="float" office:value="14.824">
            <text:p>14.82</text:p>
          </table:table-cell>
          <table:table-cell office:value-type="float" office:value="34.523">
            <text:p>34.52</text:p>
          </table:table-cell>
          <table:table-cell table:number-columns-repeated="8"/>
          <table:table-cell office:value-type="float" office:value="-28.449">
            <text:p>-28.45</text:p>
          </table:table-cell>
          <table:table-cell office:value-type="float" office:value="27.14">
            <text:p>27.14</text:p>
          </table:table-cell>
          <table:table-cell table:number-columns-repeated="7"/>
          <table:table-cell office:value-type="float" office:value="-6.375">
            <text:p>-6.38</text:p>
          </table:table-cell>
          <table:table-cell office:value-type="float" office:value="57.484">
            <text:p>57.48</text:p>
          </table:table-cell>
        </table:table-row>
        <table:table-row table:style-name="ro1">
          <table:table-cell office:value-type="float" office:value="14.171">
            <text:p>14.17</text:p>
          </table:table-cell>
          <table:table-cell office:value-type="float" office:value="34.851">
            <text:p>34.85</text:p>
          </table:table-cell>
          <table:table-cell table:number-columns-repeated="8"/>
          <table:table-cell office:value-type="float" office:value="-28.875">
            <text:p>-28.88</text:p>
          </table:table-cell>
          <table:table-cell office:value-type="float" office:value="26.878">
            <text:p>26.88</text:p>
          </table:table-cell>
          <table:table-cell table:number-columns-repeated="7"/>
          <table:table-cell office:value-type="float" office:value="-9.699">
            <text:p>-9.7</text:p>
          </table:table-cell>
          <table:table-cell office:value-type="float" office:value="57.507">
            <text:p>57.51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35.152">
            <text:p>35.15</text:p>
          </table:table-cell>
          <table:table-cell table:number-columns-repeated="8"/>
          <table:table-cell office:value-type="float" office:value="-29.472">
            <text:p>-29.47</text:p>
          </table:table-cell>
          <table:table-cell office:value-type="float" office:value="26.574">
            <text:p>26.57</text:p>
          </table:table-cell>
          <table:table-cell table:number-columns-repeated="7"/>
          <table:table-cell office:value-type="float" office:value="-10.648">
            <text:p>-10.65</text:p>
          </table:table-cell>
          <table:table-cell office:value-type="float" office:value="57.484">
            <text:p>57.48</text:p>
          </table:table-cell>
        </table:table-row>
        <table:table-row table:style-name="ro1">
          <table:table-cell office:value-type="float" office:value="12.699">
            <text:p>12.7</text:p>
          </table:table-cell>
          <table:table-cell office:value-type="float" office:value="35.414">
            <text:p>35.41</text:p>
          </table:table-cell>
          <table:table-cell table:number-columns-repeated="8"/>
          <table:table-cell office:value-type="float" office:value="-30.125">
            <text:p>-30.13</text:p>
          </table:table-cell>
          <table:table-cell office:value-type="float" office:value="26.207">
            <text:p>26.21</text:p>
          </table:table-cell>
          <table:table-cell table:number-columns-repeated="7"/>
          <table:table-cell office:value-type="float" office:value="-10.722">
            <text:p>-10.72</text:p>
          </table:table-cell>
          <table:table-cell office:value-type="float" office:value="57.464">
            <text:p>57.46</text:p>
          </table:table-cell>
        </table:table-row>
        <table:table-row table:style-name="ro1">
          <table:table-cell office:value-type="float" office:value="11.972">
            <text:p>11.97</text:p>
          </table:table-cell>
          <table:table-cell office:value-type="float" office:value="35.671">
            <text:p>35.67</text:p>
          </table:table-cell>
          <table:table-cell table:number-columns-repeated="8"/>
          <table:table-cell office:value-type="float" office:value="-30.671">
            <text:p>-30.67</text:p>
          </table:table-cell>
          <table:table-cell office:value-type="float" office:value="25.902">
            <text:p>25.9</text:p>
          </table:table-cell>
          <table:table-cell table:number-columns-repeated="7"/>
          <table:table-cell office:value-type="float" office:value="-14.273">
            <text:p>-14.27</text:p>
          </table:table-cell>
          <table:table-cell office:value-type="float" office:value="57.441">
            <text:p>57.44</text:p>
          </table:table-cell>
        </table:table-row>
        <table:table-row table:style-name="ro1">
          <table:table-cell office:value-type="float" office:value="11.171">
            <text:p>11.17</text:p>
          </table:table-cell>
          <table:table-cell office:value-type="float" office:value="35.953">
            <text:p>35.95</text:p>
          </table:table-cell>
          <table:table-cell table:number-columns-repeated="8"/>
          <table:table-cell office:value-type="float" office:value="-31.125">
            <text:p>-31.13</text:p>
          </table:table-cell>
          <table:table-cell office:value-type="float" office:value="25.601">
            <text:p>25.6</text:p>
          </table:table-cell>
          <table:table-cell table:number-columns-repeated="7"/>
          <table:table-cell office:value-type="float" office:value="-11.875">
            <text:p>-11.88</text:p>
          </table:table-cell>
          <table:table-cell office:value-type="float" office:value="57.398">
            <text:p>57.4</text:p>
          </table:table-cell>
        </table:table-row>
        <table:table-row table:style-name="ro1">
          <table:table-cell office:value-type="float" office:value="10.398">
            <text:p>10.4</text:p>
          </table:table-cell>
          <table:table-cell office:value-type="float" office:value="36.234">
            <text:p>36.23</text:p>
          </table:table-cell>
          <table:table-cell table:number-columns-repeated="8"/>
          <table:table-cell office:value-type="float" office:value="-31.671">
            <text:p>-31.67</text:p>
          </table:table-cell>
          <table:table-cell office:value-type="float" office:value="25.339">
            <text:p>25.34</text:p>
          </table:table-cell>
          <table:table-cell table:number-columns-repeated="7"/>
          <table:table-cell office:value-type="float" office:value="-16.625">
            <text:p>-16.63</text:p>
          </table:table-cell>
          <table:table-cell office:value-type="float" office:value="57.332">
            <text:p>57.33</text:p>
          </table:table-cell>
        </table:table-row>
        <table:table-row table:style-name="ro1">
          <table:table-cell office:value-type="float" office:value="9.597">
            <text:p>9.6</text:p>
          </table:table-cell>
          <table:table-cell office:value-type="float" office:value="36.429">
            <text:p>36.43</text:p>
          </table:table-cell>
          <table:table-cell table:number-columns-repeated="8"/>
          <table:table-cell office:value-type="float" office:value="-32.148">
            <text:p>-32.15</text:p>
          </table:table-cell>
          <table:table-cell office:value-type="float" office:value="24.996">
            <text:p>25</text:p>
          </table:table-cell>
          <table:table-cell table:number-columns-repeated="7"/>
          <table:table-cell office:value-type="float" office:value="-14.597">
            <text:p>-14.6</text:p>
          </table:table-cell>
          <table:table-cell office:value-type="float" office:value="57.289">
            <text:p>57.29</text:p>
          </table:table-cell>
        </table:table-row>
        <table:table-row table:style-name="ro1">
          <table:table-cell office:value-type="float" office:value="8.847">
            <text:p>8.85</text:p>
          </table:table-cell>
          <table:table-cell office:value-type="float" office:value="36.667">
            <text:p>36.67</text:p>
          </table:table-cell>
          <table:table-cell table:number-columns-repeated="8"/>
          <table:table-cell office:value-type="float" office:value="-32.699">
            <text:p>-32.7</text:p>
          </table:table-cell>
          <table:table-cell office:value-type="float" office:value="24.667">
            <text:p>24.67</text:p>
          </table:table-cell>
          <table:table-cell table:number-columns-repeated="7"/>
          <table:table-cell office:value-type="float" office:value="-14">
            <text:p>-14</text:p>
          </table:table-cell>
          <table:table-cell office:value-type="float" office:value="57.226">
            <text:p>57.23</text:p>
          </table:table-cell>
        </table:table-row>
        <table:table-row table:style-name="ro1">
          <table:table-cell office:value-type="float" office:value="8.046">
            <text:p>8.05</text:p>
          </table:table-cell>
          <table:table-cell office:value-type="float" office:value="36.906">
            <text:p>36.91</text:p>
          </table:table-cell>
          <table:table-cell table:number-columns-repeated="8"/>
          <table:table-cell office:value-type="float" office:value="-33.222">
            <text:p>-33.22</text:p>
          </table:table-cell>
          <table:table-cell office:value-type="float" office:value="24.343">
            <text:p>24.34</text:p>
          </table:table-cell>
          <table:table-cell table:number-columns-repeated="7"/>
          <table:table-cell office:value-type="float" office:value="-17.722">
            <text:p>-17.72</text:p>
          </table:table-cell>
          <table:table-cell office:value-type="float" office:value="57.14">
            <text:p>57.14</text:p>
          </table:table-cell>
        </table:table-row>
        <table:table-row table:style-name="ro1">
          <table:table-cell office:value-type="float" office:value="7.171">
            <text:p>7.17</text:p>
          </table:table-cell>
          <table:table-cell office:value-type="float" office:value="37.101">
            <text:p>37.1</text:p>
          </table:table-cell>
          <table:table-cell table:number-columns-repeated="8"/>
          <table:table-cell office:value-type="float" office:value="-33.722">
            <text:p>-33.72</text:p>
          </table:table-cell>
          <table:table-cell office:value-type="float" office:value="23.976">
            <text:p>23.98</text:p>
          </table:table-cell>
          <table:table-cell table:number-columns-repeated="7"/>
          <table:table-cell office:value-type="float" office:value="-16.449">
            <text:p>-16.45</text:p>
          </table:table-cell>
          <table:table-cell office:value-type="float" office:value="57.05">
            <text:p>57.05</text:p>
          </table:table-cell>
        </table:table-row>
        <table:table-row table:style-name="ro1">
          <table:table-cell office:value-type="float" office:value="6.375">
            <text:p>6.38</text:p>
          </table:table-cell>
          <table:table-cell office:value-type="float" office:value="37.32">
            <text:p>37.32</text:p>
          </table:table-cell>
          <table:table-cell table:number-columns-repeated="8"/>
          <table:table-cell office:value-type="float" office:value="-34.222">
            <text:p>-34.22</text:p>
          </table:table-cell>
          <table:table-cell office:value-type="float" office:value="23.609">
            <text:p>23.61</text:p>
          </table:table-cell>
          <table:table-cell table:number-columns-repeated="7"/>
          <table:table-cell office:value-type="float" office:value="-19.898">
            <text:p>-19.9</text:p>
          </table:table-cell>
          <table:table-cell office:value-type="float" office:value="56.988">
            <text:p>56.99</text:p>
          </table:table-cell>
        </table:table-row>
        <table:table-row table:style-name="ro1">
          <table:table-cell office:value-type="float" office:value="5.597">
            <text:p>5.6</text:p>
          </table:table-cell>
          <table:table-cell office:value-type="float" office:value="37.492">
            <text:p>37.49</text:p>
          </table:table-cell>
          <table:table-cell table:number-columns-repeated="8"/>
          <table:table-cell office:value-type="float" office:value="-34.671">
            <text:p>-34.67</text:p>
          </table:table-cell>
          <table:table-cell office:value-type="float" office:value="23.195">
            <text:p>23.2</text:p>
          </table:table-cell>
          <table:table-cell table:number-columns-repeated="7"/>
          <table:table-cell office:value-type="float" office:value="-18.523">
            <text:p>-18.52</text:p>
          </table:table-cell>
          <table:table-cell office:value-type="float" office:value="56.878">
            <text:p>56.88</text:p>
          </table:table-cell>
        </table:table-row>
        <table:table-row table:style-name="ro1">
          <table:table-cell office:value-type="float" office:value="4.898">
            <text:p>4.9</text:p>
          </table:table-cell>
          <table:table-cell office:value-type="float" office:value="37.664">
            <text:p>37.66</text:p>
          </table:table-cell>
          <table:table-cell table:number-columns-repeated="8"/>
          <table:table-cell office:value-type="float" office:value="-35.125">
            <text:p>-35.13</text:p>
          </table:table-cell>
          <table:table-cell office:value-type="float" office:value="22.718">
            <text:p>22.72</text:p>
          </table:table-cell>
          <table:table-cell table:number-columns-repeated="7"/>
          <table:table-cell office:value-type="float" office:value="-22.273">
            <text:p>-22.27</text:p>
          </table:table-cell>
          <table:table-cell office:value-type="float" office:value="56.75">
            <text:p>56.75</text:p>
          </table:table-cell>
        </table:table-row>
        <table:table-row table:style-name="ro1">
          <table:table-cell office:value-type="float" office:value="4.074">
            <text:p>4.07</text:p>
          </table:table-cell>
          <table:table-cell office:value-type="float" office:value="37.816">
            <text:p>37.82</text:p>
          </table:table-cell>
          <table:table-cell table:number-columns-repeated="8"/>
          <table:table-cell office:value-type="float" office:value="-35.523">
            <text:p>-35.52</text:p>
          </table:table-cell>
          <table:table-cell office:value-type="float" office:value="22.242">
            <text:p>22.24</text:p>
          </table:table-cell>
          <table:table-cell table:number-columns-repeated="7"/>
          <table:table-cell office:value-type="float" office:value="-22.074">
            <text:p>-22.07</text:p>
          </table:table-cell>
          <table:table-cell office:value-type="float" office:value="56.64">
            <text:p>56.64</text:p>
          </table:table-cell>
        </table:table-row>
        <table:table-row table:style-name="ro1">
          <table:table-cell office:value-type="float" office:value="3.421">
            <text:p>3.42</text:p>
          </table:table-cell>
          <table:table-cell office:value-type="float" office:value="37.968">
            <text:p>37.97</text:p>
          </table:table-cell>
          <table:table-cell table:number-columns-repeated="8"/>
          <table:table-cell office:value-type="float" office:value="-35.949">
            <text:p>-35.95</text:p>
          </table:table-cell>
          <table:table-cell office:value-type="float" office:value="21.832">
            <text:p>21.83</text:p>
          </table:table-cell>
          <table:table-cell table:number-columns-repeated="7"/>
          <table:table-cell office:value-type="float" office:value="-23.773">
            <text:p>-23.77</text:p>
          </table:table-cell>
          <table:table-cell office:value-type="float" office:value="56.445">
            <text:p>56.45</text:p>
          </table:table-cell>
        </table:table-row>
        <table:table-row table:style-name="ro1">
          <table:table-cell office:value-type="float" office:value="2.671">
            <text:p>2.67</text:p>
          </table:table-cell>
          <table:table-cell office:value-type="float" office:value="38.164">
            <text:p>38.16</text:p>
          </table:table-cell>
          <table:table-cell table:number-columns-repeated="8"/>
          <table:table-cell office:value-type="float" office:value="-36.421">
            <text:p>-36.42</text:p>
          </table:table-cell>
          <table:table-cell office:value-type="float" office:value="21.378">
            <text:p>21.38</text:p>
          </table:table-cell>
          <table:table-cell table:number-columns-repeated="7"/>
          <table:table-cell office:value-type="float" office:value="-22.597">
            <text:p>-22.6</text:p>
          </table:table-cell>
          <table:table-cell office:value-type="float" office:value="56.378">
            <text:p>56.38</text:p>
          </table:table-cell>
        </table:table-row>
        <table:table-row table:style-name="ro1">
          <table:table-cell office:value-type="float" office:value="1.875">
            <text:p>1.88</text:p>
          </table:table-cell>
          <table:table-cell office:value-type="float" office:value="38.316">
            <text:p>38.32</text:p>
          </table:table-cell>
          <table:table-cell table:number-columns-repeated="8"/>
          <table:table-cell office:value-type="float" office:value="-36.847">
            <text:p>-36.85</text:p>
          </table:table-cell>
          <table:table-cell office:value-type="float" office:value="20.878">
            <text:p>20.88</text:p>
          </table:table-cell>
          <table:table-cell table:number-columns-repeated="7"/>
          <table:table-cell office:value-type="float" office:value="-25.75">
            <text:p>-25.75</text:p>
          </table:table-cell>
          <table:table-cell office:value-type="float" office:value="56.187">
            <text:p>56.19</text:p>
          </table:table-cell>
        </table:table-row>
        <table:table-row table:style-name="ro1">
          <table:table-cell office:value-type="float" office:value="1.125">
            <text:p>1.13</text:p>
          </table:table-cell>
          <table:table-cell office:value-type="float" office:value="38.468">
            <text:p>38.47</text:p>
          </table:table-cell>
          <table:table-cell table:number-columns-repeated="8"/>
          <table:table-cell office:value-type="float" office:value="-37.097">
            <text:p>-37.1</text:p>
          </table:table-cell>
          <table:table-cell office:value-type="float" office:value="20.445">
            <text:p>20.45</text:p>
          </table:table-cell>
          <table:table-cell table:number-columns-repeated="7"/>
          <table:table-cell office:value-type="float" office:value="-25.296">
            <text:p>-25.3</text:p>
          </table:table-cell>
          <table:table-cell office:value-type="float" office:value="56.097">
            <text:p>56.1</text:p>
          </table:table-cell>
        </table:table-row>
        <table:table-row table:style-name="ro1">
          <table:table-cell office:value-type="float" office:value="0.347">
            <text:p>0.35</text:p>
          </table:table-cell>
          <table:table-cell office:value-type="float" office:value="38.597">
            <text:p>38.6</text:p>
          </table:table-cell>
          <table:table-cell table:number-columns-repeated="8"/>
          <table:table-cell office:value-type="float" office:value="-37.722">
            <text:p>-37.72</text:p>
          </table:table-cell>
          <table:table-cell office:value-type="float" office:value="19.968">
            <text:p>19.97</text:p>
          </table:table-cell>
          <table:table-cell table:number-columns-repeated="7"/>
          <table:table-cell office:value-type="float" office:value="-28.523">
            <text:p>-28.52</text:p>
          </table:table-cell>
          <table:table-cell office:value-type="float" office:value="55.882">
            <text:p>55.88</text:p>
          </table:table-cell>
        </table:table-row>
        <table:table-row table:style-name="ro1">
          <table:table-cell office:value-type="float" office:value="-0.421">
            <text:p>-0.42</text:p>
          </table:table-cell>
          <table:table-cell office:value-type="float" office:value="38.75">
            <text:p>38.75</text:p>
          </table:table-cell>
          <table:table-cell table:number-columns-repeated="8"/>
          <table:table-cell office:value-type="float" office:value="-37.949">
            <text:p>-37.95</text:p>
          </table:table-cell>
          <table:table-cell office:value-type="float" office:value="19.472">
            <text:p>19.47</text:p>
          </table:table-cell>
          <table:table-cell table:number-columns-repeated="7"/>
          <table:table-cell office:value-type="float" office:value="-27.796">
            <text:p>-27.8</text:p>
          </table:table-cell>
          <table:table-cell office:value-type="float" office:value="55.73">
            <text:p>55.73</text:p>
          </table:table-cell>
        </table:table-row>
        <table:table-row table:style-name="ro1">
          <table:table-cell office:value-type="float" office:value="-1.222">
            <text:p>-1.22</text:p>
          </table:table-cell>
          <table:table-cell office:value-type="float" office:value="38.835">
            <text:p>38.84</text:p>
          </table:table-cell>
          <table:table-cell table:number-columns-repeated="8"/>
          <table:table-cell office:value-type="float" office:value="-38.324">
            <text:p>-38.32</text:p>
          </table:table-cell>
          <table:table-cell office:value-type="float" office:value="18.996">
            <text:p>19</text:p>
          </table:table-cell>
          <table:table-cell table:number-columns-repeated="7"/>
          <table:table-cell office:value-type="float" office:value="-29.023">
            <text:p>-29.02</text:p>
          </table:table-cell>
          <table:table-cell office:value-type="float" office:value="55.472">
            <text:p>55.47</text:p>
          </table:table-cell>
        </table:table-row>
        <table:table-row table:style-name="ro1">
          <table:table-cell office:value-type="float" office:value="-2.046">
            <text:p>-2.05</text:p>
          </table:table-cell>
          <table:table-cell office:value-type="float" office:value="38.945">
            <text:p>38.95</text:p>
          </table:table-cell>
          <table:table-cell table:number-columns-repeated="8"/>
          <table:table-cell office:value-type="float" office:value="-38.671">
            <text:p>-38.67</text:p>
          </table:table-cell>
          <table:table-cell office:value-type="float" office:value="18.496">
            <text:p>18.5</text:p>
          </table:table-cell>
          <table:table-cell table:number-columns-repeated="7"/>
          <table:table-cell office:value-type="float" office:value="-32.296">
            <text:p>-32.3</text:p>
          </table:table-cell>
          <table:table-cell office:value-type="float" office:value="55.187">
            <text:p>55.19</text:p>
          </table:table-cell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39.007">
            <text:p>39.01</text:p>
          </table:table-cell>
          <table:table-cell table:number-columns-repeated="8"/>
          <table:table-cell office:value-type="float" office:value="-39.023">
            <text:p>-39.02</text:p>
          </table:table-cell>
          <table:table-cell office:value-type="float" office:value="18.085">
            <text:p>18.09</text:p>
          </table:table-cell>
          <table:table-cell table:number-columns-repeated="7"/>
          <table:table-cell office:value-type="float" office:value="-30.648">
            <text:p>-30.65</text:p>
          </table:table-cell>
          <table:table-cell office:value-type="float" office:value="55.058">
            <text:p>55.06</text:p>
          </table:table-cell>
        </table:table-row>
        <table:table-row table:style-name="ro1">
          <table:table-cell office:value-type="float" office:value="-3.722">
            <text:p>-3.72</text:p>
          </table:table-cell>
          <table:table-cell office:value-type="float" office:value="39.074">
            <text:p>39.07</text:p>
          </table:table-cell>
          <table:table-cell table:number-columns-repeated="8"/>
          <table:table-cell office:value-type="float" office:value="-39.148">
            <text:p>-39.15</text:p>
          </table:table-cell>
          <table:table-cell office:value-type="float" office:value="17.824">
            <text:p>17.82</text:p>
          </table:table-cell>
          <table:table-cell table:number-columns-repeated="7"/>
          <table:table-cell office:value-type="float" office:value="-32.847">
            <text:p>-32.85</text:p>
          </table:table-cell>
          <table:table-cell office:value-type="float" office:value="54.777">
            <text:p>54.78</text:p>
          </table:table-cell>
        </table:table-row>
        <table:table-row table:style-name="ro1">
          <table:table-cell office:value-type="float" office:value="-4.5">
            <text:p>-4.5</text:p>
          </table:table-cell>
          <table:table-cell office:value-type="float" office:value="39.14">
            <text:p>39.14</text:p>
          </table:table-cell>
          <table:table-cell table:number-columns-repeated="8"/>
          <table:table-cell office:value-type="float" office:value="-39.171">
            <text:p>-39.17</text:p>
          </table:table-cell>
          <table:table-cell office:value-type="float" office:value="17.714">
            <text:p>17.71</text:p>
          </table:table-cell>
          <table:table-cell table:number-columns-repeated="7"/>
          <table:table-cell office:value-type="float" office:value="-32.324">
            <text:p>-32.32</text:p>
          </table:table-cell>
          <table:table-cell office:value-type="float" office:value="54.582">
            <text:p>54.58</text:p>
          </table:table-cell>
        </table:table-row>
        <table:table-row table:style-name="ro1">
          <table:table-cell office:value-type="float" office:value="-4.898">
            <text:p>-4.9</text:p>
          </table:table-cell>
          <table:table-cell office:value-type="float" office:value="39.183">
            <text:p>39.18</text:p>
          </table:table-cell>
          <table:table-cell table:number-columns-repeated="8"/>
          <table:table-cell office:value-type="float" office:value="-39.148">
            <text:p>-39.15</text:p>
          </table:table-cell>
          <table:table-cell office:value-type="float" office:value="17.609">
            <text:p>17.61</text:p>
          </table:table-cell>
          <table:table-cell table:number-columns-repeated="7"/>
          <table:table-cell office:value-type="float" office:value="-35">
            <text:p>-35</text:p>
          </table:table-cell>
          <table:table-cell office:value-type="float" office:value="54.257">
            <text:p>54.26</text:p>
          </table:table-cell>
        </table:table-row>
        <table:table-row table:style-name="ro1">
          <table:table-cell office:value-type="float" office:value="-5.824">
            <text:p>-5.82</text:p>
          </table:table-cell>
          <table:table-cell office:value-type="float" office:value="39.226">
            <text:p>39.23</text:p>
          </table:table-cell>
          <table:table-cell table:number-columns-repeated="8"/>
          <table:table-cell office:value-type="float" office:value="-39.097">
            <text:p>-39.1</text:p>
          </table:table-cell>
          <table:table-cell office:value-type="float" office:value="17.542">
            <text:p>17.54</text:p>
          </table:table-cell>
          <table:table-cell table:number-columns-repeated="7"/>
          <table:table-cell office:value-type="float" office:value="-33.75">
            <text:p>-33.75</text:p>
          </table:table-cell>
          <table:table-cell office:value-type="float" office:value="54.105">
            <text:p>54.11</text:p>
          </table:table-cell>
        </table:table-row>
        <table:table-row table:style-name="ro1">
          <table:table-cell office:value-type="float" office:value="-6.699">
            <text:p>-6.7</text:p>
          </table:table-cell>
          <table:table-cell office:value-type="float" office:value="39.269">
            <text:p>39.27</text:p>
          </table:table-cell>
          <table:table-cell table:number-columns-repeated="8"/>
          <table:table-cell office:value-type="float" office:value="-39.046">
            <text:p>-39.05</text:p>
          </table:table-cell>
          <table:table-cell office:value-type="float" office:value="17.457">
            <text:p>17.46</text:p>
          </table:table-cell>
          <table:table-cell table:number-columns-repeated="7"/>
          <table:table-cell office:value-type="float" office:value="-36.375">
            <text:p>-36.38</text:p>
          </table:table-cell>
          <table:table-cell office:value-type="float" office:value="53.804">
            <text:p>53.8</text:p>
          </table:table-cell>
        </table:table-row>
        <table:table-row table:style-name="ro1">
          <table:table-cell office:value-type="float" office:value="-7.546">
            <text:p>-7.55</text:p>
          </table:table-cell>
          <table:table-cell office:value-type="float" office:value="39.312">
            <text:p>39.31</text:p>
          </table:table-cell>
          <table:table-cell table:number-columns-repeated="8"/>
          <table:table-cell office:value-type="float" office:value="-39.046">
            <text:p>-39.05</text:p>
          </table:table-cell>
          <table:table-cell office:value-type="float" office:value="17.371">
            <text:p>17.37</text:p>
          </table:table-cell>
          <table:table-cell table:number-columns-repeated="7"/>
          <table:table-cell office:value-type="float" office:value="-37.125">
            <text:p>-37.13</text:p>
          </table:table-cell>
          <table:table-cell office:value-type="float" office:value="53.476">
            <text:p>53.48</text:p>
          </table:table-cell>
        </table:table-row>
        <table:table-row table:style-name="ro1">
          <table:table-cell office:value-type="float" office:value="-8.375">
            <text:p>-8.38</text:p>
          </table:table-cell>
          <table:table-cell office:value-type="float" office:value="39.355">
            <text:p>39.36</text:p>
          </table:table-cell>
          <table:table-cell table:number-columns-repeated="8"/>
          <table:table-cell office:value-type="float" office:value="-39">
            <text:p>-39</text:p>
          </table:table-cell>
          <table:table-cell office:value-type="float" office:value="17.347">
            <text:p>17.35</text:p>
          </table:table-cell>
          <table:table-cell table:number-columns-repeated="7"/>
          <table:table-cell office:value-type="float" office:value="-36.273">
            <text:p>-36.27</text:p>
          </table:table-cell>
          <table:table-cell office:value-type="float" office:value="53.261">
            <text:p>53.26</text:p>
          </table:table-cell>
        </table:table-row>
        <table:table-row table:style-name="ro1">
          <table:table-cell office:value-type="float" office:value="-9.171">
            <text:p>-9.17</text:p>
          </table:table-cell>
          <table:table-cell office:value-type="float" office:value="39.398">
            <text:p>39.4</text:p>
          </table:table-cell>
          <table:table-cell table:number-columns-repeated="8"/>
          <table:table-cell office:value-type="float" office:value="-38.972">
            <text:p>-38.97</text:p>
          </table:table-cell>
          <table:table-cell office:value-type="float" office:value="17.304">
            <text:p>17.3</text:p>
          </table:table-cell>
          <table:table-cell table:number-columns-repeated="7"/>
          <table:table-cell office:value-type="float" office:value="-39.148">
            <text:p>-39.15</text:p>
          </table:table-cell>
          <table:table-cell office:value-type="float" office:value="52.808">
            <text:p>52.81</text:p>
          </table:table-cell>
        </table:table-row>
        <table:table-row table:style-name="ro1">
          <table:table-cell office:value-type="float" office:value="-9.972">
            <text:p>-9.97</text:p>
          </table:table-cell>
          <table:table-cell office:value-type="float" office:value="39.421">
            <text:p>39.42</text:p>
          </table:table-cell>
          <table:table-cell table:number-columns-repeated="8"/>
          <table:table-cell office:value-type="float" office:value="-38.949">
            <text:p>-38.95</text:p>
          </table:table-cell>
          <table:table-cell office:value-type="float" office:value="17.328">
            <text:p>17.33</text:p>
          </table:table-cell>
          <table:table-cell table:number-columns-repeated="7"/>
          <table:table-cell office:value-type="float" office:value="-41.171">
            <text:p>-41.17</text:p>
          </table:table-cell>
          <table:table-cell office:value-type="float" office:value="52.375">
            <text:p>52.38</text:p>
          </table:table-cell>
        </table:table-row>
        <table:table-row table:style-name="ro1">
          <table:table-cell office:value-type="float" office:value="-10.773">
            <text:p>-10.77</text:p>
          </table:table-cell>
          <table:table-cell office:value-type="float" office:value="39.398">
            <text:p>39.4</text:p>
          </table:table-cell>
          <table:table-cell table:number-columns-repeated="8"/>
          <table:table-cell office:value-type="float" office:value="-38.773">
            <text:p>-38.77</text:p>
          </table:table-cell>
          <table:table-cell office:value-type="float" office:value="17.328">
            <text:p>17.33</text:p>
          </table:table-cell>
          <table:table-cell table:number-columns-repeated="7"/>
          <table:table-cell office:value-type="float" office:value="-40.472">
            <text:p>-40.47</text:p>
          </table:table-cell>
          <table:table-cell office:value-type="float" office:value="52.136">
            <text:p>52.14</text:p>
          </table:table-cell>
        </table:table-row>
        <table:table-row table:style-name="ro1">
          <table:table-cell office:value-type="float" office:value="-11.523">
            <text:p>-11.52</text:p>
          </table:table-cell>
          <table:table-cell office:value-type="float" office:value="39.398">
            <text:p>39.4</text:p>
          </table:table-cell>
          <table:table-cell table:number-columns-repeated="8"/>
          <table:table-cell office:value-type="float" office:value="-38.75">
            <text:p>-38.75</text:p>
          </table:table-cell>
          <table:table-cell office:value-type="float" office:value="17.328">
            <text:p>17.33</text:p>
          </table:table-cell>
          <table:table-cell table:number-columns-repeated="7"/>
          <table:table-cell office:value-type="float" office:value="-43.75">
            <text:p>-43.75</text:p>
          </table:table-cell>
          <table:table-cell office:value-type="float" office:value="51.527">
            <text:p>51.53</text:p>
          </table:table-cell>
        </table:table-row>
        <table:table-row table:style-name="ro1">
          <table:table-cell office:value-type="float" office:value="-12.222">
            <text:p>-12.22</text:p>
          </table:table-cell>
          <table:table-cell office:value-type="float" office:value="39.378">
            <text:p>39.38</text:p>
          </table:table-cell>
          <table:table-cell table:number-columns-repeated="8"/>
          <table:table-cell office:value-type="float" office:value="-38.648">
            <text:p>-38.65</text:p>
          </table:table-cell>
          <table:table-cell office:value-type="float" office:value="17.304">
            <text:p>17.3</text:p>
          </table:table-cell>
          <table:table-cell table:number-columns-repeated="7"/>
          <table:table-cell office:value-type="float" office:value="-41.449">
            <text:p>-41.45</text:p>
          </table:table-cell>
          <table:table-cell office:value-type="float" office:value="51.441">
            <text:p>51.44</text:p>
          </table:table-cell>
        </table:table-row>
        <table:table-row table:style-name="ro1">
          <table:table-cell office:value-type="float" office:value="-13.097">
            <text:p>-13.1</text:p>
          </table:table-cell>
          <table:table-cell office:value-type="float" office:value="39.312">
            <text:p>39.31</text:p>
          </table:table-cell>
          <table:table-cell table:number-columns-repeated="8"/>
          <table:table-cell office:value-type="float" office:value="-38.699">
            <text:p>-38.7</text:p>
          </table:table-cell>
          <table:table-cell office:value-type="float" office:value="17.285">
            <text:p>17.29</text:p>
          </table:table-cell>
          <table:table-cell table:number-columns-repeated="7"/>
          <table:table-cell office:value-type="float" office:value="-45.421">
            <text:p>-45.42</text:p>
          </table:table-cell>
          <table:table-cell office:value-type="float" office:value="50.707">
            <text:p>50.71</text:p>
          </table:table-cell>
        </table:table-row>
        <table:table-row table:style-name="ro1">
          <table:table-cell office:value-type="float" office:value="-14.046">
            <text:p>-14.05</text:p>
          </table:table-cell>
          <table:table-cell office:value-type="float" office:value="39.269">
            <text:p>39.27</text:p>
          </table:table-cell>
          <table:table-cell table:number-columns-repeated="8"/>
          <table:table-cell office:value-type="float" office:value="-38.648">
            <text:p>-38.65</text:p>
          </table:table-cell>
          <table:table-cell office:value-type="float" office:value="17.261">
            <text:p>17.26</text:p>
          </table:table-cell>
          <table:table-cell table:number-columns-repeated="7"/>
          <table:table-cell office:value-type="float" office:value="-44.324">
            <text:p>-44.32</text:p>
          </table:table-cell>
          <table:table-cell office:value-type="float" office:value="50.511">
            <text:p>50.51</text:p>
          </table:table-cell>
        </table:table-row>
        <table:table-row table:style-name="ro1">
          <table:table-cell office:value-type="float" office:value="-14.699">
            <text:p>-14.7</text:p>
          </table:table-cell>
          <table:table-cell office:value-type="float" office:value="39.203">
            <text:p>39.2</text:p>
          </table:table-cell>
          <table:table-cell table:number-columns-repeated="8"/>
          <table:table-cell office:value-type="float" office:value="-38.648">
            <text:p>-38.65</text:p>
          </table:table-cell>
          <table:table-cell office:value-type="float" office:value="17.261">
            <text:p>17.26</text:p>
          </table:table-cell>
          <table:table-cell table:number-columns-repeated="7"/>
          <table:table-cell office:value-type="float" office:value="-43.472">
            <text:p>-43.47</text:p>
          </table:table-cell>
          <table:table-cell office:value-type="float" office:value="50.25">
            <text:p>50.25</text:p>
          </table:table-cell>
        </table:table-row>
        <table:table-row table:style-name="ro1">
          <table:table-cell office:value-type="float" office:value="-15.449">
            <text:p>-15.45</text:p>
          </table:table-cell>
          <table:table-cell office:value-type="float" office:value="39.14">
            <text:p>39.14</text:p>
          </table:table-cell>
          <table:table-cell table:number-columns-repeated="8"/>
          <table:table-cell office:value-type="float" office:value="-38.671">
            <text:p>-38.67</text:p>
          </table:table-cell>
          <table:table-cell office:value-type="float" office:value="17.304">
            <text:p>17.3</text:p>
          </table:table-cell>
          <table:table-cell table:number-columns-repeated="7"/>
          <table:table-cell office:value-type="float" office:value="-47.347">
            <text:p>-47.35</text:p>
          </table:table-cell>
          <table:table-cell office:value-type="float" office:value="49.406">
            <text:p>49.41</text:p>
          </table:table-cell>
        </table:table-row>
        <table:table-row table:style-name="ro1">
          <table:table-cell office:value-type="float" office:value="-16.25">
            <text:p>-16.25</text:p>
          </table:table-cell>
          <table:table-cell office:value-type="float" office:value="39.05">
            <text:p>39.05</text:p>
          </table:table-cell>
          <table:table-cell table:number-columns-repeated="8"/>
          <table:table-cell office:value-type="float" office:value="-38.648">
            <text:p>-38.65</text:p>
          </table:table-cell>
          <table:table-cell office:value-type="float" office:value="17.304">
            <text:p>17.3</text:p>
          </table:table-cell>
          <table:table-cell table:number-columns-repeated="7"/>
          <table:table-cell office:value-type="float" office:value="-45.875">
            <text:p>-45.88</text:p>
          </table:table-cell>
          <table:table-cell office:value-type="float" office:value="49.187">
            <text:p>49.19</text:p>
          </table:table-cell>
        </table:table-row>
        <table:table-row table:style-name="ro1">
          <table:table-cell office:value-type="float" office:value="-17.125">
            <text:p>-17.13</text:p>
          </table:table-cell>
          <table:table-cell office:value-type="float" office:value="39.05">
            <text:p>39.05</text:p>
          </table:table-cell>
          <table:table-cell table:number-columns-repeated="8"/>
          <table:table-cell office:value-type="float" office:value="-38.574">
            <text:p>-38.57</text:p>
          </table:table-cell>
          <table:table-cell office:value-type="float" office:value="17.328">
            <text:p>17.33</text:p>
          </table:table-cell>
          <table:table-cell table:number-columns-repeated="7"/>
          <table:table-cell office:value-type="float" office:value="-48.472">
            <text:p>-48.47</text:p>
          </table:table-cell>
          <table:table-cell office:value-type="float" office:value="48.625">
            <text:p>48.63</text:p>
          </table:table-cell>
        </table:table-row>
        <table:table-row table:style-name="ro1">
          <table:table-cell office:value-type="float" office:value="-17.875">
            <text:p>-17.88</text:p>
          </table:table-cell>
          <table:table-cell office:value-type="float" office:value="38.945">
            <text:p>38.95</text:p>
          </table:table-cell>
          <table:table-cell table:number-columns-repeated="8"/>
          <table:table-cell office:value-type="float" office:value="-38.5">
            <text:p>-38.5</text:p>
          </table:table-cell>
          <table:table-cell office:value-type="float" office:value="17.371">
            <text:p>17.37</text:p>
          </table:table-cell>
          <table:table-cell table:number-columns-repeated="7"/>
          <table:table-cell office:value-type="float" office:value="-47.722">
            <text:p>-47.72</text:p>
          </table:table-cell>
          <table:table-cell office:value-type="float" office:value="48.214">
            <text:p>48.21</text:p>
          </table:table-cell>
        </table:table-row>
        <table:table-row table:style-name="ro1">
          <table:table-cell office:value-type="float" office:value="-18.699">
            <text:p>-18.7</text:p>
          </table:table-cell>
          <table:table-cell office:value-type="float" office:value="38.855">
            <text:p>38.86</text:p>
          </table:table-cell>
          <table:table-cell table:number-columns-repeated="8"/>
          <table:table-cell office:value-type="float" office:value="-38.472">
            <text:p>-38.47</text:p>
          </table:table-cell>
          <table:table-cell office:value-type="float" office:value="17.347">
            <text:p>17.35</text:p>
          </table:table-cell>
          <table:table-cell table:number-columns-repeated="7"/>
          <table:table-cell office:value-type="float" office:value="-50.921">
            <text:p>-50.92</text:p>
          </table:table-cell>
          <table:table-cell office:value-type="float" office:value="47.328">
            <text:p>47.33</text:p>
          </table:table-cell>
        </table:table-row>
        <table:table-row table:style-name="ro1">
          <table:table-cell office:value-type="float" office:value="-19.5">
            <text:p>-19.5</text:p>
          </table:table-cell>
          <table:table-cell office:value-type="float" office:value="38.812">
            <text:p>38.81</text:p>
          </table:table-cell>
          <table:table-cell table:number-columns-repeated="8"/>
          <table:table-cell office:value-type="float" office:value="-38.523">
            <text:p>-38.52</text:p>
          </table:table-cell>
          <table:table-cell office:value-type="float" office:value="17.347">
            <text:p>17.35</text:p>
          </table:table-cell>
          <table:table-cell table:number-columns-repeated="7"/>
          <table:table-cell office:value-type="float" office:value="-50.222">
            <text:p>-50.22</text:p>
          </table:table-cell>
          <table:table-cell office:value-type="float" office:value="47.046">
            <text:p>47.05</text:p>
          </table:table-cell>
        </table:table-row>
        <table:table-row table:style-name="ro1">
          <table:table-cell office:value-type="float" office:value="-20.171">
            <text:p>-20.17</text:p>
          </table:table-cell>
          <table:table-cell office:value-type="float" office:value="38.664">
            <text:p>38.66</text:p>
          </table:table-cell>
          <table:table-cell table:number-columns-repeated="8"/>
          <table:table-cell office:value-type="float" office:value="-38.5">
            <text:p>-38.5</text:p>
          </table:table-cell>
          <table:table-cell office:value-type="float" office:value="17.371">
            <text:p>17.37</text:p>
          </table:table-cell>
          <table:table-cell table:number-columns-repeated="7"/>
          <table:table-cell office:value-type="float" office:value="-52.597">
            <text:p>-52.6</text:p>
          </table:table-cell>
          <table:table-cell office:value-type="float" office:value="46.179">
            <text:p>46.18</text:p>
          </table:table-cell>
        </table:table-row>
        <table:table-row table:style-name="ro1">
          <table:table-cell office:value-type="float" office:value="-20.898">
            <text:p>-20.9</text:p>
          </table:table-cell>
          <table:table-cell office:value-type="float" office:value="38.574">
            <text:p>38.57</text:p>
          </table:table-cell>
          <table:table-cell table:number-columns-repeated="8"/>
          <table:table-cell office:value-type="float" office:value="-38.398">
            <text:p>-38.4</text:p>
          </table:table-cell>
          <table:table-cell office:value-type="float" office:value="17.457">
            <text:p>17.46</text:p>
          </table:table-cell>
          <table:table-cell table:number-columns-repeated="7"/>
          <table:table-cell office:value-type="float" office:value="-50.796">
            <text:p>-50.8</text:p>
          </table:table-cell>
          <table:table-cell office:value-type="float" office:value="46.113">
            <text:p>46.11</text:p>
          </table:table-cell>
        </table:table-row>
        <table:table-row table:style-name="ro1">
          <table:table-cell office:value-type="float" office:value="-21.625">
            <text:p>-21.63</text:p>
          </table:table-cell>
          <table:table-cell office:value-type="float" office:value="38.378">
            <text:p>38.38</text:p>
          </table:table-cell>
          <table:table-cell table:number-columns-repeated="8"/>
          <table:table-cell office:value-type="float" office:value="-38.296">
            <text:p>-38.3</text:p>
          </table:table-cell>
          <table:table-cell office:value-type="float" office:value="17.5">
            <text:p>17.5</text:p>
          </table:table-cell>
          <table:table-cell table:number-columns-repeated="7"/>
          <table:table-cell office:value-type="float" office:value="-54">
            <text:p>-54</text:p>
          </table:table-cell>
          <table:table-cell office:value-type="float" office:value="45.093">
            <text:p>45.09</text:p>
          </table:table-cell>
        </table:table-row>
        <table:table-row table:style-name="ro1">
          <table:table-cell office:value-type="float" office:value="-22.347">
            <text:p>-22.35</text:p>
          </table:table-cell>
          <table:table-cell office:value-type="float" office:value="38.25">
            <text:p>38.25</text:p>
          </table:table-cell>
          <table:table-cell table:number-columns-repeated="8"/>
          <table:table-cell office:value-type="float" office:value="-38.222">
            <text:p>-38.22</text:p>
          </table:table-cell>
          <table:table-cell office:value-type="float" office:value="17.542">
            <text:p>17.54</text:p>
          </table:table-cell>
          <table:table-cell table:number-columns-repeated="7"/>
          <table:table-cell office:value-type="float" office:value="-53.125">
            <text:p>-53.13</text:p>
          </table:table-cell>
          <table:table-cell office:value-type="float" office:value="44.812">
            <text:p>44.81</text:p>
          </table:table-cell>
        </table:table-row>
        <table:table-row table:style-name="ro1">
          <table:table-cell office:value-type="float" office:value="-23.097">
            <text:p>-23.1</text:p>
          </table:table-cell>
          <table:table-cell office:value-type="float" office:value="38.078">
            <text:p>38.08</text:p>
          </table:table-cell>
          <table:table-cell table:number-columns-repeated="8"/>
          <table:table-cell office:value-type="float" office:value="-38.097">
            <text:p>-38.1</text:p>
          </table:table-cell>
          <table:table-cell office:value-type="float" office:value="17.714">
            <text:p>17.71</text:p>
          </table:table-cell>
          <table:table-cell table:number-columns-repeated="7"/>
          <table:table-cell office:value-type="float" office:value="-51.671">
            <text:p>-51.67</text:p>
          </table:table-cell>
          <table:table-cell office:value-type="float" office:value="44.855">
            <text:p>44.86</text:p>
          </table:table-cell>
        </table:table-row>
        <table:table-row table:style-name="ro1">
          <table:table-cell office:value-type="float" office:value="-23.546">
            <text:p>-23.55</text:p>
          </table:table-cell>
          <table:table-cell office:value-type="float" office:value="37.902">
            <text:p>37.9</text:p>
          </table:table-cell>
          <table:table-cell table:number-columns-repeated="8"/>
          <table:table-cell office:value-type="float" office:value="-37.898">
            <text:p>-37.9</text:p>
          </table:table-cell>
          <table:table-cell office:value-type="float" office:value="17.933">
            <text:p>17.93</text:p>
          </table:table-cell>
          <table:table-cell table:number-columns-repeated="7"/>
          <table:table-cell office:value-type="float" office:value="-53.75">
            <text:p>-53.75</text:p>
          </table:table-cell>
          <table:table-cell office:value-type="float" office:value="44.273">
            <text:p>44.27</text:p>
          </table:table-cell>
        </table:table-row>
        <table:table-row table:style-name="ro1">
          <table:table-cell office:value-type="float" office:value="-24.472">
            <text:p>-24.47</text:p>
          </table:table-cell>
          <table:table-cell office:value-type="float" office:value="37.687">
            <text:p>37.69</text:p>
          </table:table-cell>
          <table:table-cell table:number-columns-repeated="8"/>
          <table:table-cell office:value-type="float" office:value="-37.796">
            <text:p>-37.8</text:p>
          </table:table-cell>
          <table:table-cell office:value-type="float" office:value="18.171">
            <text:p>18.17</text:p>
          </table:table-cell>
          <table:table-cell table:number-columns-repeated="7"/>
          <table:table-cell office:value-type="float" office:value="-54.148">
            <text:p>-54.15</text:p>
          </table:table-cell>
          <table:table-cell office:value-type="float" office:value="43.949">
            <text:p>43.95</text:p>
          </table:table-cell>
        </table:table-row>
        <table:table-row table:style-name="ro1">
          <table:table-cell office:value-type="float" office:value="-25.125">
            <text:p>-25.13</text:p>
          </table:table-cell>
          <table:table-cell office:value-type="float" office:value="37.492">
            <text:p>37.49</text:p>
          </table:table-cell>
          <table:table-cell table:number-columns-repeated="8"/>
          <table:table-cell office:value-type="float" office:value="-37.523">
            <text:p>-37.52</text:p>
          </table:table-cell>
          <table:table-cell office:value-type="float" office:value="18.519">
            <text:p>18.52</text:p>
          </table:table-cell>
          <table:table-cell table:number-columns-repeated="7"/>
          <table:table-cell office:value-type="float" office:value="-52.671">
            <text:p>-52.67</text:p>
          </table:table-cell>
          <table:table-cell office:value-type="float" office:value="44.121">
            <text:p>44.12</text:p>
          </table:table-cell>
        </table:table-row>
        <table:table-row table:style-name="ro1">
          <table:table-cell office:value-type="float" office:value="-25.773">
            <text:p>-25.77</text:p>
          </table:table-cell>
          <table:table-cell office:value-type="float" office:value="37.277">
            <text:p>37.28</text:p>
          </table:table-cell>
          <table:table-cell table:number-columns-repeated="8"/>
          <table:table-cell office:value-type="float" office:value="-37.097">
            <text:p>-37.1</text:p>
          </table:table-cell>
          <table:table-cell office:value-type="float" office:value="18.972">
            <text:p>18.97</text:p>
          </table:table-cell>
          <table:table-cell table:number-columns-repeated="7"/>
          <table:table-cell office:value-type="float" office:value="-51.273">
            <text:p>-51.27</text:p>
          </table:table-cell>
          <table:table-cell office:value-type="float" office:value="44.316">
            <text:p>44.32</text:p>
          </table:table-cell>
        </table:table-row>
        <table:table-row table:style-name="ro1">
          <table:table-cell office:value-type="float" office:value="-26.546">
            <text:p>-26.55</text:p>
          </table:table-cell>
          <table:table-cell office:value-type="float" office:value="37.058">
            <text:p>37.06</text:p>
          </table:table-cell>
          <table:table-cell table:number-columns-repeated="8"/>
          <table:table-cell office:value-type="float" office:value="-36.773">
            <text:p>-36.77</text:p>
          </table:table-cell>
          <table:table-cell office:value-type="float" office:value="19.472">
            <text:p>19.47</text:p>
          </table:table-cell>
          <table:table-cell table:number-columns-repeated="7"/>
          <table:table-cell office:value-type="float" office:value="-55.449">
            <text:p>-55.45</text:p>
          </table:table-cell>
          <table:table-cell office:value-type="float" office:value="43.296">
            <text:p>43.3</text:p>
          </table:table-cell>
        </table:table-row>
        <table:table-row table:style-name="ro1">
          <table:table-cell office:value-type="float" office:value="-27.25">
            <text:p>-27.25</text:p>
          </table:table-cell>
          <table:table-cell office:value-type="float" office:value="36.863">
            <text:p>36.86</text:p>
          </table:table-cell>
          <table:table-cell table:number-columns-repeated="8"/>
          <table:table-cell office:value-type="float" office:value="-36.398">
            <text:p>-36.4</text:p>
          </table:table-cell>
          <table:table-cell office:value-type="float" office:value="19.882">
            <text:p>19.88</text:p>
          </table:table-cell>
          <table:table-cell table:number-columns-repeated="7"/>
          <table:table-cell office:value-type="float" office:value="-53.375">
            <text:p>-53.38</text:p>
          </table:table-cell>
          <table:table-cell office:value-type="float" office:value="43.664">
            <text:p>43.66</text:p>
          </table:table-cell>
        </table:table-row>
        <table:table-row table:style-name="ro1">
          <table:table-cell office:value-type="float" office:value="-27.773">
            <text:p>-27.77</text:p>
          </table:table-cell>
          <table:table-cell office:value-type="float" office:value="36.605">
            <text:p>36.61</text:p>
          </table:table-cell>
          <table:table-cell table:number-columns-repeated="8"/>
          <table:table-cell office:value-type="float" office:value="-35.824">
            <text:p>-35.82</text:p>
          </table:table-cell>
          <table:table-cell office:value-type="float" office:value="20.378">
            <text:p>20.38</text:p>
          </table:table-cell>
          <table:table-cell table:number-columns-repeated="7"/>
          <table:table-cell office:value-type="float" office:value="-51.898">
            <text:p>-51.9</text:p>
          </table:table-cell>
          <table:table-cell office:value-type="float" office:value="43.949">
            <text:p>43.95</text:p>
          </table:table-cell>
        </table:table-row>
        <table:table-row table:style-name="ro1">
          <table:table-cell office:value-type="float" office:value="-28.273">
            <text:p>-28.27</text:p>
          </table:table-cell>
          <table:table-cell office:value-type="float" office:value="36.386">
            <text:p>36.39</text:p>
          </table:table-cell>
          <table:table-cell table:number-columns-repeated="8"/>
          <table:table-cell office:value-type="float" office:value="-35.375">
            <text:p>-35.38</text:p>
          </table:table-cell>
          <table:table-cell office:value-type="float" office:value="20.855">
            <text:p>20.86</text:p>
          </table:table-cell>
          <table:table-cell table:number-columns-repeated="7"/>
          <table:table-cell office:value-type="float" office:value="-52.421">
            <text:p>-52.42</text:p>
          </table:table-cell>
          <table:table-cell office:value-type="float" office:value="43.839">
            <text:p>43.84</text:p>
          </table:table-cell>
        </table:table-row>
        <table:table-row table:style-name="ro1">
          <table:table-cell office:value-type="float" office:value="-29.074">
            <text:p>-29.07</text:p>
          </table:table-cell>
          <table:table-cell office:value-type="float" office:value="36.128">
            <text:p>36.13</text:p>
          </table:table-cell>
          <table:table-cell table:number-columns-repeated="8"/>
          <table:table-cell office:value-type="float" office:value="-35.023">
            <text:p>-35.02</text:p>
          </table:table-cell>
          <table:table-cell office:value-type="float" office:value="21.312">
            <text:p>21.31</text:p>
          </table:table-cell>
          <table:table-cell table:number-columns-repeated="7"/>
          <table:table-cell office:value-type="float" office:value="-53.796">
            <text:p>-53.8</text:p>
          </table:table-cell>
          <table:table-cell office:value-type="float" office:value="43.382">
            <text:p>43.38</text:p>
          </table:table-cell>
        </table:table-row>
        <table:table-row table:style-name="ro1">
          <table:table-cell office:value-type="float" office:value="-29.949">
            <text:p>-29.95</text:p>
          </table:table-cell>
          <table:table-cell office:value-type="float" office:value="35.867">
            <text:p>35.87</text:p>
          </table:table-cell>
          <table:table-cell table:number-columns-repeated="8"/>
          <table:table-cell office:value-type="float" office:value="-34.597">
            <text:p>-34.6</text:p>
          </table:table-cell>
          <table:table-cell office:value-type="float" office:value="21.765">
            <text:p>21.77</text:p>
          </table:table-cell>
          <table:table-cell table:number-columns-repeated="7"/>
          <table:table-cell office:value-type="float" office:value="-52.421">
            <text:p>-52.42</text:p>
          </table:table-cell>
          <table:table-cell office:value-type="float" office:value="43.601">
            <text:p>43.6</text:p>
          </table:table-cell>
        </table:table-row>
        <table:table-row table:style-name="ro1">
          <table:table-cell office:value-type="float" office:value="-30.796">
            <text:p>-30.8</text:p>
          </table:table-cell>
          <table:table-cell office:value-type="float" office:value="35.566">
            <text:p>35.57</text:p>
          </table:table-cell>
          <table:table-cell table:number-columns-repeated="8"/>
          <table:table-cell office:value-type="float" office:value="-34.171">
            <text:p>-34.17</text:p>
          </table:table-cell>
          <table:table-cell office:value-type="float" office:value="22.242">
            <text:p>22.24</text:p>
          </table:table-cell>
          <table:table-cell table:number-columns-repeated="7"/>
          <table:table-cell office:value-type="float" office:value="-52.398">
            <text:p>-52.4</text:p>
          </table:table-cell>
          <table:table-cell office:value-type="float" office:value="43.687">
            <text:p>43.69</text:p>
          </table:table-cell>
        </table:table-row>
        <table:table-row table:style-name="ro1">
          <table:table-cell office:value-type="float" office:value="-31.375">
            <text:p>-31.38</text:p>
          </table:table-cell>
          <table:table-cell office:value-type="float" office:value="35.285">
            <text:p>35.29</text:p>
          </table:table-cell>
          <table:table-cell table:number-columns-repeated="8"/>
          <table:table-cell office:value-type="float" office:value="-33.722">
            <text:p>-33.72</text:p>
          </table:table-cell>
          <table:table-cell office:value-type="float" office:value="22.632">
            <text:p>22.63</text:p>
          </table:table-cell>
          <table:table-cell table:number-columns-repeated="7"/>
          <table:table-cell office:value-type="float" office:value="-53.847">
            <text:p>-53.85</text:p>
          </table:table-cell>
          <table:table-cell office:value-type="float" office:value="43.425">
            <text:p>43.43</text:p>
          </table:table-cell>
        </table:table-row>
        <table:table-row table:style-name="ro1">
          <table:table-cell office:value-type="float" office:value="-32.148">
            <text:p>-32.15</text:p>
          </table:table-cell>
          <table:table-cell office:value-type="float" office:value="34.937">
            <text:p>34.94</text:p>
          </table:table-cell>
          <table:table-cell table:number-columns-repeated="8"/>
          <table:table-cell office:value-type="float" office:value="-33.222">
            <text:p>-33.22</text:p>
          </table:table-cell>
          <table:table-cell office:value-type="float" office:value="23.046">
            <text:p>23.05</text:p>
          </table:table-cell>
          <table:table-cell table:number-columns-repeated="7"/>
          <table:table-cell office:value-type="float" office:value="-52.324">
            <text:p>-52.32</text:p>
          </table:table-cell>
          <table:table-cell office:value-type="float" office:value="43.73">
            <text:p>43.73</text:p>
          </table:table-cell>
        </table:table-row>
        <table:table-row table:style-name="ro1">
          <table:table-cell office:value-type="float" office:value="-32.699">
            <text:p>-32.7</text:p>
          </table:table-cell>
          <table:table-cell office:value-type="float" office:value="34.656">
            <text:p>34.66</text:p>
          </table:table-cell>
          <table:table-cell table:number-columns-repeated="8"/>
          <table:table-cell office:value-type="float" office:value="-32.773">
            <text:p>-32.77</text:p>
          </table:table-cell>
          <table:table-cell office:value-type="float" office:value="23.523">
            <text:p>23.52</text:p>
          </table:table-cell>
          <table:table-cell table:number-columns-repeated="7"/>
          <table:table-cell office:value-type="float" office:value="-54.699">
            <text:p>-54.7</text:p>
          </table:table-cell>
          <table:table-cell office:value-type="float" office:value="43.039">
            <text:p>43.04</text:p>
          </table:table-cell>
        </table:table-row>
        <table:table-row table:style-name="ro1">
          <table:table-cell office:value-type="float" office:value="-33.5">
            <text:p>-33.5</text:p>
          </table:table-cell>
          <table:table-cell office:value-type="float" office:value="34.308">
            <text:p>34.31</text:p>
          </table:table-cell>
          <table:table-cell table:number-columns-repeated="8"/>
          <table:table-cell office:value-type="float" office:value="-32.222">
            <text:p>-32.22</text:p>
          </table:table-cell>
          <table:table-cell office:value-type="float" office:value="23.933">
            <text:p>23.93</text:p>
          </table:table-cell>
          <table:table-cell table:number-columns-repeated="7"/>
          <table:table-cell office:value-type="float" office:value="-54.296">
            <text:p>-54.3</text:p>
          </table:table-cell>
          <table:table-cell office:value-type="float" office:value="43.21">
            <text:p>43.21</text:p>
          </table:table-cell>
        </table:table-row>
        <table:table-row table:style-name="ro1">
          <table:table-cell office:value-type="float" office:value="-34.074">
            <text:p>-34.07</text:p>
          </table:table-cell>
          <table:table-cell office:value-type="float" office:value="34.003">
            <text:p>34</text:p>
          </table:table-cell>
          <table:table-cell table:number-columns-repeated="8"/>
          <table:table-cell office:value-type="float" office:value="-31.722">
            <text:p>-31.72</text:p>
          </table:table-cell>
          <table:table-cell office:value-type="float" office:value="24.324">
            <text:p>24.32</text:p>
          </table:table-cell>
          <table:table-cell table:number-columns-repeated="7"/>
          <table:table-cell office:value-type="float" office:value="-52.699">
            <text:p>-52.7</text:p>
          </table:table-cell>
          <table:table-cell office:value-type="float" office:value="43.644">
            <text:p>43.64</text:p>
          </table:table-cell>
        </table:table-row>
        <table:table-row table:style-name="ro1">
          <table:table-cell office:value-type="float" office:value="-34.699">
            <text:p>-34.7</text:p>
          </table:table-cell>
          <table:table-cell office:value-type="float" office:value="33.679">
            <text:p>33.68</text:p>
          </table:table-cell>
          <table:table-cell table:number-columns-repeated="8"/>
          <table:table-cell office:value-type="float" office:value="-31.222">
            <text:p>-31.22</text:p>
          </table:table-cell>
          <table:table-cell office:value-type="float" office:value="24.691">
            <text:p>24.69</text:p>
          </table:table-cell>
          <table:table-cell table:number-columns-repeated="7"/>
          <table:table-cell office:value-type="float" office:value="-51.699">
            <text:p>-51.7</text:p>
          </table:table-cell>
          <table:table-cell office:value-type="float" office:value="43.949">
            <text:p>43.95</text:p>
          </table:table-cell>
        </table:table-row>
        <table:table-row table:style-name="ro1">
          <table:table-cell office:value-type="float" office:value="-35.398">
            <text:p>-35.4</text:p>
          </table:table-cell>
          <table:table-cell office:value-type="float" office:value="33.269">
            <text:p>33.27</text:p>
          </table:table-cell>
          <table:table-cell table:number-columns-repeated="8"/>
          <table:table-cell office:value-type="float" office:value="-30.773">
            <text:p>-30.77</text:p>
          </table:table-cell>
          <table:table-cell office:value-type="float" office:value="25.039">
            <text:p>25.04</text:p>
          </table:table-cell>
          <table:table-cell table:number-columns-repeated="7"/>
          <table:table-cell office:value-type="float" office:value="-54.574">
            <text:p>-54.57</text:p>
          </table:table-cell>
          <table:table-cell office:value-type="float" office:value="43.144">
            <text:p>43.14</text:p>
          </table:table-cell>
        </table:table-row>
        <table:table-row table:style-name="ro1">
          <table:table-cell office:value-type="float" office:value="-36.199">
            <text:p>-36.2</text:p>
          </table:table-cell>
          <table:table-cell office:value-type="float" office:value="32.835">
            <text:p>32.84</text:p>
          </table:table-cell>
          <table:table-cell table:number-columns-repeated="8"/>
          <table:table-cell office:value-type="float" office:value="-30.296">
            <text:p>-30.3</text:p>
          </table:table-cell>
          <table:table-cell office:value-type="float" office:value="25.406">
            <text:p>25.41</text:p>
          </table:table-cell>
          <table:table-cell table:number-columns-repeated="7"/>
          <table:table-cell office:value-type="float" office:value="-53.097">
            <text:p>-53.1</text:p>
          </table:table-cell>
          <table:table-cell office:value-type="float" office:value="43.492">
            <text:p>43.49</text:p>
          </table:table-cell>
        </table:table-row>
        <table:table-row table:style-name="ro1">
          <table:table-cell office:value-type="float" office:value="-36.898">
            <text:p>-36.9</text:p>
          </table:table-cell>
          <table:table-cell office:value-type="float" office:value="32.425">
            <text:p>32.43</text:p>
          </table:table-cell>
          <table:table-cell table:number-columns-repeated="8"/>
          <table:table-cell office:value-type="float" office:value="-29.75">
            <text:p>-29.75</text:p>
          </table:table-cell>
          <table:table-cell office:value-type="float" office:value="25.773">
            <text:p>25.77</text:p>
          </table:table-cell>
          <table:table-cell table:number-columns-repeated="7"/>
          <table:table-cell office:value-type="float" office:value="-55.023">
            <text:p>-55.02</text:p>
          </table:table-cell>
          <table:table-cell office:value-type="float" office:value="43.167">
            <text:p>43.17</text:p>
          </table:table-cell>
        </table:table-row>
        <table:table-row table:style-name="ro1">
          <table:table-cell office:value-type="float" office:value="-37.648">
            <text:p>-37.65</text:p>
          </table:table-cell>
          <table:table-cell office:value-type="float" office:value="31.992">
            <text:p>31.99</text:p>
          </table:table-cell>
          <table:table-cell table:number-columns-repeated="8"/>
          <table:table-cell office:value-type="float" office:value="-29.199">
            <text:p>-29.2</text:p>
          </table:table-cell>
          <table:table-cell office:value-type="float" office:value="26.097">
            <text:p>26.1</text:p>
          </table:table-cell>
          <table:table-cell table:number-columns-repeated="7"/>
          <table:table-cell office:value-type="float" office:value="-52.875">
            <text:p>-52.88</text:p>
          </table:table-cell>
          <table:table-cell office:value-type="float" office:value="43.71">
            <text:p>43.71</text:p>
          </table:table-cell>
        </table:table-row>
        <table:table-row table:style-name="ro1">
          <table:table-cell office:value-type="float" office:value="-38.347">
            <text:p>-38.35</text:p>
          </table:table-cell>
          <table:table-cell office:value-type="float" office:value="31.558">
            <text:p>31.56</text:p>
          </table:table-cell>
          <table:table-cell table:number-columns-repeated="8"/>
          <table:table-cell office:value-type="float" office:value="-28.773">
            <text:p>-28.77</text:p>
          </table:table-cell>
          <table:table-cell office:value-type="float" office:value="26.402">
            <text:p>26.4</text:p>
          </table:table-cell>
          <table:table-cell table:number-columns-repeated="7"/>
          <table:table-cell office:value-type="float" office:value="-51.796">
            <text:p>-51.8</text:p>
          </table:table-cell>
          <table:table-cell office:value-type="float" office:value="43.816">
            <text:p>43.82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31.125">
            <text:p>31.13</text:p>
          </table:table-cell>
          <table:table-cell table:number-columns-repeated="8"/>
          <table:table-cell office:value-type="float" office:value="-28.25">
            <text:p>-28.25</text:p>
          </table:table-cell>
          <table:table-cell office:value-type="float" office:value="26.75">
            <text:p>26.75</text:p>
          </table:table-cell>
          <table:table-cell table:number-columns-repeated="7"/>
          <table:table-cell office:value-type="float" office:value="-54.171">
            <text:p>-54.17</text:p>
          </table:table-cell>
          <table:table-cell office:value-type="float" office:value="43.339">
            <text:p>43.34</text:p>
          </table:table-cell>
        </table:table-row>
        <table:table-row table:style-name="ro1">
          <table:table-cell office:value-type="float" office:value="-39.523">
            <text:p>-39.52</text:p>
          </table:table-cell>
          <table:table-cell office:value-type="float" office:value="30.71">
            <text:p>30.71</text:p>
          </table:table-cell>
          <table:table-cell table:number-columns-repeated="8"/>
          <table:table-cell office:value-type="float" office:value="-27.597">
            <text:p>-27.6</text:p>
          </table:table-cell>
          <table:table-cell office:value-type="float" office:value="27.093">
            <text:p>27.09</text:p>
          </table:table-cell>
          <table:table-cell table:number-columns-repeated="7"/>
          <table:table-cell office:value-type="float" office:value="-51.75">
            <text:p>-51.75</text:p>
          </table:table-cell>
          <table:table-cell office:value-type="float" office:value="43.992">
            <text:p>43.99</text:p>
          </table:table-cell>
        </table:table-row>
        <table:table-row table:style-name="ro1">
          <table:table-cell office:value-type="float" office:value="-40.171">
            <text:p>-40.17</text:p>
          </table:table-cell>
          <table:table-cell office:value-type="float" office:value="30.257">
            <text:p>30.26</text:p>
          </table:table-cell>
          <table:table-cell table:number-columns-repeated="8"/>
          <table:table-cell office:value-type="float" office:value="-27.097">
            <text:p>-27.1</text:p>
          </table:table-cell>
          <table:table-cell office:value-type="float" office:value="27.355">
            <text:p>27.36</text:p>
          </table:table-cell>
          <table:table-cell table:number-columns-repeated="7"/>
          <table:table-cell office:value-type="float" office:value="-49.875">
            <text:p>-49.88</text:p>
          </table:table-cell>
          <table:table-cell office:value-type="float" office:value="44.574">
            <text:p>44.57</text:p>
          </table:table-cell>
        </table:table-row>
        <table:table-row table:style-name="ro1">
          <table:table-cell office:value-type="float" office:value="-40.648">
            <text:p>-40.65</text:p>
          </table:table-cell>
          <table:table-cell office:value-type="float" office:value="29.761">
            <text:p>29.76</text:p>
          </table:table-cell>
          <table:table-cell table:number-columns-repeated="8"/>
          <table:table-cell office:value-type="float" office:value="-26.5">
            <text:p>-26.5</text:p>
          </table:table-cell>
          <table:table-cell office:value-type="float" office:value="27.55">
            <text:p>27.55</text:p>
          </table:table-cell>
          <table:table-cell table:number-columns-repeated="7"/>
          <table:table-cell office:value-type="float" office:value="-48.625">
            <text:p>-48.63</text:p>
          </table:table-cell>
          <table:table-cell office:value-type="float" office:value="44.878">
            <text:p>44.88</text:p>
          </table:table-cell>
        </table:table-row>
        <table:table-row table:style-name="ro1">
          <table:table-cell office:value-type="float" office:value="-40.972">
            <text:p>-40.97</text:p>
          </table:table-cell>
          <table:table-cell office:value-type="float" office:value="29.238">
            <text:p>29.24</text:p>
          </table:table-cell>
          <table:table-cell table:number-columns-repeated="8"/>
          <table:table-cell office:value-type="float" office:value="-25.949">
            <text:p>-25.95</text:p>
          </table:table-cell>
          <table:table-cell office:value-type="float" office:value="27.832">
            <text:p>27.83</text:p>
          </table:table-cell>
          <table:table-cell table:number-columns-repeated="7"/>
          <table:table-cell office:value-type="float" office:value="-47.5">
            <text:p>-47.5</text:p>
          </table:table-cell>
          <table:table-cell office:value-type="float" office:value="45.355">
            <text:p>45.36</text:p>
          </table:table-cell>
        </table:table-row>
        <table:table-row table:style-name="ro1">
          <table:table-cell office:value-type="float" office:value="-41.199">
            <text:p>-41.2</text:p>
          </table:table-cell>
          <table:table-cell office:value-type="float" office:value="28.785">
            <text:p>28.79</text:p>
          </table:table-cell>
          <table:table-cell table:number-columns-repeated="8"/>
          <table:table-cell office:value-type="float" office:value="-25.375">
            <text:p>-25.38</text:p>
          </table:table-cell>
          <table:table-cell office:value-type="float" office:value="28.093">
            <text:p>28.09</text:p>
          </table:table-cell>
          <table:table-cell table:number-columns-repeated="7"/>
          <table:table-cell office:value-type="float" office:value="-46.523">
            <text:p>-46.52</text:p>
          </table:table-cell>
          <table:table-cell office:value-type="float" office:value="45.679">
            <text:p>45.68</text:p>
          </table:table-cell>
        </table:table-row>
        <table:table-row table:style-name="ro1">
          <table:table-cell office:value-type="float" office:value="-41.847">
            <text:p>-41.85</text:p>
          </table:table-cell>
          <table:table-cell office:value-type="float" office:value="28.242">
            <text:p>28.24</text:p>
          </table:table-cell>
          <table:table-cell table:number-columns-repeated="8"/>
          <table:table-cell office:value-type="float" office:value="-24.824">
            <text:p>-24.82</text:p>
          </table:table-cell>
          <table:table-cell office:value-type="float" office:value="28.332">
            <text:p>28.33</text:p>
          </table:table-cell>
          <table:table-cell table:number-columns-repeated="7"/>
          <table:table-cell office:value-type="float" office:value="-45.523">
            <text:p>-45.52</text:p>
          </table:table-cell>
          <table:table-cell office:value-type="float" office:value="46.003">
            <text:p>46</text:p>
          </table:table-cell>
        </table:table-row>
        <table:table-row table:style-name="ro1">
          <table:table-cell office:value-type="float" office:value="-42.449">
            <text:p>-42.45</text:p>
          </table:table-cell>
          <table:table-cell office:value-type="float" office:value="27.703">
            <text:p>27.7</text:p>
          </table:table-cell>
          <table:table-cell table:number-columns-repeated="8"/>
          <table:table-cell office:value-type="float" office:value="-24.222">
            <text:p>-24.22</text:p>
          </table:table-cell>
          <table:table-cell office:value-type="float" office:value="28.57">
            <text:p>28.57</text:p>
          </table:table-cell>
          <table:table-cell table:number-columns-repeated="7"/>
          <table:table-cell office:value-type="float" office:value="-44.523">
            <text:p>-44.52</text:p>
          </table:table-cell>
          <table:table-cell office:value-type="float" office:value="46.417">
            <text:p>46.42</text:p>
          </table:table-cell>
        </table:table-row>
        <table:table-row table:style-name="ro1">
          <table:table-cell office:value-type="float" office:value="-43.023">
            <text:p>-43.02</text:p>
          </table:table-cell>
          <table:table-cell office:value-type="float" office:value="27.117">
            <text:p>27.12</text:p>
          </table:table-cell>
          <table:table-cell table:number-columns-repeated="8"/>
          <table:table-cell office:value-type="float" office:value="-23.648">
            <text:p>-23.65</text:p>
          </table:table-cell>
          <table:table-cell office:value-type="float" office:value="28.851">
            <text:p>28.85</text:p>
          </table:table-cell>
          <table:table-cell table:number-columns-repeated="7"/>
          <table:table-cell office:value-type="float" office:value="-43.5">
            <text:p>-43.5</text:p>
          </table:table-cell>
          <table:table-cell office:value-type="float" office:value="46.828">
            <text:p>46.83</text:p>
          </table:table-cell>
        </table:table-row>
        <table:table-row table:style-name="ro1">
          <table:table-cell office:value-type="float" office:value="-43.421">
            <text:p>-43.42</text:p>
          </table:table-cell>
          <table:table-cell office:value-type="float" office:value="26.597">
            <text:p>26.6</text:p>
          </table:table-cell>
          <table:table-cell table:number-columns-repeated="8"/>
          <table:table-cell office:value-type="float" office:value="-23.023">
            <text:p>-23.02</text:p>
          </table:table-cell>
          <table:table-cell office:value-type="float" office:value="29.023">
            <text:p>29.02</text:p>
          </table:table-cell>
          <table:table-cell table:number-columns-repeated="7"/>
          <table:table-cell office:value-type="float" office:value="-42.546">
            <text:p>-42.55</text:p>
          </table:table-cell>
          <table:table-cell office:value-type="float" office:value="47.238">
            <text:p>47.24</text:p>
          </table:table-cell>
        </table:table-row>
        <table:table-row table:style-name="ro1">
          <table:table-cell office:value-type="float" office:value="-43.824">
            <text:p>-43.82</text:p>
          </table:table-cell>
          <table:table-cell office:value-type="float" office:value="26.054">
            <text:p>26.05</text:p>
          </table:table-cell>
          <table:table-cell table:number-columns-repeated="8"/>
          <table:table-cell office:value-type="float" office:value="-22.449">
            <text:p>-22.45</text:p>
          </table:table-cell>
          <table:table-cell office:value-type="float" office:value="29.328">
            <text:p>29.33</text:p>
          </table:table-cell>
          <table:table-cell table:number-columns-repeated="7"/>
          <table:table-cell office:value-type="float" office:value="-41.097">
            <text:p>-41.1</text:p>
          </table:table-cell>
          <table:table-cell office:value-type="float" office:value="47.671">
            <text:p>47.67</text:p>
          </table:table-cell>
        </table:table-row>
        <table:table-row table:style-name="ro1">
          <table:table-cell office:value-type="float" office:value="-44.546">
            <text:p>-44.55</text:p>
          </table:table-cell>
          <table:table-cell office:value-type="float" office:value="25.449">
            <text:p>25.45</text:p>
          </table:table-cell>
          <table:table-cell table:number-columns-repeated="8"/>
          <table:table-cell office:value-type="float" office:value="-21.773">
            <text:p>-21.77</text:p>
          </table:table-cell>
          <table:table-cell office:value-type="float" office:value="29.523">
            <text:p>29.52</text:p>
          </table:table-cell>
          <table:table-cell table:number-columns-repeated="7"/>
          <table:table-cell office:value-type="float" office:value="-40.347">
            <text:p>-40.35</text:p>
          </table:table-cell>
          <table:table-cell office:value-type="float" office:value="48.042">
            <text:p>48.04</text:p>
          </table:table-cell>
        </table:table-row>
        <table:table-row table:style-name="ro1">
          <table:table-cell office:value-type="float" office:value="-44.847">
            <text:p>-44.85</text:p>
          </table:table-cell>
          <table:table-cell office:value-type="float" office:value="24.906">
            <text:p>24.91</text:p>
          </table:table-cell>
          <table:table-cell table:number-columns-repeated="8"/>
          <table:table-cell office:value-type="float" office:value="-21.171">
            <text:p>-21.17</text:p>
          </table:table-cell>
          <table:table-cell office:value-type="float" office:value="29.738">
            <text:p>29.74</text:p>
          </table:table-cell>
          <table:table-cell table:number-columns-repeated="7"/>
          <table:table-cell office:value-type="float" office:value="-39.546">
            <text:p>-39.55</text:p>
          </table:table-cell>
          <table:table-cell office:value-type="float" office:value="48.367">
            <text:p>48.37</text:p>
          </table:table-cell>
        </table:table-row>
        <table:table-row table:style-name="ro1">
          <table:table-cell office:value-type="float" office:value="-45.097">
            <text:p>-45.1</text:p>
          </table:table-cell>
          <table:table-cell office:value-type="float" office:value="24.472">
            <text:p>24.47</text:p>
          </table:table-cell>
          <table:table-cell table:number-columns-repeated="8"/>
          <table:table-cell office:value-type="float" office:value="-20.597">
            <text:p>-20.6</text:p>
          </table:table-cell>
          <table:table-cell office:value-type="float" office:value="29.953">
            <text:p>29.95</text:p>
          </table:table-cell>
          <table:table-cell table:number-columns-repeated="7"/>
          <table:table-cell office:value-type="float" office:value="-38.699">
            <text:p>-38.7</text:p>
          </table:table-cell>
          <table:table-cell office:value-type="float" office:value="48.734">
            <text:p>48.73</text:p>
          </table:table-cell>
        </table:table-row>
        <table:table-row table:style-name="ro1">
          <table:table-cell office:value-type="float" office:value="-45.421">
            <text:p>-45.42</text:p>
          </table:table-cell>
          <table:table-cell office:value-type="float" office:value="24.148">
            <text:p>24.15</text:p>
          </table:table-cell>
          <table:table-cell table:number-columns-repeated="8"/>
          <table:table-cell office:value-type="float" office:value="-20.074">
            <text:p>-20.07</text:p>
          </table:table-cell>
          <table:table-cell office:value-type="float" office:value="30.105">
            <text:p>30.11</text:p>
          </table:table-cell>
          <table:table-cell table:number-columns-repeated="7"/>
          <table:table-cell office:value-type="float" office:value="-37.847">
            <text:p>-37.85</text:p>
          </table:table-cell>
          <table:table-cell office:value-type="float" office:value="49.125">
            <text:p>49.13</text:p>
          </table:table-cell>
        </table:table-row>
        <table:table-row table:style-name="ro1">
          <table:table-cell office:value-type="float" office:value="-45.671">
            <text:p>-45.67</text:p>
          </table:table-cell>
          <table:table-cell office:value-type="float" office:value="23.91">
            <text:p>23.91</text:p>
          </table:table-cell>
          <table:table-cell table:number-columns-repeated="8"/>
          <table:table-cell office:value-type="float" office:value="-19.472">
            <text:p>-19.47</text:p>
          </table:table-cell>
          <table:table-cell office:value-type="float" office:value="30.324">
            <text:p>30.32</text:p>
          </table:table-cell>
          <table:table-cell table:number-columns-repeated="7"/>
          <table:table-cell office:value-type="float" office:value="-37.148">
            <text:p>-37.15</text:p>
          </table:table-cell>
          <table:table-cell office:value-type="float" office:value="49.449">
            <text:p>49.45</text:p>
          </table:table-cell>
        </table:table-row>
        <table:table-row table:style-name="ro1">
          <table:table-cell office:value-type="float" office:value="-46.023">
            <text:p>-46.02</text:p>
          </table:table-cell>
          <table:table-cell office:value-type="float" office:value="23.609">
            <text:p>23.61</text:p>
          </table:table-cell>
          <table:table-cell table:number-columns-repeated="8"/>
          <table:table-cell office:value-type="float" office:value="-18.875">
            <text:p>-18.88</text:p>
          </table:table-cell>
          <table:table-cell office:value-type="float" office:value="30.519">
            <text:p>30.52</text:p>
          </table:table-cell>
          <table:table-cell table:number-columns-repeated="7"/>
          <table:table-cell office:value-type="float" office:value="-36.199">
            <text:p>-36.2</text:p>
          </table:table-cell>
          <table:table-cell office:value-type="float" office:value="49.816">
            <text:p>49.82</text:p>
          </table:table-cell>
        </table:table-row>
        <table:table-row table:style-name="ro1">
          <table:table-cell office:value-type="float" office:value="-45.648">
            <text:p>-45.65</text:p>
          </table:table-cell>
          <table:table-cell office:value-type="float" office:value="23.566">
            <text:p>23.57</text:p>
          </table:table-cell>
          <table:table-cell table:number-columns-repeated="8"/>
          <table:table-cell office:value-type="float" office:value="-18.25">
            <text:p>-18.25</text:p>
          </table:table-cell>
          <table:table-cell office:value-type="float" office:value="30.691">
            <text:p>30.69</text:p>
          </table:table-cell>
          <table:table-cell table:number-columns-repeated="7"/>
          <table:table-cell office:value-type="float" office:value="-35.25">
            <text:p>-35.25</text:p>
          </table:table-cell>
          <table:table-cell office:value-type="float" office:value="50.164">
            <text:p>50.16</text:p>
          </table:table-cell>
        </table:table-row>
        <table:table-row table:style-name="ro1">
          <table:table-cell office:value-type="float" office:value="-45.148">
            <text:p>-45.15</text:p>
          </table:table-cell>
          <table:table-cell office:value-type="float" office:value="23.609">
            <text:p>23.61</text:p>
          </table:table-cell>
          <table:table-cell table:number-columns-repeated="8"/>
          <table:table-cell office:value-type="float" office:value="-17.625">
            <text:p>-17.63</text:p>
          </table:table-cell>
          <table:table-cell office:value-type="float" office:value="30.863">
            <text:p>30.86</text:p>
          </table:table-cell>
          <table:table-cell table:number-columns-repeated="7"/>
          <table:table-cell office:value-type="float" office:value="-34.273">
            <text:p>-34.27</text:p>
          </table:table-cell>
          <table:table-cell office:value-type="float" office:value="50.511">
            <text:p>50.51</text:p>
          </table:table-cell>
        </table:table-row>
        <table:table-row table:style-name="ro1">
          <table:table-cell office:value-type="float" office:value="-44.722">
            <text:p>-44.72</text:p>
          </table:table-cell>
          <table:table-cell office:value-type="float" office:value="23.671">
            <text:p>23.67</text:p>
          </table:table-cell>
          <table:table-cell table:number-columns-repeated="8"/>
          <table:table-cell office:value-type="float" office:value="-17">
            <text:p>-17</text:p>
          </table:table-cell>
          <table:table-cell office:value-type="float" office:value="31.015">
            <text:p>31.02</text:p>
          </table:table-cell>
          <table:table-cell table:number-columns-repeated="7"/>
          <table:table-cell office:value-type="float" office:value="-33.324">
            <text:p>-33.32</text:p>
          </table:table-cell>
          <table:table-cell office:value-type="float" office:value="50.855">
            <text:p>50.86</text:p>
          </table:table-cell>
        </table:table-row>
        <table:table-row table:style-name="ro1">
          <table:table-cell office:value-type="float" office:value="-44.574">
            <text:p>-44.57</text:p>
          </table:table-cell>
          <table:table-cell office:value-type="float" office:value="23.671">
            <text:p>23.67</text:p>
          </table:table-cell>
          <table:table-cell table:number-columns-repeated="8"/>
          <table:table-cell office:value-type="float" office:value="-16.398">
            <text:p>-16.4</text:p>
          </table:table-cell>
          <table:table-cell office:value-type="float" office:value="31.125">
            <text:p>31.13</text:p>
          </table:table-cell>
          <table:table-cell table:number-columns-repeated="7"/>
          <table:table-cell office:value-type="float" office:value="-32.347">
            <text:p>-32.35</text:p>
          </table:table-cell>
          <table:table-cell office:value-type="float" office:value="51.203">
            <text:p>51.2</text:p>
          </table:table-cell>
        </table:table-row>
        <table:table-row table:style-name="ro1">
          <table:table-cell office:value-type="float" office:value="-44.773">
            <text:p>-44.77</text:p>
          </table:table-cell>
          <table:table-cell office:value-type="float" office:value="23.609">
            <text:p>23.61</text:p>
          </table:table-cell>
          <table:table-cell table:number-columns-repeated="8"/>
          <table:table-cell office:value-type="float" office:value="-15.773">
            <text:p>-15.77</text:p>
          </table:table-cell>
          <table:table-cell office:value-type="float" office:value="31.277">
            <text:p>31.28</text:p>
          </table:table-cell>
          <table:table-cell table:number-columns-repeated="7"/>
          <table:table-cell office:value-type="float" office:value="-30.847">
            <text:p>-30.85</text:p>
          </table:table-cell>
          <table:table-cell office:value-type="float" office:value="51.527">
            <text:p>51.53</text:p>
          </table:table-cell>
        </table:table-row>
        <table:table-row table:style-name="ro1">
          <table:table-cell office:value-type="float" office:value="-45.023">
            <text:p>-45.02</text:p>
          </table:table-cell>
          <table:table-cell office:value-type="float" office:value="23.542">
            <text:p>23.54</text:p>
          </table:table-cell>
          <table:table-cell table:number-columns-repeated="8"/>
          <table:table-cell office:value-type="float" office:value="-15.125">
            <text:p>-15.13</text:p>
          </table:table-cell>
          <table:table-cell office:value-type="float" office:value="31.382">
            <text:p>31.38</text:p>
          </table:table-cell>
          <table:table-cell table:number-columns-repeated="7"/>
          <table:table-cell office:value-type="float" office:value="-30.125">
            <text:p>-30.13</text:p>
          </table:table-cell>
          <table:table-cell office:value-type="float" office:value="51.832">
            <text:p>51.83</text:p>
          </table:table-cell>
        </table:table-row>
        <table:table-row table:style-name="ro1">
          <table:table-cell office:value-type="float" office:value="-45.199">
            <text:p>-45.2</text:p>
          </table:table-cell>
          <table:table-cell office:value-type="float" office:value="23.476">
            <text:p>23.48</text:p>
          </table:table-cell>
          <table:table-cell table:number-columns-repeated="8"/>
          <table:table-cell office:value-type="float" office:value="-14.472">
            <text:p>-14.47</text:p>
          </table:table-cell>
          <table:table-cell office:value-type="float" office:value="31.515">
            <text:p>31.52</text:p>
          </table:table-cell>
          <table:table-cell table:number-columns-repeated="7"/>
          <table:table-cell office:value-type="float" office:value="-29.324">
            <text:p>-29.32</text:p>
          </table:table-cell>
          <table:table-cell office:value-type="float" office:value="52.113">
            <text:p>52.11</text:p>
          </table:table-cell>
        </table:table-row>
        <table:table-row table:style-name="ro1">
          <table:table-cell office:value-type="float" office:value="-45.171">
            <text:p>-45.17</text:p>
          </table:table-cell>
          <table:table-cell office:value-type="float" office:value="23.5">
            <text:p>23.5</text:p>
          </table:table-cell>
          <table:table-cell table:number-columns-repeated="8"/>
          <table:table-cell office:value-type="float" office:value="-13.824">
            <text:p>-13.82</text:p>
          </table:table-cell>
          <table:table-cell office:value-type="float" office:value="31.601">
            <text:p>31.6</text:p>
          </table:table-cell>
          <table:table-cell table:number-columns-repeated="7"/>
          <table:table-cell office:value-type="float" office:value="-28.421">
            <text:p>-28.42</text:p>
          </table:table-cell>
          <table:table-cell office:value-type="float" office:value="52.375">
            <text:p>52.38</text:p>
          </table:table-cell>
        </table:table-row>
        <table:table-row table:style-name="ro1">
          <table:table-cell office:value-type="float" office:value="-45.222">
            <text:p>-45.22</text:p>
          </table:table-cell>
          <table:table-cell office:value-type="float" office:value="23.5">
            <text:p>23.5</text:p>
          </table:table-cell>
          <table:table-cell table:number-columns-repeated="8"/>
          <table:table-cell office:value-type="float" office:value="-13.148">
            <text:p>-13.15</text:p>
          </table:table-cell>
          <table:table-cell office:value-type="float" office:value="31.687">
            <text:p>31.69</text:p>
          </table:table-cell>
          <table:table-cell table:number-columns-repeated="7"/>
          <table:table-cell office:value-type="float" office:value="-27.421">
            <text:p>-27.42</text:p>
          </table:table-cell>
          <table:table-cell office:value-type="float" office:value="52.613">
            <text:p>52.61</text:p>
          </table:table-cell>
        </table:table-row>
        <table:table-row table:style-name="ro1">
          <table:table-cell office:value-type="float" office:value="-45.324">
            <text:p>-45.32</text:p>
          </table:table-cell>
          <table:table-cell office:value-type="float" office:value="23.523">
            <text:p>23.52</text:p>
          </table:table-cell>
          <table:table-cell table:number-columns-repeated="8"/>
          <table:table-cell office:value-type="float" office:value="-12.472">
            <text:p>-12.47</text:p>
          </table:table-cell>
          <table:table-cell office:value-type="float" office:value="31.796">
            <text:p>31.8</text:p>
          </table:table-cell>
          <table:table-cell table:number-columns-repeated="7"/>
          <table:table-cell office:value-type="float" office:value="-26.398">
            <text:p>-26.4</text:p>
          </table:table-cell>
          <table:table-cell office:value-type="float" office:value="52.871">
            <text:p>52.87</text:p>
          </table:table-cell>
        </table:table-row>
        <table:table-row table:style-name="ro1">
          <table:table-cell office:value-type="float" office:value="-45.375">
            <text:p>-45.38</text:p>
          </table:table-cell>
          <table:table-cell office:value-type="float" office:value="23.542">
            <text:p>23.54</text:p>
          </table:table-cell>
          <table:table-cell table:number-columns-repeated="8"/>
          <table:table-cell office:value-type="float" office:value="-11.75">
            <text:p>-11.75</text:p>
          </table:table-cell>
          <table:table-cell office:value-type="float" office:value="31.839">
            <text:p>31.84</text:p>
          </table:table-cell>
          <table:table-cell table:number-columns-repeated="7"/>
          <table:table-cell office:value-type="float" office:value="-25.421">
            <text:p>-25.42</text:p>
          </table:table-cell>
          <table:table-cell office:value-type="float" office:value="53.109">
            <text:p>53.11</text:p>
          </table:table-cell>
        </table:table-row>
        <table:table-row table:style-name="ro1">
          <table:table-cell office:value-type="float" office:value="-45.773">
            <text:p>-45.77</text:p>
          </table:table-cell>
          <table:table-cell office:value-type="float" office:value="23.585">
            <text:p>23.59</text:p>
          </table:table-cell>
          <table:table-cell table:number-columns-repeated="8"/>
          <table:table-cell office:value-type="float" office:value="-11.171">
            <text:p>-11.17</text:p>
          </table:table-cell>
          <table:table-cell office:value-type="float" office:value="31.902">
            <text:p>31.9</text:p>
          </table:table-cell>
          <table:table-cell table:number-columns-repeated="7"/>
          <table:table-cell office:value-type="float" office:value="-24.398">
            <text:p>-24.4</text:p>
          </table:table-cell>
          <table:table-cell office:value-type="float" office:value="53.371">
            <text:p>53.37</text:p>
          </table:table-cell>
        </table:table-row>
        <table:table-row table:style-name="ro1">
          <table:table-cell office:value-type="float" office:value="-46.375">
            <text:p>-46.38</text:p>
          </table:table-cell>
          <table:table-cell office:value-type="float" office:value="23.671">
            <text:p>23.67</text:p>
          </table:table-cell>
          <table:table-cell table:number-columns-repeated="8"/>
          <table:table-cell office:value-type="float" office:value="-10.523">
            <text:p>-10.52</text:p>
          </table:table-cell>
          <table:table-cell office:value-type="float" office:value="31.968">
            <text:p>31.97</text:p>
          </table:table-cell>
          <table:table-cell table:number-columns-repeated="7"/>
          <table:table-cell office:value-type="float" office:value="-23.398">
            <text:p>-23.4</text:p>
          </table:table-cell>
          <table:table-cell office:value-type="float" office:value="53.585">
            <text:p>53.59</text:p>
          </table:table-cell>
        </table:table-row>
        <table:table-row table:style-name="ro1">
          <table:table-cell office:value-type="float" office:value="-45.898">
            <text:p>-45.9</text:p>
          </table:table-cell>
          <table:table-cell office:value-type="float" office:value="24.085">
            <text:p>24.09</text:p>
          </table:table-cell>
          <table:table-cell table:number-columns-repeated="8"/>
          <table:table-cell office:value-type="float" office:value="-9.921">
            <text:p>-9.92</text:p>
          </table:table-cell>
          <table:table-cell office:value-type="float" office:value="32.011">
            <text:p>32.01</text:p>
          </table:table-cell>
          <table:table-cell table:number-columns-repeated="7"/>
          <table:table-cell office:value-type="float" office:value="-22.421">
            <text:p>-22.42</text:p>
          </table:table-cell>
          <table:table-cell office:value-type="float" office:value="53.804">
            <text:p>53.8</text:p>
          </table:table-cell>
        </table:table-row>
        <table:table-row table:style-name="ro1">
          <table:table-cell office:value-type="float" office:value="-45.347">
            <text:p>-45.35</text:p>
          </table:table-cell>
          <table:table-cell office:value-type="float" office:value="24.625">
            <text:p>24.63</text:p>
          </table:table-cell>
          <table:table-cell table:number-columns-repeated="8"/>
          <table:table-cell office:value-type="float" office:value="-9.273">
            <text:p>-9.27</text:p>
          </table:table-cell>
          <table:table-cell office:value-type="float" office:value="32.054">
            <text:p>32.05</text:p>
          </table:table-cell>
          <table:table-cell table:number-columns-repeated="7"/>
          <table:table-cell office:value-type="float" office:value="-20.875">
            <text:p>-20.88</text:p>
          </table:table-cell>
          <table:table-cell office:value-type="float" office:value="54.019">
            <text:p>54.02</text:p>
          </table:table-cell>
        </table:table-row>
        <table:table-row table:style-name="ro1">
          <table:table-cell office:value-type="float" office:value="-44.75">
            <text:p>-44.75</text:p>
          </table:table-cell>
          <table:table-cell office:value-type="float" office:value="25.21">
            <text:p>25.21</text:p>
          </table:table-cell>
          <table:table-cell table:number-columns-repeated="8"/>
          <table:table-cell office:value-type="float" office:value="-8.796">
            <text:p>-8.8</text:p>
          </table:table-cell>
          <table:table-cell office:value-type="float" office:value="32.078">
            <text:p>32.08</text:p>
          </table:table-cell>
          <table:table-cell table:number-columns-repeated="7"/>
          <table:table-cell office:value-type="float" office:value="-20.046">
            <text:p>-20.05</text:p>
          </table:table-cell>
          <table:table-cell office:value-type="float" office:value="54.171">
            <text:p>54.17</text:p>
          </table:table-cell>
        </table:table-row>
        <table:table-row table:style-name="ro1">
          <table:table-cell office:value-type="float" office:value="-44.148">
            <text:p>-44.15</text:p>
          </table:table-cell>
          <table:table-cell office:value-type="float" office:value="25.773">
            <text:p>25.77</text:p>
          </table:table-cell>
          <table:table-cell table:number-columns-repeated="8"/>
          <table:table-cell office:value-type="float" office:value="-8.523">
            <text:p>-8.52</text:p>
          </table:table-cell>
          <table:table-cell office:value-type="float" office:value="32.097">
            <text:p>32.1</text:p>
          </table:table-cell>
          <table:table-cell table:number-columns-repeated="7"/>
          <table:table-cell office:value-type="float" office:value="-19.148">
            <text:p>-19.15</text:p>
          </table:table-cell>
          <table:table-cell office:value-type="float" office:value="54.367">
            <text:p>54.37</text:p>
          </table:table-cell>
        </table:table-row>
        <table:table-row table:style-name="ro1">
          <table:table-cell office:value-type="float" office:value="-43.597">
            <text:p>-43.6</text:p>
          </table:table-cell>
          <table:table-cell office:value-type="float" office:value="26.316">
            <text:p>26.32</text:p>
          </table:table-cell>
          <table:table-cell table:number-columns-repeated="8"/>
          <table:table-cell office:value-type="float" office:value="-8.296">
            <text:p>-8.3</text:p>
          </table:table-cell>
          <table:table-cell office:value-type="float" office:value="32.121">
            <text:p>32.12</text:p>
          </table:table-cell>
          <table:table-cell table:number-columns-repeated="7"/>
          <table:table-cell office:value-type="float" office:value="-18.199">
            <text:p>-18.2</text:p>
          </table:table-cell>
          <table:table-cell office:value-type="float" office:value="54.539">
            <text:p>54.54</text:p>
          </table:table-cell>
        </table:table-row>
        <table:table-row table:style-name="ro1">
          <table:table-cell office:value-type="float" office:value="-43.148">
            <text:p>-43.15</text:p>
          </table:table-cell>
          <table:table-cell office:value-type="float" office:value="26.835">
            <text:p>26.84</text:p>
          </table:table-cell>
          <table:table-cell table:number-columns-repeated="8"/>
          <table:table-cell office:value-type="float" office:value="-8.199">
            <text:p>-8.2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7.199">
            <text:p>-17.2</text:p>
          </table:table-cell>
          <table:table-cell office:value-type="float" office:value="54.691">
            <text:p>54.69</text:p>
          </table:table-cell>
        </table:table-row>
        <table:table-row table:style-name="ro1">
          <table:table-cell office:value-type="float" office:value="-42.523">
            <text:p>-42.52</text:p>
          </table:table-cell>
          <table:table-cell office:value-type="float" office:value="27.398">
            <text:p>27.4</text:p>
          </table:table-cell>
          <table:table-cell table:number-columns-repeated="8"/>
          <table:table-cell office:value-type="float" office:value="-8.125">
            <text:p>-8.13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6.199">
            <text:p>-16.2</text:p>
          </table:table-cell>
          <table:table-cell office:value-type="float" office:value="54.886">
            <text:p>54.89</text:p>
          </table:table-cell>
        </table:table-row>
        <table:table-row table:style-name="ro1">
          <table:table-cell office:value-type="float" office:value="-42.097">
            <text:p>-42.1</text:p>
          </table:table-cell>
          <table:table-cell office:value-type="float" office:value="27.941">
            <text:p>27.94</text:p>
          </table:table-cell>
          <table:table-cell table:number-columns-repeated="8"/>
          <table:table-cell office:value-type="float" office:value="-8.097">
            <text:p>-8.1</text:p>
          </table:table-cell>
          <table:table-cell office:value-type="float" office:value="32.121">
            <text:p>32.12</text:p>
          </table:table-cell>
          <table:table-cell table:number-columns-repeated="7"/>
          <table:table-cell office:value-type="float" office:value="-15.148">
            <text:p>-15.15</text:p>
          </table:table-cell>
          <table:table-cell office:value-type="float" office:value="55.015">
            <text:p>55.02</text:p>
          </table:table-cell>
        </table:table-row>
        <table:table-row table:style-name="ro1">
          <table:table-cell office:value-type="float" office:value="-41.398">
            <text:p>-41.4</text:p>
          </table:table-cell>
          <table:table-cell office:value-type="float" office:value="28.503">
            <text:p>28.5</text:p>
          </table:table-cell>
          <table:table-cell table:number-columns-repeated="8"/>
          <table:table-cell office:value-type="float" office:value="-8.097">
            <text:p>-8.1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4.046">
            <text:p>-14.05</text:p>
          </table:table-cell>
          <table:table-cell office:value-type="float" office:value="55.144">
            <text:p>55.14</text:p>
          </table:table-cell>
        </table:table-row>
        <table:table-row table:style-name="ro1">
          <table:table-cell office:value-type="float" office:value="-40.648">
            <text:p>-40.65</text:p>
          </table:table-cell>
          <table:table-cell office:value-type="float" office:value="29.066">
            <text:p>29.07</text:p>
          </table:table-cell>
          <table:table-cell table:number-columns-repeated="8"/>
          <table:table-cell office:value-type="float" office:value="-8.125">
            <text:p>-8.13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3.023">
            <text:p>-13.02</text:p>
          </table:table-cell>
          <table:table-cell office:value-type="float" office:value="55.277">
            <text:p>55.28</text:p>
          </table:table-cell>
        </table:table-row>
        <table:table-row table:style-name="ro1">
          <table:table-cell office:value-type="float" office:value="-40.046">
            <text:p>-40.05</text:p>
          </table:table-cell>
          <table:table-cell office:value-type="float" office:value="29.566">
            <text:p>29.57</text:p>
          </table:table-cell>
          <table:table-cell table:number-columns-repeated="8"/>
          <table:table-cell office:value-type="float" office:value="-8.148">
            <text:p>-8.15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1.597">
            <text:p>-11.6</text:p>
          </table:table-cell>
          <table:table-cell office:value-type="float" office:value="55.406">
            <text:p>55.41</text:p>
          </table:table-cell>
        </table:table-row>
        <table:table-row table:style-name="ro1">
          <table:table-cell office:value-type="float" office:value="-39.324">
            <text:p>-39.32</text:p>
          </table:table-cell>
          <table:table-cell office:value-type="float" office:value="30.062">
            <text:p>30.06</text:p>
          </table:table-cell>
          <table:table-cell table:number-columns-repeated="8"/>
          <table:table-cell office:value-type="float" office:value="-8.171">
            <text:p>-8.17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10.699">
            <text:p>-10.7</text:p>
          </table:table-cell>
          <table:table-cell office:value-type="float" office:value="55.472">
            <text:p>55.47</text:p>
          </table:table-cell>
        </table:table-row>
        <table:table-row table:style-name="ro1">
          <table:table-cell office:value-type="float" office:value="-38.875">
            <text:p>-38.88</text:p>
          </table:table-cell>
          <table:table-cell office:value-type="float" office:value="30.562">
            <text:p>30.56</text:p>
          </table:table-cell>
          <table:table-cell table:number-columns-repeated="8"/>
          <table:table-cell office:value-type="float" office:value="-8.199">
            <text:p>-8.2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9.773">
            <text:p>-9.77</text:p>
          </table:table-cell>
          <table:table-cell office:value-type="float" office:value="55.578">
            <text:p>55.58</text:p>
          </table:table-cell>
        </table:table-row>
        <table:table-row table:style-name="ro1">
          <table:table-cell office:value-type="float" office:value="-38.199">
            <text:p>-38.2</text:p>
          </table:table-cell>
          <table:table-cell office:value-type="float" office:value="31.101">
            <text:p>31.1</text:p>
          </table:table-cell>
          <table:table-cell table:number-columns-repeated="8"/>
          <table:table-cell office:value-type="float" office:value="-8.222">
            <text:p>-8.22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8.824">
            <text:p>-8.82</text:p>
          </table:table-cell>
          <table:table-cell office:value-type="float" office:value="55.664">
            <text:p>55.66</text:p>
          </table:table-cell>
        </table:table-row>
        <table:table-row table:style-name="ro1">
          <table:table-cell office:value-type="float" office:value="-37.472">
            <text:p>-37.47</text:p>
          </table:table-cell>
          <table:table-cell office:value-type="float" office:value="31.621">
            <text:p>31.62</text:p>
          </table:table-cell>
          <table:table-cell table:number-columns-repeated="8"/>
          <table:table-cell office:value-type="float" office:value="-8.25">
            <text:p>-8.25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7.921">
            <text:p>-7.92</text:p>
          </table:table-cell>
          <table:table-cell office:value-type="float" office:value="55.73">
            <text:p>55.73</text:p>
          </table:table-cell>
        </table:table-row>
        <table:table-row table:style-name="ro1">
          <table:table-cell office:value-type="float" office:value="-36.699">
            <text:p>-36.7</text:p>
          </table:table-cell>
          <table:table-cell office:value-type="float" office:value="32.14">
            <text:p>32.14</text:p>
          </table:table-cell>
          <table:table-cell table:number-columns-repeated="8"/>
          <table:table-cell office:value-type="float" office:value="-8.273">
            <text:p>-8.27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6.972">
            <text:p>-6.97</text:p>
          </table:table-cell>
          <table:table-cell office:value-type="float" office:value="55.796">
            <text:p>55.8</text:p>
          </table:table-cell>
        </table:table-row>
        <table:table-row table:style-name="ro1">
          <table:table-cell office:value-type="float" office:value="-36.023">
            <text:p>-36.02</text:p>
          </table:table-cell>
          <table:table-cell office:value-type="float" office:value="32.597">
            <text:p>32.6</text:p>
          </table:table-cell>
          <table:table-cell table:number-columns-repeated="8"/>
          <table:table-cell office:value-type="float" office:value="-8.324">
            <text:p>-8.32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5.898">
            <text:p>-5.9</text:p>
          </table:table-cell>
          <table:table-cell office:value-type="float" office:value="55.859">
            <text:p>55.86</text:p>
          </table:table-cell>
        </table:table-row>
        <table:table-row table:style-name="ro1">
          <table:table-cell office:value-type="float" office:value="-35.324">
            <text:p>-35.32</text:p>
          </table:table-cell>
          <table:table-cell office:value-type="float" office:value="32.988">
            <text:p>32.99</text:p>
          </table:table-cell>
          <table:table-cell table:number-columns-repeated="8"/>
          <table:table-cell office:value-type="float" office:value="-8.347">
            <text:p>-8.35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4.824">
            <text:p>-4.82</text:p>
          </table:table-cell>
          <table:table-cell office:value-type="float" office:value="55.902">
            <text:p>55.9</text:p>
          </table:table-cell>
        </table:table-row>
        <table:table-row table:style-name="ro1">
          <table:table-cell office:value-type="float" office:value="-34.671">
            <text:p>-34.67</text:p>
          </table:table-cell>
          <table:table-cell office:value-type="float" office:value="33.332">
            <text:p>33.33</text:p>
          </table:table-cell>
          <table:table-cell table:number-columns-repeated="8"/>
          <table:table-cell office:value-type="float" office:value="-8.375">
            <text:p>-8.38</text:p>
          </table:table-cell>
          <table:table-cell office:value-type="float" office:value="32.14">
            <text:p>32.14</text:p>
          </table:table-cell>
          <table:table-cell table:number-columns-repeated="7"/>
          <table:table-cell office:value-type="float" office:value="-3.75">
            <text:p>-3.75</text:p>
          </table:table-cell>
          <table:table-cell office:value-type="float" office:value="55.949">
            <text:p>55.95</text:p>
          </table:table-cell>
        </table:table-row>
        <table:table-row table:style-name="ro1">
          <table:table-cell office:value-type="float" office:value="-33.972">
            <text:p>-33.97</text:p>
          </table:table-cell>
          <table:table-cell office:value-type="float" office:value="33.789">
            <text:p>33.79</text:p>
          </table:table-cell>
          <table:table-cell table:number-columns-repeated="8"/>
          <table:table-cell office:value-type="float" office:value="-8.398">
            <text:p>-8.4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2.648">
            <text:p>-2.65</text:p>
          </table:table-cell>
          <table:table-cell office:value-type="float" office:value="55.968">
            <text:p>55.97</text:p>
          </table:table-cell>
        </table:table-row>
        <table:table-row table:style-name="ro1">
          <table:table-cell office:value-type="float" office:value="-33.324">
            <text:p>-33.32</text:p>
          </table:table-cell>
          <table:table-cell office:value-type="float" office:value="34.093">
            <text:p>34.09</text:p>
          </table:table-cell>
          <table:table-cell table:number-columns-repeated="8"/>
          <table:table-cell office:value-type="float" office:value="-8.421">
            <text:p>-8.42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1.097">
            <text:p>-1.1</text:p>
          </table:table-cell>
          <table:table-cell office:value-type="float" office:value="55.992">
            <text:p>55.99</text:p>
          </table:table-cell>
        </table:table-row>
        <table:table-row table:style-name="ro1">
          <table:table-cell office:value-type="float" office:value="-32.625">
            <text:p>-32.63</text:p>
          </table:table-cell>
          <table:table-cell office:value-type="float" office:value="34.46">
            <text:p>34.46</text:p>
          </table:table-cell>
          <table:table-cell table:number-columns-repeated="8"/>
          <table:table-cell office:value-type="float" office:value="-8.421">
            <text:p>-8.42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0.375">
            <text:p>-0.38</text:p>
          </table:table-cell>
          <table:table-cell office:value-type="float" office:value="55.992">
            <text:p>55.99</text:p>
          </table:table-cell>
        </table:table-row>
        <table:table-row table:style-name="ro1">
          <table:table-cell office:value-type="float" office:value="-31.847">
            <text:p>-31.85</text:p>
          </table:table-cell>
          <table:table-cell office:value-type="float" office:value="34.828">
            <text:p>34.83</text:p>
          </table:table-cell>
          <table:table-cell table:number-columns-repeated="8"/>
          <table:table-cell office:value-type="float" office:value="-8.398">
            <text:p>-8.4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0.023">
            <text:p>-0.02</text:p>
          </table:table-cell>
          <table:table-cell office:value-type="float" office:value="56.035">
            <text:p>56.04</text:p>
          </table:table-cell>
        </table:table-row>
        <table:table-row table:style-name="ro1">
          <table:table-cell office:value-type="float" office:value="-31.222">
            <text:p>-31.22</text:p>
          </table:table-cell>
          <table:table-cell office:value-type="float" office:value="35.109">
            <text:p>35.11</text:p>
          </table:table-cell>
          <table:table-cell table:number-columns-repeated="8"/>
          <table:table-cell office:value-type="float" office:value="-8.347">
            <text:p>-8.35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0.222">
            <text:p>0.22</text:p>
          </table:table-cell>
          <table:table-cell office:value-type="float" office:value="56.078">
            <text:p>56.08</text:p>
          </table:table-cell>
        </table:table-row>
        <table:table-row table:style-name="ro1">
          <table:table-cell office:value-type="float" office:value="-30.546">
            <text:p>-30.55</text:p>
          </table:table-cell>
          <table:table-cell office:value-type="float" office:value="35.414">
            <text:p>35.41</text:p>
          </table:table-cell>
          <table:table-cell table:number-columns-repeated="8"/>
          <table:table-cell office:value-type="float" office:value="-8.097">
            <text:p>-8.1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1.148">
            <text:p>-1.15</text:p>
          </table:table-cell>
          <table:table-cell office:value-type="float" office:value="56.14">
            <text:p>56.14</text:p>
          </table:table-cell>
        </table:table-row>
        <table:table-row table:style-name="ro1">
          <table:table-cell office:value-type="float" office:value="-30.046">
            <text:p>-30.05</text:p>
          </table:table-cell>
          <table:table-cell office:value-type="float" office:value="35.695">
            <text:p>35.7</text:p>
          </table:table-cell>
          <table:table-cell table:number-columns-repeated="8"/>
          <table:table-cell office:value-type="float" office:value="-8">
            <text:p>-8</text:p>
          </table:table-cell>
          <table:table-cell office:value-type="float" office:value="32.164">
            <text:p>32.16</text:p>
          </table:table-cell>
          <table:table-cell table:number-columns-repeated="7"/>
          <table:table-cell office:value-type="float" office:value="-3.171">
            <text:p>-3.17</text:p>
          </table:table-cell>
          <table:table-cell office:value-type="float" office:value="56.207">
            <text:p>56.21</text:p>
          </table:table-cell>
        </table:table-row>
        <table:table-row table:style-name="ro1">
          <table:table-cell office:value-type="float" office:value="-29.25">
            <text:p>-29.25</text:p>
          </table:table-cell>
          <table:table-cell office:value-type="float" office:value="36">
            <text:p>36</text:p>
          </table:table-cell>
          <table:table-cell table:number-columns-repeated="8"/>
          <table:table-cell office:value-type="float" office:value="-7.847">
            <text:p>-7.85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1.597">
            <text:p>-1.6</text:p>
          </table:table-cell>
          <table:table-cell office:value-type="float" office:value="56.25">
            <text:p>56.25</text:p>
          </table:table-cell>
        </table:table-row>
        <table:table-row table:style-name="ro1">
          <table:table-cell office:value-type="float" office:value="-28.546">
            <text:p>-28.55</text:p>
          </table:table-cell>
          <table:table-cell office:value-type="float" office:value="36.324">
            <text:p>36.32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0.648">
            <text:p>-0.65</text:p>
          </table:table-cell>
          <table:table-cell office:value-type="float" office:value="56.316">
            <text:p>56.32</text:p>
          </table:table-cell>
        </table:table-row>
        <table:table-row table:style-name="ro1">
          <table:table-cell office:value-type="float" office:value="-27.75">
            <text:p>-27.75</text:p>
          </table:table-cell>
          <table:table-cell office:value-type="float" office:value="36.539">
            <text:p>36.54</text:p>
          </table:table-cell>
          <table:table-cell table:number-columns-repeated="8"/>
          <table:table-cell office:value-type="float" office:value="-7.722">
            <text:p>-7.72</text:p>
          </table:table-cell>
          <table:table-cell office:value-type="float" office:value="32.187">
            <text:p>32.19</text:p>
          </table:table-cell>
          <table:table-cell table:number-columns-repeated="7"/>
          <table:table-cell office:value-type="float" office:value="-0.222">
            <text:p>-0.22</text:p>
          </table:table-cell>
          <table:table-cell office:value-type="float" office:value="56.378">
            <text:p>56.38</text:p>
          </table:table-cell>
        </table:table-row>
        <table:table-row table:style-name="ro1">
          <table:table-cell office:value-type="float" office:value="-27.171">
            <text:p>-27.17</text:p>
          </table:table-cell>
          <table:table-cell office:value-type="float" office:value="36.82">
            <text:p>36.82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187">
            <text:p>32.19</text:p>
          </table:table-cell>
          <table:table-cell table:number-columns-repeated="7"/>
          <table:table-cell office:value-type="float" office:value="-0.023">
            <text:p>-0.02</text:p>
          </table:table-cell>
          <table:table-cell office:value-type="float" office:value="56.425">
            <text:p>56.43</text:p>
          </table:table-cell>
        </table:table-row>
        <table:table-row table:style-name="ro1">
          <table:table-cell office:value-type="float" office:value="-26.472">
            <text:p>-26.47</text:p>
          </table:table-cell>
          <table:table-cell office:value-type="float" office:value="37.058">
            <text:p>37.06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4.273">
            <text:p>-4.27</text:p>
          </table:table-cell>
          <table:table-cell office:value-type="float" office:value="56.511">
            <text:p>56.51</text:p>
          </table:table-cell>
        </table:table-row>
        <table:table-row table:style-name="ro1">
          <table:table-cell office:value-type="float" office:value="-26.148">
            <text:p>-26.15</text:p>
          </table:table-cell>
          <table:table-cell office:value-type="float" office:value="37.253">
            <text:p>37.25</text:p>
          </table:table-cell>
          <table:table-cell table:number-columns-repeated="8"/>
          <table:table-cell office:value-type="float" office:value="-7.625">
            <text:p>-7.63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2.375">
            <text:p>-2.38</text:p>
          </table:table-cell>
          <table:table-cell office:value-type="float" office:value="56.554">
            <text:p>56.55</text:p>
          </table:table-cell>
        </table:table-row>
        <table:table-row table:style-name="ro1">
          <table:table-cell office:value-type="float" office:value="-25.25">
            <text:p>-25.25</text:p>
          </table:table-cell>
          <table:table-cell office:value-type="float" office:value="37.515">
            <text:p>37.52</text:p>
          </table:table-cell>
          <table:table-cell table:number-columns-repeated="8"/>
          <table:table-cell office:value-type="float" office:value="-7.625">
            <text:p>-7.63</text:p>
          </table:table-cell>
          <table:table-cell office:value-type="float" office:value="32.187">
            <text:p>32.19</text:p>
          </table:table-cell>
          <table:table-cell table:number-columns-repeated="7"/>
          <table:table-cell office:value-type="float" office:value="-0.796">
            <text:p>-0.8</text:p>
          </table:table-cell>
          <table:table-cell office:value-type="float" office:value="56.597">
            <text:p>56.6</text:p>
          </table:table-cell>
        </table:table-row>
        <table:table-row table:style-name="ro1">
          <table:table-cell office:value-type="float" office:value="-24.375">
            <text:p>-24.38</text:p>
          </table:table-cell>
          <table:table-cell office:value-type="float" office:value="37.753">
            <text:p>37.75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0.273">
            <text:p>-0.27</text:p>
          </table:table-cell>
          <table:table-cell office:value-type="float" office:value="56.617">
            <text:p>56.62</text:p>
          </table:table-cell>
        </table:table-row>
        <table:table-row table:style-name="ro1">
          <table:table-cell office:value-type="float" office:value="-23.648">
            <text:p>-23.65</text:p>
          </table:table-cell>
          <table:table-cell office:value-type="float" office:value="37.992">
            <text:p>37.99</text:p>
          </table:table-cell>
          <table:table-cell table:number-columns-repeated="8"/>
          <table:table-cell office:value-type="float" office:value="-7.625">
            <text:p>-7.63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0.046">
            <text:p>0.05</text:p>
          </table:table-cell>
          <table:table-cell office:value-type="float" office:value="56.664">
            <text:p>56.66</text:p>
          </table:table-cell>
        </table:table-row>
        <table:table-row table:style-name="ro1">
          <table:table-cell office:value-type="float" office:value="-22.773">
            <text:p>-22.77</text:p>
          </table:table-cell>
          <table:table-cell office:value-type="float" office:value="38.207">
            <text:p>38.21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4.347">
            <text:p>-4.35</text:p>
          </table:table-cell>
          <table:table-cell office:value-type="float" office:value="56.75">
            <text:p>56.75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38.402">
            <text:p>38.4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2.375">
            <text:p>-2.38</text:p>
          </table:table-cell>
          <table:table-cell office:value-type="float" office:value="56.769">
            <text:p>56.77</text:p>
          </table:table-cell>
        </table:table-row>
        <table:table-row table:style-name="ro1">
          <table:table-cell office:value-type="float" office:value="-21.25">
            <text:p>-21.25</text:p>
          </table:table-cell>
          <table:table-cell office:value-type="float" office:value="38.554">
            <text:p>38.55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0.722">
            <text:p>-0.72</text:p>
          </table:table-cell>
          <table:table-cell office:value-type="float" office:value="56.792">
            <text:p>56.79</text:p>
          </table:table-cell>
        </table:table-row>
        <table:table-row table:style-name="ro1">
          <table:table-cell office:value-type="float" office:value="-20.648">
            <text:p>-20.65</text:p>
          </table:table-cell>
          <table:table-cell office:value-type="float" office:value="38.726">
            <text:p>38.73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0.199">
            <text:p>-0.2</text:p>
          </table:table-cell>
          <table:table-cell office:value-type="float" office:value="56.855">
            <text:p>56.86</text:p>
          </table:table-cell>
        </table:table-row>
        <table:table-row table:style-name="ro1">
          <table:table-cell office:value-type="float" office:value="-19.875">
            <text:p>-19.88</text:p>
          </table:table-cell>
          <table:table-cell office:value-type="float" office:value="38.921">
            <text:p>38.92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0.171">
            <text:p>0.17</text:p>
          </table:table-cell>
          <table:table-cell office:value-type="float" office:value="56.835">
            <text:p>56.84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39.074">
            <text:p>39.07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1.546">
            <text:p>-1.55</text:p>
          </table:table-cell>
          <table:table-cell office:value-type="float" office:value="56.878">
            <text:p>56.88</text:p>
          </table:table-cell>
        </table:table-row>
        <table:table-row table:style-name="ro1">
          <table:table-cell office:value-type="float" office:value="-18.148">
            <text:p>-18.15</text:p>
          </table:table-cell>
          <table:table-cell office:value-type="float" office:value="39.203">
            <text:p>39.2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07">
            <text:p>32.21</text:p>
          </table:table-cell>
          <table:table-cell table:number-columns-repeated="7"/>
          <table:table-cell office:value-type="float" office:value="-3.25">
            <text:p>-3.25</text:p>
          </table:table-cell>
          <table:table-cell office:value-type="float" office:value="56.902">
            <text:p>56.9</text:p>
          </table:table-cell>
        </table:table-row>
        <table:table-row table:style-name="ro1">
          <table:table-cell office:value-type="float" office:value="-17.375">
            <text:p>-17.38</text:p>
          </table:table-cell>
          <table:table-cell office:value-type="float" office:value="39.355">
            <text:p>39.36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1.574">
            <text:p>-1.57</text:p>
          </table:table-cell>
          <table:table-cell office:value-type="float" office:value="56.945">
            <text:p>56.95</text:p>
          </table:table-cell>
        </table:table-row>
        <table:table-row table:style-name="ro1">
          <table:table-cell office:value-type="float" office:value="-16.5">
            <text:p>-16.5</text:p>
          </table:table-cell>
          <table:table-cell office:value-type="float" office:value="39.441">
            <text:p>39.44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0.597">
            <text:p>-0.6</text:p>
          </table:table-cell>
          <table:table-cell office:value-type="float" office:value="56.945">
            <text:p>56.95</text:p>
          </table:table-cell>
        </table:table-row>
        <table:table-row table:style-name="ro1">
          <table:table-cell office:value-type="float" office:value="-15.699">
            <text:p>-15.7</text:p>
          </table:table-cell>
          <table:table-cell office:value-type="float" office:value="39.57">
            <text:p>39.57</text:p>
          </table:table-cell>
          <table:table-cell table:number-columns-repeated="8"/>
          <table:table-cell office:value-type="float" office:value="-7.648">
            <text:p>-7.65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-0.148">
            <text:p>-0.15</text:p>
          </table:table-cell>
          <table:table-cell office:value-type="float" office:value="56.964">
            <text:p>56.96</text:p>
          </table:table-cell>
        </table:table-row>
        <table:table-row table:style-name="ro1">
          <table:table-cell office:value-type="float" office:value="-14.921">
            <text:p>-14.92</text:p>
          </table:table-cell>
          <table:table-cell office:value-type="float" office:value="39.722">
            <text:p>39.72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3">
            <text:p>32.23</text:p>
          </table:table-cell>
          <table:table-cell table:number-columns-repeated="7"/>
          <table:table-cell office:value-type="float" office:value="0.074">
            <text:p>0.07</text:p>
          </table:table-cell>
          <table:table-cell office:value-type="float" office:value="56.988">
            <text:p>56.99</text:p>
          </table:table-cell>
        </table:table-row>
        <table:table-row table:style-name="ro1">
          <table:table-cell office:value-type="float" office:value="-14.222">
            <text:p>-14.22</text:p>
          </table:table-cell>
          <table:table-cell office:value-type="float" office:value="39.808">
            <text:p>39.81</text:p>
          </table:table-cell>
          <table:table-cell table:number-columns-repeated="8"/>
          <table:table-cell office:value-type="float" office:value="-7.671">
            <text:p>-7.67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3.648">
            <text:p>-3.65</text:p>
          </table:table-cell>
          <table:table-cell office:value-type="float" office:value="57.031">
            <text:p>57.03</text:p>
          </table:table-cell>
        </table:table-row>
        <table:table-row table:style-name="ro1">
          <table:table-cell office:value-type="float" office:value="-13.449">
            <text:p>-13.45</text:p>
          </table:table-cell>
          <table:table-cell office:value-type="float" office:value="39.898">
            <text:p>39.9</text:p>
          </table:table-cell>
          <table:table-cell table:number-columns-repeated="8"/>
          <table:table-cell office:value-type="float" office:value="-7.699">
            <text:p>-7.7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1.648">
            <text:p>-1.65</text:p>
          </table:table-cell>
          <table:table-cell office:value-type="float" office:value="57.05">
            <text:p>57.05</text:p>
          </table:table-cell>
        </table:table-row>
        <table:table-row table:style-name="ro1">
          <table:table-cell office:value-type="float" office:value="-12.699">
            <text:p>-12.7</text:p>
          </table:table-cell>
          <table:table-cell office:value-type="float" office:value="39.984">
            <text:p>39.98</text:p>
          </table:table-cell>
          <table:table-cell table:number-columns-repeated="8"/>
          <table:table-cell office:value-type="float" office:value="-7.699">
            <text:p>-7.7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0.625">
            <text:p>-0.63</text:p>
          </table:table-cell>
          <table:table-cell office:value-type="float" office:value="57.031">
            <text:p>57.03</text:p>
          </table:table-cell>
        </table:table-row>
        <table:table-row table:style-name="ro1">
          <table:table-cell office:value-type="float" office:value="-11.847">
            <text:p>-11.85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-7.722">
            <text:p>-7.72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0.074">
            <text:p>-0.07</text:p>
          </table:table-cell>
          <table:table-cell office:value-type="float" office:value="57.05">
            <text:p>57.05</text:p>
          </table:table-cell>
        </table:table-row>
        <table:table-row table:style-name="ro1">
          <table:table-cell office:value-type="float" office:value="-11.046">
            <text:p>-11.05</text:p>
          </table:table-cell>
          <table:table-cell office:value-type="float" office:value="40.113">
            <text:p>40.11</text:p>
          </table:table-cell>
          <table:table-cell table:number-columns-repeated="8"/>
          <table:table-cell office:value-type="float" office:value="-7.722">
            <text:p>-7.72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0.171">
            <text:p>0.17</text:p>
          </table:table-cell>
          <table:table-cell office:value-type="float" office:value="57.05">
            <text:p>57.05</text:p>
          </table:table-cell>
        </table:table-row>
        <table:table-row table:style-name="ro1">
          <table:table-cell office:value-type="float" office:value="-10.347">
            <text:p>-10.35</text:p>
          </table:table-cell>
          <table:table-cell office:value-type="float" office:value="40.156">
            <text:p>40.16</text:p>
          </table:table-cell>
          <table:table-cell table:number-columns-repeated="8"/>
          <table:table-cell office:value-type="float" office:value="-7.75">
            <text:p>-7.75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-3.949">
            <text:p>-3.95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-9.574">
            <text:p>-9.57</text:p>
          </table:table-cell>
          <table:table-cell office:value-type="float" office:value="40.179">
            <text:p>40.18</text:p>
          </table:table-cell>
          <table:table-cell table:number-columns-repeated="8"/>
          <table:table-cell office:value-type="float" office:value="-7.75">
            <text:p>-7.75</text:p>
          </table:table-cell>
          <table:table-cell office:value-type="float" office:value="32.292">
            <text:p>32.29</text:p>
          </table:table-cell>
          <table:table-cell table:number-columns-repeated="7"/>
          <table:table-cell office:value-type="float" office:value="-2.625">
            <text:p>-2.63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-8.898">
            <text:p>-8.9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-0.921">
            <text:p>-0.92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-8.074">
            <text:p>-8.07</text:p>
          </table:table-cell>
          <table:table-cell office:value-type="float" office:value="40.222">
            <text:p>40.22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0.398">
            <text:p>-0.4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-7.296">
            <text:p>-7.3</text:p>
          </table:table-cell>
          <table:table-cell office:value-type="float" office:value="40.242">
            <text:p>40.24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5">
            <text:p>32.25</text:p>
          </table:table-cell>
          <table:table-cell table:number-columns-repeated="7"/>
          <table:table-cell office:value-type="float" office:value="-0.023">
            <text:p>-0.02</text:p>
          </table:table-cell>
          <table:table-cell office:value-type="float" office:value="57.117">
            <text:p>57.12</text:p>
          </table:table-cell>
        </table:table-row>
        <table:table-row table:style-name="ro1">
          <table:table-cell office:value-type="float" office:value="-6.449">
            <text:p>-6.45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-4.222">
            <text:p>-4.22</text:p>
          </table:table-cell>
          <table:table-cell office:value-type="float" office:value="57.16">
            <text:p>57.16</text:p>
          </table:table-cell>
        </table:table-row>
        <table:table-row table:style-name="ro1">
          <table:table-cell office:value-type="float" office:value="-5.648">
            <text:p>-5.65</text:p>
          </table:table-cell>
          <table:table-cell office:value-type="float" office:value="40.199">
            <text:p>40.2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-2.25">
            <text:p>-2.25</text:p>
          </table:table-cell>
          <table:table-cell office:value-type="float" office:value="57.16">
            <text:p>57.16</text:p>
          </table:table-cell>
        </table:table-row>
        <table:table-row table:style-name="ro1">
          <table:table-cell office:value-type="float" office:value="-4.824">
            <text:p>-4.82</text:p>
          </table:table-cell>
          <table:table-cell office:value-type="float" office:value="40.179">
            <text:p>40.18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73">
            <text:p>32.27</text:p>
          </table:table-cell>
          <table:table-cell table:number-columns-repeated="7"/>
          <table:table-cell office:value-type="float" office:value="-0.648">
            <text:p>-0.65</text:p>
          </table:table-cell>
          <table:table-cell office:value-type="float" office:value="57.14">
            <text:p>57.1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40.156">
            <text:p>40.16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.5">
            <text:p>-3.5</text:p>
          </table:table-cell>
          <table:table-cell office:value-type="float" office:value="40.136">
            <text:p>40.14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.097">
            <text:p>-3.1</text:p>
          </table:table-cell>
          <table:table-cell office:value-type="float" office:value="40.113">
            <text:p>40.11</text:p>
          </table:table-cell>
          <table:table-cell table:number-columns-repeated="8"/>
          <table:table-cell office:value-type="float" office:value="-7.796">
            <text:p>-7.8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.097">
            <text:p>-3.1</text:p>
          </table:table-cell>
          <table:table-cell office:value-type="float" office:value="40.093">
            <text:p>40.09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2.972">
            <text:p>-2.97</text:p>
          </table:table-cell>
          <table:table-cell office:value-type="float" office:value="40.07">
            <text:p>40.07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.398">
            <text:p>-3.4</text:p>
          </table:table-cell>
          <table:table-cell office:value-type="float" office:value="40.07">
            <text:p>40.07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.222">
            <text:p>-3.22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292">
            <text:p>32.29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-7.75">
            <text:p>-7.75</text:p>
          </table:table-cell>
          <table:table-cell office:value-type="float" office:value="32.335">
            <text:p>32.34</text:p>
          </table:table-cell>
          <table:table-cell table:number-columns-repeated="9"/>
        </table:table-row>
        <table:table-row table:style-name="ro1">
          <table:table-cell office:value-type="float" office:value="-2.875">
            <text:p>-2.88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-7.773">
            <text:p>-7.77</text:p>
          </table:table-cell>
          <table:table-cell office:value-type="float" office:value="32.316">
            <text:p>32.32</text:p>
          </table:table-cell>
          <table:table-cell table:number-columns-repeated="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-7.75">
            <text:p>-7.75</text:p>
          </table:table-cell>
          <table:table-cell office:value-type="float" office:value="32.316">
            <text:p>32.32</text:p>
          </table:table-cell>
          <table:table-cell table:number-columns-repeated="9"/>
        </table:table-row>
        <table:table-row table:style-name="ro1">
          <table:table-cell office:value-type="float" office:value="-2.699">
            <text:p>-2.7</text:p>
          </table:table-cell>
          <table:table-cell office:value-type="float" office:value="40.027">
            <text:p>40.03</text:p>
          </table:table-cell>
          <table:table-cell table:number-columns-repeated="8"/>
          <table:table-cell office:value-type="float" office:value="-7.75">
            <text:p>-7.75</text:p>
          </table:table-cell>
          <table:table-cell office:value-type="float" office:value="32.335">
            <text:p>32.34</text:p>
          </table:table-cell>
          <table:table-cell table:number-columns-repeated="9"/>
        </table:table-row>
        <table:table-row table:style-name="ro1">
          <table:table-cell office:value-type="float" office:value="-2.648">
            <text:p>-2.65</text:p>
          </table:table-cell>
          <table:table-cell office:value-type="float" office:value="40.07">
            <text:p>40.07</text:p>
          </table:table-cell>
          <table:table-cell table:number-columns-repeated="8"/>
          <table:table-cell office:value-type="float" office:value="-7.722">
            <text:p>-7.72</text:p>
          </table:table-cell>
          <table:table-cell office:value-type="float" office:value="32.335">
            <text:p>32.34</text:p>
          </table:table-cell>
          <table:table-cell table:number-columns-repeated="9"/>
        </table:table-row>
        <table:table-row table:style-name="ro1">
          <table:table-cell office:value-type="float" office:value="-2.597">
            <text:p>-2.6</text:p>
          </table:table-cell>
          <table:table-cell office:value-type="float" office:value="40.046">
            <text:p>40.05</text:p>
          </table:table-cell>
          <table:table-cell table:number-columns-repeated="8"/>
          <table:table-cell office:value-type="float" office:value="-7.722">
            <text:p>-7.72</text:p>
          </table:table-cell>
          <table:table-cell office:value-type="float" office:value="32.335">
            <text:p>32.34</text:p>
          </table:table-cell>
          <table:table-cell table:number-columns-repeated="9"/>
        </table:table-row>
        <table:table-row table:style-name="ro1">
          <table:table-cell office:value-type="float" office:value="-2.597">
            <text:p>-2.6</text:p>
          </table:table-cell>
          <table:table-cell office:value-type="float" office:value="40.046">
            <text:p>40.05</text:p>
          </table:table-cell>
          <table:table-cell table:number-columns-repeated="19"/>
        </table:table-row>
        <table:table-row table:style-name="ro1">
          <table:table-cell office:value-type="float" office:value="-2.574">
            <text:p>-2.57</text:p>
          </table:table-cell>
          <table:table-cell office:value-type="float" office:value="40.046">
            <text:p>40.05</text:p>
          </table:table-cell>
          <table:table-cell table:number-columns-repeated="19"/>
        </table:table-row>
        <table:table-row table:style-name="ro1">
          <table:table-cell office:value-type="float" office:value="-2.574">
            <text:p>-2.57</text:p>
          </table:table-cell>
          <table:table-cell office:value-type="float" office:value="40.07">
            <text:p>40.07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7">
            <text:p>40.07</text:p>
          </table:table-cell>
          <table:table-cell table:number-columns-repeated="19"/>
        </table:table-row>
        <table:table-row table:style-name="ro1">
          <table:table-cell office:value-type="float" office:value="-2.523">
            <text:p>-2.52</text:p>
          </table:table-cell>
          <table:table-cell office:value-type="float" office:value="40.07">
            <text:p>40.07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23">
            <text:p>-2.52</text:p>
          </table:table-cell>
          <table:table-cell office:value-type="float" office:value="40.07">
            <text:p>40.07</text:p>
          </table:table-cell>
          <table:table-cell table:number-columns-repeated="19"/>
        </table:table-row>
        <table:table-row table:style-name="ro1">
          <table:table-cell office:value-type="float" office:value="-2.523">
            <text:p>-2.52</text:p>
          </table:table-cell>
          <table:table-cell office:value-type="float" office:value="40.07">
            <text:p>40.07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">
            <text:p>-2.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">
            <text:p>-2.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472">
            <text:p>-2.4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23">
            <text:p>-2.52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597">
            <text:p>-2.6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722">
            <text:p>-2.72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773">
            <text:p>-2.7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847">
            <text:p>-2.8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3.148">
            <text:p>-3.1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3.347">
            <text:p>-3.3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3.25">
            <text:p>-3.2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3.097">
            <text:p>-3.1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949">
            <text:p>-2.9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898">
            <text:p>-2.9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847">
            <text:p>-2.8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796">
            <text:p>-2.8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99">
            <text:p>-2.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722">
            <text:p>-2.72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648">
            <text:p>-2.65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48">
            <text:p>-2.6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99">
            <text:p>-2.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093">
            <text:p>40.09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648">
            <text:p>-2.6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671">
            <text:p>-2.6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22">
            <text:p>-2.72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22">
            <text:p>-2.72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5">
            <text:p>-2.75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73">
            <text:p>-2.7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96">
            <text:p>-2.8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3.074">
            <text:p>-3.07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3.023">
            <text:p>-3.02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972">
            <text:p>-2.97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949">
            <text:p>-2.95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921">
            <text:p>-2.92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898">
            <text:p>-2.9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875">
            <text:p>-2.88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847">
            <text:p>-2.85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98">
            <text:p>-2.9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47">
            <text:p>-2.85</text:p>
          </table:table-cell>
          <table:table-cell office:value-type="float" office:value="40.136">
            <text:p>40.14</text:p>
          </table:table-cell>
          <table:table-cell table:number-columns-repeated="19"/>
        </table:table-row>
        <table:table-row table:style-name="ro1">
          <table:table-cell office:value-type="float" office:value="-2.875">
            <text:p>-2.88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47">
            <text:p>-2.85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13">
            <text:p>40.11</text:p>
          </table:table-cell>
          <table:table-cell table:number-columns-repeated="19"/>
        </table:table-row>
        <table:table-row table:style-name="ro1">
          <table:table-cell office:value-type="float" office:value="-2.796">
            <text:p>-2.8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796">
            <text:p>-2.8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824">
            <text:p>-2.82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  <table:table-row table:style-name="ro1">
          <table:table-cell office:value-type="float" office:value="-2.796">
            <text:p>-2.8</text:p>
          </table:table-cell>
          <table:table-cell office:value-type="float" office:value="40.156">
            <text:p>40.16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0/16/2016</text:date>, <text:time>23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0-16T19:31:03</meta:creation-date>
    <dc:date>2016-10-16T23:33:32</dc:date>
    <meta:editing-duration>PT04H02M29S</meta:editing-duration>
    <meta:editing-cycles>5</meta:editing-cycles>
    <meta:generator>OpenOffice.org/3.2$Unix OpenOffice.org_project/320m12$Build-9483</meta:generator>
    <meta:document-statistic meta:table-count="3" meta:cell-count="25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cm" svg:height="18.266cm" xlink:href=".." chart:class="chart:line" chart:style-name="ch1">
        <chart:legend chart:legend-position="end" svg:x="18.876cm" svg:y="8.664cm" chart:style-name="ch2"/>
        <chart:plot-area chart:style-name="ch3" table:cell-range-address="Sheet1.A3:Sheet1.B485" svg:x="0.426cm" svg:y="0.365cm" svg:width="18.024cm" svg:height="17.1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485" chart:class="chart:line">
            <chart:data-point chart:repeated="483"/>
          </chart:series>
          <chart:series chart:style-name="ch7" chart:values-cell-range-address="Sheet1.B3:Sheet1.B485" chart:class="chart:line">
            <chart:data-point chart:repeated="4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699">
                <text:p text:id="Sheet1.A3:Sheet1.A485">-14.699</text:p>
              </table:table-cell>
              <table:table-cell office:value-type="float" office:value="42.972">
                <text:p text:id="Sheet1.B3:Sheet1.B485">42.9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75">
                <text:p>-14.75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824">
                <text:p>-14.824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875">
                <text:p>-14.875</text:p>
              </table:table-cell>
              <table:table-cell office:value-type="float" office:value="42.429">
                <text:p>42.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921">
                <text:p>-14.92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.023">
                <text:p>-15.023</text:p>
              </table:table-cell>
              <table:table-cell office:value-type="float" office:value="42.128">
                <text:p>42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074">
                <text:p>-15.074</text:p>
              </table:table-cell>
              <table:table-cell office:value-type="float" office:value="42.019">
                <text:p>42.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148">
                <text:p>-15.148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.222">
                <text:p>-15.222</text:p>
              </table:table-cell>
              <table:table-cell office:value-type="float" office:value="41.781">
                <text:p>41.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.25">
                <text:p>-15.25</text:p>
              </table:table-cell>
              <table:table-cell office:value-type="float" office:value="41.652">
                <text:p>41.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273">
                <text:p>-15.273</text:p>
              </table:table-cell>
              <table:table-cell office:value-type="float" office:value="41.542">
                <text:p>41.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.347">
                <text:p>-15.347</text:p>
              </table:table-cell>
              <table:table-cell office:value-type="float" office:value="41.457">
                <text:p>41.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398">
                <text:p>-15.398</text:p>
              </table:table-cell>
              <table:table-cell office:value-type="float" office:value="41.371">
                <text:p>41.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.449">
                <text:p>-15.449</text:p>
              </table:table-cell>
              <table:table-cell office:value-type="float" office:value="41.261">
                <text:p>41.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.5">
                <text:p>-15.5</text:p>
              </table:table-cell>
              <table:table-cell office:value-type="float" office:value="41.195">
                <text:p>41.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5">
                <text:p>-15.5</text:p>
              </table:table-cell>
              <table:table-cell office:value-type="float" office:value="41.109">
                <text:p>41.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.546">
                <text:p>-15.546</text:p>
              </table:table-cell>
              <table:table-cell office:value-type="float" office:value="41.046">
                <text:p>41.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523">
                <text:p>-15.5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574">
                <text:p>-15.574</text:p>
              </table:table-cell>
              <table:table-cell office:value-type="float" office:value="40.914">
                <text:p>40.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.597">
                <text:p>-15.597</text:p>
              </table:table-cell>
              <table:table-cell office:value-type="float" office:value="40.851">
                <text:p>40.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625">
                <text:p>-15.625</text:p>
              </table:table-cell>
              <table:table-cell office:value-type="float" office:value="40.808">
                <text:p>40.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625">
                <text:p>-15.625</text:p>
              </table:table-cell>
              <table:table-cell office:value-type="float" office:value="40.718">
                <text:p>40.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597">
                <text:p>-15.597</text:p>
              </table:table-cell>
              <table:table-cell office:value-type="float" office:value="40.675">
                <text:p>40.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625">
                <text:p>-15.625</text:p>
              </table:table-cell>
              <table:table-cell office:value-type="float" office:value="40.632">
                <text:p>40.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625">
                <text:p>-15.625</text:p>
              </table:table-cell>
              <table:table-cell office:value-type="float" office:value="40.613">
                <text:p>40.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.625">
                <text:p>-15.625</text:p>
              </table:table-cell>
              <table:table-cell office:value-type="float" office:value="40.57">
                <text:p>40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.648">
                <text:p>-15.648</text:p>
              </table:table-cell>
              <table:table-cell office:value-type="float" office:value="40.546">
                <text:p>40.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.648">
                <text:p>-15.648</text:p>
              </table:table-cell>
              <table:table-cell office:value-type="float" office:value="40.523">
                <text:p>40.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.625">
                <text:p>-15.625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.625">
                <text:p>-15.625</text:p>
              </table:table-cell>
              <table:table-cell office:value-type="float" office:value="40.46">
                <text:p>40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625">
                <text:p>-15.625</text:p>
              </table:table-cell>
              <table:table-cell office:value-type="float" office:value="40.46">
                <text:p>40.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.625">
                <text:p>-15.625</text:p>
              </table:table-cell>
              <table:table-cell office:value-type="float" office:value="40.417">
                <text:p>40.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.625">
                <text:p>-15.625</text:p>
              </table:table-cell>
              <table:table-cell office:value-type="float" office:value="40.394">
                <text:p>40.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625">
                <text:p>-15.62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71">
                <text:p>-15.671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671">
                <text:p>-15.671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671">
                <text:p>-15.671</text:p>
              </table:table-cell>
              <table:table-cell office:value-type="float" office:value="40.308">
                <text:p>40.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699">
                <text:p>-15.699</text:p>
              </table:table-cell>
              <table:table-cell office:value-type="float" office:value="40.265">
                <text:p>40.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648">
                <text:p>-15.648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671">
                <text:p>-15.671</text:p>
              </table:table-cell>
              <table:table-cell office:value-type="float" office:value="40.222">
                <text:p>40.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.671">
                <text:p>-15.671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648">
                <text:p>-15.648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648">
                <text:p>-15.648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648">
                <text:p>-15.648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25">
                <text:p>-15.625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97">
                <text:p>-15.597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625">
                <text:p>-15.625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625">
                <text:p>-15.625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597">
                <text:p>-15.597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625">
                <text:p>-15.625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.597">
                <text:p>-15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.597">
                <text:p>-15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.574">
                <text:p>-15.574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.546">
                <text:p>-15.546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.574">
                <text:p>-15.574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.574">
                <text:p>-15.574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597">
                <text:p>-15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.597">
                <text:p>-15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5.625">
                <text:p>-15.625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.625">
                <text:p>-15.625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.597">
                <text:p>-15.597</text:p>
              </table:table-cell>
              <table:table-cell office:value-type="float" office:value="40.003">
                <text:p>4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.523">
                <text:p>-15.523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.472">
                <text:p>-15.472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.398">
                <text:p>-15.398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.875">
                <text:p>-14.875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.347">
                <text:p>-14.347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875">
                <text:p>-13.87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199">
                <text:p>-13.199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347">
                <text:p>-12.347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.648">
                <text:p>-11.648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.875">
                <text:p>-10.875</text:p>
              </table:table-cell>
              <table:table-cell office:value-type="float" office:value="40.308">
                <text:p>40.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.148">
                <text:p>-10.148</text:p>
              </table:table-cell>
              <table:table-cell office:value-type="float" office:value="40.332">
                <text:p>40.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296">
                <text:p>-9.296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472">
                <text:p>-8.472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574">
                <text:p>-7.574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722">
                <text:p>-6.722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47">
                <text:p>-5.847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23">
                <text:p>-5.023</text:p>
              </table:table-cell>
              <table:table-cell office:value-type="float" office:value="40.332">
                <text:p>40.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171">
                <text:p>-4.171</text:p>
              </table:table-cell>
              <table:table-cell office:value-type="float" office:value="40.265">
                <text:p>40.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347">
                <text:p>-3.347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25">
                <text:p>-2.625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5">
                <text:p>-1.75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98">
                <text:p>-0.398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9">
                <text:p>0.449</text:p>
              </table:table-cell>
              <table:table-cell office:value-type="float" office:value="39.917">
                <text:p>39.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96">
                <text:p>1.296</text:p>
              </table:table-cell>
              <table:table-cell office:value-type="float" office:value="39.789">
                <text:p>39.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97">
                <text:p>2.097</text:p>
              </table:table-cell>
              <table:table-cell office:value-type="float" office:value="39.679">
                <text:p>39.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24">
                <text:p>2.824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48">
                <text:p>3.648</text:p>
              </table:table-cell>
              <table:table-cell office:value-type="float" office:value="39.421">
                <text:p>39.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">
                <text:p>4.5</text:p>
              </table:table-cell>
              <table:table-cell office:value-type="float" office:value="39.269">
                <text:p>39.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47">
                <text:p>5.347</text:p>
              </table:table-cell>
              <table:table-cell office:value-type="float" office:value="39.093">
                <text:p>39.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125">
                <text:p>6.125</text:p>
              </table:table-cell>
              <table:table-cell office:value-type="float" office:value="38.921">
                <text:p>38.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49">
                <text:p>6.949</text:p>
              </table:table-cell>
              <table:table-cell office:value-type="float" office:value="38.769">
                <text:p>38.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22">
                <text:p>7.722</text:p>
              </table:table-cell>
              <table:table-cell office:value-type="float" office:value="38.597">
                <text:p>38.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546">
                <text:p>8.546</text:p>
              </table:table-cell>
              <table:table-cell office:value-type="float" office:value="38.402">
                <text:p>38.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398">
                <text:p>9.398</text:p>
              </table:table-cell>
              <table:table-cell office:value-type="float" office:value="38.207">
                <text:p>38.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148">
                <text:p>10.148</text:p>
              </table:table-cell>
              <table:table-cell office:value-type="float" office:value="37.992">
                <text:p>37.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824">
                <text:p>10.824</text:p>
              </table:table-cell>
              <table:table-cell office:value-type="float" office:value="37.753">
                <text:p>37.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574">
                <text:p>11.574</text:p>
              </table:table-cell>
              <table:table-cell office:value-type="float" office:value="37.558">
                <text:p>37.5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273">
                <text:p>12.273</text:p>
              </table:table-cell>
              <table:table-cell office:value-type="float" office:value="37.277">
                <text:p>37.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  <table:table-cell office:value-type="float" office:value="37.039">
                <text:p>37.0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671">
                <text:p>13.67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375">
                <text:p>14.375</text:p>
              </table:table-cell>
              <table:table-cell office:value-type="float" office:value="36.519">
                <text:p>36.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847">
                <text:p>14.847</text:p>
              </table:table-cell>
              <table:table-cell office:value-type="float" office:value="36.281">
                <text:p>36.2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472">
                <text:p>15.472</text:p>
              </table:table-cell>
              <table:table-cell office:value-type="float" office:value="36.019">
                <text:p>36.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125">
                <text:p>16.125</text:p>
              </table:table-cell>
              <table:table-cell office:value-type="float" office:value="35.714">
                <text:p>35.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824">
                <text:p>16.824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546">
                <text:p>17.546</text:p>
              </table:table-cell>
              <table:table-cell office:value-type="float" office:value="35.089">
                <text:p>35.0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324">
                <text:p>18.324</text:p>
              </table:table-cell>
              <table:table-cell office:value-type="float" office:value="34.742">
                <text:p>34.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824">
                <text:p>18.824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523">
                <text:p>19.523</text:p>
              </table:table-cell>
              <table:table-cell office:value-type="float" office:value="34.093">
                <text:p>34.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33.746">
                <text:p>33.7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722">
                <text:p>20.722</text:p>
              </table:table-cell>
              <table:table-cell office:value-type="float" office:value="33.312">
                <text:p>33.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222">
                <text:p>21.222</text:p>
              </table:table-cell>
              <table:table-cell office:value-type="float" office:value="32.945">
                <text:p>32.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921">
                <text:p>21.921</text:p>
              </table:table-cell>
              <table:table-cell office:value-type="float" office:value="32.488">
                <text:p>32.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449">
                <text:p>22.449</text:p>
              </table:table-cell>
              <table:table-cell office:value-type="float" office:value="32.078">
                <text:p>32.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199">
                <text:p>23.199</text:p>
              </table:table-cell>
              <table:table-cell office:value-type="float" office:value="31.621">
                <text:p>31.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773">
                <text:p>23.773</text:p>
              </table:table-cell>
              <table:table-cell office:value-type="float" office:value="31.167">
                <text:p>31.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421">
                <text:p>24.421</text:p>
              </table:table-cell>
              <table:table-cell office:value-type="float" office:value="30.667">
                <text:p>30.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921">
                <text:p>24.921</text:p>
              </table:table-cell>
              <table:table-cell office:value-type="float" office:value="30.191">
                <text:p>30.1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597">
                <text:p>25.597</text:p>
              </table:table-cell>
              <table:table-cell office:value-type="float" office:value="29.738">
                <text:p>29.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148">
                <text:p>26.148</text:p>
              </table:table-cell>
              <table:table-cell office:value-type="float" office:value="29.109">
                <text:p>29.1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824">
                <text:p>26.824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296">
                <text:p>27.296</text:p>
              </table:table-cell>
              <table:table-cell office:value-type="float" office:value="28.027">
                <text:p>28.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875">
                <text:p>27.875</text:p>
              </table:table-cell>
              <table:table-cell office:value-type="float" office:value="27.484">
                <text:p>27.4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.347">
                <text:p>28.347</text:p>
              </table:table-cell>
              <table:table-cell office:value-type="float" office:value="26.964">
                <text:p>26.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898">
                <text:p>28.898</text:p>
              </table:table-cell>
              <table:table-cell office:value-type="float" office:value="26.402">
                <text:p>26.4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125">
                <text:p>29.125</text:p>
              </table:table-cell>
              <table:table-cell office:value-type="float" office:value="25.902">
                <text:p>25.9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523">
                <text:p>29.523</text:p>
              </table:table-cell>
              <table:table-cell office:value-type="float" office:value="25.382">
                <text:p>25.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097">
                <text:p>30.097</text:p>
              </table:table-cell>
              <table:table-cell office:value-type="float" office:value="24.777">
                <text:p>24.7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546">
                <text:p>30.546</text:p>
              </table:table-cell>
              <table:table-cell office:value-type="float" office:value="24.128">
                <text:p>24.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796">
                <text:p>30.796</text:p>
              </table:table-cell>
              <table:table-cell office:value-type="float" office:value="23.628">
                <text:p>23.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.421">
                <text:p>31.421</text:p>
              </table:table-cell>
              <table:table-cell office:value-type="float" office:value="22.914">
                <text:p>22.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699">
                <text:p>31.699</text:p>
              </table:table-cell>
              <table:table-cell office:value-type="float" office:value="22.265">
                <text:p>22.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.097">
                <text:p>32.097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.597">
                <text:p>32.597</text:p>
              </table:table-cell>
              <table:table-cell office:value-type="float" office:value="20.921">
                <text:p>20.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046">
                <text:p>33.046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273">
                <text:p>33.273</text:p>
              </table:table-cell>
              <table:table-cell office:value-type="float" office:value="19.425">
                <text:p>19.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796">
                <text:p>33.796</text:p>
              </table:table-cell>
              <table:table-cell office:value-type="float" office:value="18.605">
                <text:p>18.6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222">
                <text:p>34.222</text:p>
              </table:table-cell>
              <table:table-cell office:value-type="float" office:value="17.847">
                <text:p>17.8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574">
                <text:p>34.574</text:p>
              </table:table-cell>
              <table:table-cell office:value-type="float" office:value="17.152">
                <text:p>17.1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773">
                <text:p>34.773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148">
                <text:p>35.148</text:p>
              </table:table-cell>
              <table:table-cell office:value-type="float" office:value="15.636">
                <text:p>15.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375">
                <text:p>35.375</text:p>
              </table:table-cell>
              <table:table-cell office:value-type="float" office:value="14.878">
                <text:p>14.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75">
                <text:p>35.75</text:p>
              </table:table-cell>
              <table:table-cell office:value-type="float" office:value="14.054">
                <text:p>14.0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046">
                <text:p>36.046</text:p>
              </table:table-cell>
              <table:table-cell office:value-type="float" office:value="13.187">
                <text:p>13.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398">
                <text:p>36.398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625">
                <text:p>36.625</text:p>
              </table:table-cell>
              <table:table-cell office:value-type="float" office:value="11.433">
                <text:p>11.4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671">
                <text:p>36.671</text:p>
              </table:table-cell>
              <table:table-cell office:value-type="float" office:value="10.675">
                <text:p>10.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773">
                <text:p>36.773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75">
                <text:p>36.75</text:p>
              </table:table-cell>
              <table:table-cell office:value-type="float" office:value="9.183">
                <text:p>9.1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023">
                <text:p>37.0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222">
                <text:p>37.222</text:p>
              </table:table-cell>
              <table:table-cell office:value-type="float" office:value="7.339">
                <text:p>7.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273">
                <text:p>37.273</text:p>
              </table:table-cell>
              <table:table-cell office:value-type="float" office:value="6.562">
                <text:p>6.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222">
                <text:p>37.222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171">
                <text:p>37.171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25">
                <text:p>37.25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375">
                <text:p>37.375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.5">
                <text:p>37.5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472">
                <text:p>37.47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25">
                <text:p>37.2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273">
                <text:p>37.27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046">
                <text:p>37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097">
                <text:p>37.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097">
                <text:p>37.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023">
                <text:p>37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046">
                <text:p>37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023">
                <text:p>37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023">
                <text:p>37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023">
                <text:p>37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398">
                <text:p>37.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546">
                <text:p>37.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449">
                <text:p>37.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.324">
                <text:p>37.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.171">
                <text:p>37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.097">
                <text:p>37.097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.148">
                <text:p>37.14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023">
                <text:p>37.023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171">
                <text:p>37.171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972">
                <text:p>36.972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99">
                <text:p>36.699</text:p>
              </table:table-cell>
              <table:table-cell office:value-type="float" office:value="4.242">
                <text:p>4.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648">
                <text:p>36.648</text:p>
              </table:table-cell>
              <table:table-cell office:value-type="float" office:value="5.046">
                <text:p>5.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574">
                <text:p>36.574</text:p>
              </table:table-cell>
              <table:table-cell office:value-type="float" office:value="5.738">
                <text:p>5.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324">
                <text:p>36.324</text:p>
              </table:table-cell>
              <table:table-cell office:value-type="float" office:value="6.539">
                <text:p>6.5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023">
                <text:p>36.023</text:p>
              </table:table-cell>
              <table:table-cell office:value-type="float" office:value="7.425">
                <text:p>7.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.847">
                <text:p>35.847</text:p>
              </table:table-cell>
              <table:table-cell office:value-type="float" office:value="8.316">
                <text:p>8.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.773">
                <text:p>35.77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.597">
                <text:p>35.597</text:p>
              </table:table-cell>
              <table:table-cell office:value-type="float" office:value="9.832">
                <text:p>9.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.25">
                <text:p>35.25</text:p>
              </table:table-cell>
              <table:table-cell office:value-type="float" office:value="10.718">
                <text:p>10.7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.949">
                <text:p>34.949</text:p>
              </table:table-cell>
              <table:table-cell office:value-type="float" office:value="11.652">
                <text:p>11.6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.722">
                <text:p>34.722</text:p>
              </table:table-cell>
              <table:table-cell office:value-type="float" office:value="12.472">
                <text:p>12.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.347">
                <text:p>34.347</text:p>
              </table:table-cell>
              <table:table-cell office:value-type="float" office:value="13.339">
                <text:p>13.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.171">
                <text:p>34.171</text:p>
              </table:table-cell>
              <table:table-cell office:value-type="float" office:value="14.054">
                <text:p>14.0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625">
                <text:p>33.625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347">
                <text:p>33.347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046">
                <text:p>33.046</text:p>
              </table:table-cell>
              <table:table-cell office:value-type="float" office:value="16.179">
                <text:p>16.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875">
                <text:p>32.875</text:p>
              </table:table-cell>
              <table:table-cell office:value-type="float" office:value="16.785">
                <text:p>16.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375">
                <text:p>32.375</text:p>
              </table:table-cell>
              <table:table-cell office:value-type="float" office:value="17.476">
                <text:p>17.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949">
                <text:p>31.949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722">
                <text:p>31.722</text:p>
              </table:table-cell>
              <table:table-cell office:value-type="float" office:value="18.863">
                <text:p>18.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99">
                <text:p>31.199</text:p>
              </table:table-cell>
              <table:table-cell office:value-type="float" office:value="19.601">
                <text:p>19.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">
                <text:p>31</text:p>
              </table:table-cell>
              <table:table-cell office:value-type="float" office:value="20.273">
                <text:p>20.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597">
                <text:p>30.597</text:p>
              </table:table-cell>
              <table:table-cell office:value-type="float" office:value="20.945">
                <text:p>20.9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421">
                <text:p>30.421</text:p>
              </table:table-cell>
              <table:table-cell office:value-type="float" office:value="21.464">
                <text:p>21.4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.722">
                <text:p>29.722</text:p>
              </table:table-cell>
              <table:table-cell office:value-type="float" office:value="22.222">
                <text:p>22.2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.375">
                <text:p>29.375</text:p>
              </table:table-cell>
              <table:table-cell office:value-type="float" office:value="22.761">
                <text:p>22.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.722">
                <text:p>28.722</text:p>
              </table:table-cell>
              <table:table-cell office:value-type="float" office:value="23.457">
                <text:p>23.4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273">
                <text:p>28.273</text:p>
              </table:table-cell>
              <table:table-cell office:value-type="float" office:value="24.105">
                <text:p>24.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898">
                <text:p>27.898</text:p>
              </table:table-cell>
              <table:table-cell office:value-type="float" office:value="24.667">
                <text:p>24.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472">
                <text:p>27.472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074">
                <text:p>27.074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472">
                <text:p>26.472</text:p>
              </table:table-cell>
              <table:table-cell office:value-type="float" office:value="26.359">
                <text:p>26.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847">
                <text:p>25.847</text:p>
              </table:table-cell>
              <table:table-cell office:value-type="float" office:value="26.878">
                <text:p>26.8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296">
                <text:p>25.296</text:p>
              </table:table-cell>
              <table:table-cell office:value-type="float" office:value="27.441">
                <text:p>27.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648">
                <text:p>24.648</text:p>
              </table:table-cell>
              <table:table-cell office:value-type="float" office:value="27.984">
                <text:p>27.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148">
                <text:p>24.148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523">
                <text:p>23.523</text:p>
              </table:table-cell>
              <table:table-cell office:value-type="float" office:value="29.023">
                <text:p>29.0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949">
                <text:p>22.949</text:p>
              </table:table-cell>
              <table:table-cell office:value-type="float" office:value="29.457">
                <text:p>29.4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96">
                <text:p>22.296</text:p>
              </table:table-cell>
              <table:table-cell office:value-type="float" office:value="29.953">
                <text:p>29.9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699">
                <text:p>21.699</text:p>
              </table:table-cell>
              <table:table-cell office:value-type="float" office:value="30.41">
                <text:p>30.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199">
                <text:p>21.199</text:p>
              </table:table-cell>
              <table:table-cell office:value-type="float" office:value="30.843">
                <text:p>30.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671">
                <text:p>20.671</text:p>
              </table:table-cell>
              <table:table-cell office:value-type="float" office:value="31.234">
                <text:p>31.2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597">
                <text:p>19.597</text:p>
              </table:table-cell>
              <table:table-cell office:value-type="float" office:value="32.054">
                <text:p>32.0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847">
                <text:p>18.847</text:p>
              </table:table-cell>
              <table:table-cell office:value-type="float" office:value="32.445">
                <text:p>32.4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324">
                <text:p>18.324</text:p>
              </table:table-cell>
              <table:table-cell office:value-type="float" office:value="32.835">
                <text:p>32.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648">
                <text:p>17.648</text:p>
              </table:table-cell>
              <table:table-cell office:value-type="float" office:value="33.246">
                <text:p>33.2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898">
                <text:p>16.898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199">
                <text:p>16.199</text:p>
              </table:table-cell>
              <table:table-cell office:value-type="float" office:value="33.898">
                <text:p>33.8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449">
                <text:p>15.449</text:p>
              </table:table-cell>
              <table:table-cell office:value-type="float" office:value="34.222">
                <text:p>34.2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824">
                <text:p>14.824</text:p>
              </table:table-cell>
              <table:table-cell office:value-type="float" office:value="34.523">
                <text:p>34.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171">
                <text:p>14.171</text:p>
              </table:table-cell>
              <table:table-cell office:value-type="float" office:value="34.851">
                <text:p>34.8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5">
                <text:p>13.5</text:p>
              </table:table-cell>
              <table:table-cell office:value-type="float" office:value="35.152">
                <text:p>35.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699">
                <text:p>12.699</text:p>
              </table:table-cell>
              <table:table-cell office:value-type="float" office:value="35.414">
                <text:p>35.4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972">
                <text:p>11.972</text:p>
              </table:table-cell>
              <table:table-cell office:value-type="float" office:value="35.671">
                <text:p>35.6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171">
                <text:p>11.171</text:p>
              </table:table-cell>
              <table:table-cell office:value-type="float" office:value="35.953">
                <text:p>35.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398">
                <text:p>10.398</text:p>
              </table:table-cell>
              <table:table-cell office:value-type="float" office:value="36.234">
                <text:p>36.2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597">
                <text:p>9.597</text:p>
              </table:table-cell>
              <table:table-cell office:value-type="float" office:value="36.429">
                <text:p>36.4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47">
                <text:p>8.847</text:p>
              </table:table-cell>
              <table:table-cell office:value-type="float" office:value="36.667">
                <text:p>36.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46">
                <text:p>8.046</text:p>
              </table:table-cell>
              <table:table-cell office:value-type="float" office:value="36.906">
                <text:p>36.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71">
                <text:p>7.171</text:p>
              </table:table-cell>
              <table:table-cell office:value-type="float" office:value="37.101">
                <text:p>37.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75">
                <text:p>6.375</text:p>
              </table:table-cell>
              <table:table-cell office:value-type="float" office:value="37.32">
                <text:p>37.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597">
                <text:p>5.597</text:p>
              </table:table-cell>
              <table:table-cell office:value-type="float" office:value="37.492">
                <text:p>37.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898">
                <text:p>4.898</text:p>
              </table:table-cell>
              <table:table-cell office:value-type="float" office:value="37.664">
                <text:p>37.6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74">
                <text:p>4.074</text:p>
              </table:table-cell>
              <table:table-cell office:value-type="float" office:value="37.816">
                <text:p>37.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21">
                <text:p>3.421</text:p>
              </table:table-cell>
              <table:table-cell office:value-type="float" office:value="37.968">
                <text:p>37.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671">
                <text:p>2.671</text:p>
              </table:table-cell>
              <table:table-cell office:value-type="float" office:value="38.164">
                <text:p>38.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75">
                <text:p>1.875</text:p>
              </table:table-cell>
              <table:table-cell office:value-type="float" office:value="38.316">
                <text:p>38.3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25">
                <text:p>1.125</text:p>
              </table:table-cell>
              <table:table-cell office:value-type="float" office:value="38.468">
                <text:p>38.4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47">
                <text:p>0.347</text:p>
              </table:table-cell>
              <table:table-cell office:value-type="float" office:value="38.597">
                <text:p>38.5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21">
                <text:p>-0.42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22">
                <text:p>-1.222</text:p>
              </table:table-cell>
              <table:table-cell office:value-type="float" office:value="38.835">
                <text:p>38.8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046">
                <text:p>-2.046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824">
                <text:p>-2.824</text:p>
              </table:table-cell>
              <table:table-cell office:value-type="float" office:value="39.007">
                <text:p>39.0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.722">
                <text:p>-3.722</text:p>
              </table:table-cell>
              <table:table-cell office:value-type="float" office:value="39.074">
                <text:p>39.0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5">
                <text:p>-4.5</text:p>
              </table:table-cell>
              <table:table-cell office:value-type="float" office:value="39.14">
                <text:p>39.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898">
                <text:p>-4.898</text:p>
              </table:table-cell>
              <table:table-cell office:value-type="float" office:value="39.183">
                <text:p>39.1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824">
                <text:p>-5.824</text:p>
              </table:table-cell>
              <table:table-cell office:value-type="float" office:value="39.226">
                <text:p>39.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.699">
                <text:p>-6.699</text:p>
              </table:table-cell>
              <table:table-cell office:value-type="float" office:value="39.269">
                <text:p>39.2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.546">
                <text:p>-7.546</text:p>
              </table:table-cell>
              <table:table-cell office:value-type="float" office:value="39.312">
                <text:p>39.3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8.375">
                <text:p>-8.375</text:p>
              </table:table-cell>
              <table:table-cell office:value-type="float" office:value="39.355">
                <text:p>39.3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171">
                <text:p>-9.171</text:p>
              </table:table-cell>
              <table:table-cell office:value-type="float" office:value="39.398">
                <text:p>39.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972">
                <text:p>-9.972</text:p>
              </table:table-cell>
              <table:table-cell office:value-type="float" office:value="39.421">
                <text:p>39.4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.773">
                <text:p>-10.773</text:p>
              </table:table-cell>
              <table:table-cell office:value-type="float" office:value="39.398">
                <text:p>39.3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1.523">
                <text:p>-11.523</text:p>
              </table:table-cell>
              <table:table-cell office:value-type="float" office:value="39.398">
                <text:p>39.3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2.222">
                <text:p>-12.222</text:p>
              </table:table-cell>
              <table:table-cell office:value-type="float" office:value="39.378">
                <text:p>39.3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3.097">
                <text:p>-13.097</text:p>
              </table:table-cell>
              <table:table-cell office:value-type="float" office:value="39.312">
                <text:p>39.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4.046">
                <text:p>-14.046</text:p>
              </table:table-cell>
              <table:table-cell office:value-type="float" office:value="39.269">
                <text:p>39.2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4.699">
                <text:p>-14.699</text:p>
              </table:table-cell>
              <table:table-cell office:value-type="float" office:value="39.203">
                <text:p>39.2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5.449">
                <text:p>-15.449</text:p>
              </table:table-cell>
              <table:table-cell office:value-type="float" office:value="39.14">
                <text:p>39.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6.25">
                <text:p>-16.25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7.125">
                <text:p>-17.125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7.875">
                <text:p>-17.875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8.699">
                <text:p>-18.699</text:p>
              </table:table-cell>
              <table:table-cell office:value-type="float" office:value="38.855">
                <text:p>38.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9.5">
                <text:p>-19.5</text:p>
              </table:table-cell>
              <table:table-cell office:value-type="float" office:value="38.812">
                <text:p>38.8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0.171">
                <text:p>-20.171</text:p>
              </table:table-cell>
              <table:table-cell office:value-type="float" office:value="38.664">
                <text:p>38.6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0.898">
                <text:p>-20.898</text:p>
              </table:table-cell>
              <table:table-cell office:value-type="float" office:value="38.574">
                <text:p>38.5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1.625">
                <text:p>-21.625</text:p>
              </table:table-cell>
              <table:table-cell office:value-type="float" office:value="38.378">
                <text:p>38.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2.347">
                <text:p>-22.347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3.097">
                <text:p>-23.097</text:p>
              </table:table-cell>
              <table:table-cell office:value-type="float" office:value="38.078">
                <text:p>38.0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3.546">
                <text:p>-23.546</text:p>
              </table:table-cell>
              <table:table-cell office:value-type="float" office:value="37.902">
                <text:p>37.9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4.472">
                <text:p>-24.472</text:p>
              </table:table-cell>
              <table:table-cell office:value-type="float" office:value="37.687">
                <text:p>37.6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5.125">
                <text:p>-25.125</text:p>
              </table:table-cell>
              <table:table-cell office:value-type="float" office:value="37.492">
                <text:p>37.4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5.773">
                <text:p>-25.773</text:p>
              </table:table-cell>
              <table:table-cell office:value-type="float" office:value="37.277">
                <text:p>37.2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6.546">
                <text:p>-26.546</text:p>
              </table:table-cell>
              <table:table-cell office:value-type="float" office:value="37.058">
                <text:p>37.0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7.25">
                <text:p>-27.25</text:p>
              </table:table-cell>
              <table:table-cell office:value-type="float" office:value="36.863">
                <text:p>36.8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7.773">
                <text:p>-27.773</text:p>
              </table:table-cell>
              <table:table-cell office:value-type="float" office:value="36.605">
                <text:p>36.6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8.273">
                <text:p>-28.273</text:p>
              </table:table-cell>
              <table:table-cell office:value-type="float" office:value="36.386">
                <text:p>36.3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9.074">
                <text:p>-29.074</text:p>
              </table:table-cell>
              <table:table-cell office:value-type="float" office:value="36.128">
                <text:p>36.1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9.949">
                <text:p>-29.949</text:p>
              </table:table-cell>
              <table:table-cell office:value-type="float" office:value="35.867">
                <text:p>35.8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0.796">
                <text:p>-30.796</text:p>
              </table:table-cell>
              <table:table-cell office:value-type="float" office:value="35.566">
                <text:p>35.5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1.375">
                <text:p>-31.375</text:p>
              </table:table-cell>
              <table:table-cell office:value-type="float" office:value="35.285">
                <text:p>35.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2.148">
                <text:p>-32.148</text:p>
              </table:table-cell>
              <table:table-cell office:value-type="float" office:value="34.937">
                <text:p>34.9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.699">
                <text:p>-32.699</text:p>
              </table:table-cell>
              <table:table-cell office:value-type="float" office:value="34.656">
                <text:p>34.6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3.5">
                <text:p>-33.5</text:p>
              </table:table-cell>
              <table:table-cell office:value-type="float" office:value="34.308">
                <text:p>34.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4.074">
                <text:p>-34.074</text:p>
              </table:table-cell>
              <table:table-cell office:value-type="float" office:value="34.003">
                <text:p>34.0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4.699">
                <text:p>-34.699</text:p>
              </table:table-cell>
              <table:table-cell office:value-type="float" office:value="33.679">
                <text:p>33.6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5.398">
                <text:p>-35.398</text:p>
              </table:table-cell>
              <table:table-cell office:value-type="float" office:value="33.269">
                <text:p>33.2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6.199">
                <text:p>-36.199</text:p>
              </table:table-cell>
              <table:table-cell office:value-type="float" office:value="32.835">
                <text:p>32.8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6.898">
                <text:p>-36.898</text:p>
              </table:table-cell>
              <table:table-cell office:value-type="float" office:value="32.425">
                <text:p>32.4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7.648">
                <text:p>-37.648</text:p>
              </table:table-cell>
              <table:table-cell office:value-type="float" office:value="31.992">
                <text:p>31.9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8.347">
                <text:p>-38.347</text:p>
              </table:table-cell>
              <table:table-cell office:value-type="float" office:value="31.558">
                <text:p>31.5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9">
                <text:p>-39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9.523">
                <text:p>-39.523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0.171">
                <text:p>-40.171</text:p>
              </table:table-cell>
              <table:table-cell office:value-type="float" office:value="30.257">
                <text:p>30.2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0.648">
                <text:p>-40.648</text:p>
              </table:table-cell>
              <table:table-cell office:value-type="float" office:value="29.761">
                <text:p>29.7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0.972">
                <text:p>-40.972</text:p>
              </table:table-cell>
              <table:table-cell office:value-type="float" office:value="29.238">
                <text:p>29.2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1.199">
                <text:p>-41.199</text:p>
              </table:table-cell>
              <table:table-cell office:value-type="float" office:value="28.785">
                <text:p>28.7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1.847">
                <text:p>-41.847</text:p>
              </table:table-cell>
              <table:table-cell office:value-type="float" office:value="28.242">
                <text:p>28.2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2.449">
                <text:p>-42.449</text:p>
              </table:table-cell>
              <table:table-cell office:value-type="float" office:value="27.703">
                <text:p>27.7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3.023">
                <text:p>-43.023</text:p>
              </table:table-cell>
              <table:table-cell office:value-type="float" office:value="27.117">
                <text:p>27.1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3.421">
                <text:p>-43.421</text:p>
              </table:table-cell>
              <table:table-cell office:value-type="float" office:value="26.597">
                <text:p>26.5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3.824">
                <text:p>-43.824</text:p>
              </table:table-cell>
              <table:table-cell office:value-type="float" office:value="26.054">
                <text:p>26.0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4.546">
                <text:p>-44.546</text:p>
              </table:table-cell>
              <table:table-cell office:value-type="float" office:value="25.449">
                <text:p>25.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4.847">
                <text:p>-44.847</text:p>
              </table:table-cell>
              <table:table-cell office:value-type="float" office:value="24.906">
                <text:p>24.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5.097">
                <text:p>-45.097</text:p>
              </table:table-cell>
              <table:table-cell office:value-type="float" office:value="24.472">
                <text:p>24.4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5.421">
                <text:p>-45.421</text:p>
              </table:table-cell>
              <table:table-cell office:value-type="float" office:value="24.148">
                <text:p>24.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5.671">
                <text:p>-45.67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6.023">
                <text:p>-46.023</text:p>
              </table:table-cell>
              <table:table-cell office:value-type="float" office:value="23.609">
                <text:p>23.6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5.648">
                <text:p>-45.648</text:p>
              </table:table-cell>
              <table:table-cell office:value-type="float" office:value="23.566">
                <text:p>23.5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5.148">
                <text:p>-45.148</text:p>
              </table:table-cell>
              <table:table-cell office:value-type="float" office:value="23.609">
                <text:p>23.6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4.722">
                <text:p>-44.722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4.574">
                <text:p>-44.574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4.773">
                <text:p>-44.773</text:p>
              </table:table-cell>
              <table:table-cell office:value-type="float" office:value="23.609">
                <text:p>23.6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5.023">
                <text:p>-45.023</text:p>
              </table:table-cell>
              <table:table-cell office:value-type="float" office:value="23.542">
                <text:p>23.5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5.199">
                <text:p>-45.199</text:p>
              </table:table-cell>
              <table:table-cell office:value-type="float" office:value="23.476">
                <text:p>23.4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5.171">
                <text:p>-45.17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5.222">
                <text:p>-45.22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5.324">
                <text:p>-45.324</text:p>
              </table:table-cell>
              <table:table-cell office:value-type="float" office:value="23.523">
                <text:p>23.5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5.375">
                <text:p>-45.375</text:p>
              </table:table-cell>
              <table:table-cell office:value-type="float" office:value="23.542">
                <text:p>23.5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5.773">
                <text:p>-45.773</text:p>
              </table:table-cell>
              <table:table-cell office:value-type="float" office:value="23.585">
                <text:p>23.5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6.375">
                <text:p>-46.375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5.898">
                <text:p>-45.898</text:p>
              </table:table-cell>
              <table:table-cell office:value-type="float" office:value="24.085">
                <text:p>24.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5.347">
                <text:p>-45.347</text:p>
              </table:table-cell>
              <table:table-cell office:value-type="float" office:value="24.625">
                <text:p>24.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4.75">
                <text:p>-44.75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4.148">
                <text:p>-44.148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3.597">
                <text:p>-43.597</text:p>
              </table:table-cell>
              <table:table-cell office:value-type="float" office:value="26.316">
                <text:p>26.3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3.148">
                <text:p>-43.148</text:p>
              </table:table-cell>
              <table:table-cell office:value-type="float" office:value="26.835">
                <text:p>26.8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2.523">
                <text:p>-42.523</text:p>
              </table:table-cell>
              <table:table-cell office:value-type="float" office:value="27.398">
                <text:p>27.3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2.097">
                <text:p>-42.097</text:p>
              </table:table-cell>
              <table:table-cell office:value-type="float" office:value="27.941">
                <text:p>27.9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1.398">
                <text:p>-41.398</text:p>
              </table:table-cell>
              <table:table-cell office:value-type="float" office:value="28.503">
                <text:p>28.5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0.648">
                <text:p>-40.648</text:p>
              </table:table-cell>
              <table:table-cell office:value-type="float" office:value="29.066">
                <text:p>29.0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0.046">
                <text:p>-40.046</text:p>
              </table:table-cell>
              <table:table-cell office:value-type="float" office:value="29.566">
                <text:p>29.5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9.324">
                <text:p>-39.324</text:p>
              </table:table-cell>
              <table:table-cell office:value-type="float" office:value="30.062">
                <text:p>30.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8.875">
                <text:p>-38.875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8.199">
                <text:p>-38.199</text:p>
              </table:table-cell>
              <table:table-cell office:value-type="float" office:value="31.101">
                <text:p>31.1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7.472">
                <text:p>-37.472</text:p>
              </table:table-cell>
              <table:table-cell office:value-type="float" office:value="31.621">
                <text:p>31.6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6.699">
                <text:p>-36.699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6.023">
                <text:p>-36.023</text:p>
              </table:table-cell>
              <table:table-cell office:value-type="float" office:value="32.597">
                <text:p>32.5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5.324">
                <text:p>-35.324</text:p>
              </table:table-cell>
              <table:table-cell office:value-type="float" office:value="32.988">
                <text:p>32.9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4.671">
                <text:p>-34.671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3.972">
                <text:p>-33.972</text:p>
              </table:table-cell>
              <table:table-cell office:value-type="float" office:value="33.789">
                <text:p>33.7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3.324">
                <text:p>-33.324</text:p>
              </table:table-cell>
              <table:table-cell office:value-type="float" office:value="34.093">
                <text:p>34.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2.625">
                <text:p>-32.625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1.847">
                <text:p>-31.847</text:p>
              </table:table-cell>
              <table:table-cell office:value-type="float" office:value="34.828">
                <text:p>34.8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1.222">
                <text:p>-31.222</text:p>
              </table:table-cell>
              <table:table-cell office:value-type="float" office:value="35.109">
                <text:p>35.1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0.546">
                <text:p>-30.546</text:p>
              </table:table-cell>
              <table:table-cell office:value-type="float" office:value="35.414">
                <text:p>35.4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0.046">
                <text:p>-30.046</text:p>
              </table:table-cell>
              <table:table-cell office:value-type="float" office:value="35.695">
                <text:p>35.6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9.25">
                <text:p>-29.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8.546">
                <text:p>-28.546</text:p>
              </table:table-cell>
              <table:table-cell office:value-type="float" office:value="36.324">
                <text:p>36.3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7.75">
                <text:p>-27.75</text:p>
              </table:table-cell>
              <table:table-cell office:value-type="float" office:value="36.539">
                <text:p>36.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7.171">
                <text:p>-27.171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6.472">
                <text:p>-26.472</text:p>
              </table:table-cell>
              <table:table-cell office:value-type="float" office:value="37.058">
                <text:p>37.0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6.148">
                <text:p>-26.148</text:p>
              </table:table-cell>
              <table:table-cell office:value-type="float" office:value="37.253">
                <text:p>37.2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5.25">
                <text:p>-25.25</text:p>
              </table:table-cell>
              <table:table-cell office:value-type="float" office:value="37.515">
                <text:p>37.5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4.375">
                <text:p>-24.375</text:p>
              </table:table-cell>
              <table:table-cell office:value-type="float" office:value="37.753">
                <text:p>37.7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3.648">
                <text:p>-23.648</text:p>
              </table:table-cell>
              <table:table-cell office:value-type="float" office:value="37.992">
                <text:p>37.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2.773">
                <text:p>-22.773</text:p>
              </table:table-cell>
              <table:table-cell office:value-type="float" office:value="38.207">
                <text:p>38.2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2">
                <text:p>-22</text:p>
              </table:table-cell>
              <table:table-cell office:value-type="float" office:value="38.402">
                <text:p>38.4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1.25">
                <text:p>-21.25</text:p>
              </table:table-cell>
              <table:table-cell office:value-type="float" office:value="38.554">
                <text:p>38.5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0.648">
                <text:p>-20.648</text:p>
              </table:table-cell>
              <table:table-cell office:value-type="float" office:value="38.726">
                <text:p>38.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9.875">
                <text:p>-19.875</text:p>
              </table:table-cell>
              <table:table-cell office:value-type="float" office:value="38.921">
                <text:p>38.9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9">
                <text:p>-19</text:p>
              </table:table-cell>
              <table:table-cell office:value-type="float" office:value="39.074">
                <text:p>39.0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8.148">
                <text:p>-18.148</text:p>
              </table:table-cell>
              <table:table-cell office:value-type="float" office:value="39.203">
                <text:p>39.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7.375">
                <text:p>-17.375</text:p>
              </table:table-cell>
              <table:table-cell office:value-type="float" office:value="39.355">
                <text:p>39.3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.5">
                <text:p>-16.5</text:p>
              </table:table-cell>
              <table:table-cell office:value-type="float" office:value="39.441">
                <text:p>39.4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5.699">
                <text:p>-15.699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4.921">
                <text:p>-14.921</text:p>
              </table:table-cell>
              <table:table-cell office:value-type="float" office:value="39.722">
                <text:p>39.7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4.222">
                <text:p>-14.222</text:p>
              </table:table-cell>
              <table:table-cell office:value-type="float" office:value="39.808">
                <text:p>39.8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3.449">
                <text:p>-13.449</text:p>
              </table:table-cell>
              <table:table-cell office:value-type="float" office:value="39.898">
                <text:p>39.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2.699">
                <text:p>-12.699</text:p>
              </table:table-cell>
              <table:table-cell office:value-type="float" office:value="39.984">
                <text:p>39.9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1.847">
                <text:p>-11.847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1.046">
                <text:p>-11.046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.347">
                <text:p>-10.347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9.574">
                <text:p>-9.574</text:p>
              </table:table-cell>
              <table:table-cell office:value-type="float" office:value="40.179">
                <text:p>40.1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.898">
                <text:p>-8.898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8.074">
                <text:p>-8.074</text:p>
              </table:table-cell>
              <table:table-cell office:value-type="float" office:value="40.222">
                <text:p>40.2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.296">
                <text:p>-7.296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449">
                <text:p>-6.449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.648">
                <text:p>-5.648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.824">
                <text:p>-4.824</text:p>
              </table:table-cell>
              <table:table-cell office:value-type="float" office:value="40.179">
                <text:p>40.1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">
                <text:p>-4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.5">
                <text:p>-3.5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.097">
                <text:p>-3.097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.097">
                <text:p>-3.097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972">
                <text:p>-2.972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.398">
                <text:p>-3.398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.222">
                <text:p>-3.222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">
                <text:p>-3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875">
                <text:p>-2.875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75">
                <text:p>-2.75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699">
                <text:p>-2.699</text:p>
              </table:table-cell>
              <table:table-cell office:value-type="float" office:value="40.027">
                <text:p>40.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648">
                <text:p>-2.648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597">
                <text:p>-2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597">
                <text:p>-2.597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574">
                <text:p>-2.574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574">
                <text:p>-2.574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.546">
                <text:p>-2.546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523">
                <text:p>-2.523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.523">
                <text:p>-2.523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.523">
                <text:p>-2.523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5">
                <text:p>-2.5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5">
                <text:p>-2.5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472">
                <text:p>-2.472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523">
                <text:p>-2.523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546">
                <text:p>-2.54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597">
                <text:p>-2.597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722">
                <text:p>-2.722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773">
                <text:p>-2.773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847">
                <text:p>-2.847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">
                <text:p>-3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.148">
                <text:p>-3.148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.347">
                <text:p>-3.347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.25">
                <text:p>-3.2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.097">
                <text:p>-3.097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949">
                <text:p>-2.949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898">
                <text:p>-2.898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.847">
                <text:p>-2.847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.796">
                <text:p>-2.796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75">
                <text:p>-2.75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.699">
                <text:p>-2.699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.671">
                <text:p>-2.671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722">
                <text:p>-2.722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.671">
                <text:p>-2.671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.671">
                <text:p>-2.671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.648">
                <text:p>-2.648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648">
                <text:p>-2.648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.671">
                <text:p>-2.671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.699">
                <text:p>-2.699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.671">
                <text:p>-2.671</text:p>
              </table:table-cell>
              <table:table-cell office:value-type="float" office:value="40.093">
                <text:p>40.0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.671">
                <text:p>-2.671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.648">
                <text:p>-2.648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.671">
                <text:p>-2.671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671">
                <text:p>-2.671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.722">
                <text:p>-2.722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.75">
                <text:p>-2.7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.722">
                <text:p>-2.722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.75">
                <text:p>-2.7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.75">
                <text:p>-2.7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.75">
                <text:p>-2.75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.773">
                <text:p>-2.773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.824">
                <text:p>-2.824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.796">
                <text:p>-2.796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">
                <text:p>-3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.074">
                <text:p>-3.074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.023">
                <text:p>-3.023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.972">
                <text:p>-2.972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949">
                <text:p>-2.949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.921">
                <text:p>-2.921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.898">
                <text:p>-2.898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.875">
                <text:p>-2.875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.824">
                <text:p>-2.824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.847">
                <text:p>-2.847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.898">
                <text:p>-2.898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.824">
                <text:p>-2.824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.847">
                <text:p>-2.847</text:p>
              </table:table-cell>
              <table:table-cell office:value-type="float" office:value="40.136">
                <text:p>40.1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.875">
                <text:p>-2.875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.847">
                <text:p>-2.847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.824">
                <text:p>-2.824</text:p>
              </table:table-cell>
              <table:table-cell office:value-type="float" office:value="40.113">
                <text:p>40.1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.796">
                <text:p>-2.796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.824">
                <text:p>-2.824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.824">
                <text:p>-2.824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.796">
                <text:p>-2.796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.824">
                <text:p>-2.824</text:p>
              </table:table-cell>
              <table:table-cell office:value-type="float" office:value="40.156">
                <text:p>40.1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.796">
                <text:p>-2.796</text:p>
              </table:table-cell>
              <table:table-cell office:value-type="float" office:value="40.156">
                <text:p>40.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92cm" svg:height="18.028cm" xlink:href=".." chart:class="chart:line" chart:style-name="ch1">
        <chart:legend chart:legend-position="end" svg:x="15.17cm" svg:y="8.545cm" chart:style-name="ch2"/>
        <chart:plot-area chart:style-name="ch3" table:cell-range-address="Sheet1.K2:Sheet1.L409" svg:x="0.349cm" svg:y="0.36cm" svg:width="14.473cm" svg:height="16.9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409" chart:class="chart:line">
            <chart:data-point chart:repeated="408"/>
          </chart:series>
          <chart:series chart:style-name="ch7" chart:values-cell-range-address="Sheet1.L2:Sheet1.L409" chart:class="chart:line">
            <chart:data-point chart:repeated="4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046">
                <text:p text:id="Sheet1.K2:Sheet1.K409">-8.046</text:p>
              </table:table-cell>
              <table:table-cell office:value-type="float" office:value="32.683">
                <text:p text:id="Sheet1.L2:Sheet1.L409">32.6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074">
                <text:p>-8.074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074">
                <text:p>-8.074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046">
                <text:p>-8.046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74">
                <text:p>-8.074</text:p>
              </table:table-cell>
              <table:table-cell office:value-type="float" office:value="32.707">
                <text:p>32.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023">
                <text:p>-8.023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972">
                <text:p>-7.972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949">
                <text:p>-7.949</text:p>
              </table:table-cell>
              <table:table-cell office:value-type="float" office:value="32.707">
                <text:p>32.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773">
                <text:p>-7.773</text:p>
              </table:table-cell>
              <table:table-cell office:value-type="float" office:value="32.726">
                <text:p>32.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449">
                <text:p>-7.449</text:p>
              </table:table-cell>
              <table:table-cell office:value-type="float" office:value="32.726">
                <text:p>32.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023">
                <text:p>-7.023</text:p>
              </table:table-cell>
              <table:table-cell office:value-type="float" office:value="32.726">
                <text:p>32.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449">
                <text:p>-6.449</text:p>
              </table:table-cell>
              <table:table-cell office:value-type="float" office:value="32.707">
                <text:p>32.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898">
                <text:p>-5.898</text:p>
              </table:table-cell>
              <table:table-cell office:value-type="float" office:value="32.707">
                <text:p>32.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273">
                <text:p>-5.273</text:p>
              </table:table-cell>
              <table:table-cell office:value-type="float" office:value="32.683">
                <text:p>32.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597">
                <text:p>-4.597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949">
                <text:p>-3.949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324">
                <text:p>-3.324</text:p>
              </table:table-cell>
              <table:table-cell office:value-type="float" office:value="32.574">
                <text:p>32.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48">
                <text:p>-2.648</text:p>
              </table:table-cell>
              <table:table-cell office:value-type="float" office:value="32.554">
                <text:p>32.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75">
                <text:p>-1.875</text:p>
              </table:table-cell>
              <table:table-cell office:value-type="float" office:value="32.488">
                <text:p>32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48">
                <text:p>-1.148</text:p>
              </table:table-cell>
              <table:table-cell office:value-type="float" office:value="32.425">
                <text:p>32.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23">
                <text:p>-0.523</text:p>
              </table:table-cell>
              <table:table-cell office:value-type="float" office:value="32.335">
                <text:p>32.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">
                <text:p>0.125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3">
                <text:p>0.773</text:p>
              </table:table-cell>
              <table:table-cell office:value-type="float" office:value="32.121">
                <text:p>32.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8">
                <text:p>1.398</text:p>
              </table:table-cell>
              <table:table-cell office:value-type="float" office:value="32.011">
                <text:p>32.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23">
                <text:p>2.023</text:p>
              </table:table-cell>
              <table:table-cell office:value-type="float" office:value="31.882">
                <text:p>31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2">
                <text:p>2.722</text:p>
              </table:table-cell>
              <table:table-cell office:value-type="float" office:value="31.753">
                <text:p>31.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47">
                <text:p>3.347</text:p>
              </table:table-cell>
              <table:table-cell office:value-type="float" office:value="31.601">
                <text:p>31.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72">
                <text:p>3.972</text:p>
              </table:table-cell>
              <table:table-cell office:value-type="float" office:value="31.472">
                <text:p>31.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8">
                <text:p>4.648</text:p>
              </table:table-cell>
              <table:table-cell office:value-type="float" office:value="31.296">
                <text:p>31.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73">
                <text:p>5.273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21">
                <text:p>5.921</text:p>
              </table:table-cell>
              <table:table-cell office:value-type="float" office:value="30.929">
                <text:p>30.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23">
                <text:p>6.523</text:p>
              </table:table-cell>
              <table:table-cell office:value-type="float" office:value="30.757">
                <text:p>30.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71">
                <text:p>7.171</text:p>
              </table:table-cell>
              <table:table-cell office:value-type="float" office:value="30.539">
                <text:p>30.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96">
                <text:p>7.796</text:p>
              </table:table-cell>
              <table:table-cell office:value-type="float" office:value="30.343">
                <text:p>30.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449">
                <text:p>8.449</text:p>
              </table:table-cell>
              <table:table-cell office:value-type="float" office:value="30.128">
                <text:p>30.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074">
                <text:p>9.074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625">
                <text:p>9.625</text:p>
              </table:table-cell>
              <table:table-cell office:value-type="float" office:value="29.671">
                <text:p>29.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25">
                <text:p>10.125</text:p>
              </table:table-cell>
              <table:table-cell office:value-type="float" office:value="29.414">
                <text:p>29.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722">
                <text:p>10.722</text:p>
              </table:table-cell>
              <table:table-cell office:value-type="float" office:value="29.152">
                <text:p>29.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273">
                <text:p>11.273</text:p>
              </table:table-cell>
              <table:table-cell office:value-type="float" office:value="28.871">
                <text:p>28.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824">
                <text:p>11.824</text:p>
              </table:table-cell>
              <table:table-cell office:value-type="float" office:value="28.613">
                <text:p>28.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75">
                <text:p>12.375</text:p>
              </table:table-cell>
              <table:table-cell office:value-type="float" office:value="28.308">
                <text:p>28.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49">
                <text:p>12.949</text:p>
              </table:table-cell>
              <table:table-cell office:value-type="float" office:value="28.027">
                <text:p>28.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49">
                <text:p>13.449</text:p>
              </table:table-cell>
              <table:table-cell office:value-type="float" office:value="27.746">
                <text:p>27.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023">
                <text:p>14.023</text:p>
              </table:table-cell>
              <table:table-cell office:value-type="float" office:value="27.441">
                <text:p>27.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46">
                <text:p>14.546</text:p>
              </table:table-cell>
              <table:table-cell office:value-type="float" office:value="27.117">
                <text:p>27.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097">
                <text:p>15.09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625">
                <text:p>15.625</text:p>
              </table:table-cell>
              <table:table-cell office:value-type="float" office:value="26.425">
                <text:p>26.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125">
                <text:p>16.125</text:p>
              </table:table-cell>
              <table:table-cell office:value-type="float" office:value="26.078">
                <text:p>26.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648">
                <text:p>16.64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25">
                <text:p>17.125</text:p>
              </table:table-cell>
              <table:table-cell office:value-type="float" office:value="25.363">
                <text:p>25.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625">
                <text:p>17.625</text:p>
              </table:table-cell>
              <table:table-cell office:value-type="float" office:value="24.996">
                <text:p>24.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199">
                <text:p>18.199</text:p>
              </table:table-cell>
              <table:table-cell office:value-type="float" office:value="24.605">
                <text:p>24.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699">
                <text:p>18.699</text:p>
              </table:table-cell>
              <table:table-cell office:value-type="float" office:value="24.214">
                <text:p>24.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148">
                <text:p>19.148</text:p>
              </table:table-cell>
              <table:table-cell office:value-type="float" office:value="23.781">
                <text:p>23.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97">
                <text:p>19.597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046">
                <text:p>20.046</text:p>
              </table:table-cell>
              <table:table-cell office:value-type="float" office:value="22.957">
                <text:p>22.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449">
                <text:p>20.449</text:p>
              </table:table-cell>
              <table:table-cell office:value-type="float" office:value="22.523">
                <text:p>22.5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847">
                <text:p>20.847</text:p>
              </table:table-cell>
              <table:table-cell office:value-type="float" office:value="22.046">
                <text:p>22.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222">
                <text:p>21.222</text:p>
              </table:table-cell>
              <table:table-cell office:value-type="float" office:value="21.617">
                <text:p>21.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648">
                <text:p>21.648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0.683">
                <text:p>20.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375">
                <text:p>22.375</text:p>
              </table:table-cell>
              <table:table-cell office:value-type="float" office:value="20.207">
                <text:p>20.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773">
                <text:p>22.773</text:p>
              </table:table-cell>
              <table:table-cell office:value-type="float" office:value="19.687">
                <text:p>19.6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097">
                <text:p>23.097</text:p>
              </table:table-cell>
              <table:table-cell office:value-type="float" office:value="19.167">
                <text:p>19.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472">
                <text:p>23.472</text:p>
              </table:table-cell>
              <table:table-cell office:value-type="float" office:value="18.648">
                <text:p>18.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796">
                <text:p>23.796</text:p>
              </table:table-cell>
              <table:table-cell office:value-type="float" office:value="18.148">
                <text:p>18.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.097">
                <text:p>24.097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449">
                <text:p>24.449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796">
                <text:p>24.796</text:p>
              </table:table-cell>
              <table:table-cell office:value-type="float" office:value="16.613">
                <text:p>16.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148">
                <text:p>25.148</text:p>
              </table:table-cell>
              <table:table-cell office:value-type="float" office:value="16.046">
                <text:p>16.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421">
                <text:p>25.421</text:p>
              </table:table-cell>
              <table:table-cell office:value-type="float" office:value="15.507">
                <text:p>15.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722">
                <text:p>25.722</text:p>
              </table:table-cell>
              <table:table-cell office:value-type="float" office:value="14.945">
                <text:p>14.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972">
                <text:p>25.972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273">
                <text:p>26.273</text:p>
              </table:table-cell>
              <table:table-cell office:value-type="float" office:value="13.859">
                <text:p>13.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546">
                <text:p>26.546</text:p>
              </table:table-cell>
              <table:table-cell office:value-type="float" office:value="13.296">
                <text:p>13.2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773">
                <text:p>26.77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023">
                <text:p>27.023</text:p>
              </table:table-cell>
              <table:table-cell office:value-type="float" office:value="12.085">
                <text:p>12.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222">
                <text:p>27.222</text:p>
              </table:table-cell>
              <table:table-cell office:value-type="float" office:value="11.433">
                <text:p>11.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421">
                <text:p>27.421</text:p>
              </table:table-cell>
              <table:table-cell office:value-type="float" office:value="10.785">
                <text:p>10.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648">
                <text:p>27.648</text:p>
              </table:table-cell>
              <table:table-cell office:value-type="float" office:value="10.156">
                <text:p>10.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847">
                <text:p>27.847</text:p>
              </table:table-cell>
              <table:table-cell office:value-type="float" office:value="9.484">
                <text:p>9.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8.878">
                <text:p>8.8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125">
                <text:p>28.12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96">
                <text:p>28.296</text:p>
              </table:table-cell>
              <table:table-cell office:value-type="float" office:value="7.644">
                <text:p>7.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421">
                <text:p>28.421</text:p>
              </table:table-cell>
              <table:table-cell office:value-type="float" office:value="7.015">
                <text:p>7.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523">
                <text:p>28.523</text:p>
              </table:table-cell>
              <table:table-cell office:value-type="float" office:value="6.429">
                <text:p>6.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597">
                <text:p>28.597</text:p>
              </table:table-cell>
              <table:table-cell office:value-type="float" office:value="5.824">
                <text:p>5.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648">
                <text:p>28.648</text:p>
              </table:table-cell>
              <table:table-cell office:value-type="float" office:value="5.328">
                <text:p>5.3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699">
                <text:p>28.699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75">
                <text:p>28.75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796">
                <text:p>28.796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96">
                <text:p>28.796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796">
                <text:p>28.796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773">
                <text:p>28.773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722">
                <text:p>28.722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699">
                <text:p>28.6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625">
                <text:p>28.62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546">
                <text:p>28.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449">
                <text:p>28.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21">
                <text:p>28.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375">
                <text:p>28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296">
                <text:p>28.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273">
                <text:p>28.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222">
                <text:p>28.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99">
                <text:p>28.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148">
                <text:p>28.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097">
                <text:p>28.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074">
                <text:p>28.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046">
                <text:p>28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972">
                <text:p>27.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949">
                <text:p>27.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.921">
                <text:p>27.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875">
                <text:p>27.87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847">
                <text:p>27.847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796">
                <text:p>27.796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722">
                <text:p>27.722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648">
                <text:p>27.648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574">
                <text:p>27.57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472">
                <text:p>27.472</text:p>
              </table:table-cell>
              <table:table-cell office:value-type="float" office:value="3.246">
                <text:p>3.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347">
                <text:p>27.347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25">
                <text:p>27.2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125">
                <text:p>27.125</text:p>
              </table:table-cell>
              <table:table-cell office:value-type="float" office:value="4.957">
                <text:p>4.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">
                <text:p>2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875">
                <text:p>26.875</text:p>
              </table:table-cell>
              <table:table-cell office:value-type="float" office:value="6.085">
                <text:p>6.0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75">
                <text:p>26.75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597">
                <text:p>26.597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421">
                <text:p>26.421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273">
                <text:p>26.273</text:p>
              </table:table-cell>
              <table:table-cell office:value-type="float" office:value="8.378">
                <text:p>8.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97">
                <text:p>26.097</text:p>
              </table:table-cell>
              <table:table-cell office:value-type="float" office:value="8.988">
                <text:p>8.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898">
                <text:p>25.898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722">
                <text:p>25.722</text:p>
              </table:table-cell>
              <table:table-cell office:value-type="float" office:value="10.265">
                <text:p>10.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472">
                <text:p>25.472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296">
                <text:p>25.296</text:p>
              </table:table-cell>
              <table:table-cell office:value-type="float" office:value="11.523">
                <text:p>11.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074">
                <text:p>25.074</text:p>
              </table:table-cell>
              <table:table-cell office:value-type="float" office:value="12.085">
                <text:p>12.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847">
                <text:p>24.847</text:p>
              </table:table-cell>
              <table:table-cell office:value-type="float" office:value="12.667">
                <text:p>12.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597">
                <text:p>24.597</text:p>
              </table:table-cell>
              <table:table-cell office:value-type="float" office:value="13.234">
                <text:p>13.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347">
                <text:p>24.347</text:p>
              </table:table-cell>
              <table:table-cell office:value-type="float" office:value="13.773">
                <text:p>13.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074">
                <text:p>24.074</text:p>
              </table:table-cell>
              <table:table-cell office:value-type="float" office:value="14.316">
                <text:p>14.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847">
                <text:p>23.847</text:p>
              </table:table-cell>
              <table:table-cell office:value-type="float" office:value="14.835">
                <text:p>14.8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46">
                <text:p>23.546</text:p>
              </table:table-cell>
              <table:table-cell office:value-type="float" office:value="15.378">
                <text:p>15.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199">
                <text:p>23.199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875">
                <text:p>22.875</text:p>
              </table:table-cell>
              <table:table-cell office:value-type="float" office:value="16.308">
                <text:p>16.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597">
                <text:p>22.597</text:p>
              </table:table-cell>
              <table:table-cell office:value-type="float" office:value="16.808">
                <text:p>16.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296">
                <text:p>22.296</text:p>
              </table:table-cell>
              <table:table-cell office:value-type="float" office:value="17.238">
                <text:p>17.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949">
                <text:p>21.949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46">
                <text:p>21.546</text:p>
              </table:table-cell>
              <table:table-cell office:value-type="float" office:value="18.191">
                <text:p>18.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148">
                <text:p>21.148</text:p>
              </table:table-cell>
              <table:table-cell office:value-type="float" office:value="18.691">
                <text:p>18.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75">
                <text:p>20.75</text:p>
              </table:table-cell>
              <table:table-cell office:value-type="float" office:value="19.167">
                <text:p>19.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375">
                <text:p>20.375</text:p>
              </table:table-cell>
              <table:table-cell office:value-type="float" office:value="19.621">
                <text:p>19.6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20.078">
                <text:p>20.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574">
                <text:p>19.574</text:p>
              </table:table-cell>
              <table:table-cell office:value-type="float" office:value="20.531">
                <text:p>20.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48">
                <text:p>19.148</text:p>
              </table:table-cell>
              <table:table-cell office:value-type="float" office:value="21.007">
                <text:p>21.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722">
                <text:p>18.722</text:p>
              </table:table-cell>
              <table:table-cell office:value-type="float" office:value="21.441">
                <text:p>21.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296">
                <text:p>18.296</text:p>
              </table:table-cell>
              <table:table-cell office:value-type="float" office:value="21.855">
                <text:p>21.8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824">
                <text:p>17.824</text:p>
              </table:table-cell>
              <table:table-cell office:value-type="float" office:value="22.285">
                <text:p>22.2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347">
                <text:p>17.347</text:p>
              </table:table-cell>
              <table:table-cell office:value-type="float" office:value="22.699">
                <text:p>22.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75">
                <text:p>16.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375">
                <text:p>16.375</text:p>
              </table:table-cell>
              <table:table-cell office:value-type="float" office:value="23.457">
                <text:p>23.4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898">
                <text:p>15.898</text:p>
              </table:table-cell>
              <table:table-cell office:value-type="float" office:value="23.847">
                <text:p>23.8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449">
                <text:p>15.449</text:p>
              </table:table-cell>
              <table:table-cell office:value-type="float" office:value="24.191">
                <text:p>24.1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5">
                <text:p>14.5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  <table:table-cell office:value-type="float" office:value="25.234">
                <text:p>25.2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5">
                <text:p>13.5</text:p>
              </table:table-cell>
              <table:table-cell office:value-type="float" office:value="25.558">
                <text:p>25.5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72">
                <text:p>12.972</text:p>
              </table:table-cell>
              <table:table-cell office:value-type="float" office:value="25.859">
                <text:p>25.8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472">
                <text:p>12.472</text:p>
              </table:table-cell>
              <table:table-cell office:value-type="float" office:value="26.187">
                <text:p>26.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921">
                <text:p>11.921</text:p>
              </table:table-cell>
              <table:table-cell office:value-type="float" office:value="26.468">
                <text:p>26.4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21">
                <text:p>11.421</text:p>
              </table:table-cell>
              <table:table-cell office:value-type="float" office:value="26.769">
                <text:p>26.7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75">
                <text:p>10.875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347">
                <text:p>10.347</text:p>
              </table:table-cell>
              <table:table-cell office:value-type="float" office:value="27.355">
                <text:p>27.3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773">
                <text:p>9.773</text:p>
              </table:table-cell>
              <table:table-cell office:value-type="float" office:value="27.636">
                <text:p>27.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199">
                <text:p>9.199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25">
                <text:p>8.625</text:p>
              </table:table-cell>
              <table:table-cell office:value-type="float" office:value="28.156">
                <text:p>28.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74">
                <text:p>8.074</text:p>
              </table:table-cell>
              <table:table-cell office:value-type="float" office:value="28.375">
                <text:p>28.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449">
                <text:p>7.449</text:p>
              </table:table-cell>
              <table:table-cell office:value-type="float" office:value="28.613">
                <text:p>28.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73">
                <text:p>6.773</text:p>
              </table:table-cell>
              <table:table-cell office:value-type="float" office:value="28.851">
                <text:p>28.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171">
                <text:p>6.171</text:p>
              </table:table-cell>
              <table:table-cell office:value-type="float" office:value="29.023">
                <text:p>29.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25">
                <text:p>5.625</text:p>
              </table:table-cell>
              <table:table-cell office:value-type="float" office:value="29.285">
                <text:p>29.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023">
                <text:p>5.023</text:p>
              </table:table-cell>
              <table:table-cell office:value-type="float" office:value="29.457">
                <text:p>29.4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49">
                <text:p>4.449</text:p>
              </table:table-cell>
              <table:table-cell office:value-type="float" office:value="29.671">
                <text:p>29.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5">
                <text:p>3.75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5">
                <text:p>3.25</text:p>
              </table:table-cell>
              <table:table-cell office:value-type="float" office:value="30.062">
                <text:p>30.0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49">
                <text:p>2.449</text:p>
              </table:table-cell>
              <table:table-cell office:value-type="float" office:value="30.234">
                <text:p>30.2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023">
                <text:p>2.023</text:p>
              </table:table-cell>
              <table:table-cell office:value-type="float" office:value="30.429">
                <text:p>30.4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73">
                <text:p>1.273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99">
                <text:p>0.699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5">
                <text:p>0.125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472">
                <text:p>-0.472</text:p>
              </table:table-cell>
              <table:table-cell office:value-type="float" office:value="30.929">
                <text:p>30.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125">
                <text:p>-1.125</text:p>
              </table:table-cell>
              <table:table-cell office:value-type="float" office:value="31.039">
                <text:p>31.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722">
                <text:p>-1.722</text:p>
              </table:table-cell>
              <table:table-cell office:value-type="float" office:value="31.101">
                <text:p>31.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347">
                <text:p>-2.347</text:p>
              </table:table-cell>
              <table:table-cell office:value-type="float" office:value="31.21">
                <text:p>31.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023">
                <text:p>-3.023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699">
                <text:p>-3.699</text:p>
              </table:table-cell>
              <table:table-cell office:value-type="float" office:value="31.382">
                <text:p>31.3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296">
                <text:p>-4.296</text:p>
              </table:table-cell>
              <table:table-cell office:value-type="float" office:value="31.449">
                <text:p>31.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847">
                <text:p>-4.847</text:p>
              </table:table-cell>
              <table:table-cell office:value-type="float" office:value="31.492">
                <text:p>31.4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5">
                <text:p>-5.5</text:p>
              </table:table-cell>
              <table:table-cell office:value-type="float" office:value="31.558">
                <text:p>31.5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171">
                <text:p>-6.171</text:p>
              </table:table-cell>
              <table:table-cell office:value-type="float" office:value="31.601">
                <text:p>31.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796">
                <text:p>-6.796</text:p>
              </table:table-cell>
              <table:table-cell office:value-type="float" office:value="31.601">
                <text:p>31.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.449">
                <text:p>-7.449</text:p>
              </table:table-cell>
              <table:table-cell office:value-type="float" office:value="31.644">
                <text:p>31.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.097">
                <text:p>-8.097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773">
                <text:p>-8.773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375">
                <text:p>-9.375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.046">
                <text:p>-10.046</text:p>
              </table:table-cell>
              <table:table-cell office:value-type="float" office:value="31.664">
                <text:p>31.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.75">
                <text:p>-10.75</text:p>
              </table:table-cell>
              <table:table-cell office:value-type="float" office:value="31.664">
                <text:p>31.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.421">
                <text:p>-11.421</text:p>
              </table:table-cell>
              <table:table-cell office:value-type="float" office:value="31.621">
                <text:p>31.6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.023">
                <text:p>-12.023</text:p>
              </table:table-cell>
              <table:table-cell office:value-type="float" office:value="31.578">
                <text:p>31.5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.671">
                <text:p>-12.671</text:p>
              </table:table-cell>
              <table:table-cell office:value-type="float" office:value="31.535">
                <text:p>31.5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.398">
                <text:p>-13.398</text:p>
              </table:table-cell>
              <table:table-cell office:value-type="float" office:value="31.472">
                <text:p>31.4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4.074">
                <text:p>-14.074</text:p>
              </table:table-cell>
              <table:table-cell office:value-type="float" office:value="31.425">
                <text:p>31.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699">
                <text:p>-14.699</text:p>
              </table:table-cell>
              <table:table-cell office:value-type="float" office:value="31.339">
                <text:p>31.3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.296">
                <text:p>-15.296</text:p>
              </table:table-cell>
              <table:table-cell office:value-type="float" office:value="31.253">
                <text:p>31.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5.949">
                <text:p>-15.949</text:p>
              </table:table-cell>
              <table:table-cell office:value-type="float" office:value="31.167">
                <text:p>31.1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.546">
                <text:p>-16.546</text:p>
              </table:table-cell>
              <table:table-cell office:value-type="float" office:value="31.082">
                <text:p>31.0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7.171">
                <text:p>-17.171</text:p>
              </table:table-cell>
              <table:table-cell office:value-type="float" office:value="30.972">
                <text:p>30.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7.722">
                <text:p>-17.722</text:p>
              </table:table-cell>
              <table:table-cell office:value-type="float" office:value="30.886">
                <text:p>30.8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8.324">
                <text:p>-18.324</text:p>
              </table:table-cell>
              <table:table-cell office:value-type="float" office:value="30.757">
                <text:p>30.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8.972">
                <text:p>-18.972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9.574">
                <text:p>-19.574</text:p>
              </table:table-cell>
              <table:table-cell office:value-type="float" office:value="30.472">
                <text:p>30.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.222">
                <text:p>-20.222</text:p>
              </table:table-cell>
              <table:table-cell office:value-type="float" office:value="30.343">
                <text:p>30.3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0.824">
                <text:p>-20.824</text:p>
              </table:table-cell>
              <table:table-cell office:value-type="float" office:value="30.214">
                <text:p>30.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1.421">
                <text:p>-21.4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.023">
                <text:p>-22.023</text:p>
              </table:table-cell>
              <table:table-cell office:value-type="float" office:value="29.824">
                <text:p>29.8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2.574">
                <text:p>-22.574</text:p>
              </table:table-cell>
              <table:table-cell office:value-type="float" office:value="29.695">
                <text:p>29.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222">
                <text:p>-23.222</text:p>
              </table:table-cell>
              <table:table-cell office:value-type="float" office:value="29.457">
                <text:p>29.4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3.847">
                <text:p>-23.847</text:p>
              </table:table-cell>
              <table:table-cell office:value-type="float" office:value="29.218">
                <text:p>29.2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4.421">
                <text:p>-24.421</text:p>
              </table:table-cell>
              <table:table-cell office:value-type="float" office:value="28.98">
                <text:p>28.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4.972">
                <text:p>-24.972</text:p>
              </table:table-cell>
              <table:table-cell office:value-type="float" office:value="28.718">
                <text:p>28.7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5.574">
                <text:p>-25.574</text:p>
              </table:table-cell>
              <table:table-cell office:value-type="float" office:value="28.503">
                <text:p>28.5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6.125">
                <text:p>-26.125</text:p>
              </table:table-cell>
              <table:table-cell office:value-type="float" office:value="28.265">
                <text:p>28.2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6.648">
                <text:p>-26.648</text:p>
              </table:table-cell>
              <table:table-cell office:value-type="float" office:value="27.984">
                <text:p>27.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7.222">
                <text:p>-27.222</text:p>
              </table:table-cell>
              <table:table-cell office:value-type="float" office:value="27.722">
                <text:p>27.7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7.847">
                <text:p>-27.847</text:p>
              </table:table-cell>
              <table:table-cell office:value-type="float" office:value="27.421">
                <text:p>27.4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8.449">
                <text:p>-28.449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.875">
                <text:p>-28.875</text:p>
              </table:table-cell>
              <table:table-cell office:value-type="float" office:value="26.878">
                <text:p>26.8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9.472">
                <text:p>-29.472</text:p>
              </table:table-cell>
              <table:table-cell office:value-type="float" office:value="26.574">
                <text:p>26.5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125">
                <text:p>-30.125</text:p>
              </table:table-cell>
              <table:table-cell office:value-type="float" office:value="26.207">
                <text:p>26.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671">
                <text:p>-30.671</text:p>
              </table:table-cell>
              <table:table-cell office:value-type="float" office:value="25.902">
                <text:p>25.9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125">
                <text:p>-31.125</text:p>
              </table:table-cell>
              <table:table-cell office:value-type="float" office:value="25.601">
                <text:p>25.6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1.671">
                <text:p>-31.671</text:p>
              </table:table-cell>
              <table:table-cell office:value-type="float" office:value="25.339">
                <text:p>25.3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2.148">
                <text:p>-32.148</text:p>
              </table:table-cell>
              <table:table-cell office:value-type="float" office:value="24.996">
                <text:p>24.9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2.699">
                <text:p>-32.699</text:p>
              </table:table-cell>
              <table:table-cell office:value-type="float" office:value="24.667">
                <text:p>24.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3.222">
                <text:p>-33.222</text:p>
              </table:table-cell>
              <table:table-cell office:value-type="float" office:value="24.343">
                <text:p>24.3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3.722">
                <text:p>-33.722</text:p>
              </table:table-cell>
              <table:table-cell office:value-type="float" office:value="23.976">
                <text:p>23.9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4.222">
                <text:p>-34.222</text:p>
              </table:table-cell>
              <table:table-cell office:value-type="float" office:value="23.609">
                <text:p>23.6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4.671">
                <text:p>-34.671</text:p>
              </table:table-cell>
              <table:table-cell office:value-type="float" office:value="23.195">
                <text:p>23.1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5.125">
                <text:p>-35.125</text:p>
              </table:table-cell>
              <table:table-cell office:value-type="float" office:value="22.718">
                <text:p>22.7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5.523">
                <text:p>-35.523</text:p>
              </table:table-cell>
              <table:table-cell office:value-type="float" office:value="22.242">
                <text:p>22.2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5.949">
                <text:p>-35.949</text:p>
              </table:table-cell>
              <table:table-cell office:value-type="float" office:value="21.832">
                <text:p>21.8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6.421">
                <text:p>-36.421</text:p>
              </table:table-cell>
              <table:table-cell office:value-type="float" office:value="21.378">
                <text:p>21.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6.847">
                <text:p>-36.847</text:p>
              </table:table-cell>
              <table:table-cell office:value-type="float" office:value="20.878">
                <text:p>20.8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7.097">
                <text:p>-37.097</text:p>
              </table:table-cell>
              <table:table-cell office:value-type="float" office:value="20.445">
                <text:p>20.4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7.722">
                <text:p>-37.722</text:p>
              </table:table-cell>
              <table:table-cell office:value-type="float" office:value="19.968">
                <text:p>19.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7.949">
                <text:p>-37.949</text:p>
              </table:table-cell>
              <table:table-cell office:value-type="float" office:value="19.472">
                <text:p>19.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8.324">
                <text:p>-38.324</text:p>
              </table:table-cell>
              <table:table-cell office:value-type="float" office:value="18.996">
                <text:p>18.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8.671">
                <text:p>-38.671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9.023">
                <text:p>-39.023</text:p>
              </table:table-cell>
              <table:table-cell office:value-type="float" office:value="18.085">
                <text:p>18.0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9.148">
                <text:p>-39.148</text:p>
              </table:table-cell>
              <table:table-cell office:value-type="float" office:value="17.824">
                <text:p>17.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9.171">
                <text:p>-39.171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9.148">
                <text:p>-39.148</text:p>
              </table:table-cell>
              <table:table-cell office:value-type="float" office:value="17.609">
                <text:p>17.6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9.097">
                <text:p>-39.097</text:p>
              </table:table-cell>
              <table:table-cell office:value-type="float" office:value="17.542">
                <text:p>17.5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9.046">
                <text:p>-39.046</text:p>
              </table:table-cell>
              <table:table-cell office:value-type="float" office:value="17.457">
                <text:p>17.4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9.046">
                <text:p>-39.046</text:p>
              </table:table-cell>
              <table:table-cell office:value-type="float" office:value="17.371">
                <text:p>17.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9">
                <text:p>-39</text:p>
              </table:table-cell>
              <table:table-cell office:value-type="float" office:value="17.347">
                <text:p>17.3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8.972">
                <text:p>-38.972</text:p>
              </table:table-cell>
              <table:table-cell office:value-type="float" office:value="17.304">
                <text:p>17.3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8.949">
                <text:p>-38.949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8.773">
                <text:p>-38.773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8.75">
                <text:p>-38.75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8.648">
                <text:p>-38.648</text:p>
              </table:table-cell>
              <table:table-cell office:value-type="float" office:value="17.304">
                <text:p>17.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8.699">
                <text:p>-38.699</text:p>
              </table:table-cell>
              <table:table-cell office:value-type="float" office:value="17.285">
                <text:p>17.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8.648">
                <text:p>-38.648</text:p>
              </table:table-cell>
              <table:table-cell office:value-type="float" office:value="17.261">
                <text:p>17.2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8.648">
                <text:p>-38.648</text:p>
              </table:table-cell>
              <table:table-cell office:value-type="float" office:value="17.261">
                <text:p>17.2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8.671">
                <text:p>-38.671</text:p>
              </table:table-cell>
              <table:table-cell office:value-type="float" office:value="17.304">
                <text:p>17.3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8.648">
                <text:p>-38.648</text:p>
              </table:table-cell>
              <table:table-cell office:value-type="float" office:value="17.304">
                <text:p>17.3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8.574">
                <text:p>-38.574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8.5">
                <text:p>-38.5</text:p>
              </table:table-cell>
              <table:table-cell office:value-type="float" office:value="17.371">
                <text:p>17.3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8.472">
                <text:p>-38.472</text:p>
              </table:table-cell>
              <table:table-cell office:value-type="float" office:value="17.347">
                <text:p>17.3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8.523">
                <text:p>-38.523</text:p>
              </table:table-cell>
              <table:table-cell office:value-type="float" office:value="17.347">
                <text:p>17.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8.5">
                <text:p>-38.5</text:p>
              </table:table-cell>
              <table:table-cell office:value-type="float" office:value="17.371">
                <text:p>17.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8.398">
                <text:p>-38.398</text:p>
              </table:table-cell>
              <table:table-cell office:value-type="float" office:value="17.457">
                <text:p>17.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8.296">
                <text:p>-38.29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222">
                <text:p>-38.222</text:p>
              </table:table-cell>
              <table:table-cell office:value-type="float" office:value="17.542">
                <text:p>17.5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097">
                <text:p>-38.097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.898">
                <text:p>-37.898</text:p>
              </table:table-cell>
              <table:table-cell office:value-type="float" office:value="17.933">
                <text:p>17.9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7.796">
                <text:p>-37.796</text:p>
              </table:table-cell>
              <table:table-cell office:value-type="float" office:value="18.171">
                <text:p>18.1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7.523">
                <text:p>-37.523</text:p>
              </table:table-cell>
              <table:table-cell office:value-type="float" office:value="18.519">
                <text:p>18.5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7.097">
                <text:p>-37.097</text:p>
              </table:table-cell>
              <table:table-cell office:value-type="float" office:value="18.972">
                <text:p>18.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6.773">
                <text:p>-36.773</text:p>
              </table:table-cell>
              <table:table-cell office:value-type="float" office:value="19.472">
                <text:p>19.4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6.398">
                <text:p>-36.398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5.824">
                <text:p>-35.824</text:p>
              </table:table-cell>
              <table:table-cell office:value-type="float" office:value="20.378">
                <text:p>20.3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5.375">
                <text:p>-35.375</text:p>
              </table:table-cell>
              <table:table-cell office:value-type="float" office:value="20.855">
                <text:p>20.8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5.023">
                <text:p>-35.023</text:p>
              </table:table-cell>
              <table:table-cell office:value-type="float" office:value="21.312">
                <text:p>21.3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4.597">
                <text:p>-34.597</text:p>
              </table:table-cell>
              <table:table-cell office:value-type="float" office:value="21.765">
                <text:p>21.7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4.171">
                <text:p>-34.171</text:p>
              </table:table-cell>
              <table:table-cell office:value-type="float" office:value="22.242">
                <text:p>22.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3.722">
                <text:p>-33.722</text:p>
              </table:table-cell>
              <table:table-cell office:value-type="float" office:value="22.632">
                <text:p>22.6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3.222">
                <text:p>-33.222</text:p>
              </table:table-cell>
              <table:table-cell office:value-type="float" office:value="23.046">
                <text:p>23.0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.773">
                <text:p>-32.773</text:p>
              </table:table-cell>
              <table:table-cell office:value-type="float" office:value="23.523">
                <text:p>23.5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2.222">
                <text:p>-32.222</text:p>
              </table:table-cell>
              <table:table-cell office:value-type="float" office:value="23.933">
                <text:p>23.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1.722">
                <text:p>-31.722</text:p>
              </table:table-cell>
              <table:table-cell office:value-type="float" office:value="24.324">
                <text:p>24.3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1.222">
                <text:p>-31.222</text:p>
              </table:table-cell>
              <table:table-cell office:value-type="float" office:value="24.691">
                <text:p>24.6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0.773">
                <text:p>-30.773</text:p>
              </table:table-cell>
              <table:table-cell office:value-type="float" office:value="25.039">
                <text:p>25.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0.296">
                <text:p>-30.296</text:p>
              </table:table-cell>
              <table:table-cell office:value-type="float" office:value="25.406">
                <text:p>25.4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9.75">
                <text:p>-29.75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9.199">
                <text:p>-29.199</text:p>
              </table:table-cell>
              <table:table-cell office:value-type="float" office:value="26.097">
                <text:p>26.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8.773">
                <text:p>-28.773</text:p>
              </table:table-cell>
              <table:table-cell office:value-type="float" office:value="26.402">
                <text:p>26.4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8.25">
                <text:p>-28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7.597">
                <text:p>-27.597</text:p>
              </table:table-cell>
              <table:table-cell office:value-type="float" office:value="27.093">
                <text:p>27.0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7.097">
                <text:p>-27.097</text:p>
              </table:table-cell>
              <table:table-cell office:value-type="float" office:value="27.355">
                <text:p>27.3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6.5">
                <text:p>-26.5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5.949">
                <text:p>-25.949</text:p>
              </table:table-cell>
              <table:table-cell office:value-type="float" office:value="27.832">
                <text:p>27.8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5.375">
                <text:p>-25.375</text:p>
              </table:table-cell>
              <table:table-cell office:value-type="float" office:value="28.093">
                <text:p>28.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4.824">
                <text:p>-24.824</text:p>
              </table:table-cell>
              <table:table-cell office:value-type="float" office:value="28.332">
                <text:p>28.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4.222">
                <text:p>-24.222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3.648">
                <text:p>-23.648</text:p>
              </table:table-cell>
              <table:table-cell office:value-type="float" office:value="28.851">
                <text:p>28.8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3.023">
                <text:p>-23.023</text:p>
              </table:table-cell>
              <table:table-cell office:value-type="float" office:value="29.023">
                <text:p>29.0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2.449">
                <text:p>-22.449</text:p>
              </table:table-cell>
              <table:table-cell office:value-type="float" office:value="29.328">
                <text:p>29.3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1.773">
                <text:p>-21.773</text:p>
              </table:table-cell>
              <table:table-cell office:value-type="float" office:value="29.523">
                <text:p>29.5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1.171">
                <text:p>-21.171</text:p>
              </table:table-cell>
              <table:table-cell office:value-type="float" office:value="29.738">
                <text:p>29.7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0.597">
                <text:p>-20.597</text:p>
              </table:table-cell>
              <table:table-cell office:value-type="float" office:value="29.953">
                <text:p>29.9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0.074">
                <text:p>-20.074</text:p>
              </table:table-cell>
              <table:table-cell office:value-type="float" office:value="30.105">
                <text:p>30.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.472">
                <text:p>-19.472</text:p>
              </table:table-cell>
              <table:table-cell office:value-type="float" office:value="30.324">
                <text:p>30.3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8.875">
                <text:p>-18.875</text:p>
              </table:table-cell>
              <table:table-cell office:value-type="float" office:value="30.519">
                <text:p>30.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8.25">
                <text:p>-18.25</text:p>
              </table:table-cell>
              <table:table-cell office:value-type="float" office:value="30.691">
                <text:p>30.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7.625">
                <text:p>-17.625</text:p>
              </table:table-cell>
              <table:table-cell office:value-type="float" office:value="30.863">
                <text:p>30.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7">
                <text:p>-17</text:p>
              </table:table-cell>
              <table:table-cell office:value-type="float" office:value="31.015">
                <text:p>31.0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.398">
                <text:p>-16.398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5.773">
                <text:p>-15.773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5.125">
                <text:p>-15.125</text:p>
              </table:table-cell>
              <table:table-cell office:value-type="float" office:value="31.382">
                <text:p>31.3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4.472">
                <text:p>-14.472</text:p>
              </table:table-cell>
              <table:table-cell office:value-type="float" office:value="31.515">
                <text:p>31.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3.824">
                <text:p>-13.824</text:p>
              </table:table-cell>
              <table:table-cell office:value-type="float" office:value="31.601">
                <text:p>31.6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3.148">
                <text:p>-13.148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2.472">
                <text:p>-12.472</text:p>
              </table:table-cell>
              <table:table-cell office:value-type="float" office:value="31.796">
                <text:p>31.7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1.75">
                <text:p>-11.75</text:p>
              </table:table-cell>
              <table:table-cell office:value-type="float" office:value="31.839">
                <text:p>31.8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.171">
                <text:p>-11.171</text:p>
              </table:table-cell>
              <table:table-cell office:value-type="float" office:value="31.902">
                <text:p>31.9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0.523">
                <text:p>-10.523</text:p>
              </table:table-cell>
              <table:table-cell office:value-type="float" office:value="31.968">
                <text:p>31.9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.921">
                <text:p>-9.921</text:p>
              </table:table-cell>
              <table:table-cell office:value-type="float" office:value="32.011">
                <text:p>32.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273">
                <text:p>-9.273</text:p>
              </table:table-cell>
              <table:table-cell office:value-type="float" office:value="32.054">
                <text:p>32.0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.796">
                <text:p>-8.796</text:p>
              </table:table-cell>
              <table:table-cell office:value-type="float" office:value="32.078">
                <text:p>32.0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.523">
                <text:p>-8.523</text:p>
              </table:table-cell>
              <table:table-cell office:value-type="float" office:value="32.097">
                <text:p>32.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.296">
                <text:p>-8.296</text:p>
              </table:table-cell>
              <table:table-cell office:value-type="float" office:value="32.121">
                <text:p>32.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.199">
                <text:p>-8.199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.125">
                <text:p>-8.125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.097">
                <text:p>-8.097</text:p>
              </table:table-cell>
              <table:table-cell office:value-type="float" office:value="32.121">
                <text:p>32.1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.097">
                <text:p>-8.097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.125">
                <text:p>-8.125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.148">
                <text:p>-8.148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.171">
                <text:p>-8.171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.199">
                <text:p>-8.199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.222">
                <text:p>-8.222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8.25">
                <text:p>-8.25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.273">
                <text:p>-8.273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.324">
                <text:p>-8.324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.347">
                <text:p>-8.347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8.375">
                <text:p>-8.375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8.398">
                <text:p>-8.398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.421">
                <text:p>-8.421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.421">
                <text:p>-8.421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.398">
                <text:p>-8.398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8.347">
                <text:p>-8.347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8.097">
                <text:p>-8.097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8">
                <text:p>-8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7.847">
                <text:p>-7.847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.773">
                <text:p>-7.773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.722">
                <text:p>-7.722</text:p>
              </table:table-cell>
              <table:table-cell office:value-type="float" office:value="32.187">
                <text:p>32.1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7.671">
                <text:p>-7.671</text:p>
              </table:table-cell>
              <table:table-cell office:value-type="float" office:value="32.187">
                <text:p>32.1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7.648">
                <text:p>-7.648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7.625">
                <text:p>-7.625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7.625">
                <text:p>-7.625</text:p>
              </table:table-cell>
              <table:table-cell office:value-type="float" office:value="32.187">
                <text:p>32.1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7.648">
                <text:p>-7.648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.625">
                <text:p>-7.625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.671">
                <text:p>-7.671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.648">
                <text:p>-7.648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.648">
                <text:p>-7.648</text:p>
              </table:table-cell>
              <table:table-cell office:value-type="float" office:value="32.207">
                <text:p>32.2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.648">
                <text:p>-7.648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.648">
                <text:p>-7.648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.671">
                <text:p>-7.6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.671">
                <text:p>-7.671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.699">
                <text:p>-7.69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.699">
                <text:p>-7.699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.722">
                <text:p>-7.722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.722">
                <text:p>-7.722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.75">
                <text:p>-7.75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.75">
                <text:p>-7.75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.773">
                <text:p>-7.773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.796">
                <text:p>-7.796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.796">
                <text:p>-7.796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.796">
                <text:p>-7.796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.796">
                <text:p>-7.796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.796">
                <text:p>-7.796</text:p>
              </table:table-cell>
              <table:table-cell office:value-type="float" office:value="32.273">
                <text:p>32.2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.796">
                <text:p>-7.796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.796">
                <text:p>-7.796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.796">
                <text:p>-7.796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.773">
                <text:p>-7.773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.773">
                <text:p>-7.773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.773">
                <text:p>-7.773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773">
                <text:p>-7.773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7.75">
                <text:p>-7.75</text:p>
              </table:table-cell>
              <table:table-cell office:value-type="float" office:value="32.335">
                <text:p>32.3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7.773">
                <text:p>-7.773</text:p>
              </table:table-cell>
              <table:table-cell office:value-type="float" office:value="32.316">
                <text:p>32.3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.75">
                <text:p>-7.75</text:p>
              </table:table-cell>
              <table:table-cell office:value-type="float" office:value="32.316">
                <text:p>32.3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7.75">
                <text:p>-7.75</text:p>
              </table:table-cell>
              <table:table-cell office:value-type="float" office:value="32.335">
                <text:p>32.3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.722">
                <text:p>-7.722</text:p>
              </table:table-cell>
              <table:table-cell office:value-type="float" office:value="32.335">
                <text:p>32.3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.722">
                <text:p>-7.722</text:p>
              </table:table-cell>
              <table:table-cell office:value-type="float" office:value="32.335">
                <text:p>32.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54cm" svg:height="18.479cm" xlink:href=".." chart:class="chart:line" chart:style-name="ch1">
        <chart:legend chart:legend-position="end" svg:x="18.536cm" svg:y="8.77cm" chart:style-name="ch2"/>
        <chart:plot-area chart:style-name="ch3" table:cell-range-address="Sheet1.T2:Sheet1.U396" svg:x="0.419cm" svg:y="0.369cm" svg:width="17.699cm" svg:height="17.37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2:Sheet1.T396" chart:class="chart:line">
            <chart:data-point chart:repeated="395"/>
          </chart:series>
          <chart:series chart:style-name="ch7" chart:values-cell-range-address="Sheet1.U2:Sheet1.U396" chart:class="chart:line">
            <chart:data-point chart:repeated="3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449">
                <text:p text:id="Sheet1.T2:Sheet1.T396">-10.449</text:p>
              </table:table-cell>
              <table:table-cell office:value-type="float" office:value="57.289">
                <text:p text:id="Sheet1.U2:Sheet1.U396">57.2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199">
                <text:p>-10.199</text:p>
              </table:table-cell>
              <table:table-cell office:value-type="float" office:value="57.289">
                <text:p>57.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273">
                <text:p>-14.273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25">
                <text:p>-12.25</text:p>
              </table:table-cell>
              <table:table-cell office:value-type="float" office:value="57.289">
                <text:p>57.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">
                <text:p>-11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472">
                <text:p>-10.472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148">
                <text:p>-10.148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546">
                <text:p>-14.546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796">
                <text:p>-12.796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.125">
                <text:p>-11.125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.546">
                <text:p>-10.546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.148">
                <text:p>-10.148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898">
                <text:p>-9.898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125">
                <text:p>-14.125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.773">
                <text:p>-11.773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847">
                <text:p>-10.847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273">
                <text:p>-10.273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875">
                <text:p>-9.8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625">
                <text:p>-9.625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648">
                <text:p>-13.648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49">
                <text:p>-11.449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625">
                <text:p>-10.625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046">
                <text:p>-10.046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699">
                <text:p>-9.699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546">
                <text:p>-9.546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421">
                <text:p>-13.421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296">
                <text:p>-11.296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.472">
                <text:p>-10.472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898">
                <text:p>-9.898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574">
                <text:p>-9.57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375">
                <text:p>-9.37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296">
                <text:p>-13.296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.199">
                <text:p>-11.199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.324">
                <text:p>-10.32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75">
                <text:p>-9.7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.125">
                <text:p>-12.12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.546">
                <text:p>-12.546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074">
                <text:p>-11.07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.324">
                <text:p>-10.32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824">
                <text:p>-9.824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574">
                <text:p>-9.574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49">
                <text:p>-13.449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.25">
                <text:p>-11.2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.347">
                <text:p>-10.34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773">
                <text:p>-9.7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21">
                <text:p>-9.421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.097">
                <text:p>-11.09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449">
                <text:p>-12.449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023">
                <text:p>-11.02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273">
                <text:p>-10.2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773">
                <text:p>-9.7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.125">
                <text:p>-11.125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472">
                <text:p>-12.472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097">
                <text:p>-11.09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347">
                <text:p>-10.34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875">
                <text:p>-9.87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3.273">
                <text:p>-13.2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074">
                <text:p>-12.074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972">
                <text:p>-10.972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296">
                <text:p>-10.296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875">
                <text:p>-9.87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625">
                <text:p>-9.62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699">
                <text:p>-9.699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699">
                <text:p>-12.699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046">
                <text:p>-11.046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24">
                <text:p>-10.324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847">
                <text:p>-9.847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.625">
                <text:p>-10.6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375">
                <text:p>-12.37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.023">
                <text:p>-11.023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.324">
                <text:p>-10.324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898">
                <text:p>-9.898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625">
                <text:p>-9.6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421">
                <text:p>-12.421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472">
                <text:p>-12.472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.171">
                <text:p>-11.171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.472">
                <text:p>-10.472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">
                <text:p>-10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.671">
                <text:p>-10.671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773">
                <text:p>-12.7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273">
                <text:p>-11.273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.574">
                <text:p>-10.57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.097">
                <text:p>-10.09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921">
                <text:p>-9.921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3.796">
                <text:p>-13.796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648">
                <text:p>-11.648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.773">
                <text:p>-10.7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.199">
                <text:p>-10.199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847">
                <text:p>-9.84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699">
                <text:p>-9.699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.421">
                <text:p>-13.421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449">
                <text:p>-11.449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574">
                <text:p>-10.574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097">
                <text:p>-10.09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.972">
                <text:p>-13.972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.625">
                <text:p>-11.625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671">
                <text:p>-10.671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046">
                <text:p>-10.046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648">
                <text:p>-9.648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375">
                <text:p>-9.375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.546">
                <text:p>-12.546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1.847">
                <text:p>-11.847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773">
                <text:p>-10.77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023">
                <text:p>-10.023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25">
                <text:p>-9.6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.972">
                <text:p>-12.972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273">
                <text:p>-10.273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.625">
                <text:p>-8.6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199">
                <text:p>-7.199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.898">
                <text:p>-5.898</text:p>
              </table:table-cell>
              <table:table-cell office:value-type="float" office:value="57.421">
                <text:p>57.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625">
                <text:p>-4.6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421">
                <text:p>-3.421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25">
                <text:p>-2.25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74">
                <text:p>-0.574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4">
                <text:p>0.324</text:p>
              </table:table-cell>
              <table:table-cell office:value-type="float" office:value="57.269">
                <text:p>57.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73">
                <text:p>1.273</text:p>
              </table:table-cell>
              <table:table-cell office:value-type="float" office:value="57.203">
                <text:p>57.2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73">
                <text:p>2.273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96">
                <text:p>3.296</text:p>
              </table:table-cell>
              <table:table-cell office:value-type="float" office:value="57.031">
                <text:p>57.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222">
                <text:p>4.222</text:p>
              </table:table-cell>
              <table:table-cell office:value-type="float" office:value="56.964">
                <text:p>56.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73">
                <text:p>5.273</text:p>
              </table:table-cell>
              <table:table-cell office:value-type="float" office:value="56.855">
                <text:p>56.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75">
                <text:p>6.3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472">
                <text:p>7.472</text:p>
              </table:table-cell>
              <table:table-cell office:value-type="float" office:value="56.664">
                <text:p>56.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921">
                <text:p>8.921</text:p>
              </table:table-cell>
              <table:table-cell office:value-type="float" office:value="56.531">
                <text:p>56.5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074">
                <text:p>10.074</text:p>
              </table:table-cell>
              <table:table-cell office:value-type="float" office:value="56.402">
                <text:p>56.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949">
                <text:p>10.949</text:p>
              </table:table-cell>
              <table:table-cell office:value-type="float" office:value="56.316">
                <text:p>56.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898">
                <text:p>11.898</text:p>
              </table:table-cell>
              <table:table-cell office:value-type="float" office:value="56.164">
                <text:p>56.1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847">
                <text:p>12.847</text:p>
              </table:table-cell>
              <table:table-cell office:value-type="float" office:value="55.992">
                <text:p>55.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24">
                <text:p>13.824</text:p>
              </table:table-cell>
              <table:table-cell office:value-type="float" office:value="55.816">
                <text:p>55.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773">
                <text:p>14.773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75">
                <text:p>15.75</text:p>
              </table:table-cell>
              <table:table-cell office:value-type="float" office:value="55.558">
                <text:p>55.5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75">
                <text:p>16.875</text:p>
              </table:table-cell>
              <table:table-cell office:value-type="float" office:value="55.339">
                <text:p>55.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949">
                <text:p>17.949</text:p>
              </table:table-cell>
              <table:table-cell office:value-type="float" office:value="55.167">
                <text:p>55.1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472">
                <text:p>19.472</text:p>
              </table:table-cell>
              <table:table-cell office:value-type="float" office:value="54.929">
                <text:p>54.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296">
                <text:p>20.296</text:p>
              </table:table-cell>
              <table:table-cell office:value-type="float" office:value="54.734">
                <text:p>54.7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171">
                <text:p>21.171</text:p>
              </table:table-cell>
              <table:table-cell office:value-type="float" office:value="54.519">
                <text:p>54.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074">
                <text:p>22.074</text:p>
              </table:table-cell>
              <table:table-cell office:value-type="float" office:value="54.281">
                <text:p>54.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">
                <text:p>23</text:p>
              </table:table-cell>
              <table:table-cell office:value-type="float" office:value="54.042">
                <text:p>54.0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949">
                <text:p>23.949</text:p>
              </table:table-cell>
              <table:table-cell office:value-type="float" office:value="53.761">
                <text:p>53.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921">
                <text:p>24.921</text:p>
              </table:table-cell>
              <table:table-cell office:value-type="float" office:value="53.523">
                <text:p>53.5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875">
                <text:p>25.875</text:p>
              </table:table-cell>
              <table:table-cell office:value-type="float" office:value="53.218">
                <text:p>53.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824">
                <text:p>26.824</text:p>
              </table:table-cell>
              <table:table-cell office:value-type="float" office:value="52.937">
                <text:p>52.9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875">
                <text:p>27.875</text:p>
              </table:table-cell>
              <table:table-cell office:value-type="float" office:value="52.632">
                <text:p>52.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171">
                <text:p>29.171</text:p>
              </table:table-cell>
              <table:table-cell office:value-type="float" office:value="52.265">
                <text:p>52.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949">
                <text:p>29.949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773">
                <text:p>30.773</text:p>
              </table:table-cell>
              <table:table-cell office:value-type="float" office:value="51.617">
                <text:p>51.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648">
                <text:p>31.648</text:p>
              </table:table-cell>
              <table:table-cell office:value-type="float" office:value="51.246">
                <text:p>51.2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.523">
                <text:p>32.523</text:p>
              </table:table-cell>
              <table:table-cell office:value-type="float" office:value="50.878">
                <text:p>50.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296">
                <text:p>33.296</text:p>
              </table:table-cell>
              <table:table-cell office:value-type="float" office:value="50.511">
                <text:p>50.5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097">
                <text:p>34.097</text:p>
              </table:table-cell>
              <table:table-cell office:value-type="float" office:value="50.121">
                <text:p>50.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046">
                <text:p>35.046</text:p>
              </table:table-cell>
              <table:table-cell office:value-type="float" office:value="49.687">
                <text:p>49.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.972">
                <text:p>35.972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824">
                <text:p>36.824</text:p>
              </table:table-cell>
              <table:table-cell office:value-type="float" office:value="48.757">
                <text:p>48.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75">
                <text:p>37.75</text:p>
              </table:table-cell>
              <table:table-cell office:value-type="float" office:value="48.257">
                <text:p>48.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125">
                <text:p>39.125</text:p>
              </table:table-cell>
              <table:table-cell office:value-type="float" office:value="47.628">
                <text:p>47.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722">
                <text:p>39.722</text:p>
              </table:table-cell>
              <table:table-cell office:value-type="float" office:value="47.195">
                <text:p>47.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523">
                <text:p>40.523</text:p>
              </table:table-cell>
              <table:table-cell office:value-type="float" office:value="46.632">
                <text:p>46.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.375">
                <text:p>41.375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222">
                <text:p>42.222</text:p>
              </table:table-cell>
              <table:table-cell office:value-type="float" office:value="45.507">
                <text:p>45.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074">
                <text:p>43.074</text:p>
              </table:table-cell>
              <table:table-cell office:value-type="float" office:value="44.878">
                <text:p>44.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875">
                <text:p>43.875</text:p>
              </table:table-cell>
              <table:table-cell office:value-type="float" office:value="44.292">
                <text:p>44.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671">
                <text:p>44.671</text:p>
              </table:table-cell>
              <table:table-cell office:value-type="float" office:value="43.687">
                <text:p>43.6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449">
                <text:p>45.449</text:p>
              </table:table-cell>
              <table:table-cell office:value-type="float" office:value="43.058">
                <text:p>43.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199">
                <text:p>46.199</text:p>
              </table:table-cell>
              <table:table-cell office:value-type="float" office:value="42.386">
                <text:p>42.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074">
                <text:p>47.074</text:p>
              </table:table-cell>
              <table:table-cell office:value-type="float" office:value="41.652">
                <text:p>41.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148">
                <text:p>48.148</text:p>
              </table:table-cell>
              <table:table-cell office:value-type="float" office:value="40.632">
                <text:p>40.6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.898">
                <text:p>43.898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875">
                <text:p>45.875</text:p>
              </table:table-cell>
              <table:table-cell office:value-type="float" office:value="41.109">
                <text:p>41.1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222">
                <text:p>47.222</text:p>
              </table:table-cell>
              <table:table-cell office:value-type="float" office:value="40.503">
                <text:p>40.5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199">
                <text:p>47.199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.046">
                <text:p>45.046</text:p>
              </table:table-cell>
              <table:table-cell office:value-type="float" office:value="41.109">
                <text:p>41.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.347">
                <text:p>46.347</text:p>
              </table:table-cell>
              <table:table-cell office:value-type="float" office:value="40.871">
                <text:p>40.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347">
                <text:p>47.347</text:p>
              </table:table-cell>
              <table:table-cell office:value-type="float" office:value="40.351">
                <text:p>40.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.648">
                <text:p>44.648</text:p>
              </table:table-cell>
              <table:table-cell office:value-type="float" office:value="41.109">
                <text:p>41.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.898">
                <text:p>45.898</text:p>
              </table:table-cell>
              <table:table-cell office:value-type="float" office:value="40.894">
                <text:p>40.8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.222">
                <text:p>47.222</text:p>
              </table:table-cell>
              <table:table-cell office:value-type="float" office:value="40.222">
                <text:p>40.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.546">
                <text:p>46.546</text:p>
              </table:table-cell>
              <table:table-cell office:value-type="float" office:value="40.046">
                <text:p>40.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.324">
                <text:p>45.324</text:p>
              </table:table-cell>
              <table:table-cell office:value-type="float" office:value="40.699">
                <text:p>40.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.597">
                <text:p>46.597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375">
                <text:p>44.375</text:p>
              </table:table-cell>
              <table:table-cell office:value-type="float" office:value="41.195">
                <text:p>41.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398">
                <text:p>45.398</text:p>
              </table:table-cell>
              <table:table-cell office:value-type="float" office:value="40.828">
                <text:p>40.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023">
                <text:p>45.0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.347">
                <text:p>42.347</text:p>
              </table:table-cell>
              <table:table-cell office:value-type="float" office:value="42.148">
                <text:p>42.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421">
                <text:p>42.421</text:p>
              </table:table-cell>
              <table:table-cell office:value-type="float" office:value="42.539">
                <text:p>42.5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.375">
                <text:p>40.375</text:p>
              </table:table-cell>
              <table:table-cell office:value-type="float" office:value="43.425">
                <text:p>43.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.75">
                <text:p>40.7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472">
                <text:p>40.472</text:p>
              </table:table-cell>
              <table:table-cell office:value-type="float" office:value="44.292">
                <text:p>44.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796">
                <text:p>37.796</text:p>
              </table:table-cell>
              <table:table-cell office:value-type="float" office:value="45.226">
                <text:p>45.2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347">
                <text:p>39.347</text:p>
              </table:table-cell>
              <table:table-cell office:value-type="float" office:value="45.289">
                <text:p>45.2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796">
                <text:p>37.796</text:p>
              </table:table-cell>
              <table:table-cell office:value-type="float" office:value="45.984">
                <text:p>45.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.949">
                <text:p>36.949</text:p>
              </table:table-cell>
              <table:table-cell office:value-type="float" office:value="46.437">
                <text:p>46.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.046">
                <text:p>36.046</text:p>
              </table:table-cell>
              <table:table-cell office:value-type="float" office:value="47.046">
                <text:p>47.0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472">
                <text:p>32.472</text:p>
              </table:table-cell>
              <table:table-cell office:value-type="float" office:value="47.953">
                <text:p>47.9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.046">
                <text:p>34.046</text:p>
              </table:table-cell>
              <table:table-cell office:value-type="float" office:value="48.042">
                <text:p>48.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824">
                <text:p>31.824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449">
                <text:p>33.449</text:p>
              </table:table-cell>
              <table:table-cell office:value-type="float" office:value="48.886">
                <text:p>48.8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722">
                <text:p>31.722</text:p>
              </table:table-cell>
              <table:table-cell office:value-type="float" office:value="49.492">
                <text:p>49.4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097">
                <text:p>31.097</text:p>
              </table:table-cell>
              <table:table-cell office:value-type="float" office:value="49.968">
                <text:p>49.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.824">
                <text:p>28.824</text:p>
              </table:table-cell>
              <table:table-cell office:value-type="float" office:value="50.617">
                <text:p>50.6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199">
                <text:p>27.199</text:p>
              </table:table-cell>
              <table:table-cell office:value-type="float" office:value="51.074">
                <text:p>51.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773">
                <text:p>27.773</text:p>
              </table:table-cell>
              <table:table-cell office:value-type="float" office:value="51.355">
                <text:p>51.3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773">
                <text:p>28.773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449">
                <text:p>24.449</text:p>
              </table:table-cell>
              <table:table-cell office:value-type="float" office:value="52.332">
                <text:p>52.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097">
                <text:p>26.097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847">
                <text:p>24.847</text:p>
              </table:table-cell>
              <table:table-cell office:value-type="float" office:value="52.851">
                <text:p>52.8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75">
                <text:p>22.75</text:p>
              </table:table-cell>
              <table:table-cell office:value-type="float" office:value="53.285">
                <text:p>53.2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597">
                <text:p>23.59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48">
                <text:p>20.648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199">
                <text:p>19.199</text:p>
              </table:table-cell>
              <table:table-cell office:value-type="float" office:value="54.105">
                <text:p>54.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375">
                <text:p>19.375</text:p>
              </table:table-cell>
              <table:table-cell office:value-type="float" office:value="54.386">
                <text:p>54.3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523">
                <text:p>15.523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574">
                <text:p>17.574</text:p>
              </table:table-cell>
              <table:table-cell office:value-type="float" office:value="54.843">
                <text:p>54.8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5">
                <text:p>16.5</text:p>
              </table:table-cell>
              <table:table-cell office:value-type="float" office:value="55.039">
                <text:p>55.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398">
                <text:p>14.398</text:p>
              </table:table-cell>
              <table:table-cell office:value-type="float" office:value="55.296">
                <text:p>55.2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5">
                <text:p>15.5</text:p>
              </table:table-cell>
              <table:table-cell office:value-type="float" office:value="55.472">
                <text:p>55.4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523">
                <text:p>11.523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898">
                <text:p>12.898</text:p>
              </table:table-cell>
              <table:table-cell office:value-type="float" office:value="55.839">
                <text:p>55.8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449">
                <text:p>11.449</text:p>
              </table:table-cell>
              <table:table-cell office:value-type="float" office:value="56.035">
                <text:p>56.0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671">
                <text:p>10.67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949">
                <text:p>6.949</text:p>
              </table:table-cell>
              <table:table-cell office:value-type="float" office:value="56.425">
                <text:p>56.4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546">
                <text:p>8.546</text:p>
              </table:table-cell>
              <table:table-cell office:value-type="float" office:value="56.488">
                <text:p>56.4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46">
                <text:p>4.546</text:p>
              </table:table-cell>
              <table:table-cell office:value-type="float" office:value="56.664">
                <text:p>56.6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375">
                <text:p>6.375</text:p>
              </table:table-cell>
              <table:table-cell office:value-type="float" office:value="56.726">
                <text:p>56.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25">
                <text:p>6.625</text:p>
              </table:table-cell>
              <table:table-cell office:value-type="float" office:value="56.835">
                <text:p>56.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25">
                <text:p>3.125</text:p>
              </table:table-cell>
              <table:table-cell office:value-type="float" office:value="56.964">
                <text:p>56.9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199">
                <text:p>4.199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">
                <text:p>0.75</text:p>
              </table:table-cell>
              <table:table-cell office:value-type="float" office:value="57.183">
                <text:p>57.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21">
                <text:p>-0.921</text:p>
              </table:table-cell>
              <table:table-cell office:value-type="float" office:value="57.246">
                <text:p>57.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25">
                <text:p>-0.125</text:p>
              </table:table-cell>
              <table:table-cell office:value-type="float" office:value="57.289">
                <text:p>57.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.449">
                <text:p>-3.449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449">
                <text:p>-1.449</text:p>
              </table:table-cell>
              <table:table-cell office:value-type="float" office:value="57.378">
                <text:p>57.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.25">
                <text:p>-6.25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148">
                <text:p>-4.148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523">
                <text:p>-3.523</text:p>
              </table:table-cell>
              <table:table-cell office:value-type="float" office:value="57.464">
                <text:p>57.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671">
                <text:p>-7.671</text:p>
              </table:table-cell>
              <table:table-cell office:value-type="float" office:value="57.484">
                <text:p>57.4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.375">
                <text:p>-6.375</text:p>
              </table:table-cell>
              <table:table-cell office:value-type="float" office:value="57.484">
                <text:p>57.4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9.699">
                <text:p>-9.699</text:p>
              </table:table-cell>
              <table:table-cell office:value-type="float" office:value="57.507">
                <text:p>57.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.648">
                <text:p>-10.648</text:p>
              </table:table-cell>
              <table:table-cell office:value-type="float" office:value="57.484">
                <text:p>57.4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.722">
                <text:p>-10.722</text:p>
              </table:table-cell>
              <table:table-cell office:value-type="float" office:value="57.464">
                <text:p>57.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4.273">
                <text:p>-14.273</text:p>
              </table:table-cell>
              <table:table-cell office:value-type="float" office:value="57.441">
                <text:p>57.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.875">
                <text:p>-11.875</text:p>
              </table:table-cell>
              <table:table-cell office:value-type="float" office:value="57.398">
                <text:p>57.3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6.625">
                <text:p>-16.625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4.597">
                <text:p>-14.597</text:p>
              </table:table-cell>
              <table:table-cell office:value-type="float" office:value="57.289">
                <text:p>57.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4">
                <text:p>-14</text:p>
              </table:table-cell>
              <table:table-cell office:value-type="float" office:value="57.226">
                <text:p>57.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7.722">
                <text:p>-17.722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6.449">
                <text:p>-16.449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.898">
                <text:p>-19.898</text:p>
              </table:table-cell>
              <table:table-cell office:value-type="float" office:value="56.988">
                <text:p>56.9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8.523">
                <text:p>-18.523</text:p>
              </table:table-cell>
              <table:table-cell office:value-type="float" office:value="56.878">
                <text:p>56.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2.273">
                <text:p>-22.273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2.074">
                <text:p>-22.074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3.773">
                <text:p>-23.773</text:p>
              </table:table-cell>
              <table:table-cell office:value-type="float" office:value="56.445">
                <text:p>56.4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597">
                <text:p>-22.597</text:p>
              </table:table-cell>
              <table:table-cell office:value-type="float" office:value="56.378">
                <text:p>56.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5.75">
                <text:p>-25.75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5.296">
                <text:p>-25.296</text:p>
              </table:table-cell>
              <table:table-cell office:value-type="float" office:value="56.097">
                <text:p>56.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8.523">
                <text:p>-28.523</text:p>
              </table:table-cell>
              <table:table-cell office:value-type="float" office:value="55.882">
                <text:p>55.8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7.796">
                <text:p>-27.796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9.023">
                <text:p>-29.023</text:p>
              </table:table-cell>
              <table:table-cell office:value-type="float" office:value="55.472">
                <text:p>55.4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2.296">
                <text:p>-32.296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0.648">
                <text:p>-30.648</text:p>
              </table:table-cell>
              <table:table-cell office:value-type="float" office:value="55.058">
                <text:p>55.0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2.847">
                <text:p>-32.847</text:p>
              </table:table-cell>
              <table:table-cell office:value-type="float" office:value="54.777">
                <text:p>54.7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2.324">
                <text:p>-32.324</text:p>
              </table:table-cell>
              <table:table-cell office:value-type="float" office:value="54.582">
                <text:p>54.5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5">
                <text:p>-35</text:p>
              </table:table-cell>
              <table:table-cell office:value-type="float" office:value="54.257">
                <text:p>54.2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3.75">
                <text:p>-33.75</text:p>
              </table:table-cell>
              <table:table-cell office:value-type="float" office:value="54.105">
                <text:p>54.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6.375">
                <text:p>-36.375</text:p>
              </table:table-cell>
              <table:table-cell office:value-type="float" office:value="53.804">
                <text:p>53.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7.125">
                <text:p>-37.125</text:p>
              </table:table-cell>
              <table:table-cell office:value-type="float" office:value="53.476">
                <text:p>53.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6.273">
                <text:p>-36.273</text:p>
              </table:table-cell>
              <table:table-cell office:value-type="float" office:value="53.261">
                <text:p>53.2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9.148">
                <text:p>-39.148</text:p>
              </table:table-cell>
              <table:table-cell office:value-type="float" office:value="52.808">
                <text:p>52.8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1.171">
                <text:p>-41.171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0.472">
                <text:p>-40.472</text:p>
              </table:table-cell>
              <table:table-cell office:value-type="float" office:value="52.136">
                <text:p>52.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3.75">
                <text:p>-43.75</text:p>
              </table:table-cell>
              <table:table-cell office:value-type="float" office:value="51.527">
                <text:p>51.5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1.449">
                <text:p>-41.449</text:p>
              </table:table-cell>
              <table:table-cell office:value-type="float" office:value="51.441">
                <text:p>51.4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5.421">
                <text:p>-45.421</text:p>
              </table:table-cell>
              <table:table-cell office:value-type="float" office:value="50.707">
                <text:p>50.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4.324">
                <text:p>-44.324</text:p>
              </table:table-cell>
              <table:table-cell office:value-type="float" office:value="50.511">
                <text:p>50.5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3.472">
                <text:p>-43.47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7.347">
                <text:p>-47.347</text:p>
              </table:table-cell>
              <table:table-cell office:value-type="float" office:value="49.406">
                <text:p>49.4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5.875">
                <text:p>-45.875</text:p>
              </table:table-cell>
              <table:table-cell office:value-type="float" office:value="49.187">
                <text:p>49.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8.472">
                <text:p>-48.472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7.722">
                <text:p>-47.722</text:p>
              </table:table-cell>
              <table:table-cell office:value-type="float" office:value="48.214">
                <text:p>48.2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50.921">
                <text:p>-50.921</text:p>
              </table:table-cell>
              <table:table-cell office:value-type="float" office:value="47.328">
                <text:p>47.3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0.222">
                <text:p>-50.222</text:p>
              </table:table-cell>
              <table:table-cell office:value-type="float" office:value="47.046">
                <text:p>47.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2.597">
                <text:p>-52.597</text:p>
              </table:table-cell>
              <table:table-cell office:value-type="float" office:value="46.179">
                <text:p>46.1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0.796">
                <text:p>-50.796</text:p>
              </table:table-cell>
              <table:table-cell office:value-type="float" office:value="46.113">
                <text:p>46.1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4">
                <text:p>-54</text:p>
              </table:table-cell>
              <table:table-cell office:value-type="float" office:value="45.093">
                <text:p>45.0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3.125">
                <text:p>-53.125</text:p>
              </table:table-cell>
              <table:table-cell office:value-type="float" office:value="44.812">
                <text:p>44.8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1.671">
                <text:p>-51.671</text:p>
              </table:table-cell>
              <table:table-cell office:value-type="float" office:value="44.855">
                <text:p>44.8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3.75">
                <text:p>-53.75</text:p>
              </table:table-cell>
              <table:table-cell office:value-type="float" office:value="44.273">
                <text:p>44.2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4.148">
                <text:p>-54.148</text:p>
              </table:table-cell>
              <table:table-cell office:value-type="float" office:value="43.949">
                <text:p>43.9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2.671">
                <text:p>-52.671</text:p>
              </table:table-cell>
              <table:table-cell office:value-type="float" office:value="44.121">
                <text:p>44.1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1.273">
                <text:p>-51.273</text:p>
              </table:table-cell>
              <table:table-cell office:value-type="float" office:value="44.316">
                <text:p>44.3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5.449">
                <text:p>-55.449</text:p>
              </table:table-cell>
              <table:table-cell office:value-type="float" office:value="43.296">
                <text:p>43.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3.375">
                <text:p>-53.375</text:p>
              </table:table-cell>
              <table:table-cell office:value-type="float" office:value="43.664">
                <text:p>43.6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1.898">
                <text:p>-51.898</text:p>
              </table:table-cell>
              <table:table-cell office:value-type="float" office:value="43.949">
                <text:p>43.9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52.421">
                <text:p>-52.421</text:p>
              </table:table-cell>
              <table:table-cell office:value-type="float" office:value="43.839">
                <text:p>43.8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53.796">
                <text:p>-53.796</text:p>
              </table:table-cell>
              <table:table-cell office:value-type="float" office:value="43.382">
                <text:p>43.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2.421">
                <text:p>-52.421</text:p>
              </table:table-cell>
              <table:table-cell office:value-type="float" office:value="43.601">
                <text:p>43.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2.398">
                <text:p>-52.398</text:p>
              </table:table-cell>
              <table:table-cell office:value-type="float" office:value="43.687">
                <text:p>43.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3.847">
                <text:p>-53.847</text:p>
              </table:table-cell>
              <table:table-cell office:value-type="float" office:value="43.425">
                <text:p>43.4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2.324">
                <text:p>-52.324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4.699">
                <text:p>-54.699</text:p>
              </table:table-cell>
              <table:table-cell office:value-type="float" office:value="43.039">
                <text:p>43.0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4.296">
                <text:p>-54.296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2.699">
                <text:p>-52.699</text:p>
              </table:table-cell>
              <table:table-cell office:value-type="float" office:value="43.644">
                <text:p>43.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51.699">
                <text:p>-51.699</text:p>
              </table:table-cell>
              <table:table-cell office:value-type="float" office:value="43.949">
                <text:p>43.9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4.574">
                <text:p>-54.574</text:p>
              </table:table-cell>
              <table:table-cell office:value-type="float" office:value="43.144">
                <text:p>43.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3.097">
                <text:p>-53.097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5.023">
                <text:p>-55.023</text:p>
              </table:table-cell>
              <table:table-cell office:value-type="float" office:value="43.167">
                <text:p>43.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2.875">
                <text:p>-52.875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1.796">
                <text:p>-51.796</text:p>
              </table:table-cell>
              <table:table-cell office:value-type="float" office:value="43.816">
                <text:p>43.8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4.171">
                <text:p>-54.171</text:p>
              </table:table-cell>
              <table:table-cell office:value-type="float" office:value="43.339">
                <text:p>43.3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1.75">
                <text:p>-51.75</text:p>
              </table:table-cell>
              <table:table-cell office:value-type="float" office:value="43.992">
                <text:p>43.9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9.875">
                <text:p>-49.875</text:p>
              </table:table-cell>
              <table:table-cell office:value-type="float" office:value="44.574">
                <text:p>44.5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8.625">
                <text:p>-48.625</text:p>
              </table:table-cell>
              <table:table-cell office:value-type="float" office:value="44.878">
                <text:p>44.8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7.5">
                <text:p>-47.5</text:p>
              </table:table-cell>
              <table:table-cell office:value-type="float" office:value="45.355">
                <text:p>45.3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6.523">
                <text:p>-46.523</text:p>
              </table:table-cell>
              <table:table-cell office:value-type="float" office:value="45.679">
                <text:p>45.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5.523">
                <text:p>-45.523</text:p>
              </table:table-cell>
              <table:table-cell office:value-type="float" office:value="46.003">
                <text:p>46.0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4.523">
                <text:p>-44.523</text:p>
              </table:table-cell>
              <table:table-cell office:value-type="float" office:value="46.417">
                <text:p>46.4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3.5">
                <text:p>-43.5</text:p>
              </table:table-cell>
              <table:table-cell office:value-type="float" office:value="46.828">
                <text:p>46.8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2.546">
                <text:p>-42.546</text:p>
              </table:table-cell>
              <table:table-cell office:value-type="float" office:value="47.238">
                <text:p>47.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1.097">
                <text:p>-41.097</text:p>
              </table:table-cell>
              <table:table-cell office:value-type="float" office:value="47.671">
                <text:p>47.6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0.347">
                <text:p>-40.347</text:p>
              </table:table-cell>
              <table:table-cell office:value-type="float" office:value="48.042">
                <text:p>48.0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9.546">
                <text:p>-39.546</text:p>
              </table:table-cell>
              <table:table-cell office:value-type="float" office:value="48.367">
                <text:p>48.3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8.699">
                <text:p>-38.699</text:p>
              </table:table-cell>
              <table:table-cell office:value-type="float" office:value="48.734">
                <text:p>48.7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7.847">
                <text:p>-37.847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7.148">
                <text:p>-37.148</text:p>
              </table:table-cell>
              <table:table-cell office:value-type="float" office:value="49.449">
                <text:p>49.4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6.199">
                <text:p>-36.199</text:p>
              </table:table-cell>
              <table:table-cell office:value-type="float" office:value="49.816">
                <text:p>49.8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5.25">
                <text:p>-35.25</text:p>
              </table:table-cell>
              <table:table-cell office:value-type="float" office:value="50.164">
                <text:p>50.1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4.273">
                <text:p>-34.273</text:p>
              </table:table-cell>
              <table:table-cell office:value-type="float" office:value="50.511">
                <text:p>50.5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3.324">
                <text:p>-33.324</text:p>
              </table:table-cell>
              <table:table-cell office:value-type="float" office:value="50.855">
                <text:p>50.8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2.347">
                <text:p>-32.347</text:p>
              </table:table-cell>
              <table:table-cell office:value-type="float" office:value="51.203">
                <text:p>51.2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0.847">
                <text:p>-30.847</text:p>
              </table:table-cell>
              <table:table-cell office:value-type="float" office:value="51.527">
                <text:p>51.5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0.125">
                <text:p>-30.125</text:p>
              </table:table-cell>
              <table:table-cell office:value-type="float" office:value="51.832">
                <text:p>51.8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9.324">
                <text:p>-29.324</text:p>
              </table:table-cell>
              <table:table-cell office:value-type="float" office:value="52.113">
                <text:p>52.1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8.421">
                <text:p>-28.421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7.421">
                <text:p>-27.421</text:p>
              </table:table-cell>
              <table:table-cell office:value-type="float" office:value="52.613">
                <text:p>52.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6.398">
                <text:p>-26.398</text:p>
              </table:table-cell>
              <table:table-cell office:value-type="float" office:value="52.871">
                <text:p>52.8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5.421">
                <text:p>-25.421</text:p>
              </table:table-cell>
              <table:table-cell office:value-type="float" office:value="53.109">
                <text:p>53.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4.398">
                <text:p>-24.398</text:p>
              </table:table-cell>
              <table:table-cell office:value-type="float" office:value="53.371">
                <text:p>53.3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3.398">
                <text:p>-23.398</text:p>
              </table:table-cell>
              <table:table-cell office:value-type="float" office:value="53.585">
                <text:p>53.5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.421">
                <text:p>-22.421</text:p>
              </table:table-cell>
              <table:table-cell office:value-type="float" office:value="53.804">
                <text:p>53.8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0.875">
                <text:p>-20.875</text:p>
              </table:table-cell>
              <table:table-cell office:value-type="float" office:value="54.019">
                <text:p>54.0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0.046">
                <text:p>-20.046</text:p>
              </table:table-cell>
              <table:table-cell office:value-type="float" office:value="54.171">
                <text:p>54.1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9.148">
                <text:p>-19.148</text:p>
              </table:table-cell>
              <table:table-cell office:value-type="float" office:value="54.367">
                <text:p>54.3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8.199">
                <text:p>-18.199</text:p>
              </table:table-cell>
              <table:table-cell office:value-type="float" office:value="54.539">
                <text:p>54.5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7.199">
                <text:p>-17.199</text:p>
              </table:table-cell>
              <table:table-cell office:value-type="float" office:value="54.691">
                <text:p>54.6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6.199">
                <text:p>-16.199</text:p>
              </table:table-cell>
              <table:table-cell office:value-type="float" office:value="54.886">
                <text:p>54.8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5.148">
                <text:p>-15.148</text:p>
              </table:table-cell>
              <table:table-cell office:value-type="float" office:value="55.015">
                <text:p>55.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4.046">
                <text:p>-14.046</text:p>
              </table:table-cell>
              <table:table-cell office:value-type="float" office:value="55.144">
                <text:p>55.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3.023">
                <text:p>-13.023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1.597">
                <text:p>-11.597</text:p>
              </table:table-cell>
              <table:table-cell office:value-type="float" office:value="55.406">
                <text:p>55.4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.699">
                <text:p>-10.699</text:p>
              </table:table-cell>
              <table:table-cell office:value-type="float" office:value="55.472">
                <text:p>55.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9.773">
                <text:p>-9.773</text:p>
              </table:table-cell>
              <table:table-cell office:value-type="float" office:value="55.578">
                <text:p>55.5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.824">
                <text:p>-8.824</text:p>
              </table:table-cell>
              <table:table-cell office:value-type="float" office:value="55.664">
                <text:p>55.6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.921">
                <text:p>-7.921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.972">
                <text:p>-6.972</text:p>
              </table:table-cell>
              <table:table-cell office:value-type="float" office:value="55.796">
                <text:p>55.7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5.898">
                <text:p>-5.898</text:p>
              </table:table-cell>
              <table:table-cell office:value-type="float" office:value="55.859">
                <text:p>55.8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.824">
                <text:p>-4.824</text:p>
              </table:table-cell>
              <table:table-cell office:value-type="float" office:value="55.902">
                <text:p>55.9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75">
                <text:p>-3.75</text:p>
              </table:table-cell>
              <table:table-cell office:value-type="float" office:value="55.949">
                <text:p>55.9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648">
                <text:p>-2.648</text:p>
              </table:table-cell>
              <table:table-cell office:value-type="float" office:value="55.968">
                <text:p>55.9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097">
                <text:p>-1.097</text:p>
              </table:table-cell>
              <table:table-cell office:value-type="float" office:value="55.992">
                <text:p>55.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75">
                <text:p>-0.375</text:p>
              </table:table-cell>
              <table:table-cell office:value-type="float" office:value="55.992">
                <text:p>55.9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23">
                <text:p>-0.023</text:p>
              </table:table-cell>
              <table:table-cell office:value-type="float" office:value="56.035">
                <text:p>56.0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22">
                <text:p>0.222</text:p>
              </table:table-cell>
              <table:table-cell office:value-type="float" office:value="56.078">
                <text:p>56.0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48">
                <text:p>-1.148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171">
                <text:p>-3.171</text:p>
              </table:table-cell>
              <table:table-cell office:value-type="float" office:value="56.207">
                <text:p>56.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597">
                <text:p>-1.597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648">
                <text:p>-0.648</text:p>
              </table:table-cell>
              <table:table-cell office:value-type="float" office:value="56.316">
                <text:p>56.3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22">
                <text:p>-0.222</text:p>
              </table:table-cell>
              <table:table-cell office:value-type="float" office:value="56.378">
                <text:p>56.3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23">
                <text:p>-0.023</text:p>
              </table:table-cell>
              <table:table-cell office:value-type="float" office:value="56.425">
                <text:p>56.4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.273">
                <text:p>-4.273</text:p>
              </table:table-cell>
              <table:table-cell office:value-type="float" office:value="56.511">
                <text:p>56.5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375">
                <text:p>-2.375</text:p>
              </table:table-cell>
              <table:table-cell office:value-type="float" office:value="56.554">
                <text:p>56.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796">
                <text:p>-0.796</text:p>
              </table:table-cell>
              <table:table-cell office:value-type="float" office:value="56.597">
                <text:p>56.5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73">
                <text:p>-0.273</text:p>
              </table:table-cell>
              <table:table-cell office:value-type="float" office:value="56.617">
                <text:p>56.6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6">
                <text:p>0.046</text:p>
              </table:table-cell>
              <table:table-cell office:value-type="float" office:value="56.664">
                <text:p>56.6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.347">
                <text:p>-4.347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375">
                <text:p>-2.375</text:p>
              </table:table-cell>
              <table:table-cell office:value-type="float" office:value="56.769">
                <text:p>56.7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722">
                <text:p>-0.722</text:p>
              </table:table-cell>
              <table:table-cell office:value-type="float" office:value="56.792">
                <text:p>56.7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99">
                <text:p>-0.199</text:p>
              </table:table-cell>
              <table:table-cell office:value-type="float" office:value="56.855">
                <text:p>56.8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71">
                <text:p>0.171</text:p>
              </table:table-cell>
              <table:table-cell office:value-type="float" office:value="56.835">
                <text:p>56.8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46">
                <text:p>-1.546</text:p>
              </table:table-cell>
              <table:table-cell office:value-type="float" office:value="56.878">
                <text:p>56.8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.25">
                <text:p>-3.25</text:p>
              </table:table-cell>
              <table:table-cell office:value-type="float" office:value="56.902">
                <text:p>56.9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74">
                <text:p>-1.574</text:p>
              </table:table-cell>
              <table:table-cell office:value-type="float" office:value="56.945">
                <text:p>56.9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597">
                <text:p>-0.597</text:p>
              </table:table-cell>
              <table:table-cell office:value-type="float" office:value="56.945">
                <text:p>56.9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48">
                <text:p>-0.148</text:p>
              </table:table-cell>
              <table:table-cell office:value-type="float" office:value="56.964">
                <text:p>56.9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4">
                <text:p>0.074</text:p>
              </table:table-cell>
              <table:table-cell office:value-type="float" office:value="56.988">
                <text:p>56.9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.648">
                <text:p>-3.648</text:p>
              </table:table-cell>
              <table:table-cell office:value-type="float" office:value="57.031">
                <text:p>57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648">
                <text:p>-1.648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625">
                <text:p>-0.625</text:p>
              </table:table-cell>
              <table:table-cell office:value-type="float" office:value="57.031">
                <text:p>57.0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74">
                <text:p>-0.074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1">
                <text:p>0.171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.949">
                <text:p>-3.949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625">
                <text:p>-2.625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21">
                <text:p>-0.921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98">
                <text:p>-0.398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23">
                <text:p>-0.023</text:p>
              </table:table-cell>
              <table:table-cell office:value-type="float" office:value="57.117">
                <text:p>57.1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.222">
                <text:p>-4.222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25">
                <text:p>-2.25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648">
                <text:p>-0.648</text:p>
              </table:table-cell>
              <table:table-cell office:value-type="float" office:value="57.14">
                <text:p>57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